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justify" style:justify-single-word="false" fo:break-before="auto" fo:break-after="auto" style:writing-mode="rl-tb"/>
    </style:style>
    <style:style style:name="P2" style:family="paragraph" style:parent-style-name="Standard">
      <style:paragraph-properties fo:text-align="end" style:justify-single-word="false" fo:break-before="auto" fo:break-after="auto" style:writing-mode="rl-tb"/>
    </style:style>
    <style:style style:name="P3" style:family="paragraph" style:parent-style-name="Standard">
      <style:paragraph-properties fo:line-height="100%" fo:text-align="end" style:justify-single-word="false" fo:break-before="auto" fo:break-after="auto" style:writing-mode="rl-tb"/>
    </style:style>
    <style:style style:name="P4" style:family="paragraph" style:parent-style-name="Standard">
      <style:paragraph-properties fo:line-height="100%" fo:text-align="end" style:justify-single-word="false" fo:break-before="auto" fo:break-after="auto" style:writing-mode="rl-tb"/>
      <style:text-properties fo:font-size="18pt" style:font-size-asian="18pt" style:font-size-complex="18pt"/>
    </style:style>
    <style:style style:name="P5" style:family="paragraph" style:parent-style-name="Standard">
      <style:paragraph-properties fo:text-align="justify" style:justify-single-word="false" fo:break-before="auto" fo:break-after="auto" style:writing-mode="rl-tb"/>
      <style:text-properties fo:font-size="18pt" style:font-size-asian="18pt" style:font-size-complex="18pt"/>
    </style:style>
    <style:style style:name="P6" style:family="paragraph" style:parent-style-name="Standard">
      <style:paragraph-properties fo:line-height="100%" fo:text-align="end" style:justify-single-word="false" fo:break-before="auto" fo:break-after="auto" style:writing-mode="rl-tb"/>
      <style:text-properties fo:font-size="14pt" style:font-size-asian="14pt" style:font-size-complex="14pt"/>
    </style:style>
    <style:style style:name="P7" style:family="paragraph" style:parent-style-name="Standard">
      <style:paragraph-properties fo:text-align="center" style:justify-single-word="false" fo:break-before="auto" fo:break-after="auto" style:writing-mode="rl-tb"/>
    </style:style>
    <style:style style:name="P8" style:family="paragraph" style:parent-style-name="Standard">
      <style:paragraph-properties fo:break-before="auto" fo:break-after="auto"/>
    </style:style>
    <style:style style:name="P9" style:family="paragraph" style:parent-style-name="Standard">
      <style:paragraph-properties fo:margin-left="0.5in" fo:margin-right="0.5in" fo:margin-top="0in" fo:margin-bottom="0in" fo:line-height="115%" fo:text-align="justify" style:justify-single-word="false" fo:text-indent="0in" style:auto-text-indent="false" fo:break-before="auto" fo:break-after="auto" style:writing-mode="rl-tb"/>
    </style:style>
    <style:style style:name="P10" style:family="paragraph" style:parent-style-name="Standard">
      <style:paragraph-properties fo:margin-left="0.5in" fo:margin-right="0.5in" fo:text-align="justify" style:justify-single-word="false" fo:text-indent="0in" style:auto-text-indent="false" fo:break-before="auto" fo:break-after="auto" style:writing-mode="rl-tb"/>
    </style:style>
    <style:style style:name="P11" style:family="paragraph" style:parent-style-name="Standard">
      <style:paragraph-properties fo:margin-left="0.5in" fo:margin-right="0.5in" fo:text-align="end" style:justify-single-word="false" fo:text-indent="0in" style:auto-text-indent="false" fo:break-before="auto" fo:break-after="auto" style:writing-mode="rl-tb"/>
    </style:style>
    <style:style style:name="P12" style:family="paragraph" style:parent-style-name="Standard">
      <style:paragraph-properties fo:margin-left="0.5in" fo:margin-right="0.5in" fo:text-align="justify" style:justify-single-word="false" fo:text-indent="0in" style:auto-text-indent="false" style:writing-mode="rl-tb"/>
    </style:style>
    <style:style style:name="P13" style:family="paragraph" style:parent-style-name="Standard">
      <style:paragraph-properties fo:margin-left="0.5in" fo:margin-right="0.5in" fo:text-align="end" style:justify-single-word="false" fo:text-indent="0in" style:auto-text-indent="false" style:writing-mode="rl-tb"/>
    </style:style>
    <style:style style:name="P14" style:family="paragraph" style:parent-style-name="Standard">
      <style:paragraph-properties fo:margin-left="0.5in" fo:margin-right="0in" fo:margin-top="0in" fo:margin-bottom="0in" fo:line-height="115%" fo:text-align="justify" style:justify-single-word="false" fo:text-indent="0in" style:auto-text-indent="false" fo:break-before="auto" fo:break-after="auto" style:writing-mode="rl-tb"/>
    </style:style>
    <style:style style:name="P15" style:family="paragraph" style:parent-style-name="Standard">
      <style:paragraph-properties fo:margin-left="0.5in" fo:margin-right="0in" fo:margin-top="0in" fo:margin-bottom="0in" fo:line-height="115%" fo:text-align="end" style:justify-single-word="false" fo:text-indent="0in" style:auto-text-indent="false" fo:break-before="auto" fo:break-after="auto" style:writing-mode="rl-tb"/>
    </style:style>
    <style:style style:name="P16" style:family="paragraph" style:parent-style-name="Standard">
      <style:paragraph-properties fo:margin-left="0.5in" fo:margin-right="0in" fo:margin-top="0in" fo:margin-bottom="0in" fo:line-height="100%" fo:text-align="end" style:justify-single-word="false" fo:text-indent="0in" style:auto-text-indent="false" fo:break-before="auto" fo:break-after="auto" style:writing-mode="rl-tb"/>
    </style:style>
    <style:style style:name="P17" style:family="paragraph" style:parent-style-name="Standard">
      <style:paragraph-properties fo:margin-left="0.5in" fo:margin-right="0in" fo:margin-top="0in" fo:margin-bottom="0in" fo:line-height="115%" fo:text-align="justify" style:justify-single-word="false" fo:text-indent="0in" style:auto-text-indent="false" style:writing-mode="rl-tb"/>
    </style:style>
    <style:style style:name="P18" style:family="paragraph" style:parent-style-name="Standard">
      <style:paragraph-properties fo:margin-left="0.5in" fo:margin-right="0in" fo:margin-top="0in" fo:margin-bottom="0in" fo:line-height="115%" fo:text-align="end" style:justify-single-word="false" fo:text-indent="0in" style:auto-text-indent="false" style:writing-mode="rl-tb"/>
    </style:style>
    <style:style style:name="P19" style:family="paragraph" style:parent-style-name="Standard">
      <style:paragraph-properties fo:margin-left="0.5in" fo:margin-right="0in" fo:margin-top="0in" fo:margin-bottom="0in" fo:line-height="100%" fo:text-align="end" style:justify-single-word="false" fo:text-indent="0in" style:auto-text-indent="false" style:writing-mode="rl-tb"/>
    </style:style>
    <style:style style:name="P20" style:family="paragraph" style:parent-style-name="Standard">
      <style:paragraph-properties fo:margin-left="0.5in" fo:margin-right="0in" fo:text-align="end" style:justify-single-word="false" fo:text-indent="0in" style:auto-text-indent="false" fo:break-before="auto" fo:break-after="auto" style:writing-mode="rl-tb"/>
    </style:style>
    <style:style style:name="P21" style:family="paragraph" style:parent-style-name="Standard">
      <style:paragraph-properties fo:margin-left="0.5in" fo:margin-right="0in" fo:text-align="justify" style:justify-single-word="false" fo:text-indent="0in" style:auto-text-indent="false" fo:break-before="auto" fo:break-after="auto" style:writing-mode="rl-tb"/>
    </style:style>
    <style:style style:name="P22" style:family="paragraph" style:parent-style-name="Standard">
      <style:paragraph-properties fo:margin-left="0.5in" fo:margin-right="0in" fo:line-height="100%" fo:text-align="end" style:justify-single-word="false" fo:text-indent="0in" style:auto-text-indent="false" fo:break-before="auto" fo:break-after="auto" style:writing-mode="rl-tb"/>
    </style:style>
    <style:style style:name="P23" style:family="paragraph" style:parent-style-name="Standard">
      <style:paragraph-properties fo:margin-left="0.5in" fo:margin-right="0in" fo:text-align="justify" style:justify-single-word="false" fo:text-indent="0in" style:auto-text-indent="false" style:writing-mode="rl-tb"/>
    </style:style>
    <style:style style:name="P24" style:family="paragraph" style:parent-style-name="Standard">
      <style:paragraph-properties fo:margin-left="0.5in" fo:margin-right="0in" fo:text-align="end" style:justify-single-word="false" fo:text-indent="0in" style:auto-text-indent="false" style:writing-mode="rl-tb"/>
    </style:style>
    <style:style style:name="P25" style:family="paragraph" style:parent-style-name="Standard">
      <style:paragraph-properties fo:margin-left="0.5in" fo:margin-right="0in" fo:line-height="100%" fo:text-align="end" style:justify-single-word="false" fo:text-indent="0in" style:auto-text-indent="false" style:writing-mode="rl-tb"/>
    </style:style>
    <style:style style:name="P26" style:family="paragraph" style:parent-style-name="Standard">
      <style:paragraph-properties fo:margin-left="0in" fo:margin-right="0in" fo:margin-top="0in" fo:margin-bottom="0in" fo:line-height="115%" fo:text-align="end" style:justify-single-word="false" fo:text-indent="0in" style:auto-text-indent="false" fo:break-before="auto" fo:break-after="auto" style:writing-mode="rl-tb"/>
    </style:style>
    <style:style style:name="P27"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writing-mode="rl-tb"/>
    </style:style>
    <style:style style:name="P28"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writing-mode="rl-tb"/>
      <style:text-properties fo:font-size="14pt" style:font-size-asian="14pt" style:font-size-complex="14pt"/>
    </style:style>
    <style:style style:name="P29" style:family="paragraph" style:parent-style-name="Standard">
      <style:paragraph-properties fo:margin-left="0in" fo:margin-right="0in" fo:margin-top="0in" fo:margin-bottom="0in" fo:line-height="100%" fo:text-align="end" style:justify-single-word="false" fo:text-indent="0in" style:auto-text-indent="false" fo:break-before="auto" fo:break-after="auto" style:writing-mode="rl-tb"/>
    </style:style>
    <style:style style:name="P30" style:family="paragraph" style:parent-style-name="Standard">
      <style:paragraph-properties fo:margin-left="0in" fo:margin-right="0in" fo:margin-top="0in" fo:margin-bottom="0in" fo:line-height="115%" fo:text-align="end" style:justify-single-word="false" fo:text-indent="0in" style:auto-text-indent="false" fo:break-before="auto" fo:break-after="auto" style:writing-mode="rl-tb"/>
      <style:text-properties fo:color="#000099" fo:font-size="14pt" style:text-underline-style="solid" style:text-underline-width="auto" style:text-underline-color="font-color" style:font-size-asian="14pt" style:font-size-complex="14pt"/>
    </style:style>
    <style:style style:name="P3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writing-mode="rl-tb"/>
      <style:text-properties fo:font-size="18pt" style:font-size-asian="18pt" style:font-size-complex="18pt"/>
    </style:style>
    <style:style style:name="P3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3" style:family="paragraph" style:parent-style-name="Standard">
      <style:paragraph-properties fo:margin-left="0in" fo:margin-right="0in" fo:margin-top="0in" fo:margin-bottom="0in" fo:line-height="115%" fo:text-align="justify" style:justify-single-word="false" fo:text-indent="0in" style:auto-text-indent="false" style:writing-mode="rl-tb"/>
    </style:style>
    <style:style style:name="P34" style:family="paragraph" style:parent-style-name="Standard">
      <style:paragraph-properties fo:margin-left="0in" fo:margin-right="0in" fo:margin-top="0in" fo:margin-bottom="0in" fo:line-height="115%" fo:text-align="end" style:justify-single-word="false" fo:text-indent="0in" style:auto-text-indent="false" style:writing-mode="rl-tb"/>
    </style:style>
    <style:style style:name="P35" style:family="paragraph" style:parent-style-name="Standard">
      <style:paragraph-properties fo:margin-left="0in" fo:margin-right="0in" fo:margin-top="0in" fo:margin-bottom="0in" fo:text-align="end" style:justify-single-word="false" fo:text-indent="0in" style:auto-text-indent="false" style:writing-mode="rl-tb"/>
    </style:style>
    <style:style style:name="P36" style:family="paragraph" style:parent-style-name="Standard">
      <style:paragraph-properties fo:margin-left="0in" fo:margin-right="0in" fo:text-align="justify" style:justify-single-word="false" fo:text-indent="0in" style:auto-text-indent="false" style:writing-mode="rl-tb"/>
    </style:style>
    <style:style style:name="P37" style:family="paragraph" style:parent-style-name="Standard">
      <style:paragraph-properties fo:margin-left="0in" fo:margin-right="0in" fo:text-align="end" style:justify-single-word="false" fo:text-indent="0in" style:auto-text-indent="false" style:writing-mode="rl-tb"/>
    </style:style>
    <style:style style:name="P38" style:family="paragraph" style:parent-style-name="Standard">
      <style:paragraph-properties fo:margin-left="0in" fo:margin-right="0in" fo:line-height="100%" fo:text-align="end" style:justify-single-word="false" fo:text-indent="0in" style:auto-text-indent="false" style:writing-mode="rl-tb"/>
    </style:style>
    <style:style style:name="P39" style:family="paragraph" style:parent-style-name="Standard">
      <style:paragraph-properties fo:margin-left="0in" fo:margin-right="0in" fo:text-align="end" style:justify-single-word="false" fo:text-indent="0in" style:auto-text-indent="false" style:writing-mode="rl-tb"/>
      <style:text-properties fo:font-size="14pt" style:font-size-asian="14pt" style:font-size-complex="14pt"/>
    </style:style>
    <style:style style:name="P40" style:family="paragraph" style:parent-style-name="Standard">
      <style:paragraph-properties fo:margin-left="0in" fo:margin-right="0in" fo:text-align="end" style:justify-single-word="false" fo:text-indent="0in" style:auto-text-indent="false" fo:break-before="auto" fo:break-after="auto" style:writing-mode="rl-tb"/>
    </style:style>
    <style:style style:name="P41" style:family="paragraph" style:parent-style-name="Standard">
      <style:paragraph-properties fo:margin-left="0in" fo:margin-right="0in" fo:text-align="justify" style:justify-single-word="false" fo:text-indent="0in" style:auto-text-indent="false" fo:break-before="auto" fo:break-after="auto" style:writing-mode="rl-tb"/>
    </style:style>
    <style:style style:name="P42" style:family="paragraph" style:parent-style-name="Standard">
      <style:paragraph-properties fo:margin-left="0in" fo:margin-right="0in" fo:text-align="justify" style:justify-single-word="false" fo:text-indent="0in" style:auto-text-indent="false" fo:break-before="auto" fo:break-after="auto" style:writing-mode="rl-tb"/>
      <style:text-properties fo:color="#000099" style:text-underline-style="solid" style:text-underline-width="auto" style:text-underline-color="font-color"/>
    </style:style>
    <style:style style:name="P43" style:family="paragraph" style:parent-style-name="Standard">
      <style:paragraph-properties fo:margin-left="0in" fo:margin-right="0in" fo:line-height="100%" fo:text-align="end" style:justify-single-word="false" fo:text-indent="0in" style:auto-text-indent="false" fo:break-before="auto" fo:break-after="auto" style:writing-mode="rl-tb"/>
    </style:style>
    <style:style style:name="P44" style:family="paragraph" style:parent-style-name="Standard">
      <style:paragraph-properties fo:margin-left="0in" fo:margin-right="0in" fo:text-align="end" style:justify-single-word="false" fo:text-indent="0in" style:auto-text-indent="false" fo:break-before="auto" fo:break-after="auto" style:writing-mode="rl-tb"/>
      <style:text-properties fo:font-size="14pt" style:font-size-asian="14pt" style:font-size-complex="14pt"/>
    </style:style>
    <style:style style:name="P45" style:family="paragraph" style:parent-style-name="Standard">
      <style:paragraph-properties fo:margin-left="0in" fo:margin-right="0in" fo:text-indent="0in" style:auto-text-indent="false"/>
    </style:style>
    <style:style style:name="P46" style:family="paragraph" style:parent-style-name="Standard">
      <style:paragraph-properties fo:text-align="justify" style:justify-single-word="false" style:writing-mode="rl-tb"/>
      <style:text-properties fo:font-size="14pt" style:font-size-asian="14pt" style:font-size-complex="14pt"/>
    </style:style>
    <style:style style:name="P47" style:family="paragraph" style:parent-style-name="Standard">
      <style:paragraph-properties fo:text-align="end" style:justify-single-word="false" style:writing-mode="rl-tb"/>
    </style:style>
    <style:style style:name="P48" style:family="paragraph" style:parent-style-name="Standard">
      <style:paragraph-properties fo:text-align="justify" style:justify-single-word="false" style:writing-mode="rl-tb"/>
    </style:style>
    <style:style style:name="P49" style:family="paragraph" style:parent-style-name="Standard">
      <style:paragraph-properties fo:margin-left="0in" fo:margin-right="0.5in" fo:margin-top="0in" fo:margin-bottom="0in" fo:line-height="115%" fo:text-align="justify" style:justify-single-word="false" fo:text-indent="0in" style:auto-text-indent="false" fo:break-before="auto" fo:break-after="auto" style:writing-mode="rl-tb"/>
    </style:style>
    <style:style style:name="P50" style:family="paragraph" style:parent-style-name="Standard">
      <style:paragraph-properties fo:margin-left="0in" fo:margin-right="0.5in" fo:text-align="justify" style:justify-single-word="false" fo:text-indent="0in" style:auto-text-indent="false" fo:break-before="auto" fo:break-after="auto" style:writing-mode="rl-tb"/>
    </style:style>
    <style:style style:name="P51" style:family="paragraph" style:parent-style-name="Standard">
      <style:paragraph-properties fo:margin-top="0in" fo:margin-bottom="0in" fo:line-height="115%" fo:text-align="justify" style:justify-single-word="false" fo:break-before="auto" fo:break-after="auto" style:writing-mode="rl-tb"/>
    </style:style>
    <style:style style:name="P52" style:family="paragraph" style:parent-style-name="Standard">
      <style:paragraph-properties fo:margin-top="0in" fo:margin-bottom="0in" fo:line-height="115%" fo:text-align="justify" style:justify-single-word="false" style:writing-mode="rl-tb"/>
    </style:style>
    <style:style style:name="P53" style:family="paragraph" style:parent-style-name="Standard" style:list-style-name="LS1">
      <style:paragraph-properties fo:margin-left="0in" fo:margin-right="0in" fo:margin-top="0in" fo:margin-bottom="0in" fo:text-align="justify" style:justify-single-word="false" fo:text-indent="0in" style:auto-text-indent="false" fo:break-before="auto" fo:break-after="auto" style:writing-mode="rl-tb"/>
    </style:style>
    <style:style style:name="P54" style:family="paragraph" style:parent-style-name="Standard" style:list-style-name="LS3">
      <style:paragraph-properties fo:margin-left="0in" fo:margin-right="0in" fo:margin-top="0in" fo:margin-bottom="0in" fo:text-align="justify" style:justify-single-word="false" fo:text-indent="0in" style:auto-text-indent="false" fo:break-before="auto" fo:break-after="auto" style:writing-mode="rl-tb"/>
    </style:style>
    <style:style style:name="P55" style:family="paragraph" style:parent-style-name="Standard" style:list-style-name="LS5">
      <style:paragraph-properties fo:margin-left="0in" fo:margin-right="0in" fo:margin-top="0in" fo:margin-bottom="0in" fo:text-align="justify" style:justify-single-word="false" fo:text-indent="0in" style:auto-text-indent="false" fo:break-before="auto" fo:break-after="auto" style:writing-mode="rl-tb"/>
    </style:style>
    <style:style style:name="P56" style:family="paragraph" style:parent-style-name="Standard" style:list-style-name="LS10">
      <style:paragraph-properties fo:margin-left="0in" fo:margin-right="0in" fo:margin-top="0in" fo:margin-bottom="0in" fo:text-align="justify" style:justify-single-word="false" fo:text-indent="0in" style:auto-text-indent="false" fo:break-before="auto" fo:break-after="auto" style:writing-mode="rl-tb"/>
    </style:style>
    <style:style style:name="P57" style:family="paragraph" style:parent-style-name="Standard" style:list-style-name="LS11">
      <style:paragraph-properties fo:margin-left="0in" fo:margin-right="0in" fo:margin-top="0in" fo:margin-bottom="0in" fo:text-align="justify" style:justify-single-word="false" fo:text-indent="0in" style:auto-text-indent="false" fo:break-before="auto" fo:break-after="auto" style:writing-mode="rl-tb"/>
    </style:style>
    <style:style style:name="P58" style:family="paragraph" style:parent-style-name="Standard" style:list-style-name="LS1">
      <style:paragraph-properties fo:margin-left="0in" fo:margin-right="0in" fo:margin-top="0in" fo:margin-bottom="0in" fo:line-height="115%" fo:text-align="justify" style:justify-single-word="false" fo:text-indent="0in" style:auto-text-indent="false" fo:break-before="auto" fo:break-after="auto" style:writing-mode="rl-tb"/>
    </style:style>
    <style:style style:name="P59" style:family="paragraph" style:parent-style-name="Standard" style:list-style-name="LS7">
      <style:paragraph-properties fo:margin-left="0in" fo:margin-right="0in" fo:margin-top="0in" fo:margin-bottom="0in" fo:line-height="115%" fo:text-align="justify" style:justify-single-word="false" fo:text-indent="0in" style:auto-text-indent="false" fo:break-before="auto" fo:break-after="auto" style:writing-mode="rl-tb"/>
    </style:style>
    <style:style style:name="P60" style:family="paragraph" style:parent-style-name="Standard" style:list-style-name="LS11">
      <style:paragraph-properties fo:margin-left="0in" fo:margin-right="0in" fo:margin-top="0in" fo:margin-bottom="0in" fo:line-height="115%" fo:text-align="justify" style:justify-single-word="false" fo:text-indent="0in" style:auto-text-indent="false" fo:break-before="auto" fo:break-after="auto" style:writing-mode="rl-tb"/>
    </style:style>
    <style:style style:name="P61" style:family="paragraph" style:parent-style-name="Standard" style:list-style-name="LS12">
      <style:paragraph-properties fo:margin-left="0in" fo:margin-right="0in" fo:margin-top="0in" fo:margin-bottom="0in" fo:line-height="115%" fo:text-align="justify" style:justify-single-word="false" fo:text-indent="0in" style:auto-text-indent="false" fo:break-before="auto" fo:break-after="auto" style:writing-mode="rl-tb"/>
    </style:style>
    <style:style style:name="P62" style:family="paragraph" style:parent-style-name="Standard" style:list-style-name="LS9">
      <style:paragraph-properties fo:margin-left="0in" fo:margin-right="0in" fo:margin-top="0in" fo:margin-bottom="0in" fo:line-height="115%" fo:text-align="justify" style:justify-single-word="false" fo:text-indent="0in" style:auto-text-indent="false" fo:break-before="auto" fo:break-after="auto" style:writing-mode="rl-tb"/>
    </style:style>
    <style:style style:name="P63" style:family="paragraph" style:parent-style-name="Standard" style:list-style-name="LS3">
      <style:paragraph-properties fo:margin-left="0in" fo:margin-right="0in" fo:margin-top="0in" fo:margin-bottom="0in" fo:line-height="115%" fo:text-align="justify" style:justify-single-word="false" fo:text-indent="0in" style:auto-text-indent="false" fo:break-before="auto" fo:break-after="auto" style:writing-mode="rl-tb"/>
    </style:style>
    <style:style style:name="P64" style:family="paragraph" style:parent-style-name="Standard" style:list-style-name="LS4">
      <style:paragraph-properties fo:margin-left="0in" fo:margin-right="0in" fo:margin-top="0in" fo:margin-bottom="0in" fo:line-height="115%" fo:text-align="justify" style:justify-single-word="false" fo:text-indent="0in" style:auto-text-indent="false" fo:break-before="auto" fo:break-after="auto" style:writing-mode="rl-tb"/>
    </style:style>
    <style:style style:name="P65" style:family="paragraph" style:parent-style-name="Standard" style:list-style-name="LS5">
      <style:paragraph-properties fo:margin-left="0in" fo:margin-right="0in" fo:margin-top="0in" fo:margin-bottom="0in" fo:line-height="115%" fo:text-align="justify" style:justify-single-word="false" fo:text-indent="0in" style:auto-text-indent="false" fo:break-before="auto" fo:break-after="auto" style:writing-mode="rl-tb"/>
    </style:style>
    <style:style style:name="P66" style:family="paragraph" style:parent-style-name="Standard" style:list-style-name="LS4">
      <style:paragraph-properties fo:margin-left="0in" fo:margin-right="0in" fo:margin-top="0in" fo:margin-bottom="0in" fo:line-height="115%" fo:text-align="end" style:justify-single-word="false" fo:text-indent="0in" style:auto-text-indent="false" fo:break-before="auto" fo:break-after="auto" style:writing-mode="rl-tb"/>
    </style:style>
    <style:style style:name="P67" style:family="paragraph" style:parent-style-name="Standard" style:list-style-name="LS8">
      <style:paragraph-properties fo:margin-left="0in" fo:margin-right="0in" fo:margin-top="0in" fo:margin-bottom="0in" fo:line-height="115%" fo:text-align="end" style:justify-single-word="false" fo:text-indent="0in" style:auto-text-indent="false" fo:break-before="auto" fo:break-after="auto" style:writing-mode="rl-tb"/>
    </style:style>
    <style:style style:name="P68" style:family="paragraph" style:parent-style-name="Standard" style:list-style-name="LS17">
      <style:paragraph-properties fo:margin-left="0in" fo:margin-right="0in" fo:margin-top="0in" fo:margin-bottom="0in" fo:line-height="115%" fo:text-align="end" style:justify-single-word="false" fo:text-indent="0in" style:auto-text-indent="false" fo:break-before="auto" fo:break-after="auto" style:writing-mode="rl-tb"/>
    </style:style>
    <style:style style:name="P69" style:family="paragraph" style:parent-style-name="Standard" style:list-style-name="LS6">
      <style:paragraph-properties fo:margin-left="0in" fo:margin-right="0in" fo:margin-top="0in" fo:margin-bottom="0in" fo:line-height="115%" fo:text-align="end" style:justify-single-word="false" fo:text-indent="0in" style:auto-text-indent="false" fo:break-before="auto" fo:break-after="auto" style:writing-mode="rl-tb"/>
    </style:style>
    <style:style style:name="P70" style:family="paragraph" style:parent-style-name="Standard" style:list-style-name="LS7">
      <style:paragraph-properties fo:margin-left="0in" fo:margin-right="0in" fo:margin-top="0in" fo:margin-bottom="0in" fo:line-height="115%" fo:text-align="end" style:justify-single-word="false" fo:text-indent="0in" style:auto-text-indent="false" fo:break-before="auto" fo:break-after="auto" style:writing-mode="rl-tb"/>
    </style:style>
    <style:style style:name="P71" style:family="paragraph" style:parent-style-name="Standard" style:list-style-name="LS2">
      <style:paragraph-properties fo:margin-left="0in" fo:margin-right="0in" fo:margin-top="0in" fo:margin-bottom="0in" fo:text-align="end" style:justify-single-word="false" fo:text-indent="0in" style:auto-text-indent="false" fo:break-before="auto" fo:break-after="auto" style:writing-mode="rl-tb"/>
    </style:style>
    <style:style style:name="P72" style:family="paragraph" style:parent-style-name="Standard" style:list-style-name="LS4">
      <style:paragraph-properties fo:margin-left="0in" fo:margin-right="0in" fo:margin-top="0in" fo:margin-bottom="0in" fo:text-align="end" style:justify-single-word="false" fo:text-indent="0in" style:auto-text-indent="false" fo:break-before="auto" fo:break-after="auto" style:writing-mode="rl-tb"/>
    </style:style>
    <style:style style:name="P73" style:family="paragraph" style:parent-style-name="Standard" style:list-style-name="LS5">
      <style:paragraph-properties fo:margin-left="0in" fo:margin-right="0in" fo:margin-top="0in" fo:margin-bottom="0in" fo:text-align="end" style:justify-single-word="false" fo:text-indent="0in" style:auto-text-indent="false" fo:break-before="auto" fo:break-after="auto" style:writing-mode="rl-tb"/>
    </style:style>
    <style:style style:name="P74" style:family="paragraph" style:parent-style-name="Standard" style:list-style-name="LS13">
      <style:paragraph-properties fo:margin-left="0in" fo:margin-right="0in" fo:margin-top="0in" fo:margin-bottom="0in" fo:text-align="end" style:justify-single-word="false" fo:text-indent="0in" style:auto-text-indent="false" fo:break-before="auto" fo:break-after="auto" style:writing-mode="rl-tb"/>
    </style:style>
    <style:style style:name="P75" style:family="paragraph" style:parent-style-name="Standard" style:list-style-name="LS15">
      <style:paragraph-properties fo:margin-left="0in" fo:margin-right="0in" fo:margin-top="0in" fo:margin-bottom="0in" fo:text-align="end" style:justify-single-word="false" fo:text-indent="0in" style:auto-text-indent="false" fo:break-before="auto" fo:break-after="auto" style:writing-mode="rl-tb"/>
    </style:style>
    <style:style style:name="P76" style:family="paragraph" style:parent-style-name="Standard" style:list-style-name="LS16">
      <style:paragraph-properties fo:margin-left="0in" fo:margin-right="0in" fo:margin-top="0in" fo:margin-bottom="0in" fo:text-align="end" style:justify-single-word="false" fo:text-indent="0in" style:auto-text-indent="false" fo:break-before="auto" fo:break-after="auto" style:writing-mode="rl-tb"/>
    </style:style>
    <style:style style:name="P77" style:family="paragraph" style:parent-style-name="Standard" style:list-style-name="LS17">
      <style:paragraph-properties fo:margin-left="0in" fo:margin-right="0in" fo:margin-top="0in" fo:margin-bottom="0in" fo:text-align="end" style:justify-single-word="false" fo:text-indent="0in" style:auto-text-indent="false" fo:break-before="auto" fo:break-after="auto" style:writing-mode="rl-tb"/>
    </style:style>
    <style:style style:name="P78" style:family="paragraph" style:parent-style-name="Standard" style:list-style-name="LS18">
      <style:paragraph-properties fo:margin-left="0in" fo:margin-right="0in" fo:margin-top="0in" fo:margin-bottom="0in" fo:text-align="end" style:justify-single-word="false" fo:text-indent="0in" style:auto-text-indent="false" fo:break-before="auto" fo:break-after="auto" style:writing-mode="rl-tb"/>
    </style:style>
    <style:style style:name="P79" style:family="paragraph" style:parent-style-name="Standard" style:list-style-name="LS19">
      <style:paragraph-properties fo:margin-left="0in" fo:margin-right="0in" fo:margin-top="0in" fo:margin-bottom="0in" fo:text-align="end" style:justify-single-word="false" fo:text-indent="0in" style:auto-text-indent="false" fo:break-before="auto" fo:break-after="auto" style:writing-mode="rl-tb"/>
    </style:style>
    <style:style style:name="P80" style:family="paragraph" style:parent-style-name="Standard" style:list-style-name="LS6">
      <style:paragraph-properties fo:margin-left="0in" fo:margin-right="0in" fo:margin-top="0in" fo:margin-bottom="0in" fo:text-align="end" style:justify-single-word="false" fo:text-indent="0in" style:auto-text-indent="false" fo:break-before="auto" fo:break-after="auto" style:writing-mode="rl-tb"/>
    </style:style>
    <style:style style:name="P81" style:family="paragraph" style:parent-style-name="Standard" style:list-style-name="LS7">
      <style:paragraph-properties fo:margin-left="0in" fo:margin-right="0in" fo:margin-top="0in" fo:margin-bottom="0in" fo:text-align="end" style:justify-single-word="false" fo:text-indent="0in" style:auto-text-indent="false" fo:break-before="auto" fo:break-after="auto" style:writing-mode="rl-tb"/>
    </style:style>
    <style:style style:name="P82" style:family="paragraph" style:parent-style-name="Standard" style:list-style-name="LS8">
      <style:paragraph-properties fo:margin-left="0in" fo:margin-right="0in" fo:margin-top="0in" fo:margin-bottom="0in" fo:text-align="end" style:justify-single-word="false" fo:text-indent="0in" style:auto-text-indent="false" fo:break-before="auto" fo:break-after="auto" style:writing-mode="rl-tb"/>
    </style:style>
    <style:style style:name="P83" style:family="paragraph" style:parent-style-name="Standard" style:list-style-name="LS9">
      <style:paragraph-properties fo:margin-left="0in" fo:margin-right="0in" fo:margin-top="0in" fo:margin-bottom="0in" fo:text-align="end" style:justify-single-word="false" fo:text-indent="0in" style:auto-text-indent="false" fo:break-before="auto" fo:break-after="auto" style:writing-mode="rl-tb"/>
    </style:style>
    <style:style style:name="P84" style:family="paragraph" style:parent-style-name="Standard" style:list-style-name="LS10">
      <style:paragraph-properties fo:margin-left="0in" fo:margin-right="0in" fo:margin-top="0in" fo:margin-bottom="0in" fo:text-align="end" style:justify-single-word="false" fo:text-indent="0in" style:auto-text-indent="false" fo:break-before="auto" fo:break-after="auto" style:writing-mode="rl-tb"/>
    </style:style>
    <style:style style:name="P85" style:family="paragraph" style:parent-style-name="Standard" style:list-style-name="LS11">
      <style:paragraph-properties fo:margin-left="0in" fo:margin-right="0in" fo:margin-top="0in" fo:margin-bottom="0in" fo:text-align="end" style:justify-single-word="false" fo:text-indent="0in" style:auto-text-indent="false" fo:break-before="auto" fo:break-after="auto" style:writing-mode="rl-tb"/>
    </style:style>
    <style:style style:name="P86" style:family="paragraph" style:parent-style-name="Standard" style:list-style-name="LS6">
      <style:paragraph-properties fo:margin-left="0in" fo:margin-right="0in" fo:margin-top="0in" fo:margin-bottom="0in" fo:line-height="115%" fo:text-align="justify" style:justify-single-word="false" fo:text-indent="0in" style:auto-text-indent="false" fo:break-before="auto" fo:break-after="auto" style:writing-mode="rl-tb"/>
      <style:text-properties fo:font-weight="bold" style:font-weight-asian="bold" style:font-weight-complex="bold"/>
    </style:style>
    <style:style style:name="P87" style:family="paragraph" style:parent-style-name="Standard" style:list-style-name="LS8">
      <style:paragraph-properties fo:margin-left="0in" fo:margin-right="0in" fo:margin-top="0in" fo:margin-bottom="0in" fo:text-align="justify" style:justify-single-word="false" fo:text-indent="0in" style:auto-text-indent="false" fo:break-before="auto" fo:break-after="auto" style:writing-mode="rl-tb"/>
      <style:text-properties fo:font-weight="bold" style:font-weight-asian="bold" style:font-weight-complex="bold"/>
    </style:style>
    <style:style style:name="P88" style:family="paragraph" style:parent-style-name="Standard" style:list-style-name="LS2">
      <style:paragraph-properties fo:margin-left="0in" fo:margin-right="0in" fo:margin-top="0in" fo:margin-bottom="0in" fo:text-align="end" style:justify-single-word="false" fo:text-indent="0in" style:auto-text-indent="false" fo:break-before="auto" fo:break-after="auto" style:writing-mode="rl-tb"/>
      <style:text-properties fo:font-weight="bold" style:font-weight-asian="bold" style:font-weight-complex="bold"/>
    </style:style>
    <style:style style:name="P89" style:family="paragraph" style:parent-style-name="Standard" style:list-style-name="LS14">
      <style:paragraph-properties fo:margin-left="0in" fo:margin-right="0in" fo:margin-top="0in" fo:margin-bottom="0in" fo:line-height="115%" fo:text-align="end" style:justify-single-word="false" fo:text-indent="0in" style:auto-text-indent="false" fo:break-before="auto" fo:break-after="auto" style:writing-mode="rl-tb"/>
      <style:text-properties fo:font-size="10pt" style:font-size-asian="10pt" style:font-size-complex="10pt"/>
    </style:style>
    <style:style style:name="P90" style:family="paragraph" style:parent-style-name="Standard" style:list-style-name="LS3">
      <style:paragraph-properties fo:margin-left="0in" fo:margin-right="0in" fo:margin-top="0in" fo:margin-bottom="0in" fo:line-height="100%" fo:text-align="end" style:justify-single-word="false" fo:text-indent="0in" style:auto-text-indent="false" fo:break-before="auto" fo:break-after="auto" style:writing-mode="rl-tb"/>
    </style:style>
    <style:style style:name="P91" style:family="paragraph" style:parent-style-name="Standard">
      <style:paragraph-properties fo:margin-left="0in" fo:margin-right="0in" fo:text-align="justify" style:justify-single-word="false" fo:text-indent="0in" style:auto-text-indent="false" style:writing-mode="rl-tb"/>
    </style:style>
    <style:style style:name="P92" style:family="paragraph" style:parent-style-name="Standard">
      <style:paragraph-properties fo:margin-left="0in" fo:margin-right="0in" fo:text-indent="0in" style:auto-text-indent="false"/>
    </style:style>
    <style:style style:name="P93" style:family="paragraph" style:parent-style-name="Standard">
      <style:paragraph-properties fo:margin-left="0in" fo:margin-right="0in" fo:text-indent="0in" style:auto-text-indent="false" fo:break-before="auto" fo:break-after="auto"/>
    </style:style>
    <style:style style:name="P94" style:family="paragraph" style:parent-style-name="Standard">
      <style:paragraph-properties fo:margin-left="0in" fo:margin-right="0in" fo:text-align="justify" style:justify-single-word="false" fo:text-indent="0in" style:auto-text-indent="false" fo:break-before="auto" fo:break-after="auto" style:writing-mode="rl-tb"/>
    </style:style>
    <style:style style:name="P95" style:family="paragraph" style:parent-style-name="Standard">
      <style:paragraph-properties fo:margin-left="0.5in" fo:margin-right="0.5in" fo:text-align="justify" style:justify-single-word="false" fo:text-indent="0in" style:auto-text-indent="false" style:writing-mode="rl-tb"/>
    </style:style>
    <style:style style:name="P96" style:family="paragraph" style:parent-style-name="Standard">
      <style:paragraph-properties fo:margin-left="0.5in" fo:margin-right="0.5in" fo:text-align="justify" style:justify-single-word="false" fo:text-indent="0in" style:auto-text-indent="false" fo:break-before="auto" fo:break-after="auto" style:writing-mode="rl-tb"/>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4pt" style:font-size-asian="14pt" style:font-size-complex="14pt"/>
    </style:style>
    <style:style style:name="T4" style:family="text">
      <style:text-properties fo:font-weight="bold" style:font-weight-asian="bold" style:font-weight-complex="bold"/>
    </style:style>
    <style:style style:name="T5" style:family="text">
      <style:text-properties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fo:font-size="7pt" style:font-size-asian="7pt" style:font-size-complex="7pt"/>
    </style:style>
    <style:style style:name="T12" style:family="text">
      <style:text-properties fo:font-size="11pt" style:font-size-asian="11pt" style:font-size-complex="11pt"/>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Default_20_Paragraph_20_Font"><text:span text:style-name="T2">הסיפורים שמאחרי פסוקים בספר משלי</text:span></text:span></text:p>
      <text:p text:style-name="P7"><text:span text:style-name="Default_20_Paragraph_20_Font"><text:span text:style-name="T3">אראל סגל הלוי</text:span></text:span></text:p>
      <text:p text:style-name="P44"/>
      <text:p text:style-name="P27"><text:span text:style-name="Default_20_Paragraph_20_Font">ישנן הקבלות רבות בין פסוקים בספר משלי לבין סיפורים המופיעים בספרים אחרים בתנ”ך. הקבלות אלו מאפשרות לנו להבין באופן שונה, ואף מפתיע, את הפסוקים בספר משלי או את הפסוקים המקבילים.</text:span></text:p>
      <text:p text:style-name="P33"><text:span text:style-name="Default_20_Paragraph_20_Font"/></text:p>
      <text:p text:style-name="P33"><text:span text:style-name="Default_20_Paragraph_20_Font"><text:span text:style-name="T1">עבודות קודמות</text:span></text:span></text:p>
      <text:p text:style-name="P33"><text:span text:style-name="Default_20_Paragraph_20_Font"><text:span text:style-name="T12">ישנן דרשות רבות בתלמוד ובמדרשי האגדה, הפותחות בפסוק מספר משלי ומקשרות אותו לסיפור כלשהו מהתנ"ך. גם מפרשי ספר משלי, <text:s/>ובמיוחד רש”י, ציינו בפירושיהם הקבלות רבות. אולם, אני מכיר רק שני ספרים המפרטים באופן שיטתי את ההקבלות לפסוקים בספר משלי:</text:span></text:span></text:p>
      <text:list xml:id="list483468409" text:style-name="LS1">
        <text:list-item>
          <text:p text:style-name="P53"><text:span text:style-name="Default_20_Paragraph_20_Font"><text:span text:style-name="T12">פרופ' יהודה קיל, במבוא לפירוש "דעת מקרא" על ספר משלי, ירושלים ה'תשמ"ד (להלן: מבוא דעת מקרא).</text:span></text:span></text:p>
        </text:list-item>
        <text:list-item>
          <text:p text:style-name="P58"><text:span text:style-name="Default_20_Paragraph_20_Font"><text:span text:style-name="T12">ס. שרייבר, בשני ספרים מקבילים: "משלי שלמה כפירוש על התורה בדרך הדרש והרמז", "משלי שלמה כסיפור תולדות בית דוד בדרך הדרש והרמז", פתח תקוה ה'תשס"ח.</text:span></text:span></text:p>
        </text:list-item>
      </text:list>
      <text:p text:style-name="P41"><text:span text:style-name="Default_20_Paragraph_20_Font"/></text:p>
      <text:p text:style-name="P36"><text:span text:style-name="Default_20_Paragraph_20_Font">החידוש במאמר הנוכחי הוא הניסיון להבין את המשמעות הפרשנית-מעשית של ההקבלה - כיצד משפיעה ההקבלה על פרשנות הפסוק ועל המשמעות המעשית שלו.</text:span></text:p>
      <text:p text:style-name="Standard"><text:span text:style-name="Default_20_Paragraph_20_Font">הסעיפים מסודרים על-פי סדר הפסוקים במשלי. חלק מהסעיפים מביאים מספר פירושים שונים, וכדי להקל על הקוראים להבחין ביניהם, הפירושים ממוספרים בסדר עולה.</text:span></text:p>
      <text:p text:style-name="P2"/>
      <text:p text:style-name="P41"><text:span text:style-name="Default_20_Paragraph_20_Font"><text:span text:style-name="T1">פרקים א, ב</text:span></text:span></text:p>
      <text:p text:style-name="P41"><text:span text:style-name="Default_20_Paragraph_20_Font">בפרק א ובפרק ט נאמר, שיראת ה' היא הראשית וההתחלה של הדעת והחכמה</text:span><text:span text:style-name="Default_20_Paragraph_20_Font">:</text:span></text:p>
      <text:p text:style-name="P10"><text:span text:style-name="Default_20_Paragraph_20_Font">יִרְאַת ה' רֵאשִׁית דָּעַת, חָכְמָה וּמוּסָר אֱוִילִים בָּזוּ <text:s text:c="2"/>(משלי א', ז)</text:span></text:p>
      <text:p text:style-name="P11"><text:span text:style-name="Default_20_Paragraph_20_Font">תְּחִלַּת חָכְמָה יִרְאַת ה', וְדַעַת קְדֹשִׁים בִּינָה <text:s text:c="9"/>(משלי ט', י)</text:span></text:p>
      <text:p text:style-name="P41"><text:span text:style-name="Default_20_Paragraph_20_Font"/></text:p>
      <text:p text:style-name="P36"><text:span text:style-name="Default_20_Paragraph_20_Font">אולם בפרק ב נאמר להפך - יראת ה' היא המטרה והתוצאה של החכמה והתבונה:</text:span></text:p>
      <text:p text:style-name="P11"><text:span text:style-name="Default_20_Paragraph_20_Font">בְּנִי! אִם תִּקַּח אֲמָרָי, וּמִצְו‍ֹתַי תִּצְפֹּן אִתָּךְ,</text:span></text:p>
      <text:p text:style-name="P13"><text:span text:style-name="Default_20_Paragraph_20_Font"><text:s/>לְהַקְשִׁיב לַחָכְמָה אָזְנֶךָ, תַּטֶּה לִבְּךָ לַתְּבוּנָה. </text:span></text:p>
      <text:p text:style-name="P13"><text:span text:style-name="Default_20_Paragraph_20_Font">כִּי אִם לַבִּינָה תִקְרָא, לַתְּבוּנָה תִּתֵּן קוֹלֶךָ;</text:span></text:p>
      <text:p text:style-name="P13"><text:soft-page-break/><text:span text:style-name="Default_20_Paragraph_20_Font"><text:s/>אִם תְּבַקְשֶׁנָּה כַכָּסֶף, וְכַמַּטְמוֹנִים תַּחְפְּשֶׂנָּה - </text:span></text:p>
      <text:p text:style-name="P13"><text:span text:style-name="Default_20_Paragraph_20_Font"><text:span text:style-name="T4">אָז תָּבִין יִרְאַת ה'</text:span></text:span><text:span text:style-name="Default_20_Paragraph_20_Font">, וְדַעַת אֱלֹהִים תִּמְצָא (משלי ב', א-ה).</text:span></text:p>
      <text:p text:style-name="P37"><text:span text:style-name="Default_20_Paragraph_20_Font">אז מה קודם - היראה או החכמה? הרגש או השכל?</text:span></text:p>
      <text:p text:style-name="P47"><text:span text:style-name="Default_20_Paragraph_20_Font">שאלה דומה אפשר לשאול על דבריו של רבי אלעזר בן עזריה "אם אין חכמה </text:span><text:bookmark text:name=".D7.A2.D7.99.D7.A7.D7.A8_.D7.AA.D7.95.D7.99.D7.98_.D7.A0.D7.93_.D7.97.D7.96.D7.95.D7.A8"/><text:span text:style-name="Default_20_Paragraph_20_Font">, אין יראה. </text:span>אם אין יראה, אין חכמה<text:span text:style-name="Default_20_Paragraph_20_Font">" (משנה אבות פ"ג מי"ז). המפרשים הציעו תשובות שונות לשאלה זו. יש שהבחינו בין יראת העונש ליראת הרוממות (הגר"א על משלי ט"ז, לג), או בין יראה עילאה ליראה תתאה (תניא חלק א' פרק מג), ועוד.</text:span></text:p>
      <text:p text:style-name="Standard"><text:span text:style-name="Default_20_Paragraph_20_Font">הפסוקים יתבהרו כאשר נראה איך הם יושמו במציאות. בספר שמות אנו מוצאים אירועים שעוררו בבני ישראל יראה, ואירועים שבהם ה' לימד את בני ישראל חכמה:</text:span></text:p>
      <text:list xml:id="list1629931512" text:style-name="LS2">
        <text:list-item>
          <text:p text:style-name="P71"><text:span text:style-name="Default_20_Paragraph_20_Font">אחרי קריעת ים סוף: "וַיַּרְא יִשְׂרָאֵל אֶת הַיָּד הַגְּדֹלָה אֲשֶׁר עָשָׂה ה' בְּמִצְרַיִם, </text:span><text:span text:style-name="Default_20_Paragraph_20_Font"><text:span text:style-name="T4">וַיִּירְאוּ</text:span></text:span><text:span text:style-name="Default_20_Paragraph_20_Font"> הָעָם אֶת ה', וַיַּאֲמִינוּ בה' וּבְמֹשֶׁה עַבְדּוֹ" (שמות י"ד, לא), ושלושה ימים אחר-כך, "...שָׂם שָׁם לוֹ חֹק וּמִשְׁפָּט..." (שמות ט"ו, כה</text:span><text:span text:style-name="Default_20_Paragraph_20_Font">).</text:span></text:p>
        </text:list-item>
        <text:list-item>
          <text:p text:style-name="P71"><text:span text:style-name="Default_20_Paragraph_20_Font">אחרי עשרת הדיברות: "וַיֹּאמֶר מֹשֶׁה אַל הָעָם: אֶל תִּירָאוּ, כִּי לְבַעֲבוּר נַסּוֹת אֶתְכֶם בָּא הָאֱלֹהִים, וּבַעֲבוּר תִּהְיֶה </text:span><text:span text:style-name="Default_20_Paragraph_20_Font"><text:span text:style-name="T4">יִרְאָתוֹ</text:span></text:span><text:span text:style-name="Default_20_Paragraph_20_Font"> עַל פְּנֵיכֶם, לְבִלְתִּי תֶחֱטָאוּ" (שמות כ', טז), ומייד אחר-כך, "וְאֵלֶּה הַמִּשְׁפָּטִים אֲשֶׁר תָּשִׂים לִפְנֵיהֶם" (שמות כ"א, א</text:span><text:span text:style-name="Default_20_Paragraph_20_Font">).</text:span></text:p>
        </text:list-item>
        <text:list-item>
          <text:p text:style-name="P71"><text:span text:style-name="Default_20_Paragraph_20_Font">אחרי מתן לוחות הברית השניים: "וַיַּרְא אַהֲרֹן וְכָל בְּנֵי יִשְׂרָאֵל אֶת מֹשֶׁה וְהִנֵּה קָרַן עוֹר פָּנָיו, </text:span><text:span text:style-name="Default_20_Paragraph_20_Font"><text:span text:style-name="T4">וַיִּירְאוּ</text:span></text:span><text:span text:style-name="Default_20_Paragraph_20_Font"> מִגֶּשֶׁת אֵלָיו" (שמות ל"ד, ל), ומייד אחר כך, "וְאַחֲרֵי כֵן נִגְּשׁוּ כָּל בְּנֵי יִשְׂרָאֵל, וַיְצַוֵּם אֵת כָּל אֲשֶׁר דִּבֶּר ה' אִתּוֹ בְּהַר סִינָי" (שמות ל"ד, לב</text:span><text:span text:style-name="Default_20_Paragraph_20_Font">).</text:span></text:p>
        </text:list-item>
      </text:list>
      <text:p text:style-name="P40"><text:span text:style-name="Default_20_Paragraph_20_Font"><text:s/>בכל המקרים האלה, החינוך מתחיל בהתעוררות רגשית - </text:span><text:span text:style-name="Default_20_Paragraph_20_Font"><text:span text:style-name="T4">יראת ה'</text:span></text:span><text:span text:style-name="Default_20_Paragraph_20_Font">; אולם זוהי התעוררות כללית - בני ישראל מגלים שיש כוח עליון, ויראים מפניו, אך אינם מכירים אותו ואינם יודעים מה טיבו. לכן השלב הבא הוא לפנות ללימוד השכלי - </text:span><text:span text:style-name="Default_20_Paragraph_20_Font"><text:span text:style-name="T4">דעת, חכמה ותבונה</text:span></text:span><text:span text:style-name="Default_20_Paragraph_20_Font"> (בספר משלי), </text:span><text:span text:style-name="Default_20_Paragraph_20_Font"><text:span text:style-name="T4">חוק ומשפט</text:span></text:span><text:span text:style-name="Default_20_Paragraph_20_Font"> (בספר שמות). מתוך הלימוד הזה, האדם מבין טוב יותר מי הוא אותו אל המעורר בו יראה, מה רצונו ומה הוא דורש מהאדם - <text:s/>"</text:span><text:span text:style-name="Default_20_Paragraph_20_Font"><text:span text:style-name="T4">אָז תָּבִין יִרְאַת ה', וְדַעַת אֱלֹהִים תִּמְצָא</text:span></text:span><text:span text:style-name="Default_20_Paragraph_20_Font">".</text:span></text:p>
      <text:p text:style-name="P40"><text:span text:style-name="Default_20_Paragraph_20_Font"/></text:p>
      <text:p text:style-name="Standard"><text:span text:style-name="Default_20_Paragraph_20_Font">ואפשר גם להסביר, שיש כאן תהליך מחזורי - אחרי כל יראה באה חכמה, אחריה שוב יראה ואחריה שוב חכמה, וכן הלאה. ספר משלי, כמו ספר שמות, מציע תהליך חינוכי מחזורי, המורכב מהתעוררות רגשית ולימוד שכלי לסירוגין.</text:span></text:p>
      <text:p text:style-name="P2"/>
      <text:p text:style-name="P27"><text:span text:style-name="Default_20_Paragraph_20_Font"><text:span text:style-name="T1">פרק ג</text:span></text:span></text:p>
      <text:p text:style-name="P27"><text:span text:style-name="Default_20_Paragraph_20_Font"><text:span text:style-name="T3">פסוקים יא-יב</text:span></text:span></text:p>
      <text:p text:style-name="P14"><text:span text:style-name="Default_20_Paragraph_20_Font">מוּסַר ה', בְּנִי, אַל תִּמְאָס; וְאַל תּקֹץ בְּתוֹכַחְתּוֹ.</text:span></text:p>
      <text:p text:style-name="P17"><text:span text:style-name="Default_20_Paragraph_20_Font">כִּי אֶת אֲשֶׁר יֶאֱהַב ה' - יוֹכִיחַ; וּכְאָב אֶת בֵּן יִרְצֶה <text:s/>(משלי ג', יא-יב).</text:span></text:p>
      <text:p text:style-name="P27"/>
      <text:p text:style-name="P27"><text:soft-page-break/><text:span text:style-name="Default_20_Paragraph_20_Font">הפסוקים מלמדים, שלפעמים ה' מייסר את האדם מתוך אהבה, למרות שהאדם לא חטא כלל.</text:span><text:span text:style-name="Default_20_Paragraph_20_Font"><text:note text:id="ftn1" text:note-class="footnote"><text:note-citation>1</text:note-citation><text:note-body><text:p text:style-name="Footnote"><text:span text:style-name="Default_20_Paragraph_20_Font"><text:span text:style-name="T5"><text:s/>כך פירש רבא או רב חסדא, </text:span></text:span><text:span text:style-name="Default_20_Paragraph_20_Font">ברכות ה ע”א.</text:span></text:p></text:note-body></text:note></text:span><text:span text:style-name="Default_20_Paragraph_20_Font"> מדוע יש צורך בייסורים אלה? תשובה אחת לשאלה זו ניתן ללמוד מתוך קטע מקביל בספר דברים:</text:span></text:p>
      <text:p text:style-name="P14"><text:span text:style-name="Default_20_Paragraph_20_Font">וַיְעַנְּךָ וַיַּרְעִבֶךָ וַיַּאֲכִלְךָ אֶת הַמָּן אֲשֶׁר לֹא יָדַעְתָּ וְלֹא יָדְעוּן אֲבֹתֶיךָ, </text:span><text:span text:style-name="Default_20_Paragraph_20_Font"><text:span text:style-name="T4">לְמַעַן הוֹדִיעֲךָ</text:span></text:span><text:span text:style-name="Default_20_Paragraph_20_Font"> כִּי לֹא עַל הַלֶּחֶם לְבַדּוֹ יִחְיֶה הָאָדָם כִּי עַל כָּל מוֹצָא פִי ה' יִחְיֶה הָאָדָם... וְיָדַעְתָּ עִם לְבָבֶךָ, כִּי </text:span><text:span text:style-name="Default_20_Paragraph_20_Font"><text:span text:style-name="T4">כַּאֲשֶׁר יְיַסֵּר אִישׁ אֶת בְּנוֹ ה' אֱלֹהֶיךָ מְיַסְּרֶךָּ</text:span></text:span><text:span text:style-name="Default_20_Paragraph_20_Font"> <text:s text:c="12"/>(דברים ח', ג-ה</text:span><text:span text:style-name="Default_20_Paragraph_20_Font">).</text:span></text:p>
      <text:p text:style-name="P27"><text:span text:style-name="Default_20_Paragraph_20_Font">ה' ייסר את בני ישראל "ּכְאָב אֶת בֵּן", כמו בפסוק שלנו, והמטרה הייתה להודיע להם וללמד אותם, שאפשר לחיות גם בלי המאכלים הרגילים שבני אדם אוכלים; אם ה' רוצה שמישהו יחיה, הוא יכול לספק לו אוכל מהשמים. אך כדי שבני ישראל באמת יבינו את המסר, הם היו צריכים קודם לרעוב ללחם, כך שירגישו בכל גופם את הצורך בלחם ואת החשיבות שלו לחיים, ורק אחר-כך לקבל אוכל מהשמים, ולהרגיש איך האוכל השמיימי מחיה אותם</text:span><text:span text:style-name="Default_20_Paragraph_20_Font">.</text:span></text:p>
      <text:p text:style-name="Standard"><text:span text:style-name="Default_20_Paragraph_20_Font">אם כך, מטרתם של "ייסורים של אהבה" היא לעזור לאדם ללמוד דברים חדשים. כדי ללמוד חכמה צריך, לפעמים, לעבור חוויות מסויימות. יש דברים שאדם לא יכול ללמוד באופן עיוני; הוא חייב להתנסות בחוויות מסויימות כדי להבין. לפעמים החוויות האלה אינן נעימות ואף כרוכות בייסורים, אבל הן גורמות לאדם לחשוב מחשבות חדשות ולהגיע למסקנות חדשות, שבמצב רגיל לא היו עולים בדעתו. </text:span></text:p>
      <text:p text:style-name="P8"><text:span text:style-name="Default_20_Paragraph_20_Font"/></text:p>
      <text:p text:style-name="P45"><text:span text:style-name="Default_20_Paragraph_20_Font">ניתן לפרש כך גם את ייסוריו של איוב. איוב סבל מייסורים למרות שלא חטא, וכתוצאה מכך חשבו הוא ורעיו על נושאים מעניינים רבים, וכתבו ספר שלם של דברי חכמה. בין השאר הם הגיעו למסקנה דומה, על חשיבות הייסורים:</text:span></text:p>
      <text:p text:style-name="P14"><text:span text:style-name="Default_20_Paragraph_20_Font">הִנֵּה, אַשְׁרֵי אֱנוֹשׁ יוֹכִחֶנּוּ אֱלוֹהַּ, </text:span><text:span text:style-name="Default_20_Paragraph_20_Font"><text:span text:style-name="T4">וּמוּסַר שַׁדַּי אַל תִּמְאָס</text:span></text:span><text:span text:style-name="Default_20_Paragraph_20_Font">.</text:span></text:p>
      <text:p text:style-name="P17"><text:span text:style-name="Default_20_Paragraph_20_Font"><text:s/>כִּי הוּא יַכְאִיב וְיֶחְבָּשׁ; יִמְחַץ, וְיָדָו תִּרְפֶּינָה <text:s text:c="5"/>(איוב ה', יז-יח).</text:span></text:p>
      <text:p text:style-name="P27"><text:span text:style-name="Default_20_Paragraph_20_Font"/></text:p>
      <text:p text:style-name="P33"><text:span text:style-name="Default_20_Paragraph_20_Font">פירוש זה מתאים לפסוקים הבאים בספר משלי, בהם נאמר, שהחכמה היא האוצר היקר ביותר:</text:span></text:p>
      <text:p text:style-name="P14"><text:span text:style-name="Default_20_Paragraph_20_Font">אַשְׁרֵי אָדָם מָצָא חָכְמָה, וְאָדָם יָפִיק תְּבוּנָה.</text:span></text:p>
      <text:p text:style-name="P17"><text:span text:style-name="Default_20_Paragraph_20_Font">כִּי טוֹב סַחְרָהּ מִסְּחַר כָּסֶף, וּמֵחָרוּץ תְּבוּאָתָהּ <text:s/>(משלי ג', יג-יד).</text:span></text:p>
      <text:p text:style-name="P33"><text:span text:style-name="Default_20_Paragraph_20_Font">לכן, ייסורים שה' מביא על האדם כדי שילמד חכמות חדשות הם "ייסורים של אהבה".</text:span></text:p>
      <text:p text:style-name="P46"/>
      <text:p text:style-name="P41"><text:span text:style-name="Default_20_Paragraph_20_Font"><text:span text:style-name="T3">פסוקים יג-יח</text:span></text:span></text:p>
      <text:p text:style-name="P10"><text:span text:style-name="Default_20_Paragraph_20_Font">אַשְׁרֵי </text:span><text:span text:style-name="Default_20_Paragraph_20_Font"><text:span text:style-name="T4">אָדָם</text:span></text:span><text:span text:style-name="Default_20_Paragraph_20_Font"> מָצָא חָכְמָה, </text:span><text:span text:style-name="Default_20_Paragraph_20_Font"><text:span text:style-name="T4">וְאָדָם</text:span></text:span><text:span text:style-name="Default_20_Paragraph_20_Font"> יָפִיק תְּבוּנָה.</text:span></text:p>
      <text:p text:style-name="P12"><text:span text:style-name="Default_20_Paragraph_20_Font">כִּי טוֹב סַחְרָהּ מִסְּחַר כָּסֶף, וּמֵחָרוּץ תְּבוּאָתָהּ. </text:span></text:p>
      <text:p text:style-name="P12"><text:span text:style-name="Default_20_Paragraph_20_Font">יְקָרָה הִיא מפניים [מִפְּנִינִים קרי], וְכָל חֲפָצֶיךָ לֹא יִשְׁווּ בָהּ.</text:span></text:p>
      <text:p text:style-name="P12"><text:soft-page-break/><text:span text:style-name="Default_20_Paragraph_20_Font"><text:span text:style-name="T4">אֹרֶךְ יָמִים </text:span></text:span><text:span text:style-name="Default_20_Paragraph_20_Font">בִּימִינָהּ, בִּשְׂמֹאולָהּ עֹשֶׁר וְכָבוֹד .</text:span></text:p>
      <text:p text:style-name="P12"><text:span text:style-name="Default_20_Paragraph_20_Font">דְּרָכֶיהָ דַרְכֵי נֹעַם, וְכָל נְתִיבוֹתֶיהָ שָׁלוֹם.</text:span></text:p>
      <text:p text:style-name="P12"><text:span text:style-name="Default_20_Paragraph_20_Font"><text:span text:style-name="T4">עֵץ חַיִּים </text:span></text:span><text:span text:style-name="Default_20_Paragraph_20_Font">הִיא לַמַּחֲזִיקִים בָּהּ, וְתֹמְכֶיהָ מְאֻשָּׁר <text:s text:c="2"/>(משלי ג', יג-יח).</text:span></text:p>
      <text:p text:style-name="P41"><text:span text:style-name="Default_20_Paragraph_20_Font"/></text:p>
      <text:p text:style-name="P36"><text:span text:style-name="Default_20_Paragraph_20_Font">בקריאה פשוטה של הקטע, נראה שהוא משבח את החכמה והתבונה, ורואה בהן את המפתח לכל חפצי האדם - חיים, עושר, כבוד ואושר</text:span><text:span text:style-name="Default_20_Paragraph_20_Font">.</text:span></text:p>
      <text:p text:style-name="P41"><text:span text:style-name="Default_20_Paragraph_20_Font"/></text:p>
      <text:p text:style-name="P36"><text:span text:style-name="Default_20_Paragraph_20_Font">אולם, המילה </text:span><text:span text:style-name="Default_20_Paragraph_20_Font"><text:span text:style-name="T4">אדם</text:span></text:span><text:span text:style-name="Default_20_Paragraph_20_Font">, החוזרת פעמיים בפסוק הראשון, וכן כמובן הביטוי </text:span><text:span text:style-name="Default_20_Paragraph_20_Font"><text:span text:style-name="T4">עץ חיים</text:span></text:span><text:span text:style-name="Default_20_Paragraph_20_Font">, רומזים לפרשת גן עדן. שם, לכאורה, המסר הוא הפוך: כאן החכמה והתבונה מביאות </text:span><text:span text:style-name="Default_20_Paragraph_20_Font"><text:span text:style-name="T4">אורך ימים</text:span></text:span><text:span text:style-name="Default_20_Paragraph_20_Font">, ושם הרצון להשיג דעת הוא חטא שעונשו מוות: "וּמֵעֵץ הַדַּעַת טוֹב וָרָע לֹא תֹאכַל מִמֶּנּוּ כִּי </text:span><text:span text:style-name="Default_20_Paragraph_20_Font"><text:span text:style-name="T4">בְּיוֹם אֲכָלְךָ מִמֶּנּוּ מוֹת תָּמוּת</text:span></text:span><text:span text:style-name="Default_20_Paragraph_20_Font">" (בראשית ב', ז). כאן החכמה והתבונה הן-הן עץ החיים, ושם האכילה מעץ הדעת טוב ורע מרחיקה את האדם מעץ החיים (בראשית ג', כב)!</text:span></text:p>
      <text:p text:style-name="P36"><text:span text:style-name="Default_20_Paragraph_20_Font"/></text:p>
      <text:p text:style-name="P36"><text:span text:style-name="Default_20_Paragraph_20_Font">1. ייתכן שההבדל הוא בסדר הפעולות. הפסוקים בספר משלי מתייחסים לאדם המעורה בעולם הזה: יש לו הון ותבואה והוא מכבד את ה' מהם (פסוק 9), יש לו אסמים ויקבים שבהם הוא מכין תירוש (פסוק 10); מדי פעם הוא גם סובל מייסורים (פסוקים 11-12). לאחר מכן, הוא מצא חכמה - מציאה מציינת תוצאה של חיפוש, וחכמה מציינת לימוד מאנשים אחרים; פעולה הדורשת מאמץ. לאחר מכן, הוא יפיק תבונה - יוציא מעצמו מחשבות ומסקנות חדשות - גם זו פעולה הדורשת יגיעה. אז הוא מגיע לעץ החיים (פסוק 18), ורק בסוף הוא זוכה לדעת, ונדמה לה' (פסוקים 19-22)': “ה' </text:span><text:span text:style-name="Default_20_Paragraph_20_Font"><text:span text:style-name="T4">בְּחָכְמָה</text:span></text:span><text:span text:style-name="Default_20_Paragraph_20_Font"> יָסַד אָרֶץ, כּוֹנֵן שָׁמַיִם </text:span><text:span text:style-name="Default_20_Paragraph_20_Font"><text:span text:style-name="T4">בִּתְבוּנָה</text:span></text:span><text:span text:style-name="Default_20_Paragraph_20_Font">. </text:span><text:span text:style-name="Default_20_Paragraph_20_Font"><text:span text:style-name="T4">בְּדַעְתּוֹ</text:span></text:span><text:span text:style-name="Default_20_Paragraph_20_Font"> תְּהוֹמוֹת נִבְקָעוּ, וּשְׁחָקִים יִרְעֲפוּ טָל. בְּנִי! אַל יָלֻזוּ מֵעֵינֶיךָ, נְצֹר תֻּשִׁיָּה וּמְזִמָּה. וְיִהְיוּ </text:span><text:span text:style-name="Default_20_Paragraph_20_Font"><text:span text:style-name="T4">חַיִּים</text:span></text:span><text:span text:style-name="Default_20_Paragraph_20_Font"> לְנַפְשֶׁךָ, וְחֵן לְגַרְגְּרֹתֶיךָ”.</text:span></text:p>
      <text:p text:style-name="P36"><text:span text:style-name="Default_20_Paragraph_20_Font"/></text:p>
      <text:p text:style-name="P36"><text:span text:style-name="Default_20_Paragraph_20_Font">אולם, אדם רצה להשיג את הדעת בקלות, בלי לעבוד, בלי לעבור דרך החכמה והתבונה, בלי לחפש ולהשקיע, תוך כדי אכילת פרי טעים ומענג; רצון זה הוא המביא להתנוונות ומוות. אם כך, הפסוקים במשלי מדגישים לא רק את חשיבות החכמה והתבונה, אלא גם את חשיבות החיפוש והמציאה. ראיה להסבר זה ניתן למצוא בפרק הקודם:</text:span></text:p>
      <text:p text:style-name="P10"><text:span text:style-name="Default_20_Paragraph_20_Font">בְּנִי! אִם תִּקַּח אֲמָרָי, וּמִצְו‍ֹתַי תִּצְפֹּן אִתָּךְ. </text:span></text:p>
      <text:p text:style-name="P12"><text:span text:style-name="Default_20_Paragraph_20_Font">לְהַקְשִׁיב לַחָכְמָה אָזְנֶךָ, תַּטֶּה לִבְּךָ לַתְּבוּנָה. </text:span></text:p>
      <text:p text:style-name="P12"><text:span text:style-name="Default_20_Paragraph_20_Font">כִּי אִם לַבִּינָה תִקְרָא, לַתְּבוּנָה תִּתֵּן קוֹלֶךָ; </text:span></text:p>
      <text:p text:style-name="P12"><text:span text:style-name="Default_20_Paragraph_20_Font">אִם תְּבַקְשֶׁנָּה כַכָּסֶף וְכַמַּטְמוֹנִים תַּחְפְּשֶׂנָּה; </text:span></text:p>
      <text:p text:style-name="P12"><text:span text:style-name="Default_20_Paragraph_20_Font">אָז תָּבִין יִרְאַת ה', </text:span><text:span text:style-name="Default_20_Paragraph_20_Font"><text:span text:style-name="T4">וְדַעַת אֱלֹהִים תִּמְצָא</text:span></text:span><text:span text:style-name="Default_20_Paragraph_20_Font">. </text:span></text:p>
      <text:p text:style-name="P12"><text:span text:style-name="Default_20_Paragraph_20_Font">כִּי ה' יִתֵּן חָכְמָה, מִפִּיו דַּעַת וּתְבוּנָה <text:s text:c="10"/>(משלי ב' א-ו).</text:span></text:p>
      <text:p text:style-name="P36"><text:span text:style-name="Default_20_Paragraph_20_Font">אם תשקיע ותתאמץ לחפש את התבונה, תמצא דעת אלהים - אותה תכונה שנאמר עליה בספר בראשית "והייתם כאלהים יודעי טוב ורע". מאושר הוא האדם המתאמץ, </text:span><text:soft-page-break/><text:span text:style-name="Default_20_Paragraph_20_Font">מחפש - ובסופו של דבר מוצא חכמה; מאושר הוא האדם המשקיע, מפיק - ומייצר תבונה. </text:span></text:p>
      <text:p text:style-name="P45"><text:span text:style-name="Default_20_Paragraph_20_Font"/></text:p>
      <text:p text:style-name="P45"><text:span text:style-name="Default_20_Paragraph_20_Font">2. ייתכן שפרשת גן-עדן מבטאת השקפת-עולם שונה מהמקובל: לפי פרשת גן-עדן, חכמה בינה ודעת הן שליליות! השקפה זו נרמזת בדברי רב אדא ברבי חנינא:</text:span></text:p>
      <text:p text:style-name="P10"><text:span text:style-name="Default_20_Paragraph_20_Font">אלמלא חטאו ישראל - לא ניתן להם אלא חמשה חומשי תורה וספר יהושע בלבד... כי ברוב חכמה רב כעס [ולפי שבעטו וחטאו - נוסף להם רוב חכמה שאר הספרים, להטריחן יותר; רש"י] <text:s/>(נדרים כב ע"ב).</text:span></text:p>
      <text:p text:style-name="P41"><text:span text:style-name="Default_20_Paragraph_20_Font">לפי זה, אילולא חטא האדם, ייתכן שלא היה לו כלל צורך בתורה, חכמה בינה ודעת! האדם לא היה צריך </text:span><text:span text:style-name="Default_20_Paragraph_20_Font"><text:span text:style-name="T4">לדעת</text:span></text:span><text:span text:style-name="Default_20_Paragraph_20_Font"> מה טוב ומה רע, הוא היה בקשר ישיר עם ה' ויכל </text:span><text:span text:style-name="Default_20_Paragraph_20_Font"><text:span text:style-name="T4">לשאול</text:span></text:span><text:span text:style-name="Default_20_Paragraph_20_Font"> אותו בכל פעם מה טוב ומה רע. אך מאחר שהאדם בחר לדעת טוב ורע בעצמו, הוא התרחק והתנתק מה', ועכשיו הוא חייב ללמוד חכמה בינה ודעת על-מנת שיידע מה טוב ומה רע. הפסוקים בספר משלי מתייחסים למצב זה, שאחרי החטא, אולם רומזים שזה אינו המצב האידאלי.</text:span></text:p>
      <text:p text:style-name="P36"><text:span text:style-name="Default_20_Paragraph_20_Font"/></text:p>
      <text:p text:style-name="P36"><text:span text:style-name="Default_20_Paragraph_20_Font">3. וייתכן, שספר משלי פירש את סיפור גן-עדן באופן שונה מהמקובל. הפסוקים הקודמים בספר משלי עסקו בייסורים: “מוסר ה' בני אל תמאס... כי את אשר יאהב ה' יוכיח...”; רעיון דומה נמצא ב</text:span><text:a xlink:type="simple" xlink:href="http://tora.us.fm/tnk1/prqim/t2694.htm#12"><text:span text:style-name="Default_20_Paragraph_20_Font">תהלים צד12</text:span></text:a><text:span text:style-name="Default_20_Paragraph_20_Font">: "</text:span><text:span text:style-name="Default_20_Paragraph_20_Font"><text:span text:style-name="Q">אַשְׁרֵי הַגֶּבֶר אֲשֶׁר תְּיַסְּרֶנּוּ יָּהּ, וּמִתּוֹרָתְךָ תְלַמְּדֶנּוּ</text:span></text:span><text:span text:style-name="Default_20_Paragraph_20_Font">"; כדאי לאדם לסבול ייסורים, אם בעקבות הייסורים הוא לומד תורה וחכמה.</text:span></text:p>
      <text:p text:style-name="P36"><text:span text:style-name="Default_20_Paragraph_20_Font"/></text:p>
      <text:p text:style-name="P36"><text:span text:style-name="Default_20_Paragraph_20_Font">אם כך, ייתכן שגם הפסוק שלנו מתייחס לייסורים שעבר אדם הראשון בעקבות החטא, ואומר: “אשרי אדם“ - מאושר הוא האדם הראשון, למרות שגורש מגן-עדן וסבל ייסורים, שהרי הוא - “מצא חכמה”; היה כדאי לו לאכול מהעץ האסור ולסבול את הגירוש, ובלבד שימצא חכמה! </text:span></text:p>
      <text:p text:style-name="P36"><text:span text:style-name="Default_20_Paragraph_20_Font"/></text:p>
      <text:p text:style-name="P93"><text:span text:style-name="Default_20_Paragraph_20_Font"/></text:p>
      <text:p text:style-name="P45"><text:span text:style-name="Default_20_Paragraph_20_Font"/></text:p>
      <text:p text:style-name="P41"><text:span text:style-name="Default_20_Paragraph_20_Font"><text:span text:style-name="T3">פסוק כט</text:span></text:span></text:p>
      <text:p text:style-name="P10"><text:span text:style-name="Default_20_Paragraph_20_Font">אַל תַּחֲרֹשׁ עַל רֵעֲךָ רָעָה, וְהוּא יוֹשֵׁב לָבֶטַח אִתָּךְ <text:s/>(משלי ג', כט).</text:span></text:p>
      <text:p text:style-name="P41"><text:span text:style-name="Default_20_Paragraph_20_Font"/></text:p>
      <text:p text:style-name="P36"><text:span text:style-name="Default_20_Paragraph_20_Font">על-פי פשוטו, הפסוק עוסק ביחסים בין אדם לחברו. אסור לתכנן תכניות שעלולות לגרום נזק לזולת, כאשר הזולת אינו מודע לכך. חז"ל למדו מכאן, בין השאר, ש"אסור לאדם לישא אשה ודעתו לגרשה" (משנה תורה הלכות איסורי ביאה פכ"א הכ"ח), וכן שאסור לאדם לחיות עם אשתו לאחר שהחליט לגרשה, אלא אם כן הודיע לה על כך (גיטין צ ע"א).</text:span></text:p>
      <text:p text:style-name="P41"><text:span text:style-name="Default_20_Paragraph_20_Font"/></text:p>
      <text:p text:style-name="P36"><text:soft-page-break/><text:span text:style-name="Default_20_Paragraph_20_Font">האם ייתכן שהפסוק מתייחס גם ל"רעך" הרחוק יותר? גם ל"רעך" שהוא בכלל עם אחר? על-פי התורה:</text:span></text:p>
      <text:p text:style-name="P10"><text:span text:style-name="Default_20_Paragraph_20_Font">כִּי תִקְרַב אֶל עִיר לְהִלָּחֵם עָלֶיהָ - וְקָרָאתָ אֵלֶיהָ לְשָׁלוֹם (דברים כ', י)</text:span></text:p>
      <text:p text:style-name="P41"><text:span text:style-name="Default_20_Paragraph_20_Font">מכאן, שגם במלחמות בין עמים, לא תמיד מותר להשתמש ב"גורם ההפתעה". אם רוצים להילחם בעיר, שאינה נמצאת כרגע במצב מלחמה איתנו (למשל לשם כיבוש ארץ ישראל, או מסיבה אחרת), חייבים לפני כן לאפשר לה להשלים איתנו, אסור להפתיע אותה במתקפת פתע.</text:span></text:p>
      <text:p text:style-name="P1"><text:span text:style-name="Default_20_Paragraph_20_Font">אמנם, היו מלחמות רבות בזמן המקרא שבהן השתמשו בגורם ההפתעה, אולם כל המלחמות הללו היו כנגד עמים שכבר פתחו במלחמה עם ישראל, כך שהם לא "ישבו לבטח עמנו". הם אמנם הופתעו מההתקפה הלילית המהירה, אך לא מעצם העובדה שנלחמנו בהם</text:span><text:span text:style-name="Default_20_Paragraph_20_Font">:</text:span></text:p>
      <text:list xml:id="list1746155505" text:style-name="LS3">
        <text:list-item>
          <text:p text:style-name="P54"><text:span text:style-name="Default_20_Paragraph_20_Font">וַיָּבֹא אֲלֵיהֶם יְהוֹשֻׁעַ פִּתְאֹם כָּל הַלַּיְלָה עָלָה מִן הַגִּלְגָּל <text:s text:c="4"/>(יהושע י', ט).</text:span></text:p>
        </text:list-item>
        <text:list-item>
          <text:p text:style-name="P54"><text:span text:style-name="Default_20_Paragraph_20_Font">וַיָּבֹא יְהוֹשֻׁעַ וְכָל עַם הַמִּלְחָמָה עִמּוֹ עֲלֵיהֶם עַל מֵי מֵרוֹם פִּתְאֹם וַיִּפְּלוּ בָּהֶם (יהושע י"א, ז</text:span><text:span text:style-name="Default_20_Paragraph_20_Font">).</text:span></text:p>
        </text:list-item>
        <text:list-item>
          <text:p text:style-name="P54"><text:span text:style-name="Default_20_Paragraph_20_Font">וַיְהִי מִמָּחֳרָת וַיָּשֶׂם שָׁאוּל אֶת הָעָם שְׁלֹשָׁה רָאשִׁים וַיָּבֹאוּ בְתוֹךְ הַמַּחֲנֶה בְּאַשְׁמֹרֶת הַבֹּקֶר וַיַּכּוּ אֶת עַמּוֹן עַד חֹם הַיּוֹם וַיְהִי הַנִּשְׁאָרִים וַיָּפֻצוּ וְלֹא נִשְׁאֲרוּ בָם שְׁנַיִם יָחַד <text:s text:c="3"/>(שמ"א י"א, יא).</text:span></text:p>
        </text:list-item>
      </text:list>
      <text:p text:style-name="P41"><text:span text:style-name="Default_20_Paragraph_20_Font"/></text:p>
      <text:p text:style-name="P36"><text:span text:style-name="Default_20_Paragraph_20_Font">עד כמה שידוע לי, הייתה רק מלחמה אחת שבה האויב ממש הופתע. היה זה בימי השופטים. חמישה מבני שבט דן יצאו מנחלתם שבגוש דן לכיוון נחל דן שבצפון. הם גילו שם עיר קטנה ומבודדת בשם ליש:</text:span></text:p>
      <text:p text:style-name="P10"><text:span text:style-name="Default_20_Paragraph_20_Font">וַיִּרְאוּ אֶת הָעָם אֲשֶׁר בְּקִרְבָּהּ, </text:span><text:span text:style-name="Default_20_Paragraph_20_Font"><text:span text:style-name="T4">יוֹשֶׁבֶת לָבֶטַח </text:span></text:span><text:span text:style-name="Default_20_Paragraph_20_Font">כְּמִשְׁפַּט צִדֹנִים, שֹׁקֵט </text:span><text:span text:style-name="Default_20_Paragraph_20_Font"><text:span text:style-name="T4">וּבֹטֵחַ</text:span></text:span><text:span text:style-name="Default_20_Paragraph_20_Font"> וְאֵין מַכְלִים דָּבָר בָּאָרֶץ יוֹרֵשׁ עֶצֶר, וּרְחֹקִים הֵמָּה מִצִּדֹנִים, וְדָבָר אֵין לָהֶם עִם אָדָם <text:s text:c="5"/>(שופטים י"ח, ז).</text:span></text:p>
      <text:p text:style-name="P41"><text:span text:style-name="Default_20_Paragraph_20_Font">הם חזרו לנחלתם וקראו לבני משפחתם, 600 איש נוספים משבט דן, לבוא עמם. בדרך הם עברו במקדש מקומי של אדם בשם מיכה ושדדו אותו, ואז תקפו את העיר בהפתעה וכבשו אותה</text:span><text:span text:style-name="Default_20_Paragraph_20_Font">:</text:span></text:p>
      <text:p text:style-name="P10"><text:span text:style-name="Default_20_Paragraph_20_Font">וְהֵמָּה לָקְחוּ אֵת אֲשֶׁר עָשָׂה מִיכָה וְאֶת הַכֹּהֵן אֲשֶׁר הָיָה לוֹֹֹֹֹֹֹֹֹֹֹֹ, וַיָּבֹאוּ עַל לַיִשׁ, עַל </text:span><text:span text:style-name="Default_20_Paragraph_20_Font"><text:span text:style-name="T4">עַם שֹׁקֵט וּבֹטֵחַ</text:span></text:span><text:span text:style-name="Default_20_Paragraph_20_Font">, וַיַּכּוּ אוֹתָם לְפִי חָרֶב וְאֶת הָעִיר שָׂרְפוּ בָאֵשׁ <text:s text:c="3"/>(שופטים י"ח, כז</text:span><text:span text:style-name="Default_20_Paragraph_20_Font">).</text:span></text:p>
      <text:p text:style-name="P41"><text:span text:style-name="Default_20_Paragraph_20_Font">לענ"ד, סגנון הפרשה מביע התנגדות ואף סלידה ממעשיהם של בני דן. הפסוק מקביל בין העוול שעשו למיכה - שדדו אותו ולקחו את הכהן שלו, לבין העוול שעשו לבני ליש - התנפלו עליהם מבלי לקרוא להם לשלום, הרגו אותם ושדדו את עירם. המילה </text:span><text:span text:style-name="Default_20_Paragraph_20_Font"><text:span text:style-name="T4">בטח</text:span></text:span><text:span text:style-name="Default_20_Paragraph_20_Font"> מקשרת את הסיפור לפסוק שלנו - בני דן </text:span><text:span text:style-name="Default_20_Paragraph_20_Font"><text:span text:style-name="T4">חרשו רעה</text:span></text:span><text:span text:style-name="Default_20_Paragraph_20_Font"> על עם אחר, עם </text:span><text:span text:style-name="Default_20_Paragraph_20_Font"><text:span text:style-name="T4">שישב לבטח</text:span></text:span><text:span text:style-name="Default_20_Paragraph_20_Font">. הפסוק שלנו מגנה גם מעשים מסוג זה, הנעשים נגד עמים אחרים.</text:span></text:p>
      <text:p text:style-name="P2"/>
      <text:p text:style-name="P41"><text:soft-page-break/><text:span text:style-name="Default_20_Paragraph_20_Font"><text:span text:style-name="T1">פרק ד</text:span></text:span></text:p>
      <text:p text:style-name="P10"><text:span text:style-name="Default_20_Paragraph_20_Font">רֵאשִׁית חָכְמָה קְנֵה חָכְמָה, וּבְכָל קִנְיָנְךָ קְנֵה בִינָה.</text:span></text:p>
      <text:p text:style-name="P12"><text:span text:style-name="Default_20_Paragraph_20_Font"><text:span text:style-name="T4">סַלְסְלֶהָ</text:span></text:span><text:span text:style-name="Default_20_Paragraph_20_Font"> וּתְרוֹמְמֶךָּ, תְּכַבֵּדְךָ כִּי תְחַבְּקֶנָּה</text:span></text:p>
      <text:p text:style-name="P12"><text:span text:style-name="Default_20_Paragraph_20_Font"><text:s/>תִּתֵּן לְרֹאשְׁךָ לִוְיַת חֵן, עֲטֶרֶת תִּפְאֶרֶת תְּמַגְּנֶךָּ <text:s/>(משלי ד', ז-ט)</text:span></text:p>
      <text:p text:style-name="P40"/>
      <text:p text:style-name="P40"><text:span text:style-name="Default_20_Paragraph_20_Font">הכתוב משתמש בשורש נדיר - סלסל. השורש נזכר בתנ"ך רק עוד פעם אחת: "כֹּה אָמַר ה' צְבָאוֹת: עוֹלֵל יְעוֹלְלוּ כַגֶּפֶן שְׁאֵרִית יִשְׂרָאֵל, הָשֵׁב יָדְךָ כְּבוֹצֵר עַל </text:span><text:span text:style-name="Default_20_Paragraph_20_Font"><text:span text:style-name="T4">סַלְסִלּוֹת</text:span></text:span><text:span text:style-name="Default_20_Paragraph_20_Font">" (ירמיהו ו', ט), אך גם שם משמעותו אינה ברורה. חכמי התלמוד למדו את פירושו של השורש בפסוקנו מעוזרת הבית של רבי יהודה הנשיא</text:span><text:span text:style-name="Default_20_Paragraph_20_Font">:</text:span></text:p>
      <text:p text:style-name="P11"><text:span text:style-name="Default_20_Paragraph_20_Font">לא הוו ידעי רבנן מאי 'סלסלה ותרוממך'. שמעוה לאמתא דבי רבי, דהוות אמרה לההוא גברא, דהוה מהפך במזייה, אמרה ליה: 'עד מתי אתה </text:span><text:span text:style-name="Default_20_Paragraph_20_Font"><text:span text:style-name="T4">מסלסל בשערך</text:span></text:span><text:span text:style-name="Default_20_Paragraph_20_Font">?!' <text:s text:c="2"/>(מגילה יח ע"ב, וכן נזיר ג ע"א)</text:span></text:p>
      <text:p text:style-name="P40"><text:span text:style-name="Default_20_Paragraph_20_Font">גם יוסף היה מסלסל בשערו</text:span><text:span text:style-name="Default_20_Paragraph_20_Font">:</text:span></text:p>
      <text:p text:style-name="P11"><text:span text:style-name="Default_20_Paragraph_20_Font">כיון שראה יוסף את עצמו בכך, התחיל אוכל ושותה </text:span><text:span text:style-name="Default_20_Paragraph_20_Font"><text:span text:style-name="T4">מסלסל בשערו</text:span></text:span><text:span text:style-name="Default_20_Paragraph_20_Font"> ואומר 'ברוך המקום שהשכיחני בית אבי'.</text:span><text:span text:style-name="Default_20_Paragraph_20_Font"><text:note text:id="ftn2" text:note-class="footnote"><text:note-citation>2</text:note-citation><text:note-body><text:p text:style-name="Footnote"><text:span text:style-name="Default_20_Paragraph_20_Font">תנחומא פרשת וישב סימן ח; מהדורת סנונית</text:span></text:p></text:note-body></text:note></text:span></text:p>
      <text:p text:style-name="P40"><text:span text:style-name="Default_20_Paragraph_20_Font">המפרשים פירשו, שבכל המקורות משמעות השורש זהה, והכוונה להתעסקות מדוקדקת, למשל</text:span><text:span text:style-name="Default_20_Paragraph_20_Font">:</text:span></text:p>
      <text:p text:style-name="P11"><text:span text:style-name="Default_20_Paragraph_20_Font">סלסלה - חפשה, היה חוזר עליה לדקדק בה, כמו: 'כבוצר על סלסלות', החוזר והולך בכרם ומשיב ידו לבקש את העוללות; ובלשון חכמים 'מסלסל בשערו' <text:s text:c="12"/>(רש"י על משלי ד', ח).</text:span></text:p>
      <text:p text:style-name="P2"/>
      <text:p text:style-name="P41"><text:span text:style-name="Default_20_Paragraph_20_Font">נחזור לפרקנו. בתחילת הקטע שאנו עוסקים בו, אומר הכותב</text:span><text:span text:style-name="Default_20_Paragraph_20_Font">:</text:span></text:p>
      <text:p text:style-name="P10"><text:span text:style-name="Default_20_Paragraph_20_Font">כִּי בֵן הָיִיתִי לְאָבִי, רַךְ וְיָחִיד לִפְנֵי אִמִּי. וַיֹּרֵנִי וַיֹּאמֶר לִי:</text:span></text:p>
      <text:p text:style-name="P12"><text:span text:style-name="Default_20_Paragraph_20_Font"><text:s/>יִתְמָךְ דְּבָרַי לִבֶּךָ, שְׁמֹר מִצְו‍ֹתַי וֶחְיֵה <text:s text:c="6"/>(משלי ד', ג-ד).</text:span></text:p>
      <text:p text:style-name="P41"><text:span text:style-name="Default_20_Paragraph_20_Font">מכיוון שהכותב הוא שלמה, הרי שאביו הוא דוד, והוא המנחה אותו "לסלסל את החכמה" על מנת שהחכמה "תרומם" אותו ו"תכבד" אותו</text:span><text:span text:style-name="Default_20_Paragraph_20_Font">.</text:span></text:p>
      <text:p text:style-name="P40"/>
      <text:p text:style-name="P41"><text:span text:style-name="Default_20_Paragraph_20_Font">ייתכן שדוד רומז כאן לבן אחר שלו - אבשלום</text:span><text:span text:style-name="Default_20_Paragraph_20_Font">:</text:span></text:p>
      <text:p text:style-name="P10"><text:span text:style-name="Default_20_Paragraph_20_Font">וּכְאַבְשָׁלוֹם לֹא הָיָה אִישׁ יָפֶה בְּכָל יִשְׂרָאֵל לְהַלֵּל מְאֹד, מִכַּף רַגְלוֹ וְעַד קָדְקֳדוֹ לֹא הָיָה בוֹ מוּם; <text:s text:c="2"/>וּבְגַלְּחוֹ אֶת רֹאשׁוֹ, וְהָיָה מִקֵּץ יָמִים לַיָּמִים אֲשֶׁר יְגַלֵּחַ כִּי כָבֵד עָלָיו וְגִלְּחוֹ, </text:span><text:span text:style-name="Default_20_Paragraph_20_Font"><text:span text:style-name="T4">וְשָׁקַל אֶת שְׂעַר רֹאשׁוֹ</text:span></text:span><text:span text:style-name="Default_20_Paragraph_20_Font"> מָאֶתַיִם שְׁקָלִים בְּאֶבֶן הַמֶּלֶךְ <text:s text:c="64"/>(שמ”ב י"ד, כה-כו).</text:span></text:p>
      <text:p text:style-name="P41"><text:soft-page-break/><text:span text:style-name="Default_20_Paragraph_20_Font">אבשלום היה המועמד המוביל לרשת את אביו, לאחר מות אמנון. אולם הוא "סלסל בשערו", התעסק בתדמית חיצונית ולא בחכמה ותבונה, ובסופו של דבר נהרג, ודווקא בגלל אותו שער</text:span><text:span text:style-name="Default_20_Paragraph_20_Font">.</text:span></text:p>
      <text:p text:style-name="Standard"><text:span text:style-name="Default_20_Paragraph_20_Font">דוד הנחה את שלמה, בנו האהוב, שלא ילך בדרכו של אבשלום אחיו, אלא "יסלסל את החכמה" - יעסוק בחכמה, והיא תזכה אותו בכבוד ותיתן לראשו את כתר המלוכה: "תִּתֵּן לְרֹאשְׁךָ לִוְיַת חֵן, עֲטֶרֶת תִּפְאֶרֶת תְּמַגְּנֶךָּ".</text:span></text:p>
      <text:p text:style-name="P1"><text:span text:style-name="Default_20_Paragraph_20_Font">את אותה עצה, שנתן דוד לשלמה בנו, מעביר שלמה לבניו ותלמידיו הלומדים את ספר משלי: הוא מנחה אותם להשקיע בלימוד חכמה ותבונה, על-מנת לשפר את מעמדם החברתי ואף להגיע לעמדות השפעה ושלטון</text:span><text:span text:style-name="Default_20_Paragraph_20_Font">.</text:span></text:p>
      <text:p text:style-name="P2"/>
      <text:p text:style-name="P41"><text:span text:style-name="Default_20_Paragraph_20_Font">אנשים סכלים, המסלסלים בתדמית חיצונית וביחסי ציבור, עשויים להגיע לשלטון לזמן קצר, כמו אבשלום, וכדברי קהלת</text:span><text:span text:style-name="Default_20_Paragraph_20_Font">:</text:span></text:p>
      <text:p text:style-name="P10"><text:span text:style-name="Default_20_Paragraph_20_Font">יֵשׁ רָעָה רָאִיתִי תַּחַת הַשָּׁמֶשׁ, כִּשְׁגָגָה שֶׁיֹּצָא מִלִּפְנֵי הַשַּׁלִּיט. </text:span><text:span text:style-name="Default_20_Paragraph_20_Font"><text:span text:style-name="T4">נִתַּן הַסֶּכֶל בַּמְּרוֹמִים רַבִּים</text:span></text:span><text:span text:style-name="Default_20_Paragraph_20_Font">, וַעֲשִׁירִים בַּשֵּׁפֶל יֵשֵׁבוּ <text:s/>(קהלת י', ה-ו). <text:s text:c="4"/></text:span></text:p>
      <text:p text:style-name="P41"><text:span text:style-name="Default_20_Paragraph_20_Font">אולם, כדי להחזיק בשלטון לאורך זמן, אין די ביועצי תדמית, ויש לסלסל בחכמה ובתבונה</text:span><text:span text:style-name="Default_20_Paragraph_20_Font">.</text:span></text:p>
      <text:p text:style-name="P1"><text:span text:style-name="Default_20_Paragraph_20_Font">ואולי יש לכך רמז במילה האחרונה בקטע, "תְּמַגְּנֶךָ</text:span><text:span text:style-name="Default_20_Paragraph_20_Font"><text:span text:style-name="T4">ּ"</text:span></text:span><text:span text:style-name="Default_20_Paragraph_20_Font">: השורש </text:span><text:span text:style-name="Default_20_Paragraph_20_Font"><text:span text:style-name="T4">מגן</text:span></text:span><text:span text:style-name="Default_20_Paragraph_20_Font"> מציין, בלשון המקרא, מסירה סופית ומוחלטת, כאדם המביס את אויבו במלחמה או משמידו: "וּבָרוּךְ אֵל עֶלְיוֹן אֲשֶׁר </text:span><text:span text:style-name="Default_20_Paragraph_20_Font"><text:span text:style-name="T4">מִגֵּן</text:span></text:span><text:span text:style-name="Default_20_Paragraph_20_Font"> צָרֶיךָ בְּיָדֶךָ" (בראשית י"ד, כ), "אֵיךְ אֶתֶּנְךָ אֶפְרַיִם, </text:span><text:span text:style-name="Default_20_Paragraph_20_Font"><text:span text:style-name="T4">אֲמַגֶּנְךָ</text:span></text:span><text:span text:style-name="Default_20_Paragraph_20_Font"> יִשְׂרָאֵל? אֵיךְ אֶתֶּנְךָ כְאַדְמָה, אֲשִׂימְךָ כִּצְבֹאיִם?". אם כך, יכול אדם לתפוס את השלטון באופן זמני אם יסלסל בשערו, אולם, כדי שהשלטון יימסר בידו באופן מוחלט וקבוע, עליו לסלסל בחכמה.</text:span></text:p>
      <text:p text:style-name="P40"/>
      <text:p text:style-name="P47"/>
      <text:p text:style-name="P41"><text:span text:style-name="Default_20_Paragraph_20_Font"><text:span text:style-name="T1">פרק ה</text:span></text:span></text:p>
      <text:p text:style-name="P10"><text:span text:style-name="Default_20_Paragraph_20_Font">שְׁתֵה מַיִם מִבּוֹרֶךָ, וְנֹזְלִים מִתּוֹךְ בְּאֵרֶךָ. יָפוּצוּ מַעְיְנֹתֶיךָ חוּצָה, בָּרְחֹבוֹת פַּלְגֵי מָיִם. יִהְיוּ לְךָ לְבַדֶּךָ, וְאֵין לְזָרִים אִתָּךְ. יְהִי מְקוֹרְךָ בָרוּךְ, וּשְׂמַח מֵאֵשֶׁת נְעוּרֶךָ. אַיֶּלֶת אֲהָבִים וְיַעֲלַת חֵן, דַּדֶּיהָ יְרַוֻּךָ בְכָל עֵת, בְּאַהֲבָתָהּ תִּשְׁגֶּה תָמִיד. וְלָמָּה תִשְׁגֶּה בְנִי בְזָרָה, וּתְחַבֵּק חֵק נָכְרִיָּה? כִּי נֹכַח עֵינֵי ה' דַּרְכֵי אִישׁ, וְכָל מַעְגְּלֹתָיו מְפַלֵּס <text:s text:c="12"/>(משלי ה', טו-כא</text:span><text:span text:style-name="Default_20_Paragraph_20_Font">)</text:span></text:p>
      <text:p text:style-name="P41"><text:span text:style-name="Default_20_Paragraph_20_Font"/></text:p>
      <text:p text:style-name="P36"><text:span text:style-name="Default_20_Paragraph_20_Font">הקטע משבח את הנאמנות לאשת הנעורים, וממשיל אותה לבאר מים. נבין טוב יותר את הקשר בין הדברים כאשר נתבונן באירועים שקרו לאבותינו, אברהם ויצחק, בארץ פלשתים:</text:span></text:p>
      <text:list xml:id="list1156020799" text:style-name="LS4">
        <text:list-item>
          <text:p text:style-name="P72"><text:soft-page-break/><text:span text:style-name="Default_20_Paragraph_20_Font">אבימלך מלך פלשתים הפריד בין אברהם לשרה: "וַיִּסַּע מִשָּׁם אַבְרָהָם אַרְצָה הַנֶּגֶב וַיֵּשֶׁב בֵּין קָדֵשׁ וּבֵין שׁוּר וַיָּגָר בִּגְרָר. וַיֹּאמֶר אַבְרָהָם אֶל שָׂרָה אִשְׁתּוֹ 'אֲחֹתִי הִוא' וַיִּשְׁלַח אֲבִימֶלֶךְ מֶלֶךְ גְּרָר וַיִּקַּח אֶת שָׂרָה... וַיֹּאמֶר אֲבִימֶלֶךְ אֶל אַבְרָהָם 'מָה רָאִיתָ כִּי עָשִׂיתָ אֶת הַדָּבָר הַזֶּה?' וַיֹּאמֶר אַבְרָהָם 'כִּי אָמַרְתִּי רַק אֵין יִרְאַת אֱלֹהִים בַּמָּקוֹם הַזֶּה וַהֲרָגוּנִי עַל דְּבַר אִשְׁתִּי'. וְגַם אָמְנָה אֲחֹתִי בַת אָבִי הִוא אַךְ לֹא בַת אִמִּי וַתְּהִי לִי לְאִשָּׁה" (בראשית כ', י-יא</text:span><text:span text:style-name="Default_20_Paragraph_20_Font">).</text:span></text:p>
        </text:list-item>
        <text:list-item>
          <text:p text:style-name="P72"><text:span text:style-name="Default_20_Paragraph_20_Font">עבדי אבימלך גזלו את באר המים של אברהם: "וְהוֹכִחַ אַבְרָהָם אֶת אֲבִימֶלֶךְ עַל אֹדוֹת בְּאֵר הַמַּיִם אֲשֶׁר גָּזְלוּ עַבְדֵי אֲבִימֶלֶךְ. וַיֹּאמֶר אֲבִימֶלֶךְ 'לֹא יָדַעְתִּי מִי עָשָׂה אֶת הַדָּבָר הַזֶּה, וְגַם אַתָּה לֹא הִגַּדְתָּ לִּי, וְגַם אָנֹכִי לֹא שָׁמַעְתִּי בִּלְתִּי הַיּוֹם'." ( בראשית כ"א, כה-כו</text:span><text:span text:style-name="Default_20_Paragraph_20_Font">).</text:span></text:p>
        </text:list-item>
        <text:list-item>
          <text:p text:style-name="P72"><text:span text:style-name="Default_20_Paragraph_20_Font">אבימלך מלך פלשתים הציץ לחדר המיטות של יצחק ורבקה: "וַיְהִי כִּי אָרְכוּ לוֹ שָׁם הַיָּמִים, וַיַּשְׁקֵף אֲבִימֶלֶךְ מֶלֶךְ פְּלִשְׁתִּים בְּעַד הַחַלּוֹן, וַיַּרְא וְהִנֵּה יִצְחָק מְצַחֵק אֵת רִבְקָה אִשְׁתּוֹ" (בראשית כ"ו, ח</text:span><text:span text:style-name="Default_20_Paragraph_20_Font">).</text:span></text:p>
        </text:list-item>
        <text:list-item>
          <text:p text:style-name="P72"><text:span text:style-name="Default_20_Paragraph_20_Font">עבדי אבימלך סתמו את בארות המים של אברהם, ורבו עם עבדי יצחק על בארות המים החדשים שניסו לחפור: " וַיְהִי לוֹ מִקְנֵה צֹאן וּמִקְנֵה בָקָר וַעֲבֻדָּה רַבָּה וַיְקַנְאוּ אֹתוֹ פְּלִשְׁתִּים. וְכָל הַבְּאֵרֹת אֲשֶׁר חָפְרוּ עַבְדֵי אָבִיו בִּימֵי אַבְרָהָם אָבִיו סִתְּמוּם פְּלִשְׁתִּים וַיְמַלְאוּם עָפָר... וַיָּשָׁב יִצְחָק וַיַּחְפֹּר אֶת בְּאֵרֹת הַמַּיִם אֲשֶׁר חָפְרוּ בִּימֵי אַבְרָהָם אָבִיו וַיְסַתְּמוּם פְּלִשְׁתִּים אַחֲרֵי מוֹת אַבְרָהָם וַיִּקְרָא לָהֶן שֵׁמוֹת כַּשֵּׁמֹת אֲשֶׁר קָרָא לָהֶן אָבִיו. וַיַּחְפְּרוּ עַבְדֵי יִצְחָק בַּנָּחַל וַיִּמְצְאוּ שָׁם בְּאֵר מַיִם חַיִּים. וַיָּרִיבוּ רֹעֵי גְרָר עִם רֹעֵי יִצְחָק לֵאמֹר לָנוּ הַמָּיִם וַיִּקְרָא שֵׁם הַבְּאֵר עֵשֶׂק כִּי הִתְעַשְּׂקוּ עִמּוֹ. וַיַּחְפְּרוּ בְּאֵר אַחֶרֶת וַיָּרִיבוּ גַּם עָלֶיהָ וַיִּקְרָא שְׁמָהּ שִׂטְנָה. וַיַּעְתֵּק מִשָּׁם וַיַּחְפֹּר בְּאֵר אַחֶרֶת וְלֹא רָבוּ עָלֶיהָ וַיִּקְרָא שְׁמָהּ רְחֹבוֹת וַיֹּאמֶר כִּי עַתָּה הִרְחִיב ה' לָנוּ וּפָרִינוּ בָאָרֶץ" (בראשית כ"ו, יד-כב).</text:span></text:p>
        </text:list-item>
      </text:list>
      <text:p text:style-name="P40"><text:span text:style-name="Default_20_Paragraph_20_Font">כעת ניתן להבין, מדוע אברהם ויצחק חששו שהפלשתים יפגעו בהם בגלל נשותיהם: מי שפוגע במקורות המים של זולתו, לא יהסס לפגוע גם בקשר בין איש לאשתו</text:span><text:span text:style-name="Default_20_Paragraph_20_Font">.</text:span></text:p>
      <text:p text:style-name="P1"><text:span text:style-name="Default_20_Paragraph_20_Font"/></text:p>
      <text:p text:style-name="P48"><text:span text:style-name="Default_20_Paragraph_20_Font">ספר משלי מלמד שיש להתרחק מדרכי הפלשתים: לא לגזול את מקורות המים של הזולת, ולא לפנות אל נשים זרות. יש ללכת בדרכי אבותינו: להשקיע בפיתוח מקורות המים שלנו, ולהשקיע בקשר בין איש לאשתו. שתי ההשקעות הללו יזכו אותנו בברכה שזכו לה האבות: "יְהִי מְקוֹרְךָ בָרוּךְ, וּשְׂמַח מֵאֵשֶׁת נְעוּרֶךָ".</text:span></text:p>
      <text:p text:style-name="P2"/>
      <text:p text:style-name="P41"><text:span text:style-name="Default_20_Paragraph_20_Font"><text:span text:style-name="T1">פרק ו</text:span></text:span></text:p>
      <text:p text:style-name="P10"><text:span text:style-name="Default_20_Paragraph_20_Font">מְעַט שֵׁנוֹת, מְעַט תְּנוּמוֹת, מְעַט חִבֻּק יָדַיִם לִשְׁכָּב.</text:span></text:p>
      <text:p text:style-name="P12"><text:span text:style-name="Default_20_Paragraph_20_Font">וּבָא כִמְהַלֵּךְ רֵאשֶׁךָ, וּמַחְסֹרְךָ כְּאִישׁ מָגֵן <text:s text:c="2"/>(משלי ו', י-יא; ופסוקים דומים במשלי כ"ד, לג-לד).</text:span></text:p>
      <text:p text:style-name="P41"><text:soft-page-break/><text:span text:style-name="Default_20_Paragraph_20_Font"/></text:p>
      <text:p text:style-name="P36"><text:span text:style-name="Default_20_Paragraph_20_Font">המפרשים פירשו פסוקים אלה בשני כיוונים עיקריים - חיובי ושלילי:</text:span></text:p>
      <text:list xml:id="list931790179" text:style-name="LS5">
        <text:list-item>
          <text:p text:style-name="P55"><text:span text:style-name="Default_20_Paragraph_20_Font">פירוש חיובי: אם </text:span><text:span text:style-name="Default_20_Paragraph_20_Font"><text:span text:style-name="T4">תמעט בשינה</text:span></text:span><text:span text:style-name="Default_20_Paragraph_20_Font"> אז </text:span><text:span text:style-name="Default_20_Paragraph_20_Font"><text:span text:style-name="T4">יבוא</text:span></text:span><text:span text:style-name="Default_20_Paragraph_20_Font"> אליך כל מה </text:span><text:span text:style-name="Default_20_Paragraph_20_Font"><text:span text:style-name="T4">שחסר</text:span></text:span><text:span text:style-name="Default_20_Paragraph_20_Font"> לך: "אם תעשה כן, </text:span><text:span text:style-name="Default_20_Paragraph_20_Font"><text:span text:style-name="T4">יבא חסרונך</text:span></text:span><text:span text:style-name="Default_20_Paragraph_20_Font">, ודבר שאתה </text:span><text:span text:style-name="Default_20_Paragraph_20_Font"><text:span text:style-name="T4">רש</text:span></text:span><text:span text:style-name="Default_20_Paragraph_20_Font"> ממנו יבא לך מיד, כאדם </text:span><text:span text:style-name="Default_20_Paragraph_20_Font"><text:span text:style-name="T4">המהלך</text:span></text:span><text:span text:style-name="Default_20_Paragraph_20_Font"> מהר, </text:span><text:span text:style-name="Default_20_Paragraph_20_Font"><text:span text:style-name="T4">ומחסורך יבא</text:span></text:span><text:span text:style-name="Default_20_Paragraph_20_Font"> ויתמלא </text:span><text:span text:style-name="Default_20_Paragraph_20_Font"><text:span text:style-name="T4">כאיש מגן</text:span></text:span><text:span text:style-name="Default_20_Paragraph_20_Font"> - הבא מהר להגין על אדוניו..." (רש"י על משלי ו', יא; וכן פירש רלב"ג</text:span><text:span text:style-name="Default_20_Paragraph_20_Font">).</text:span></text:p>
        </text:list-item>
        <text:list-item>
          <text:p text:style-name="P55"><text:span text:style-name="Default_20_Paragraph_20_Font">פירוש שלילי: אם תמשיך </text:span><text:span text:style-name="Default_20_Paragraph_20_Font"><text:span text:style-name="T4">לישון</text:span></text:span><text:span text:style-name="Default_20_Paragraph_20_Font"> עוד </text:span><text:span text:style-name="Default_20_Paragraph_20_Font"><text:span text:style-name="T4">מעט</text:span></text:span><text:span text:style-name="Default_20_Paragraph_20_Font">, יבואו עליך </text:span><text:span text:style-name="Default_20_Paragraph_20_Font"><text:span text:style-name="T4">מחסור</text:span></text:span><text:span text:style-name="Default_20_Paragraph_20_Font"> ועוני: <text:s/>"פן תחשוב 'אישן מעט, ואחר-זה אנום מעט, ואחר-זה אשכב בחיבוק ידיים לנום'... בעבור זה יבוא לך עניות פתאום, כאורח המהלך בדרך, </text:span><text:span text:style-name="Default_20_Paragraph_20_Font">הבא פתאום לבית מלונו, ולא נודע טרם בואו; ומחסורך - דבר המחסר עושרך, מהרה יבוא, כאיש המלובש במגן לרדת אל המלחמה, שאין דרכו להתעכב בדרך מהלכו" (מצודת דוד על משלי ו', י-יא</text:span><text:span text:style-name="Default_20_Paragraph_20_Font">).</text:span></text:p>
        </text:list-item>
      </text:list>
      <text:p text:style-name="P27"><text:span text:style-name="Default_20_Paragraph_20_Font"/></text:p>
      <text:p text:style-name="P33"><text:span text:style-name="Default_20_Paragraph_20_Font">ניתן להביא ראיה לפירוש השני מהקבלה בין פסוקים אלה לבין תיאורו של גלית הפלשתי:</text:span><text:span text:style-name="Default_20_Paragraph_20_Font"><text:note text:id="ftn3" text:note-class="footnote"><text:note-citation>3</text:note-citation><text:note-body><text:p text:style-name="Footnote"><text:span text:style-name="Default_20_Paragraph_20_Font">הקבלה זו נזכרה כבר בפירוש דעת מקרא על הפסוק</text:span><text:span text:style-name="Default_20_Paragraph_20_Font">.</text:span></text:p></text:note-body></text:note></text:span></text:p>
      <text:p text:style-name="P17"><text:span text:style-name="Default_20_Paragraph_20_Font"><text:span text:style-name="T4">וַיֵּלֶךְ</text:span></text:span><text:span text:style-name="Default_20_Paragraph_20_Font"> הַפְּלִשְׁתִּי </text:span><text:span text:style-name="Default_20_Paragraph_20_Font"><text:span text:style-name="T4">הֹלֵךְ</text:span></text:span><text:span text:style-name="Default_20_Paragraph_20_Font"> וְקָרֵב אֶל דָּוִד,</text:span></text:p>
      <text:p text:style-name="P17"><text:span text:style-name="Default_20_Paragraph_20_Font"><text:s/></text:span><text:span text:style-name="Default_20_Paragraph_20_Font"><text:span text:style-name="T4">וְהָאִישׁ נֹשֵׂא הַצִּנָּה</text:span></text:span><text:span text:style-name="Default_20_Paragraph_20_Font"> לְפָנָיו (שמ"א י"ז, יד).</text:span></text:p>
      <text:p text:style-name="P41"><text:span text:style-name="Default_20_Paragraph_20_Font">לפי זה, הפסוקים שלנו ממשילים את העוני לגלית הפלשתי - "וּבָא כִמְהַלֵּךְ רֵאשֶׁךָ", ואת המחסור לאיש נושא הצינה (המגן), ההולך לפני גלית - "וּמַחְסֹרְךָ כְּאִישׁ מָגֵן". הופעתו המאיימת והמפחידה של גלית בוודאי הייתה חקוקה בזיכרונם של אנשים רבים בימי דוד, ומן הסתם גם בימי שלמה בנו. שלמה משתמש בזיכרון מאיים זה כדי לאיים על העצל, שאם ימשיך לישון, יגלה פתאום ענק גדול ומפחיד </text:span><text:span text:style-name="Default_20_Paragraph_20_Font"><text:span text:style-name="T4">הולך</text:span></text:span><text:span text:style-name="Default_20_Paragraph_20_Font"> לקראתו - העוני. אולם, עוד לפני שיגיע אליו הענק הזה, יבוא אליו </text:span><text:span text:style-name="Default_20_Paragraph_20_Font"><text:span text:style-name="T4">איש המגן</text:span></text:span><text:span text:style-name="Default_20_Paragraph_20_Font"> - נושא כליו של אותו ענק, המבשר את בואו - והוא </text:span><text:span text:style-name="Default_20_Paragraph_20_Font"><text:span text:style-name="T4">המחסור</text:span></text:span><text:span text:style-name="Default_20_Paragraph_20_Font">. העצל יתחיל להרגיש, שחסרים לו דברים שהתרגל אליהם, ותחושה זו של מחסור תהווה עבורו סימן, שהעוני מתקרב.</text:span></text:p>
      <text:p text:style-name="P36"><text:span text:style-name="Default_20_Paragraph_20_Font"><text:span text:style-name="T3"/></text:span></text:p>
      <text:p text:style-name="P39"><text:span text:style-name="Default_20_Paragraph_20_Font"><text:span text:style-name="T3"/></text:span></text:p>
      <text:p text:style-name="P27"><text:span text:style-name="Default_20_Paragraph_20_Font"><text:span text:style-name="T1">פרק י</text:span></text:span></text:p>
      <text:p text:style-name="P41"><text:span text:style-name="Default_20_Paragraph_20_Font"><text:span text:style-name="T3">פסוקים ו-ז</text:span></text:span></text:p>
      <text:p text:style-name="P14"><text:span text:style-name="Default_20_Paragraph_20_Font">בְּרָכוֹת לְרֹאשׁ צַדִּיק; וּפִי רְשָׁעִים יְכַסֶּה חָמָס</text:span><text:span text:style-name="Default_20_Paragraph_20_Font">.</text:span></text:p>
      <text:p text:style-name="P14"><text:span text:style-name="Default_20_Paragraph_20_Font"><text:s/>זֵכֶר צַדִּיק לִבְרָכָה; וְשֵׁם רְשָׁעִים יִרְקָב <text:s text:c="7"/>(משלי י', ו-ז).</text:span></text:p>
      <text:p text:style-name="P27"><text:span text:style-name="Default_20_Paragraph_20_Font"/></text:p>
      <text:p text:style-name="P33"><text:soft-page-break/><text:span text:style-name="Default_20_Paragraph_20_Font">הביטוי </text:span><text:span text:style-name="Default_20_Paragraph_20_Font"><text:span text:style-name="T4">שם רשעים ירקב</text:span></text:span><text:span text:style-name="Default_20_Paragraph_20_Font"> הוא קשה - איך שם יכול להירקב? המפרשים הציעו שני הסברים</text:span><text:span text:style-name="Default_20_Paragraph_20_Font">:</text:span></text:p>
      <text:p text:style-name="P51"><text:span text:style-name="Default_20_Paragraph_20_Font">1. ריקבון הוא משל </text:span><text:span text:style-name="Default_20_Paragraph_20_Font"><text:span text:style-name="T4">לשיכחה</text:span></text:span><text:span text:style-name="Default_20_Paragraph_20_Font"> - כמו אוכל ששוכחים מחוץ למקרר, וכאשר מוצאים אותו לאחר כמה ימים רואים שהוא רקוב לגמרי: "ריקבון עולה בשמם, שאין אדם חפץ להזכיר שמו והוא משתכח מאליו".</text:span><text:span text:style-name="Default_20_Paragraph_20_Font"><text:note text:id="ftn4" text:note-class="footnote"><text:note-citation>4</text:note-citation><text:note-body><text:p text:style-name="Footnote"><text:span text:style-name="Default_20_Paragraph_20_Font">רש"י על הפסוק, וכן ר' יונה גירונדי על הפסוק בפירוש ראשון</text:span><text:span text:style-name="Default_20_Paragraph_20_Font">.</text:span></text:p></text:note-body></text:note></text:span></text:p>
      <text:p text:style-name="P52"><text:span text:style-name="Default_20_Paragraph_20_Font">2. ריקבון הוא משל </text:span><text:span text:style-name="Default_20_Paragraph_20_Font"><text:span text:style-name="T4">לקללה וגנאי</text:span></text:span><text:span text:style-name="Default_20_Paragraph_20_Font"> - "הגנות מחוייב ומוכרח מהזכרת שמו".</text:span><text:span text:style-name="Default_20_Paragraph_20_Font"><text:note text:id="ftn5" text:note-class="footnote"><text:note-citation>5</text:note-citation><text:note-body><text:p text:style-name="Footnote"><text:span text:style-name="Default_20_Paragraph_20_Font">ר' יונה גירונדי על הפסוק בפירוש שני</text:span><text:span text:style-name="Default_20_Paragraph_20_Font">.</text:span></text:p></text:note-body></text:note></text:span></text:p>
      <text:p text:style-name="P27"/>
      <text:p text:style-name="P27"><text:span text:style-name="Default_20_Paragraph_20_Font">3. ניתן להציע הסבר נוסף, בעזרת הקבלה לפרשת דור המבול:</text:span><text:span text:style-name="Default_20_Paragraph_20_Font"><text:note text:id="ftn6" text:note-class="footnote"><text:note-citation>6</text:note-citation><text:note-body><text:p text:style-name="Footnote"><text:span text:style-name="Default_20_Paragraph_20_Font">ההקבלה נזכרה כבר במבוא דעת מקרא</text:span><text:span text:style-name="Default_20_Paragraph_20_Font">.</text:span></text:p></text:note-body></text:note></text:span></text:p>
      <text:p text:style-name="P15"><text:span text:style-name="Default_20_Paragraph_20_Font">הַנְּפִלִים הָיוּ בָאָרֶץ בַּיָּמִים הָהֵם וְגַם אַחֲרֵי כֵן, אֲשֶׁר יָבֹאוּ בְּנֵי הָאֱלֹהִים אֶל בְּנוֹת הָאָדָם וְיָלְדוּ לָהֶם; הֵמָּה הַגִּבֹּרִים אֲשֶׁר מֵעוֹלָם, אַנְשֵׁי </text:span><text:span text:style-name="Default_20_Paragraph_20_Font"><text:span text:style-name="T4">הַשֵּׁם</text:span></text:span><text:span text:style-name="Default_20_Paragraph_20_Font">... אֵלֶּה תּוֹלְדֹת נֹחַ: נֹחַ אִישׁ</text:span><text:span text:style-name="Default_20_Paragraph_20_Font"><text:span text:style-name="T4"> צַדִּיק</text:span></text:span><text:span text:style-name="Default_20_Paragraph_20_Font"> תָּמִים הָיָה בְּדֹרֹתָיו, אֶת הָאֱלֹהִים הִתְהַלֶּךְ נֹחַ... וַתִּשָּׁחֵת הָאָרֶץ לִפְנֵי הָאֱלֹהִים, וַתִּמָּלֵא הָאָרֶץ </text:span><text:span text:style-name="Default_20_Paragraph_20_Font"><text:span text:style-name="T4">חָמָס</text:span></text:span><text:span text:style-name="Default_20_Paragraph_20_Font">" (בראשית ו', ד-יא</text:span><text:span text:style-name="Default_20_Paragraph_20_Font">).</text:span></text:p>
      <text:p text:style-name="P15"><text:span text:style-name="Default_20_Paragraph_20_Font"><text:span text:style-name="T4">וַיִּזְכֹּר</text:span></text:span><text:span text:style-name="Default_20_Paragraph_20_Font"> אֱלֹהִים אֶת נֹחַ, וְאֵת כָּל הַחַיָּה וְאֶת כָּל הַבְּהֵמָה אֲשֶׁר אִתּוֹ בַּתֵּבָה; וַיַּעֲבֵר אֱלֹהִים רוּחַ עַל הָאָרֶץ, וַיָּשֹׁכּוּ הַמָּיִם <text:s/>(בראשית ח', א</text:span><text:span text:style-name="Default_20_Paragraph_20_Font">).</text:span></text:p>
      <text:p text:style-name="P27"><text:span text:style-name="Default_20_Paragraph_20_Font">פסוק ו מתאים לתחילת הפרשה: נוח הוא האיש הראשון בתורה שנקרא </text:span><text:span text:style-name="Default_20_Paragraph_20_Font"><text:span text:style-name="T4">צדיק</text:span></text:span><text:span text:style-name="Default_20_Paragraph_20_Font">, ולעומתו ניצבים אנשי </text:span><text:span text:style-name="Default_20_Paragraph_20_Font"><text:span text:style-name="T4">השם</text:span></text:span><text:span text:style-name="Default_20_Paragraph_20_Font"> הרשעים </text:span><text:span text:style-name="Default_20_Paragraph_20_Font"><text:span text:style-name="T4">המכסים</text:span></text:span><text:span text:style-name="Default_20_Paragraph_20_Font"> את הארץ </text:span><text:span text:style-name="Default_20_Paragraph_20_Font"><text:span text:style-name="T4">בחמס</text:span></text:span><text:span text:style-name="Default_20_Paragraph_20_Font">. פסוק ז מתאים להמשך הפרשה: ה' </text:span><text:span text:style-name="Default_20_Paragraph_20_Font"><text:span text:style-name="T4">זוכר</text:span></text:span><text:span text:style-name="Default_20_Paragraph_20_Font"> את נוח, מברך אותו ומציל אותו ממי המבול, בעוד שאנשי </text:span><text:span text:style-name="Default_20_Paragraph_20_Font"><text:span text:style-name="T4">השם</text:span></text:span><text:span text:style-name="Default_20_Paragraph_20_Font"> הרשעים טובעים בים </text:span><text:span text:style-name="Default_20_Paragraph_20_Font"><text:span text:style-name="T4">ונרקבים</text:span></text:span><text:span text:style-name="Default_20_Paragraph_20_Font"> - פשוטו כמשמעו.</text:span></text:p>
      <text:p text:style-name="Standard"><text:span text:style-name="Default_20_Paragraph_20_Font">לפי זה, יש לפרש את פסוק ז כתיאור השגחת ה' על הצדיק: ה' </text:span><text:span text:style-name="Default_20_Paragraph_20_Font"><text:span text:style-name="T4">זוכר</text:span></text:span><text:span text:style-name="Default_20_Paragraph_20_Font"> את </text:span><text:span text:style-name="Default_20_Paragraph_20_Font"><text:span text:style-name="T4">הצדיק</text:span></text:span><text:span text:style-name="Default_20_Paragraph_20_Font"> ומביא עליו </text:span><text:span text:style-name="Default_20_Paragraph_20_Font"><text:span text:style-name="T4">ברכה</text:span></text:span><text:span text:style-name="Default_20_Paragraph_20_Font">, ומשמיד את הרשעים - גם אם הם מפורסמים ובעלי </text:span><text:span text:style-name="Default_20_Paragraph_20_Font"><text:span text:style-name="T4">שם</text:span></text:span><text:span text:style-name="Default_20_Paragraph_20_Font"> - עד שהם מתים ונרקבים יחד עם השם שעשו להם.</text:span></text:p>
      <text:p text:style-name="P27"/>
      <text:p text:style-name="P27"><text:span text:style-name="Default_20_Paragraph_20_Font">פירוש נוסף לפסוק ניתן ללמוד מתוך פירוש רש"י על תחילת פרשת נוח</text:span><text:span text:style-name="Default_20_Paragraph_20_Font">:</text:span></text:p>
      <text:p text:style-name="P14"><text:span text:style-name="Default_20_Paragraph_20_Font">אֵלֶּה תּוֹלְדֹת נֹחַ: נֹחַ אִישׁ צַדִּיק תָּמִים הָיָה בְּדֹרֹתָיו, אֶת הָאֱלֹהִים הִתְהַלֶּךְ נֹחַ. וַיּוֹלֶד נֹחַ שְׁלֹשָׁה בָנִים: אֶת שֵׁם אֶת חָם וְאֶת יָפֶת <text:s text:c="2"/>(בראשית ו', ט-י</text:span><text:span text:style-name="Default_20_Paragraph_20_Font">).</text:span></text:p>
      <text:p text:style-name="P14"><text:span text:style-name="Default_20_Paragraph_20_Font"><text:span text:style-name="T4">אלה תולדות נח, נח איש צדיק</text:span></text:span><text:span text:style-name="Default_20_Paragraph_20_Font"> - הואיל והזכירו ספר בשבחו, שנאמר 'זכר צדיק לברכה' <text:s text:c="2"/>(רש"י שם, פירוש ראשון</text:span><text:span text:style-name="Default_20_Paragraph_20_Font">).</text:span></text:p>
      <text:p text:style-name="P27"><text:span text:style-name="Default_20_Paragraph_20_Font">אחרי המילים "אלה </text:span><text:span text:style-name="Default_20_Paragraph_20_Font"><text:span text:style-name="T4">תולדות</text:span></text:span><text:span text:style-name="Default_20_Paragraph_20_Font"> נוח", בתחילת פסוק ט, היינו מצפים שהכתוב יתאר את הבנים שנוח </text:span><text:span text:style-name="Default_20_Paragraph_20_Font"><text:span text:style-name="T4">הוליד</text:span></text:span><text:span text:style-name="Default_20_Paragraph_20_Font">, אבל הם מתוארים רק בפסוק י, ולפני כן נאמר ש"</text:span><text:span text:style-name="Default_20_Paragraph_20_Font"><text:span text:style-name="T4">נוח איש צדיק</text:span></text:span><text:span text:style-name="Default_20_Paragraph_20_Font">"! רש"י מסביר, שהמילים "נוח איש צדיק..." הן מאמר מוסגר: מכיוון שה' הזכיר את נוח, הוא כביכול "חייב" לברך אותו, כי גם ה' מקיים את ההנחיה שנזכרה בפסוקנו "</text:span><text:span text:style-name="Default_20_Paragraph_20_Font"><text:span text:style-name="T4">זכר צדיק - לברכה</text:span></text:span><text:span text:style-name="Default_20_Paragraph_20_Font">". רק אחרי שקיים הנחיה זו, הוא ממשיך לתאר את תולדותיו.</text:span></text:p>
      <text:p text:style-name="P1"><text:soft-page-break/><text:span text:style-name="Default_20_Paragraph_20_Font">לפי זה, יש לפרש את הפסוק שלנו (משלי י', ז) כהנחיה מעשית: </text:span><text:span text:style-name="Default_20_Paragraph_20_Font"><text:span text:style-name="T4">כשמזכירים</text:span></text:span><text:span text:style-name="Default_20_Paragraph_20_Font"> שם של </text:span><text:span text:style-name="Default_20_Paragraph_20_Font"><text:span text:style-name="T4">צדיק</text:span></text:span><text:span text:style-name="Default_20_Paragraph_20_Font">, יש </text:span><text:span text:style-name="Default_20_Paragraph_20_Font"><text:span text:style-name="T4">לברך</text:span></text:span><text:span text:style-name="Default_20_Paragraph_20_Font"> אותו ולספר בשבחו; וכשמזכירים </text:span><text:span text:style-name="Default_20_Paragraph_20_Font"><text:span text:style-name="T4">שם</text:span></text:span><text:span text:style-name="Default_20_Paragraph_20_Font"> של </text:span><text:span text:style-name="Default_20_Paragraph_20_Font"><text:span text:style-name="T4">רשע</text:span></text:span><text:span text:style-name="Default_20_Paragraph_20_Font">, יש לקלל אותו ולספר בגנותו. בימינו נהוג לקיים הנחיה זו ע"י הוספת ראשי התיבות של הפסוק שלנו לשמותיהם של צדיקים ורשעים שנפטרו: 'זצ"ל' לצדיק, 'שר"י' לרשע. </text:span></text:p>
      <text:p text:style-name="P26"/>
      <text:p text:style-name="P41"><text:span text:style-name="Default_20_Paragraph_20_Font"><text:span text:style-name="T3">פסוק כד</text:span></text:span></text:p>
      <text:p text:style-name="P21"><text:span text:style-name="Default_20_Paragraph_20_Font">מְגוֹרַת רָשָׁע הִיא תְבוֹאֶנּוּ, וְתַאֲוַת צַדִּיקִים יִתֵּן <text:s text:c="12"/>(משלי י', כד</text:span><text:span text:style-name="Default_20_Paragraph_20_Font">)</text:span></text:p>
      <text:p text:style-name="P27"><text:span text:style-name="Default_20_Paragraph_20_Font">הפסוק תומך בענישה מותאמת אישית - לא לתת עונש קבוע מראש לפי העבירה, אלא להעניש כל רשע בעונש שהוא אישית חושש ממנו ביותר. באותו אופן יש לתת לצדיק את השכר שהוא מתאווה לו ביותר.</text:span></text:p>
      <text:p text:style-name="P27"/>
      <text:p text:style-name="P27"><text:span text:style-name="Default_20_Paragraph_20_Font">ישנן כמה פרשות שבהן ה' נהג לפי גישה זו</text:span><text:span text:style-name="Default_20_Paragraph_20_Font">:</text:span></text:p>
      <text:list xml:id="list324010318" text:continue-list="list1156020799" text:style-name="LS4">
        <text:list-item>
          <text:p text:style-name="P72"><text:span text:style-name="Default_20_Paragraph_20_Font">פרשה אחת כבר נזכרה בפירוש רש"י על פסוקנו - פרשת דור הפלגה: הם אמרו: "וַיֹּאמְרוּ הָבָה נִבְנֶה לָּנוּ עִיר וּמִגְדָּל וְרֹאשׁוֹ בַשָּׁמַיִם וְנַעֲשֶׂה לָּנוּ שֵׁם </text:span><text:span text:style-name="Default_20_Paragraph_20_Font"><text:span text:style-name="T4">פֶּן נָפוּץ עַל פְּנֵי כָל הָאָרֶץ</text:span></text:span><text:span text:style-name="Default_20_Paragraph_20_Font">" (בראשית י"א, ד), וה' הביא עליהם בדיוק את העונש שחששו ממנו: "וּמִשָּׁם </text:span><text:span text:style-name="Default_20_Paragraph_20_Font"><text:span text:style-name="T4">הֱפִיצָם ה' עַל פְּנֵי כָּל הָאָרֶץ</text:span></text:span><text:span text:style-name="Default_20_Paragraph_20_Font">" (שם, ט</text:span><text:span text:style-name="Default_20_Paragraph_20_Font">). </text:span></text:p>
        </text:list-item>
        <text:list-item>
          <text:p text:style-name="P72"><text:span text:style-name="Default_20_Paragraph_20_Font">בפרשת הקללות שבספר דברים נאמר בפירוש: "וְהֵשִׁיב בְּךָ אֵת כָּל מַדְוֵה מִצְרַיִם </text:span><text:span text:style-name="Default_20_Paragraph_20_Font"><text:span text:style-name="T4">אֲשֶׁר יָגֹרְתָּ מִפְּנֵיהֶם </text:span></text:span><text:span text:style-name="Default_20_Paragraph_20_Font">וְדָבְקוּ בָּךְ" (דברים כ"ח, ס</text:span><text:span text:style-name="Default_20_Paragraph_20_Font">).</text:span></text:p>
        </text:list-item>
        <text:list-item>
          <text:p text:style-name="P72"><text:span text:style-name="Default_20_Paragraph_20_Font">פרשה שלישית, שבה העונש בא מאוחר יותר, היא פרשת אבימלך מלך שכם. לאחר שאישה זרקה עליו אבן: "וַיִּקְרָא מְהֵרָה אֶל הַנַּעַר נֹשֵׂא כֵלָיו, וַיֹּאמֶר לוֹ 'שְׁלֹף חַרְבְּךָ וּמוֹתְתֵנִי, </text:span><text:span text:style-name="Default_20_Paragraph_20_Font"><text:span text:style-name="T4">פֶּן יֹאמְרוּ לִי אִשָּׁה הֲרָגָתְהוּ</text:span></text:span><text:span text:style-name="Default_20_Paragraph_20_Font"> '; וַיִּדְקְרֵהוּ נַעֲרוֹ וַיָּמֹת" (שופטים ט', נד). אולם כמה דורות מאוחר יותר, נראה שכולם ידעו שאישה הרגה אותו: "מִי הִכָּה אֶת אֲבִימֶלֶךְ בֶּן יְרֻבֶּשֶׁת? הֲלוֹא </text:span><text:span text:style-name="Default_20_Paragraph_20_Font"><text:span text:style-name="T4">אִשָּׁה הִשְׁלִיכָה עָלָיו פֶּלַח רֶכֶב מֵעַל הַחוֹמָה </text:span></text:span><text:span text:style-name="Default_20_Paragraph_20_Font">וַיָּמָת בְּתֵבֵץ..." (שמ"ב י"א, כא). מכאן, שהכלל "מגורת רשע היא תבואנו" מתקיים גם לאחר המוות</text:span><text:span text:style-name="Default_20_Paragraph_20_Font">.</text:span></text:p>
        </text:list-item>
        <text:list-item>
          <text:p text:style-name="P66"><text:span text:style-name="Default_20_Paragraph_20_Font">ולעומת זאת, איוב התלונן: "כִּי פַחַד פָּחַדְתִּי וַיֶּאֱתָיֵנִי, </text:span><text:span text:style-name="Default_20_Paragraph_20_Font"><text:span text:style-name="T4">וַאֲשֶׁר יָגֹרְתִּי יָבֹא לִי</text:span></text:span><text:span text:style-name="Default_20_Paragraph_20_Font">" (איוב ג', כה): למרות שאני צדיק, אני נענש בדבר שהכי חששתי מפניו, כמו הרשעים הגרועים ביותר</text:span><text:span text:style-name="Default_20_Paragraph_20_Font">.</text:span></text:p>
        </text:list-item>
      </text:list>
      <text:p text:style-name="P28"/>
      <text:p text:style-name="P27"><text:span text:style-name="Default_20_Paragraph_20_Font"><text:span text:style-name="T3">פסוק כט</text:span></text:span></text:p>
      <text:p text:style-name="P14"><text:span text:style-name="Default_20_Paragraph_20_Font">מָעוֹז לַתֹּם דֶּרֶךְ ה', וּמְחִתָּה לְפֹעֲלֵי אָוֶן <text:s text:c="12"/>(משלי י', כט</text:span><text:span text:style-name="Default_20_Paragraph_20_Font">)</text:span></text:p>
      <text:p text:style-name="P27"><text:span text:style-name="Default_20_Paragraph_20_Font"/></text:p>
      <text:p text:style-name="P33"><text:soft-page-break/><text:span text:style-name="Default_20_Paragraph_20_Font">הביטוי </text:span><text:span text:style-name="Default_20_Paragraph_20_Font"><text:span text:style-name="T4">דרך ה'</text:span></text:span><text:span text:style-name="Default_20_Paragraph_20_Font"> רומז למצוה, הנזכרת בכמה מקומות בתורה, ללכת בדרכי ה', למשל: "וְשָׁמַרְתָּ אֶת מִצְו‍ֹת ה' אֱלֹהֶיךָ, </text:span><text:span text:style-name="Default_20_Paragraph_20_Font"><text:span text:style-name="T4">לָלֶכֶת בִּדְרָכָיו</text:span></text:span><text:span text:style-name="Default_20_Paragraph_20_Font"> וּלְיִרְאָה אֹתוֹ".</text:span><text:span text:style-name="Default_20_Paragraph_20_Font"><text:note text:id="ftn7" text:note-class="footnote"><text:note-citation>7</text:note-citation><text:note-body><text:p text:style-name="Footnote"><text:span text:style-name="Default_20_Paragraph_20_Font"><text:s/>דברים ח', ו; וכן י"ט, ט; כ"ו, יז; כ"ח, ט; ל', טז; מל"א ב, ג; ישעיהו מ"ב, כד; תהלים קי"ט, ג; קכ"ח, א</text:span><text:span text:style-name="Default_20_Paragraph_20_Font">.</text:span></text:p><text:p text:style-name="P32"/></text:note-body></text:note></text:span><text:span text:style-name="Default_20_Paragraph_20_Font"> חכמי ישראל פירשו שהביטוי דרך ה' מציין את אופן ההתנהגות של ה', והמצווה ללכת בדרכיו משמעה לחקות את אופני ההתנהגות שלו: </text:span></text:p>
      <text:p text:style-name="P14"><text:span text:style-name="Default_20_Paragraph_20_Font">ומצווין אנו ללכת בדרכים האלו הבינונים, והם הדרכים הטובים והישרים, שנאמר </text:span><text:span text:style-name="Default_20_Paragraph_20_Font"><text:span text:style-name="T4">והלכת בדרכיו</text:span></text:span><text:span text:style-name="Default_20_Paragraph_20_Font">. כך למדו בפירוש מצוה זו: </text:span><text:span text:style-name="Default_20_Paragraph_20_Font"><text:span text:style-name="T4">מה הוא נקרא חנון אף אתה היה חנון, מה הוא נקרא רחום אף אתה היה רחום</text:span></text:span><text:span text:style-name="Default_20_Paragraph_20_Font">, מה הוא נקרא קדוש אף אתה היה קדוש. ועל דרך זו קראו הנביאים לאל בכל אותן הכנויין: ארך אפים, ורב חסד, צדיק, וישר, תמים, גבור, וחזק, וכיוצא בהן, להודיע שהן דרכים טובים וישרים, וחייב אדם להנהיג עצמו בהן ולהדמות אליו כפי כחו" (רמב"ם הלכות דעות, פ"א ה"ה). </text:span></text:p>
      <text:p text:style-name="P27"><text:span text:style-name="Default_20_Paragraph_20_Font"/></text:p>
      <text:p text:style-name="P33"><text:span text:style-name="Default_20_Paragraph_20_Font">ישנן כמה פרשיות בתורה, שבהן נאמר בפירוש מה הן </text:span><text:span text:style-name="Default_20_Paragraph_20_Font"><text:span text:style-name="T4">דרכי ה'</text:span></text:span><text:span text:style-name="Default_20_Paragraph_20_Font">. כך למשל בספר שמות משה מבקש שה' יודיע לו את דרכיו, וה' נענה לבקשתו: </text:span></text:p>
      <text:p text:style-name="P14"><text:span text:style-name="Default_20_Paragraph_20_Font">וְעַתָּה אִם נָא מָצָאתִי חֵן בְּעֵינֶיךָ הוֹדִעֵנִי נָא אֶת </text:span><text:span text:style-name="Default_20_Paragraph_20_Font"><text:span text:style-name="T4">דְּרָכֶךָ</text:span></text:span><text:span text:style-name="Default_20_Paragraph_20_Font"> וְאֵדָעֲךָ לְמַעַן אֶמְצָא חֵן בְּעֵינֶיךָ וּרְאֵה כִּי עַמְּךָ הַגּוֹי הַזֶּה <text:s text:c="6"/>(שמות ל"ג, יג</text:span><text:span text:style-name="Default_20_Paragraph_20_Font">).</text:span></text:p>
      <text:p text:style-name="P14"><text:span text:style-name="Default_20_Paragraph_20_Font">וַיַּעֲבֹר ה' עַל פָּנָיו וַיִּקְרָא: ה', ה', אֵל, </text:span><text:span text:style-name="Default_20_Paragraph_20_Font"><text:span text:style-name="T4">רַחוּם</text:span></text:span><text:span text:style-name="Default_20_Paragraph_20_Font">, </text:span><text:span text:style-name="Default_20_Paragraph_20_Font"><text:span text:style-name="T4">וְחַנּוּן</text:span></text:span><text:span text:style-name="Default_20_Paragraph_20_Font">, אֶרֶךְ אַפַּיִם, וְרַב חֶסֶד, וֶאֱמֶת. נֹצֵר חֶסֶד לָאֲלָפִים, נֹשֵׂא עָו‍ֹן, וָפֶשַׁע, וְחַטָּאָה, וְנַקֵּה לֹא יְנַקֶּה פֹּקֵד עֲו‍ֹן אָבוֹת עַל בָּנִים וְעַל בְּנֵי בָנִים עַל שִׁלֵּשִׁים וְעַל רִבֵּעִים (שמות ל"ד, ו-ז).</text:span></text:p>
      <text:p text:style-name="P27"><text:span text:style-name="Default_20_Paragraph_20_Font">חז"ל הדגישו את שתי המידות הללו: "מה הוא נקרא חנון אף אתה היה חנון, מה הוא נקרא רחום אף אתה היה רחום</text:span><text:span text:style-name="Default_20_Paragraph_20_Font">".</text:span></text:p>
      <text:p text:style-name="P27"/>
      <text:p text:style-name="P27"><text:span text:style-name="Default_20_Paragraph_20_Font">כך גם בפרשת סדום ועמורה</text:span><text:span text:style-name="Default_20_Paragraph_20_Font">:</text:span></text:p>
      <text:p text:style-name="P14"><text:span text:style-name="Default_20_Paragraph_20_Font">וה' אָמָר 'הַמְכַסֶּה אֲנִי מֵאַבְרָהָם אֲשֶׁר אֲנִי עֹשֶׂה? וְאַבְרָהָם הָיוֹ יִהְיֶה לְגוֹי גָּדוֹל וְעָצוּם וְנִבְרְכוּ בוֹ כֹּל גּוֹיֵי הָאָרֶץ. כִּי יְדַעְתִּיו לְמַעַן אֲשֶׁר יְצַוֶּה אֶת בָּנָיו וְאֶת בֵּיתוֹ אַחֲרָיו וְשָׁמְרוּ </text:span><text:span text:style-name="Default_20_Paragraph_20_Font"><text:span text:style-name="T4">דֶּרֶךְ ה'</text:span></text:span><text:span text:style-name="Default_20_Paragraph_20_Font"> לַעֲשׂוֹת צְדָקָה וּמִשְׁפָּט לְמַעַן הָבִיא ה' עַל אַבְרָהָם אֵת אֲשֶׁר דִּבֶּר עָלָיו. וַיֹּאמֶר ה' 'זַעֲקַת סְדֹם וַעֲמֹרָה כִּי רָבָּה וְחַטָּאתָם כִּי כָבְדָה מְאֹד. אֵרֲדָה נָּא וְאֶרְאֶה הַכְּצַעֲקָתָהּ הַבָּאָה אֵלַי עָשׂוּ כָּלָה וְאִם לֹא אֵדָעָה' <text:s text:c="4"/>(בראשית י"ח, יז-כא</text:span><text:span text:style-name="Default_20_Paragraph_20_Font">)</text:span></text:p>
      <text:p text:style-name="P27"><text:span text:style-name="Default_20_Paragraph_20_Font">מדברי ה' בפרשה זו ניתן ללמוד על שני עקרונות שמאפיינים את דרך ה</text:span><text:span text:style-name="Default_20_Paragraph_20_Font">':</text:span></text:p>
      <text:list xml:id="list214093650" text:continue-list="list931790179" text:style-name="LS5">
        <text:list-item>
          <text:p text:style-name="P73"><text:span text:style-name="Default_20_Paragraph_20_Font">מצד אחד - להילחם ברשעים ולכלות אותם מן העולם: "הכצעקתה הבאה אלי - עשו כלה</text:span><text:span text:style-name="Default_20_Paragraph_20_Font">";</text:span></text:p>
        </text:list-item>
        <text:list-item>
          <text:p text:style-name="P73"><text:soft-page-break/><text:span text:style-name="Default_20_Paragraph_20_Font">ומצד שני - לפני שמתחילים במלחמה, לרדת ולראות שאכן כולם רשעים, לא להסתמך רק על שמועות ודעות קדומות: <text:s/>"ארדה נא ואראה הכצעקתה"; אם יש שם לפחות עשרה צדיקים - לוותר על הכילוי: "וַיֹּאמֶר 'לֹא אַשְׁחִית בַּעֲבוּר הָעֲשָׂרָה'" (בראשית ל"ח, לב); ואם יש פחות מעשרה צדיקים - להציל אותם לפני שמשמידים את העיר (כפי שאכן קרה לבסוף</text:span><text:span text:style-name="Default_20_Paragraph_20_Font">).</text:span></text:p>
        </text:list-item>
      </text:list>
      <text:p text:style-name="P27"><text:span text:style-name="Default_20_Paragraph_20_Font"/></text:p>
      <text:p text:style-name="P33"><text:span text:style-name="Default_20_Paragraph_20_Font">שני העקרונות הללו נזכרים גם בפסוק שלנו בספר משלי:</text:span></text:p>
      <text:list xml:id="list203842787" text:style-name="LS6">
        <text:list-item>
          <text:p text:style-name="P86"><text:span text:style-name="Default_20_Paragraph_20_Font">מעוז </text:span><text:span text:style-name="Default_20_Paragraph_20_Font"><text:span text:style-name="T7">הוא מבצר, ובהשאלה: הגנה חזקה; <text:s/>תם הוא חף מפשע, אדם הפועל בתום לב; <text:s text:c="2"/>מעוז לתם דרך ה' = דרכו של ה' היא להגן על האנשים התמימים</text:span></text:span><text:span text:style-name="Default_20_Paragraph_20_Font">.</text:span></text:p>
        </text:list-item>
        <text:list-item>
          <text:p text:style-name="P86"><text:span text:style-name="Default_20_Paragraph_20_Font">מחיתה </text:span><text:span text:style-name="Default_20_Paragraph_20_Font"><text:span text:style-name="T7">= שבירה והריסה (בדרך-כלל מציין שבירה של מבצר ומעוז)</text:span></text:span><text:span text:style-name="Default_20_Paragraph_20_Font">; <text:s/>פועלי אוון </text:span><text:span text:style-name="Default_20_Paragraph_20_Font"><text:span text:style-name="T7">= אנשים העושים רע בכוח;</text:span></text:span><text:span text:style-name="Default_20_Paragraph_20_Font"> <text:s/>ומחיתה לפועלי אוון </text:span><text:span text:style-name="Default_20_Paragraph_20_Font"><text:span text:style-name="T7">= דרכו של ה' היא לשבור ולהרוס את בתי הרשעים.</text:span></text:span></text:p>
        </text:list-item>
      </text:list>
      <text:p text:style-name="P27"><text:span text:style-name="Default_20_Paragraph_20_Font">אם כך, גם אנחנו, שנצטווינו </text:span><text:span text:style-name="Default_20_Paragraph_20_Font"><text:span text:style-name="T4">ללכת בדרכי ה'</text:span></text:span><text:span text:style-name="Default_20_Paragraph_20_Font"> , צריכים לעשות את שני הדברים בו זמנית - גם לשבור את האנשים העושים רע, וגם להגן על האנשים התמימים, שאינם עושים רע.</text:span></text:p>
      <text:p text:style-name="P27"/>
      <text:p text:style-name="P27"><text:span text:style-name="Default_20_Paragraph_20_Font"><text:span text:style-name="T1">פרק יא</text:span></text:span></text:p>
      <text:p text:style-name="P41"><text:span text:style-name="Default_20_Paragraph_20_Font"><text:span text:style-name="T3">פסוק י</text:span></text:span></text:p>
      <text:p text:style-name="P21"><text:span text:style-name="Default_20_Paragraph_20_Font">בְּטוּב צַדִּיקִים תַּעֲלֹץ קִרְיָה, וּבַאֲבֹד רְשָׁעִים רִנָּה <text:s text:c="9"/>(משלי י"א, י</text:span><text:span text:style-name="Default_20_Paragraph_20_Font">).</text:span></text:p>
      <text:p text:style-name="P41"/>
      <text:p text:style-name="P41"><text:span text:style-name="Default_20_Paragraph_20_Font">מפרשים רבים התייחסו לסתירה-לכאורה בין פסוק זה לבין פסוקים אחרים המלמדים שאסור לשמוח לאידם של הרשעים, כגון</text:span><text:span text:style-name="Default_20_Paragraph_20_Font">:</text:span></text:p>
      <text:p text:style-name="P21"><text:span text:style-name="Default_20_Paragraph_20_Font">...כִּי שֶׁבַע </text:span><text:span text:style-name="Default_20_Paragraph_20_Font"><text:span text:style-name="T4">יִפּוֹל</text:span></text:span><text:span text:style-name="Default_20_Paragraph_20_Font"> צַדִּיק וָקָם, וּרְשָׁעִים </text:span><text:span text:style-name="Default_20_Paragraph_20_Font"><text:span text:style-name="T4">יִכָּשְׁלוּ</text:span></text:span><text:span text:style-name="Default_20_Paragraph_20_Font"> בְרָעָה.</text:span></text:p>
      <text:p text:style-name="P23"><text:span text:style-name="Default_20_Paragraph_20_Font"><text:span text:style-name="T4">בִּנְפֹל</text:span></text:span><text:span text:style-name="Default_20_Paragraph_20_Font"> אוֹיְבְיךָ [אוֹיְבְךָ קרי] אַל תִּשְׂמָח, </text:span><text:span text:style-name="Default_20_Paragraph_20_Font"><text:span text:style-name="T4">וּבִכָּשְׁלוֹ</text:span></text:span><text:span text:style-name="Default_20_Paragraph_20_Font"> אַל יָגֵל לִבֶּךָ,</text:span></text:p>
      <text:p text:style-name="P23"><text:span text:style-name="Default_20_Paragraph_20_Font">פֶּן יִרְאֶה ה' <text:s/>וְרַע בְּעֵינָיו, וְהֵשִׁיב מֵעָלָיו </text:span><text:span text:style-name="Default_20_Paragraph_20_Font"><text:span text:style-name="T4">אַפּוֹ</text:span></text:span><text:span text:style-name="Default_20_Paragraph_20_Font"> <text:s text:c="12"/>(משלי כ"ד, טז-יח).</text:span></text:p>
      <text:p text:style-name="P41"><text:span text:style-name="Default_20_Paragraph_20_Font">הקטע מדבר על צדיק שנופל ועל רשע שנכשל, ואז מלמד שאסור לשמוח בנפילתו של האויב (אם הוא צדיק) או בכשלונו (אם הוא רשע), ואפילו אם הוא אדם שה' כועס עליו באפו</text:span><text:span text:style-name="Default_20_Paragraph_20_Font">.</text:span></text:p>
      <text:p text:style-name="P1"/>
      <text:p text:style-name="P1"><text:span text:style-name="Default_20_Paragraph_20_Font">ניתן לענות על השאלה על-ידי השוואה לפסוק אחר שבו נזכרה </text:span><text:span text:style-name="Default_20_Paragraph_20_Font"><text:span text:style-name="T4">רינה</text:span></text:span><text:span text:style-name="Default_20_Paragraph_20_Font"> בקשר לאבדנו של רשע - אחאב בן עמרי מלך ישראל:</text:span><text:span text:style-name="Default_20_Paragraph_20_Font"><text:note text:id="ftn8" text:note-class="footnote"><text:note-citation>8</text:note-citation><text:note-body><text:p text:style-name="Footnote"><text:span text:style-name="Default_20_Paragraph_20_Font">הקבלה זו כבר נזכרה בדברי רבי אחא בר חנינא, סנהדרין לט ע"א</text:span><text:span text:style-name="Default_20_Paragraph_20_Font">.</text:span></text:p></text:note-body></text:note></text:span></text:p>
      <text:p text:style-name="P21"><text:span text:style-name="Default_20_Paragraph_20_Font">וְאִישׁ מָשַׁךְ בַּקֶּשֶׁת לְתֻמּוֹ וַיַּכֶּה אֶת מֶלֶךְ יִשְׂרָאֵל בֵּין הַדְּבָקִים וּבֵין הַשִּׁרְיָן וַיֹּאמֶר לְרַכָּבוֹ הֲפֹךְ יָדְךָ וְהוֹצִיאֵנִי מִן הַמַּחֲנֶה כִּי הָחֳלֵיתִי. וַתַּעֲלֶה הַמִּלְחָמָה בַּיּוֹם הַהוּא וְהַמֶּלֶךְ הָיָה מָעֳמָד בַּמֶּרְכָּבָה נֹכַח אֲרָם וַיָּמָת בָּעֶרֶב וַיִּצֶק דַּם הַמַּכָּה אֶל חֵיק הָרָכֶב.</text:span><text:a xlink:type="simple" xlink:href="http://he.wikisource.org/wiki/קטגוריה:מלכים_א_כב_לו"><text:span text:style-name="Default_20_Paragraph_20_Font"> </text:span></text:a><text:soft-page-break/><text:span text:style-name="Default_20_Paragraph_20_Font"><text:span text:style-name="T4">וַיַּעֲבֹר הָרִנָּה בַּמַּחֲנֶה כְּבֹא הַשֶּׁמֶשׁ לֵאמֹר 'אִישׁ אֶל עִירוֹ וְאִישׁ אֶל אַרְצוֹ'</text:span></text:span><text:span text:style-name="Default_20_Paragraph_20_Font">.</text:span><text:a xlink:type="simple" xlink:href="http://he.wikisource.org/wiki/קטגוריה:מלכים_א_כב_לז"><text:span text:style-name="Default_20_Paragraph_20_Font"> </text:span></text:a><text:span text:style-name="Default_20_Paragraph_20_Font">וַיָּמָת הַמֶּלֶךְ וַיָּבוֹא שֹׁמְרוֹן וַיִּקְבְּרוּ אֶת הַמֶּלֶךְ בְּשֹׁמְרוֹן <text:s text:c="4"/>(מלכים א כ"ב, לד-לז).</text:span></text:p>
      <text:p text:style-name="P41"><text:span text:style-name="Default_20_Paragraph_20_Font">שני דברים מאפיינים את הרינה בסיפור זה</text:span><text:span text:style-name="Default_20_Paragraph_20_Font">:</text:span></text:p>
      <text:list xml:id="list150534413" text:style-name="LS7">
        <text:list-item>
          <text:p text:style-name="P59"><text:span text:style-name="Default_20_Paragraph_20_Font">הרינה התחילה רק </text:span><text:span text:style-name="Default_20_Paragraph_20_Font"><text:span text:style-name="T4">כבוא השמש</text:span></text:span><text:span text:style-name="Default_20_Paragraph_20_Font">, רק לאחר שאחאב מת, ולא כאשר היה מעמד במרכבה שותת דם וסובל מכאבים</text:span><text:span text:style-name="Default_20_Paragraph_20_Font">.</text:span></text:p>
        </text:list-item>
        <text:list-item>
          <text:p text:style-name="P59"><text:span text:style-name="Default_20_Paragraph_20_Font">תוכן הרינה היה </text:span><text:span text:style-name="Default_20_Paragraph_20_Font"><text:span text:style-name="T4">איש אל עירו ואיש אל ארצו</text:span></text:span><text:span text:style-name="Default_20_Paragraph_20_Font">, כלומר, שמחה על כך שהמלחמה נסתיימה, וכל החיילים חופשיים לחזור לעירם בשלום, כמו שניבא מיכיהו בן ימלה לפני המלחמה "לֹא אֲדֹנִים לָאֵלֶּה, יָשׁוּבוּ אִישׁ לְבֵיתוֹ בְּשָׁלוֹם" (שם פסוק יז</text:span><text:span text:style-name="Default_20_Paragraph_20_Font">). </text:span></text:p>
        </text:list-item>
      </text:list>
      <text:p text:style-name="P27"><text:span text:style-name="Default_20_Paragraph_20_Font">המושג </text:span><text:span text:style-name="Default_20_Paragraph_20_Font"><text:span text:style-name="T4">רינה</text:span></text:span><text:span text:style-name="Default_20_Paragraph_20_Font"> נקשר לשלום, שקט וחופש גם בפסוקים נוספים, בפרט בספר ישעיהו, למשל:</text:span></text:p>
      <text:list xml:id="list1358166310" text:style-name="LS8">
        <text:list-item>
          <text:p text:style-name="P67"><text:span text:style-name="Default_20_Paragraph_20_Font">"</text:span><text:span text:style-name="Default_20_Paragraph_20_Font"><text:span text:style-name="Q"><text:span text:style-name="T9">נָחָה </text:span></text:span></text:span><text:span text:style-name="Default_20_Paragraph_20_Font"><text:span text:style-name="Q"><text:span text:style-name="T10">שָׁקְטָה</text:span></text:span></text:span><text:span text:style-name="Default_20_Paragraph_20_Font"><text:span text:style-name="Q"><text:span text:style-name="T9"> כָּל הָאָרֶץ, פָּצְחוּ </text:span></text:span></text:span><text:span text:style-name="Default_20_Paragraph_20_Font"><text:span text:style-name="Q"><text:span text:style-name="T10">רִנָּה</text:span></text:span></text:span><text:span text:style-name="Default_20_Paragraph_20_Font">" (ישעיהו י"ד, ז).</text:span></text:p>
        </text:list-item>
        <text:list-item>
          <text:p text:style-name="P67"><text:span text:style-name="Default_20_Paragraph_20_Font">"</text:span><text:span text:style-name="Default_20_Paragraph_20_Font"><text:span text:style-name="Q"><text:span text:style-name="T10">וּפְדוּיֵי</text:span></text:span></text:span><text:span text:style-name="Default_20_Paragraph_20_Font"><text:span text:style-name="Q"><text:span text:style-name="T8"> ה' יְשֻׁבוּן וּבָאוּ צִיּוֹן </text:span></text:span></text:span><text:span text:style-name="Default_20_Paragraph_20_Font"><text:span text:style-name="Q"><text:span text:style-name="T10">בְּרִנָּה</text:span></text:span></text:span><text:span text:style-name="Default_20_Paragraph_20_Font"><text:span text:style-name="Q"><text:span text:style-name="T8"> וְשִׂמְחַת עוֹלָם עַל רֹאשָׁם, שָׂשׂוֹן וְשִׂמְחָה יַשִּׂיגוּ וְנָסוּ יָגוֹן וַאֲנָחָה</text:span></text:span></text:span><text:span text:style-name="Default_20_Paragraph_20_Font">" (שם ל"ה, י).</text:span></text:p>
        </text:list-item>
      </text:list>
      <text:p text:style-name="P27"><text:span text:style-name="Default_20_Paragraph_20_Font"/></text:p>
      <text:p text:style-name="P33"><text:span text:style-name="Default_20_Paragraph_20_Font">לעומת זאת, הפסוק "בנפול אויבך אל תשמח ובכשלו אל יגל לבך" מדבר על שמחה תוך כדי תהליך הנפילה, תוך כדי המלחמה; שמחה על עצם העובדה שהרשע נכשל, ללא תלות בתוצאות. זוהי שמחה לאיד, והיא אסורה. כך גם חג הפורים לא נקבע ליום שבו היהודים הכו באויביהם, אלא ליום שבו נחו מהמלחמה:</text:span><text:span text:style-name="Default_20_Paragraph_20_Font"><text:note text:id="ftn9" text:note-class="footnote"><text:note-citation>9</text:note-citation><text:note-body><text:p text:style-name="Footnote">ע"פ אברהם קורמן, "תכלת אברהם" - הקדמות ופירושים על מגילת אסתר, הוצאת מקור נובע, קרית חיים ה'תשס"א.</text:p></text:note-body></text:note></text:span></text:p>
      <text:p text:style-name="P14"><text:span text:style-name="Default_20_Paragraph_20_Font">בְּיוֹם שְׁלֹשָׁה עָשָׂר לְחֹדֶשׁ אֲדָר, וְנוֹחַ בְּאַרְבָּעָה עָשָׂר בּוֹ וְעָשֹׂה אֹתוֹ יוֹם מִשְׁתֶּה וְשִׂמְחָה.</text:span><text:a xlink:type="simple" xlink:href="http://he.wikisource.org/wiki/קטגוריה:אסתר_ט_יח"><text:span text:style-name="Default_20_Paragraph_20_Font"> </text:span></text:a><text:span text:style-name="Default_20_Paragraph_20_Font">והיהודיים [וְהַיְּהוּדִים] אֲשֶׁר בְּשׁוּשָׁן נִקְהֲלוּ בִּשְׁלֹשָׁה עָשָׂר בּוֹ וּבְאַרְבָּעָה עָשָׂר בּוֹ, וְנוֹחַ בַּחֲמִשָּׁה עָשָׂר בּוֹ וְעָשֹׂה אֹתוֹ יוֹם מִשְׁתֶּה וְשִׂמְחָה (אסתר ט', יז-יח</text:span><text:span text:style-name="Default_20_Paragraph_20_Font">).</text:span></text:p>
      <text:p text:style-name="P27"><text:span text:style-name="Default_20_Paragraph_20_Font">מכאן ניתן לפרש את הפסוק שלנו בספר משלי: </text:span><text:span text:style-name="Default_20_Paragraph_20_Font"><text:span text:style-name="T4">בטוב צדיקים</text:span></text:span><text:span text:style-name="Default_20_Paragraph_20_Font"> - כאשר טוב לצדיקים - </text:span><text:span text:style-name="Default_20_Paragraph_20_Font"><text:span text:style-name="T4">תעלוץ קריה</text:span></text:span><text:span text:style-name="Default_20_Paragraph_20_Font"> - העיר שהם גרים בה תהיה גם-כן שמחה, כי הצדיקים משתמשים בשפע ובטוב שהם מקבלים באופן המביא תועלת לכל סביבתם. כך גם </text:span><text:span text:style-name="Default_20_Paragraph_20_Font"><text:span text:style-name="T4">באבוד רשעים </text:span></text:span><text:span text:style-name="Default_20_Paragraph_20_Font">- כאשר הרשעים מחרחרי המלחמה אובדים מן העיר, השלום והשלווה חוזרים לעיר, והחיילים יוצאים לחופשי ושבים לביתם, וכתוצאה מכך כולם פוצחים </text:span><text:span text:style-name="Default_20_Paragraph_20_Font"><text:span text:style-name="T4">ברינה</text:span></text:span><text:span text:style-name="Default_20_Paragraph_20_Font">.</text:span></text:p>
      <text:p text:style-name="P1"/>
      <text:p text:style-name="P27"><text:span text:style-name="Default_20_Paragraph_20_Font"><text:span text:style-name="T3">פסוק יב</text:span></text:span></text:p>
      <text:p text:style-name="P14"><text:span text:style-name="Default_20_Paragraph_20_Font">בָּז לְרֵעֵהוּ חֲסַר לֵב, וְאִישׁׁ תְּבוּנוֹת יַחֲרִישׁ <text:s text:c="12"/>(משלי י"א, יב</text:span><text:span text:style-name="Default_20_Paragraph_20_Font">).</text:span></text:p>
      <text:p text:style-name="P27"><text:span text:style-name="Default_20_Paragraph_20_Font">הפסוק פונה לאדם שחברו התייחס אליו בבוז וזלזול. הפסוק מנחם אותו ואומר לו כי מי </text:span><text:span text:style-name="Default_20_Paragraph_20_Font"><text:span text:style-name="T4">שבז</text:span></text:span><text:span text:style-name="Default_20_Paragraph_20_Font"> לו הוא </text:span><text:span text:style-name="Default_20_Paragraph_20_Font"><text:span text:style-name="T4">חסר לב</text:span></text:span><text:span text:style-name="Default_20_Paragraph_20_Font">, הוא פעל בחוסר הגיון ובלי לחשוב, ולכן אין לו סיבה להיפגע. </text:span><text:span text:style-name="Default_20_Paragraph_20_Font"><text:span text:style-name="T4">איש</text:span></text:span><text:span text:style-name="Default_20_Paragraph_20_Font"> שיש לו </text:span><text:span text:style-name="Default_20_Paragraph_20_Font"><text:span text:style-name="T4">תבונה</text:span></text:span><text:span text:style-name="Default_20_Paragraph_20_Font">, לא יגיב על ביזיונות מסוג זה, אלא </text:span><text:span text:style-name="Default_20_Paragraph_20_Font"><text:span text:style-name="T4">יחריש</text:span></text:span><text:span text:style-name="Default_20_Paragraph_20_Font"> ויתעלם.</text:span></text:p>
      <text:p text:style-name="P27"/>
      <text:p text:style-name="P33"><text:soft-page-break/><text:span text:style-name="Default_20_Paragraph_20_Font">הפסוק יכול לעזור לנו להכריע בשאלה אחרת, שהתעוררה כשני דורות לפני כן - בימי שאול:</text:span></text:p>
      <text:p text:style-name="P14"><text:span text:style-name="Default_20_Paragraph_20_Font">וּבְנֵי בְלִיַּעַל אָמְרוּ מַה יֹּשִׁעֵנוּ זֶה, </text:span><text:span text:style-name="Default_20_Paragraph_20_Font"><text:span text:style-name="T4">וַיִּבְזֻהוּ</text:span></text:span><text:span text:style-name="Default_20_Paragraph_20_Font"> וְלֹא הֵבִיאוּ לוֹֹֹֹֹֹ מִנְחָה, וַיְהִי </text:span><text:span text:style-name="Default_20_Paragraph_20_Font"><text:span text:style-name="T4">כְּמַחֲרִישׁ</text:span></text:span><text:span text:style-name="Default_20_Paragraph_20_Font"> <text:s text:c="6"/>(שמואל א י', כז).</text:span></text:p>
      <text:p text:style-name="P27"><text:span text:style-name="Default_20_Paragraph_20_Font">האם שתיקתו של שאול הייתה מעשה נבון? או שמא היה כאן גילוי מזיק של חולשה?</text:span></text:p>
      <text:p text:style-name="P33"><text:span text:style-name="Default_20_Paragraph_20_Font"/></text:p>
      <text:p text:style-name="P33"><text:span text:style-name="Default_20_Paragraph_20_Font">1. הפסוק שלנו בספר משלי מלמד, ששאול נהג כשורה - הוא נהג </text:span><text:span text:style-name="Default_20_Paragraph_20_Font"><text:span text:style-name="T4">כאיש תבונות</text:span></text:span><text:span text:style-name="Default_20_Paragraph_20_Font">:</text:span></text:p>
      <text:p text:style-name="P14"><text:span text:style-name="Default_20_Paragraph_20_Font"><text:span text:style-name="T4">איש תבונות יחריש</text:span></text:span><text:span text:style-name="Default_20_Paragraph_20_Font"> כשמבזהו החסר לב, כמו שאול, דכתיב '</text:span><text:span text:style-name="Default_20_Paragraph_20_Font"><text:span text:style-name="T4">ויבזהו ולא הביאו לו מנחה ויהי כמחריש</text:span></text:span><text:span text:style-name="Default_20_Paragraph_20_Font">' <text:s text:c="12"/>(רש"י על משלי י"א, יב</text:span><text:span text:style-name="Default_20_Paragraph_20_Font">). </text:span></text:p>
      <text:p text:style-name="P27"><text:span text:style-name="Default_20_Paragraph_20_Font"/></text:p>
      <text:p text:style-name="P33"><text:span text:style-name="Default_20_Paragraph_20_Font">2. אמנם, בתלמוד מצאנו דעה הפוכה - דעת רב יהודה בשם רב:</text:span></text:p>
      <text:p text:style-name="P14"><text:span text:style-name="Default_20_Paragraph_20_Font">מפני מה נענש שאול? מפני שמחל על כבודו, שנאמר '</text:span><text:span text:style-name="Default_20_Paragraph_20_Font"><text:span text:style-name="T4">ובני בליעל אמרו מה יושיענו זה ויבזוהו ולא הביאו לו מנחה ויהי כמחריש</text:span></text:span><text:span text:style-name="Default_20_Paragraph_20_Font">', וכתיב (שמואל א י"א) '</text:span><text:span text:style-name="Default_20_Paragraph_20_Font"><text:span text:style-name="T4">ויעל נחש העמוני ויחן על יבש גלעד</text:span></text:span><text:span text:style-name="Default_20_Paragraph_20_Font">' וגו'. <text:s text:c="2"/>(יומא כב ע"ב</text:span><text:span text:style-name="Default_20_Paragraph_20_Font">).</text:span></text:p>
      <text:p text:style-name="P27"><text:span text:style-name="Default_20_Paragraph_20_Font">דעה זו נראית רחוקה מפשוטו של מקרא, שהרי בשום מקום לא נאמר ששאול נענש על כך שהחריש, הוא נענש על חטאים חמורים יותר.</text:span></text:p>
      <text:p text:style-name="P33"><text:span text:style-name="Default_20_Paragraph_20_Font"/></text:p>
      <text:p text:style-name="Standard"><text:span text:style-name="Default_20_Paragraph_20_Font">אולי אפשר ליישב בין שתי הדעות על-פי יחסו של דוד המלך אל שמעי בן גרא: כששמעי קילל אותו (שמואל ב ט"ז, י) הוא החריש ולא פגע בו, אך לפני מותו הוא ציווה על שלמה בנו שינקום את נקמתו (מלכים א ב', ט). ייתכן שהמנהיג צריך </text:span><text:span text:style-name="Default_20_Paragraph_20_Font"><text:span text:style-name="T4">להחריש</text:span></text:span><text:span text:style-name="Default_20_Paragraph_20_Font"> רק בשעת מעשה, כאשר הרגשות בוערים. אדם שמגיב מתוך רגש, עלול להגיב באופן מוגזם, שיגרום לו בזיון גדול עוד יותר. אולם לאחר מעשה, כשהרגשות נרגעים, אפשר לשקול מחדש את כל הנתונים ולהחליט מהי התגובה ההולמת.</text:span></text:p>
      <text:p text:style-name="Standard"><text:span text:style-name="Default_20_Paragraph_20_Font">לפי זה, שאול אכן נהג בתבונה בפעם הראשונה, כאשר "ויבזהו... ויהי כמחריש"; אולם הוא חטא בפעם השניה, כאשר העם אמר "מי האמר 'שאול ימלך עלינו?!' תנו האנשים ונמיתם!", ושאול התנגד.</text:span><text:span text:style-name="Default_20_Paragraph_20_Font"><text:note text:id="ftn10" text:note-class="footnote"><text:note-citation>10</text:note-citation><text:note-body><text:p text:style-name="Footnote"><text:span text:style-name="Default_20_Paragraph_20_Font">ראיתי פירוש דומה בשם המאירי, בתלמוד בבלי מהדורת שוטנשטיין, יומא כב ע"ב, הערה אחרונה.</text:span></text:p></text:note-body></text:note></text:span></text:p>
      <text:p text:style-name="Standard"><text:span text:style-name="Default_20_Paragraph_20_Font"><text:span text:style-name="T1"/></text:span></text:p>
      <text:p text:style-name="P40"><text:span text:style-name="Default_20_Paragraph_20_Font"><text:span text:style-name="T1">פרק יב</text:span></text:span></text:p>
      <text:p text:style-name="P21"><text:span text:style-name="Default_20_Paragraph_20_Font">הָפוֹךְ רְשָׁעִים וְאֵינָם, וּבֵית צַדִּיקִים יַעֲמֹד <text:s text:c="18"/>(משלי י"ב, ז).</text:span></text:p>
      <text:p text:style-name="P27"><text:span text:style-name="Default_20_Paragraph_20_Font">הפסוק נותן עצה (המכוונת כנראה למלך) איך להתמודד עם רשעים. משמעות העצה תלויה במשמעות השורש הפך</text:span><text:span text:style-name="Default_20_Paragraph_20_Font">:</text:span></text:p>
      <text:p text:style-name="P27"/>
      <text:p text:style-name="P27"><text:soft-page-break/><text:span text:style-name="Default_20_Paragraph_20_Font">1. בפרשת סדום ועמורה, הפיכה מציינת החרבה מהירה, בבת אחת:</text:span><text:span text:style-name="Default_20_Paragraph_20_Font"><text:note text:id="ftn11" text:note-class="footnote"><text:note-citation>11</text:note-citation><text:note-body><text:p text:style-name="Footnote"><text:span text:style-name="Default_20_Paragraph_20_Font">ההקבלה לסדום נזכרה בפירוש רש"י על הפסוק במשלי</text:span><text:span text:style-name="Default_20_Paragraph_20_Font">.</text:span></text:p></text:note-body></text:note></text:span></text:p>
      <text:p text:style-name="P14"><text:span text:style-name="Default_20_Paragraph_20_Font"><text:span text:style-name="T4">וַיַּהֲפֹךְ </text:span></text:span><text:span text:style-name="Default_20_Paragraph_20_Font">אֶת הֶעָרִים הָאֵל וְאֵת כָּל הַכִּכָּר <text:s text:c="13"/>(בראשית י"ט, כה</text:span><text:span text:style-name="Default_20_Paragraph_20_Font">).</text:span></text:p>
      <text:p text:style-name="P14"><text:span text:style-name="Default_20_Paragraph_20_Font">...מֵחַטַּאת סְדֹם </text:span><text:span text:style-name="Default_20_Paragraph_20_Font"><text:span text:style-name="T4">הַהֲפוּכָה</text:span></text:span><text:span text:style-name="Default_20_Paragraph_20_Font"> כְמוֹ רָגַע... <text:s text:c="15"/>(איכה ד', ו).</text:span></text:p>
      <text:p text:style-name="P27"><text:span text:style-name="Default_20_Paragraph_20_Font">לפי זה, הפסוק מייעץ למלך להילחם ברשעים במכה אחת חזקה שתעביר אותם מן העולם - ולא ב"עימות בעצימות נמוכה". עם זאת, הפסוק מדגיש שיש להציל את הצדיקים שבעיר ואת בני ביתם - </text:span><text:span text:style-name="Default_20_Paragraph_20_Font"><text:span text:style-name="T4">ובית צדיקים יעמוד</text:span></text:span><text:span text:style-name="Default_20_Paragraph_20_Font">, כמו שאכן עשה ה' בסדום ועמורה</text:span><text:span text:style-name="Default_20_Paragraph_20_Font">:</text:span></text:p>
      <text:p text:style-name="P14"><text:span text:style-name="Default_20_Paragraph_20_Font">וַיְהִי בְּשַׁחֵת אֱלֹהִים אֶת עָרֵי הַכִּכָּר, וַיִּזְכֹּר אֱלֹהִים אֶת אַבְרָהָם, וַיְשַׁלַּח אֶת לוֹט מִתּוֹךְ </text:span><text:span text:style-name="Default_20_Paragraph_20_Font"><text:span text:style-name="T4">הַהֲפֵכָה</text:span></text:span><text:span text:style-name="Default_20_Paragraph_20_Font"> </text:span><text:span text:style-name="Default_20_Paragraph_20_Font"><text:span text:style-name="T4">בַּהֲפֹךְ</text:span></text:span><text:span text:style-name="Default_20_Paragraph_20_Font"> אֶת הֶעָרִים אֲשֶׁר יָשַׁב בָּהֵן לוֹט (בראשית י"ט, כט</text:span><text:span text:style-name="Default_20_Paragraph_20_Font">).</text:span></text:p>
      <text:p text:style-name="P27"/>
      <text:p text:style-name="P27"><text:span text:style-name="Default_20_Paragraph_20_Font">2. במקומות אחרים בתנ"ך, הפיכה מציינת שינוי קיצוני בדעות או באישיות:</text:span></text:p>
      <text:p text:style-name="P21"><text:span text:style-name="Default_20_Paragraph_20_Font"><text:span text:style-name="T4">וַיֵּהָפֵךְ</text:span></text:span><text:span text:style-name="Default_20_Paragraph_20_Font"> לְבַב פַּרְעֹה וַעֲבָדָיו אֶל הָעָם, וַיֹּאמרוּ 'מַה זֹּאֶת עָשִׂינוּ כִּי שִׁלַּחְנוּ אֶת יִשְׂרָאֵל מֵעָבְדֵנוּ?!' <text:s text:c="2"/>(שמות י"ד, ה).</text:span></text:p>
      <text:p text:style-name="P21"><text:span text:style-name="Default_20_Paragraph_20_Font">וְצָלְחָה עָלֶיךָ רוּחַ ה', וְהִתְנַבִּיתָ עִמָּם, </text:span><text:span text:style-name="Default_20_Paragraph_20_Font"><text:span text:style-name="T4">וְנֶהְפַּכְתָּ</text:span></text:span><text:span text:style-name="Default_20_Paragraph_20_Font"> לְאִישׁ אַחֵר (שמ”א י', ו).</text:span></text:p>
      <text:p text:style-name="P41"><text:span text:style-name="Default_20_Paragraph_20_Font">לפי זה, הפסוק ממליץ להשפיע על אישיותם של הרשעים, ולהפוך את הרשעים לצדיקים, כך שלא יהיו עוד רשעים, ואז ממילא לא יפגעו בצדיקים - </text:span><text:span text:style-name="Default_20_Paragraph_20_Font"><text:span text:style-name="T4">הפוך רשעים ואינם</text:span></text:span><text:span text:style-name="Default_20_Paragraph_20_Font"> [רשעים עוד], </text:span><text:span text:style-name="Default_20_Paragraph_20_Font"><text:span text:style-name="T4">ובית צדיקים יעמוד</text:span></text:span><text:span text:style-name="Default_20_Paragraph_20_Font">.</text:span></text:p>
      <text:p text:style-name="P41"/>
      <text:p text:style-name="P40"><text:span text:style-name="Default_20_Paragraph_20_Font">בספר תהלים ישנו פסוק דומה, המדבר גם הוא על רשעים שיהיו לאין</text:span><text:span text:style-name="Default_20_Paragraph_20_Font">:</text:span></text:p>
      <text:p text:style-name="P20"><text:span text:style-name="Default_20_Paragraph_20_Font">יִתַּמּוּ חַטָּאִים מִן הָאָרֶץ, </text:span><text:span text:style-name="Default_20_Paragraph_20_Font"><text:span text:style-name="T4">וּרְשָׁעִים</text:span></text:span><text:span text:style-name="Default_20_Paragraph_20_Font"> עוֹד </text:span><text:span text:style-name="Default_20_Paragraph_20_Font"><text:span text:style-name="T4">אֵינָם</text:span></text:span><text:span text:style-name="Default_20_Paragraph_20_Font"> <text:s text:c="7"/>(תהלים ק"ד, לה</text:span><text:span text:style-name="Default_20_Paragraph_20_Font">).</text:span></text:p>
      <text:p text:style-name="P40"><text:span text:style-name="Default_20_Paragraph_20_Font">כידוע, המפרשים נחלקו בפירושו של פסוק זה: יש שפירשו אותו כתפילה למפלתם ואובדנם של החוטאים והרשעים,</text:span><text:span text:style-name="Default_20_Paragraph_20_Font"><text:note text:id="ftn12" text:note-class="footnote"><text:note-citation>12</text:note-citation><text:note-body><text:p text:style-name="Footnote"><text:span text:style-name="Default_20_Paragraph_20_Font">מגילת תענית פ"ג, פרקי דרבי אליעזר פי"ט, רבי יהודה בן רבי שמעון בן פזי (ברכות ט ע"ב), וכן רש"י על הפסוק</text:span><text:span text:style-name="Default_20_Paragraph_20_Font">.</text:span></text:p></text:note-body></text:note></text:span><text:span text:style-name="Default_20_Paragraph_20_Font"> ויש שפירשו אותו כתפילה לביטולם של החֲטָאִים וחזרתם של הרשעים למוטב.</text:span><text:span text:style-name="Default_20_Paragraph_20_Font"><text:note text:id="ftn13" text:note-class="footnote"><text:note-citation>13</text:note-citation><text:note-body><text:p text:style-name="Footnote"><text:span text:style-name="Default_20_Paragraph_20_Font">ברוריה אשת רבי מאיר (ברכות י ע"א), וכן מצודת דוד על הפסוק</text:span><text:span text:style-name="Default_20_Paragraph_20_Font">.</text:span></text:p></text:note-body></text:note></text:span><text:span text:style-name="Default_20_Paragraph_20_Font"> שני הפירושים הללו מתאימים לשני הפירושים שהבאנו למעלה על הפסוק במשלי, וכפי שהראינו, לשניהם ישנן ראיות מהפסוקים המקבילים.</text:span></text:p>
      <text:p text:style-name="P37"><text:span text:style-name="Default_20_Paragraph_20_Font"><text:span text:style-name="T3"/></text:span></text:p>
      <text:p text:style-name="P2"/>
      <text:p text:style-name="P27"><text:span text:style-name="Default_20_Paragraph_20_Font"><text:span text:style-name="T1">פרק יג</text:span></text:span></text:p>
      <text:p text:style-name="P27"><text:span text:style-name="Default_20_Paragraph_20_Font"><text:span text:style-name="T3">פסוק טו</text:span></text:span></text:p>
      <text:p text:style-name="P14"><text:span text:style-name="Default_20_Paragraph_20_Font">שֵׂכֶל טוֹב יִתֶּן חֵן, וְדֶרֶךְ בֹּגְדִים אֵיתָן <text:s text:c="13"/>(משלי י"ג, טו</text:span><text:span text:style-name="Default_20_Paragraph_20_Font">).</text:span></text:p>
      <text:p text:style-name="P27"><text:span text:style-name="Default_20_Paragraph_20_Font">הפסוק מלמד, שכדי למצוא חן בעיני הזולת, יש להשתמש בשכל טוב. אולם אין זה ברור מה הקשר לצלע השנייה של הפסוק, המדברת על בוגדים.</text:span></text:p>
      <text:p text:style-name="P27"><text:soft-page-break/></text:p>
      <text:p text:style-name="P27"><text:span text:style-name="Default_20_Paragraph_20_Font">ייתכן שהביטוי </text:span><text:span text:style-name="Default_20_Paragraph_20_Font"><text:span text:style-name="T4">שכל טוב</text:span></text:span><text:span text:style-name="Default_20_Paragraph_20_Font"> רומז לאישה שהייתה טובת שכל</text:span><text:span text:style-name="Default_20_Paragraph_20_Font">:</text:span></text:p>
      <text:p text:style-name="P14"><text:span text:style-name="Default_20_Paragraph_20_Font">וְשֵׁם הָאִישׁ נָבָל, וְשֵׁם אִשְׁתּוֹ אֲבִגָיִל; וְהָאִשָּׁה </text:span><text:span text:style-name="Default_20_Paragraph_20_Font"><text:span text:style-name="T4">טוֹבַת שֶׂכֶל</text:span></text:span><text:span text:style-name="Default_20_Paragraph_20_Font"> וִיפַת תֹּאַר, וְהָאִישׁ קָשֶׁה וְרַע מַעֲלָלִים; וְהוּא כלבו [כָלִבִּי קרי] <text:s text:c="5"/>(שמ"א כ"ה, ג).</text:span></text:p>
      <text:p text:style-name="P27"><text:span text:style-name="Default_20_Paragraph_20_Font">בזכות השכל הטוב שלה, הצליחה אביגיל למצוא חן בעיני דוד, ולשכנע אותו שלא להרוג את נבל:</text:span><text:span text:style-name="Default_20_Paragraph_20_Font"><text:note text:id="ftn14" text:note-class="footnote"><text:note-citation>14</text:note-citation><text:note-body><text:p text:style-name="Footnote"><text:span text:style-name="Default_20_Paragraph_20_Font"><text:span text:style-name="T5">כמה חוקרים ניתחו בפירוט את האמצעים שהשתמשה בהם אביגיל כדי לשכנע את דוד. ראו למשל:</text:span></text:span></text:p><text:list xml:id="list919561178" text:style-name="LS14"><text:list-item><text:p text:style-name="P89"><text:span text:style-name="Default_20_Paragraph_20_Font">יהודה אליצור, "חכמות נשים בנתה ביתה - מקומה של האישה בהגות המקראית", בתוך: משפחות בית ישראל (הכינוס למחשבת היהדות, שנה י"ח), ירושלים, תשל"ו. נצפה באתר דעת באלול ה'תשע"א: </text:span><text:a xlink:type="simple" xlink:href="http://daat.ac.il/DAAT/tanach/maamarim/nashim-eli-1.htm"><text:span text:style-name="Default_20_Paragraph_20_Font">daat</text:span></text:a><text:a xlink:type="simple" xlink:href="http://daat.ac.il/DAAT/tanach/maamarim/nashim-eli-1.htm"><text:span text:style-name="Default_20_Paragraph_20_Font">.</text:span></text:a><text:a xlink:type="simple" xlink:href="http://daat.ac.il/DAAT/tanach/maamarim/nashim-eli-1.htm"><text:span text:style-name="Default_20_Paragraph_20_Font">ac</text:span></text:a><text:a xlink:type="simple" xlink:href="http://daat.ac.il/DAAT/tanach/maamarim/nashim-eli-1.htm"><text:span text:style-name="Default_20_Paragraph_20_Font">.</text:span></text:a><text:a xlink:type="simple" xlink:href="http://daat.ac.il/DAAT/tanach/maamarim/nashim-eli-1.htm"><text:span text:style-name="Default_20_Paragraph_20_Font">il</text:span></text:a><text:a xlink:type="simple" xlink:href="http://daat.ac.il/DAAT/tanach/maamarim/nashim-eli-1.htm"><text:span text:style-name="Default_20_Paragraph_20_Font">/</text:span></text:a><text:a xlink:type="simple" xlink:href="http://daat.ac.il/DAAT/tanach/maamarim/nashim-eli-1.htm"><text:span text:style-name="Default_20_Paragraph_20_Font">DAAT</text:span></text:a><text:a xlink:type="simple" xlink:href="http://daat.ac.il/DAAT/tanach/maamarim/nashim-eli-1.htm"><text:span text:style-name="Default_20_Paragraph_20_Font">/</text:span></text:a><text:a xlink:type="simple" xlink:href="http://daat.ac.il/DAAT/tanach/maamarim/nashim-eli-1.htm"><text:span text:style-name="Default_20_Paragraph_20_Font">tanach</text:span></text:a><text:a xlink:type="simple" xlink:href="http://daat.ac.il/DAAT/tanach/maamarim/nashim-eli-1.htm"><text:span text:style-name="Default_20_Paragraph_20_Font">/</text:span></text:a><text:a xlink:type="simple" xlink:href="http://daat.ac.il/DAAT/tanach/maamarim/nashim-eli-1.htm"><text:span text:style-name="Default_20_Paragraph_20_Font">maamarim</text:span></text:a><text:a xlink:type="simple" xlink:href="http://daat.ac.il/DAAT/tanach/maamarim/nashim-eli-1.htm"><text:span text:style-name="Default_20_Paragraph_20_Font">/</text:span></text:a><text:a xlink:type="simple" xlink:href="http://daat.ac.il/DAAT/tanach/maamarim/nashim-eli-1.htm"><text:span text:style-name="Default_20_Paragraph_20_Font">nashim</text:span></text:a><text:a xlink:type="simple" xlink:href="http://daat.ac.il/DAAT/tanach/maamarim/nashim-eli-1.htm"><text:span text:style-name="Default_20_Paragraph_20_Font">-</text:span></text:a><text:a xlink:type="simple" xlink:href="http://daat.ac.il/DAAT/tanach/maamarim/nashim-eli-1.htm"><text:span text:style-name="Default_20_Paragraph_20_Font">eli</text:span></text:a><text:a xlink:type="simple" xlink:href="http://daat.ac.il/DAAT/tanach/maamarim/nashim-eli-1.htm"><text:span text:style-name="Default_20_Paragraph_20_Font">-1.</text:span></text:a><text:a xlink:type="simple" xlink:href="http://daat.ac.il/DAAT/tanach/maamarim/nashim-eli-1.htm"><text:span text:style-name="Default_20_Paragraph_20_Font">htm</text:span></text:a></text:p></text:list-item><text:list-item><text:p text:style-name="P89"><text:span text:style-name="Default_20_Paragraph_20_Font">נתן קלאוס, "נאום אביגיל - ניתוח ספרותי", בית מקרא, קיא, תמוז תשמ"ז, עמ' 320-331, נצפה באתר דעת באלול ה'תשע"א: </text:span><text:a xlink:type="simple" xlink:href="http://daat.ac.il/daat/kitveyet/betmikra/neum.htm"><text:span text:style-name="Default_20_Paragraph_20_Font">daat</text:span></text:a><text:a xlink:type="simple" xlink:href="http://daat.ac.il/daat/kitveyet/betmikra/neum.htm"><text:span text:style-name="Default_20_Paragraph_20_Font">.</text:span></text:a><text:a xlink:type="simple" xlink:href="http://daat.ac.il/daat/kitveyet/betmikra/neum.htm"><text:span text:style-name="Default_20_Paragraph_20_Font">ac</text:span></text:a><text:a xlink:type="simple" xlink:href="http://daat.ac.il/daat/kitveyet/betmikra/neum.htm"><text:span text:style-name="Default_20_Paragraph_20_Font">.</text:span></text:a><text:a xlink:type="simple" xlink:href="http://daat.ac.il/daat/kitveyet/betmikra/neum.htm"><text:span text:style-name="Default_20_Paragraph_20_Font">il</text:span></text:a><text:a xlink:type="simple" xlink:href="http://daat.ac.il/daat/kitveyet/betmikra/neum.htm"><text:span text:style-name="Default_20_Paragraph_20_Font">/</text:span></text:a><text:a xlink:type="simple" xlink:href="http://daat.ac.il/daat/kitveyet/betmikra/neum.htm"><text:span text:style-name="Default_20_Paragraph_20_Font">daat</text:span></text:a><text:a xlink:type="simple" xlink:href="http://daat.ac.il/daat/kitveyet/betmikra/neum.htm"><text:span text:style-name="Default_20_Paragraph_20_Font">/</text:span></text:a><text:a xlink:type="simple" xlink:href="http://daat.ac.il/daat/kitveyet/betmikra/neum.htm"><text:span text:style-name="Default_20_Paragraph_20_Font">kitveyet</text:span></text:a><text:a xlink:type="simple" xlink:href="http://daat.ac.il/daat/kitveyet/betmikra/neum.htm"><text:span text:style-name="Default_20_Paragraph_20_Font">/</text:span></text:a><text:a xlink:type="simple" xlink:href="http://daat.ac.il/daat/kitveyet/betmikra/neum.htm"><text:span text:style-name="Default_20_Paragraph_20_Font">betmikra</text:span></text:a><text:a xlink:type="simple" xlink:href="http://daat.ac.il/daat/kitveyet/betmikra/neum.htm"><text:span text:style-name="Default_20_Paragraph_20_Font">/</text:span></text:a><text:a xlink:type="simple" xlink:href="http://daat.ac.il/daat/kitveyet/betmikra/neum.htm"><text:span text:style-name="Default_20_Paragraph_20_Font">neum</text:span></text:a><text:a xlink:type="simple" xlink:href="http://daat.ac.il/daat/kitveyet/betmikra/neum.htm"><text:span text:style-name="Default_20_Paragraph_20_Font">.</text:span></text:a><text:a xlink:type="simple" xlink:href="http://daat.ac.il/daat/kitveyet/betmikra/neum.htm"><text:span text:style-name="Default_20_Paragraph_20_Font">htm</text:span></text:a></text:p></text:list-item></text:list></text:note-body></text:note></text:span></text:p>
      <text:p text:style-name="P14"><text:span text:style-name="Default_20_Paragraph_20_Font">וַתֵּרֶא אֲבִיגַיִל אֶת דָּוִד... וַתֹּאמֶר... וְעַתָּה אֲדֹנִי חַי ה' וְחֵי נַפְשְׁךָ אֲשֶׁר מְנָעֲךָ ה' מִבּוֹא בְדָמִים וְהוֹשֵׁעַ יָדְךָ לָךְ, וְעַתָּה יִהְיוּ כְנָבָל אֹיְבֶיךָ וְהַמְבַקְשִׁים אֶל אֲדֹנִי רָעָה... </text:span><text:a xlink:type="simple" xlink:href="http://he.wikisource.org/wiki/קטגוריה:שמואל_א_כה_כז"><text:span text:style-name="Default_20_Paragraph_20_Font"><text:s/></text:span></text:a><text:span text:style-name="Default_20_Paragraph_20_Font">וַיֹּאמֶר דָּוִד לַאֲבִיגַל 'בָּרוּךְ ה' אֱלֹהֵי יִשְׂרָאֵל אֲשֶׁר שְׁלָחֵךְ הַיּוֹם הַזֶּה לִקְרָאתִי.</text:span><text:a xlink:type="simple" xlink:href="http://he.wikisource.org/wiki/קטגוריה:שמואל_א_כה_לג"><text:span text:style-name="Default_20_Paragraph_20_Font"> </text:span></text:a><text:span text:style-name="Default_20_Paragraph_20_Font">וּבָרוּךְ טַעְמֵךְ וּבְרוּכָה אָתְּ אֲשֶׁר כְּלִתִנִי הַיּוֹם הַזֶּה מִבּוֹא בְדָמִים וְהֹשֵׁעַ יָדִי לִי... <text:s text:c="2"/>(שם, כג-לה</text:span><text:span text:style-name="Default_20_Paragraph_20_Font">).</text:span></text:p>
      <text:p text:style-name="P27"><text:span text:style-name="Default_20_Paragraph_20_Font">אם כך, ייתכן שהביטוי </text:span><text:span text:style-name="Default_20_Paragraph_20_Font"><text:span text:style-name="T4">בוגדים</text:span></text:span><text:span text:style-name="Default_20_Paragraph_20_Font">, בצלע השנייה של הפסוק, רומז לנבל. אמנם השורש </text:span><text:span text:style-name="Default_20_Paragraph_20_Font"><text:span text:style-name="T4">בגד</text:span></text:span><text:span text:style-name="Default_20_Paragraph_20_Font"> אינו נמצא בפרק, אך הפרק כולו מתאר את בגידתו של נבל בדוד - דוד עזר לו ושמר על צאנו, ונבל קילל אותו ואף איים להסגירו לשאול. נבל, הבוגד, היה גם </text:span><text:span text:style-name="Default_20_Paragraph_20_Font"><text:span text:style-name="T4">איתן בדרכו</text:span></text:span><text:span text:style-name="Default_20_Paragraph_20_Font">, אחז בדרכו בחזקה ולא היה אפשר לשכנע אותו בשום אופן:</text:span></text:p>
      <text:p text:style-name="P17"><text:span text:style-name="Default_20_Paragraph_20_Font">וְעַתָּה דְּעִי וּרְאִי מַה תַּעֲשִׂי כִּי כָלְתָה הָרָעָה אֶל אֲדֹנֵינוּ וְעַל כָּל בֵּיתוֹ וְהוּא בֶּן בְּלִיַּעַל מִדַּבֵּר אֵלָיו <text:s text:c="5"/>(שם, יז).</text:span><text:a xlink:type="simple" xlink:href="http://he.wikisource.org/wiki/קטגוריה:שמואל_א_כה_יח"><text:span text:style-name="Default_20_Paragraph_20_Font"> </text:span></text:a></text:p>
      <text:p text:style-name="P27"><text:span text:style-name="Default_20_Paragraph_20_Font"><text:span text:style-name="T4">שכל טוב ייתן חן </text:span></text:span><text:span text:style-name="Default_20_Paragraph_20_Font">- מי שיש לו שכל טוב יכול למצוא חן בעיני הזולת ולשכנע אותו לשנות את דרכו, כמו אביגיל; אולם </text:span><text:span text:style-name="Default_20_Paragraph_20_Font"><text:span text:style-name="T4">דרך בוגדים איתן </text:span></text:span><text:span text:style-name="Default_20_Paragraph_20_Font">- הבוגדים אוחזים בדרכם בחזקה ואינם מוכנים לשמוע את דברי השכל הטוב, כמו נבל.</text:span></text:p>
      <text:p text:style-name="P27"/>
      <text:p text:style-name="P27"/>
      <text:p text:style-name="P27"><text:span text:style-name="Default_20_Paragraph_20_Font"><text:span text:style-name="T3">פסוק טז</text:span></text:span></text:p>
      <text:p text:style-name="P14"><text:span text:style-name="Default_20_Paragraph_20_Font">כָּל עָרוּם יַעֲשֶׂה בְדָעַת, וּכְסִיל יִפְרֹשׂ אִוֶּלֶת <text:s text:c="7"/>(משלי י"ג, טז</text:span><text:span text:style-name="Default_20_Paragraph_20_Font">).</text:span></text:p>
      <text:p text:style-name="P27"/>
      <text:p text:style-name="P27"><text:span text:style-name="Default_20_Paragraph_20_Font">רש"י הסביר את הפסוק על-ידי השוואה בין דוד לאחשורוש</text:span><text:span text:style-name="Default_20_Paragraph_20_Font">: </text:span></text:p>
      <text:p text:style-name="P14"><text:soft-page-break/><text:span text:style-name="Default_20_Paragraph_20_Font"><text:span text:style-name="T4">כל ערום יעשה בדעת</text:span></text:span><text:span text:style-name="Default_20_Paragraph_20_Font"> - מעשהו, כגון דוד: 'יבקשו לאדוני המלך נערה בתולה...'; </text:span><text:span text:style-name="Default_20_Paragraph_20_Font"><text:span text:style-name="T4">וכסיל יפרוש אולת</text:span></text:span><text:span text:style-name="Default_20_Paragraph_20_Font"> - זה אחשורוש: 'ויפקד המלך...'; יודעים היו שלא ישא לכולם, ומי שהיה לו בת הטמינה <text:s text:c="3"/>(רש"י על הפסוק).</text:span></text:p>
      <text:p text:style-name="P27"><text:span text:style-name="Default_20_Paragraph_20_Font">אנשי דוד ואנשי אחשורוש רצו להשיג מטרה דומה - אישה צעירה למלכם. אולם הם נהגו בדרך שונה:</text:span></text:p>
      <text:list xml:id="list1315426293" text:style-name="LS11">
        <text:list-item>
          <text:p text:style-name="P60"><text:span text:style-name="Default_20_Paragraph_20_Font">עבדי דוד הציעו "פרסום ממוקד" - לעבור בשקט ובצנעה בארץ ישראל ולקחת רק נערה אחת המתאימה לדרישות: "יְבַקְשׁוּ לַאדֹנִי הַמֶּלֶךְ </text:span><text:span text:style-name="Default_20_Paragraph_20_Font"><text:span text:style-name="T4">נעֲרָה בְַתוּלָה</text:span></text:span><text:span text:style-name="Default_20_Paragraph_20_Font">, וְעָמְדָה לִפְנֵי הַמֶּלֶךְ וּתְהִי לוֹ סֹכֶנֶת וְשָׁכְבָה בְחֵיקֶךָ וְחַם לַאדֹנִי הַמֶּלֶךְ.</text:span><text:a xlink:type="simple" xlink:href="http://he.wikisource.org/wiki/קטגוריה:מלכים_א_א_ג"><text:span text:style-name="Default_20_Paragraph_20_Font"> </text:span></text:a><text:span text:style-name="Default_20_Paragraph_20_Font"><text:span text:style-name="T4">וַיְבַקְשׁוּ נַעֲרָה יָפָה </text:span></text:span><text:span text:style-name="Default_20_Paragraph_20_Font">בְּכֹל גְּבוּל יִשְׂרָאֵל, וַיִּמְצְאוּ אֶת אֲבִישַׁג הַשּׁוּנַמִּית וַיָּבִאוּ אֹתָהּ לַמֶּלֶךְ." (מל"א א', ב-ג).</text:span></text:p>
        </text:list-item>
        <text:list-item>
          <text:p text:style-name="P60"><text:span text:style-name="Default_20_Paragraph_20_Font">אנשי אחשורוש הציעו "פרסום המוני" - לקחת את כל הנערות בממלכה למבחני התאמה בארמון: "וַיֹּאמְרוּ נַעֲרֵי הַמֶּלֶךְ מְשָׁרְתָיו יְבַקְשׁוּ לַמֶּלֶךְ </text:span><text:span text:style-name="Default_20_Paragraph_20_Font"><text:span text:style-name="T4">נְעָרוֹת בְּתוּלוֹת</text:span></text:span><text:span text:style-name="Default_20_Paragraph_20_Font"> טוֹבוֹת מַרְאֶה.</text:span><text:a xlink:type="simple" xlink:href="http://he.wikisource.org/wiki/קטגוריה:אסתר_ב_ג"><text:span text:style-name="Default_20_Paragraph_20_Font"> </text:span></text:a><text:span text:style-name="Default_20_Paragraph_20_Font">וְיַפְקֵד הַמֶּלֶךְ פְּקִידִים בְּכָל מְדִינוֹת </text:span><text:span text:style-name="Default_20_Paragraph_20_Font">מַלְכוּתוֹ </text:span><text:span text:style-name="Default_20_Paragraph_20_Font"><text:span text:style-name="T4">וְיִקְבְּצוּ אֶת כָּל נַעֲרָה בְתוּלָה טוֹבַת מַרְאֶה </text:span></text:span><text:span text:style-name="Default_20_Paragraph_20_Font">אֶל שׁוּשַׁן הַבִּירָה אֶל בֵּית הַנָּשִׁים אֶל יַד הֵגֶא סְרִיס הַמֶּלֶךְ שֹׁמֵר הַנָּשִׁים וְנָתוֹן תַּמְרוּקֵיהֶן.</text:span><text:a xlink:type="simple" xlink:href="http://he.wikisource.org/wiki/קטגוריה:אסתר_ב_ד"><text:span text:style-name="Default_20_Paragraph_20_Font"> </text:span></text:a><text:span text:style-name="Default_20_Paragraph_20_Font">וְהַנַּעֲרָה אֲשֶׁר תִּיטַב בְּעֵינֵי הַמֶּלֶךְ תִּמְלֹךְ תַּחַת וַשְׁתִּי" (אסתר ב', ב-ד</text:span><text:span text:style-name="Default_20_Paragraph_20_Font">).</text:span></text:p>
        </text:list-item>
      </text:list>
      <text:p text:style-name="P40"/>
      <text:p text:style-name="P26"><text:span text:style-name="Default_20_Paragraph_20_Font">מתוך ההקבלה הזאת ניתן להסביר את הפסוק שלנו בספר משלי</text:span><text:span text:style-name="Default_20_Paragraph_20_Font">:</text:span></text:p>
      <text:p text:style-name="Standard"><text:span text:style-name="Default_20_Paragraph_20_Font">המילה </text:span><text:span text:style-name="Default_20_Paragraph_20_Font"><text:span text:style-name="T4">דעת</text:span></text:span><text:span text:style-name="Default_20_Paragraph_20_Font"> מציינת תשומת-לב והיכרות קרובה (כמו "כִּי מָצָאתָ חֵן בְּעֵינַי וָאֵדָעֲךָ בְּשֵׁם", שמות ל"ג, יז). </text:span><text:span text:style-name="Default_20_Paragraph_20_Font"><text:span text:style-name="T4">כל ערום יעשה בדעת </text:span></text:span><text:span text:style-name="Default_20_Paragraph_20_Font">= הפיקח מתמקד במטרות מעטות ומבצע אותן בתשומת-לב קרובה; כמו אנשי דוד, שהתמקדו במציאת נערה אחת המתאימה לדרישות התפקיד.</text:span></text:p>
      <text:p text:style-name="Standard"><text:span text:style-name="Default_20_Paragraph_20_Font">המילה </text:span><text:span text:style-name="Default_20_Paragraph_20_Font"><text:span text:style-name="T4">איוולת</text:span></text:span><text:span text:style-name="Default_20_Paragraph_20_Font"> מציינת שטחיות. </text:span><text:span text:style-name="Default_20_Paragraph_20_Font"><text:span text:style-name="T4">וכסיל יפרוש איוולת</text:span></text:span><text:span text:style-name="Default_20_Paragraph_20_Font"> = כמו דייג הפורש רשת, שמטרתו ללכוד כמה שיותר דגים, כך גם הכסיל רוצה ללכוד ולהשיג כמה שיותר מטרות, אבל במקום לפרוש רשת הוא פורש שטחיות - הוא פונה בצורה שטחית להרבה מאד אנשים; כמו אנשי מלך פרס, שניסו "לפרוש רשת" ולהביא לארמון את כל הנערות בפרס.</text:span></text:p>
      <text:p text:style-name="P27"/>
      <text:p text:style-name="P27"><text:span text:style-name="Default_20_Paragraph_20_Font"><text:span text:style-name="T3">פסוק יז</text:span></text:span></text:p>
      <text:p text:style-name="P14"><text:span text:style-name="Default_20_Paragraph_20_Font">מַלְאָךְ רָשָׁע יִפֹּל בְּרָע, וְצִיר אֱמוּנִים מַרְפֵּא <text:s text:c="12"/>(משלי י"ג, יז</text:span><text:span text:style-name="Default_20_Paragraph_20_Font">).</text:span></text:p>
      <text:p text:style-name="P27"><text:span text:style-name="Default_20_Paragraph_20_Font">לפי המפרשים, הפסוק מגנה את השליח הרשע, "שאינו עושה שליחותו במקום שנשתלח, רק מקלקל שם" (מלבי"ם), ומשבח את השליח הנאמן, אשר "ירפא עוד את דבר השליחות, אם יראה בדבר חולשה מצד מה - ירפאנה במתק הלשון" (מצודת דוד). כדוגמה לשליח רשע, הזכירו את בלעם "שאמר לו הקב"ה לך עם האנשים והרשיע להשיא לבלק עצה רעה" (רש"י), ואת המרגלים (מלבי"ם</text:span><text:span text:style-name="Default_20_Paragraph_20_Font">).</text:span></text:p>
      <text:p text:style-name="P27"/>
      <text:p text:style-name="P27"><text:soft-page-break/><text:span text:style-name="Default_20_Paragraph_20_Font">אולם ניתן גם לפרש, שהפסוק מגנה את השליח </text:span><text:span text:style-name="Default_20_Paragraph_20_Font"><text:span text:style-name="T4">של</text:span></text:span><text:span text:style-name="Default_20_Paragraph_20_Font"> הרשע. כך ניתן ללמוד מסיפור אחר שבו נזכרו מלאכים</text:span><text:span text:style-name="Default_20_Paragraph_20_Font">:</text:span></text:p>
      <text:p text:style-name="P14"><text:span text:style-name="Default_20_Paragraph_20_Font">וַיִּפֹּל אֲחַזְיָה בְּעַד הַשְּׂבָכָה בַּעֲלִיָּתוֹ אֲשֶׁר בְּשֹׁמְרוֹן, וַיָּחַל; וַיִּשְׁלַח </text:span><text:span text:style-name="Default_20_Paragraph_20_Font"><text:span text:style-name="T4">מַלְאָכִים</text:span></text:span><text:span text:style-name="Default_20_Paragraph_20_Font">, וַיֹּאמֶר אֲלֵהֶם 'לְכוּ דִרְשׁוּ בְּבַעַל זְבוּב אֱלֹהֵי עֶקְרוֹן אִם אֶחְיֶה מֵחֳלִי זֶה'. וּמַלְאַךְ ה' דִּבֶּר אֶל אֵלִיָּה הַתִּשְׁבִּי 'קוּם! עָלָה לִקְרַאת </text:span><text:span text:style-name="Default_20_Paragraph_20_Font"><text:span text:style-name="T4">מַלְאֲכֵי</text:span></text:span><text:span text:style-name="Default_20_Paragraph_20_Font"> מֶלֶךְ שֹׁמְרוֹן וְדַבֵּר אֲלֵהֶם 'הַמִבְּלִי אֵין אֱלֹהִים בְּיִשְׂרָאֵל אַתֶּם הֹלְכִים לִדְרֹשׁ בְּבַעַל זְבוּב אֱלֹהֵי עֶקְרוֹן?! וְלָכֵן כֹּה אָמַר ה': הַמִּטָּה אֲשֶׁר עָלִיתָ שָּׁם לֹא תֵרֵד מִמֶּנָּה כִּי מוֹת תָּמוּת!'' וַיֵּלֶךְ אֵלִיָּה. וַיָּשׁוּבוּ </text:span><text:span text:style-name="Default_20_Paragraph_20_Font"><text:span text:style-name="T4">הַמַּלְאָכִים</text:span></text:span><text:span text:style-name="Default_20_Paragraph_20_Font"> אֵלָיו, וַיֹּאמֶר אֲלֵיהֶם 'מַה זֶּה שַׁבְתֶּם?' וַיֹּאמְרוּ אֵלָיו 'אִישׁ עֲלֵה לִקְרָאתֵנוּ, וַיֹּאמֶר אֵלֵינוּ 'לְכוּ שׁוּבוּ אֶל הַמֶּלֶךְ אֲשֶׁר שֹׁלֵחַ אֶתְכֶם וְדִבַּרְתֶּם אֵלָיו: כֹּה אָמַר ה': הַמִבְּלִי אֵין אֱלֹהִים בְּיִשְׂרָאֵל אַתָּה שָׁלַח לִדְרֹשׁ בְּבַעַל זְבוּב אֱלֹהֵי עֶקְרוֹן?! לָכֵן הַמִּטָּה אֲשֶׁר עָלִיתָ שָּׁם לֹא תֵרֵד מִמֶּנָּה כִּי מוֹת תָּמוּת</text:span><text:span text:style-name="Default_20_Paragraph_20_Font">'' …</text:span></text:p>
      <text:p text:style-name="P14"><text:span text:style-name="Default_20_Paragraph_20_Font">וַיִּשְׁלַח אֵלָיו </text:span><text:span text:style-name="Default_20_Paragraph_20_Font"><text:span text:style-name="T4">שַׂר חֲמִשִּׁים וַחֲמִשָּׁיו</text:span></text:span><text:span text:style-name="Default_20_Paragraph_20_Font">, וַיַּעַל אֵלָיו וְהִנֵּה יֹשֵׁב עַל רֹאשׁ הָהָר וַיְדַבֵּר אֵלָיו 'אִישׁ הָאֱלֹהִים הַמֶּלֶךְ דִּבֶּר רֵדָה!'. וַיַּעֲנֶה אֵלִיָּהוּ וַיְדַבֵּר אֶל שַׂר </text:span><text:span text:style-name="Default_20_Paragraph_20_Font">הַחֲמִשִּׁים 'וְאִם אִישׁ אֱלֹהִים אָנִי תֵּרֶד אֵשׁ מִן הַשָּׁמַיִם וְתֹאכַל אֹתְךָ וְאֶת חֲמִשֶּׁיךָ!' וַתֵּרֶד אֵשׁ מִן הַשָּׁמַיִם, וַתֹּאכַל אֹתוֹ וְאֶת חֲמִשָּׁיו</text:span><text:span text:style-name="Default_20_Paragraph_20_Font">...</text:span></text:p>
      <text:p text:style-name="P14"><text:span text:style-name="Default_20_Paragraph_20_Font">וַיָּשָׁב וַיִּשְׁלַח אֵלָיו </text:span><text:span text:style-name="Default_20_Paragraph_20_Font"><text:span text:style-name="T4">שַׂר חֲמִשִּׁים אַחֵר וַחֲמִשָּׁיו</text:span></text:span><text:span text:style-name="Default_20_Paragraph_20_Font">...</text:span></text:p>
      <text:p text:style-name="P14"><text:span text:style-name="Default_20_Paragraph_20_Font">וַיָּשָׁב וַיִּשְׁלַח </text:span><text:span text:style-name="Default_20_Paragraph_20_Font"><text:span text:style-name="T4">שַׂר חֲמִשִּׁים שְׁלִשִׁים וַחֲמִשָּׁיו</text:span></text:span><text:span text:style-name="Default_20_Paragraph_20_Font"> וַיַּעַל וַיָּבֹא שַׂר הַחֲמִשִּׁים הַשְּׁלִישִׁי וַיִּכְרַע עַל בִּרְכָּיו לְנֶגֶד אֵלִיָּהוּ וַיִּתְחַנֵּן אֵלָיו וַיְדַבֵּר אֵלָיו אִישׁ הָאֱלֹהִים תִּיקַר נָא נַפְשִׁי וְנֶפֶשׁ עֲבָדֶיךָ אֵלֶּה חֲמִשִּׁים בְּעֵינֶיךָ... <text:s text:c="2"/>(מל"ב א', ב-י).</text:span></text:p>
      <text:p text:style-name="P27"><text:span text:style-name="Default_20_Paragraph_20_Font">אחזיה בן אחאב, מלך ישראל הרשע, שלח ארבע קבוצות של שליחים: בתחילת הסיפור הוא שלח מלאכים להתייעץ עם בעל-זבוב אלהי עקרון, ובהמשך הוא שלח שלוש קבוצות של אנשי צבא ("שר חמישים וחמישיו") ללכוד את אליהו הנביא. שתי הקבוצות האמצעיות - שר החמישים הראשון ושר החמישים השני - קיימו את פקודתו של המלך, ודרשו מהנביא שיירד ויבוא איתם, וכתוצאה מכך הם נענשו באש שירדה מן השמיים ואכלה אותם. שתי הקבוצות האחרות - המלאכים ושר החמישים השלישי - לא קיימו את פקודתו של המלך במלואה. אמנם, הם גם לא "סירבו פקודה" באופן הפגנתי, אלא ניסו למצוא פתרון של פשרה בין דרישת המלך לבין דרישת הנביא:</text:span></text:p>
      <text:list xml:id="list1080105838" text:style-name="LS12">
        <text:list-item>
          <text:p text:style-name="P61"><text:span text:style-name="Default_20_Paragraph_20_Font">הפתרון שמצאו המלאכים היה, לקיים את דברי הנביא, אבל לעשות זאת באופן שיגרום למלך לחשוב שהם מילאו גם את הפקודה שלו: הם לא ציינו את שמו של אליהו, שהיה ידוע כאויב של בית המלוכה עוד מימי אחאב ואיזבל (ראו מל"א י"ט, ב; כ"א, כ); הם קראו לו סתם </text:span><text:span text:style-name="Default_20_Paragraph_20_Font"><text:span text:style-name="T4">איש</text:span></text:span><text:span text:style-name="Default_20_Paragraph_20_Font">; והם ציינו שהאיש </text:span><text:span text:style-name="Default_20_Paragraph_20_Font"><text:span text:style-name="T4">בא לקראתנו</text:span></text:span><text:span text:style-name="Default_20_Paragraph_20_Font">, מהכיוון שהלכנו אליו, מכיוון עקרון; היה אפשר לחשוב שהוא נביא שבא מעקרון. אחזיה רצה לדעת אם יחיה מחוליו, והשליחים מצאו איש שהגיע מכיוון עקרון וניבא להם שאחזיה ימות, כך שאחזיה קיבל תשובה. "בתבונתם, השכילו הללו למסור את דבר ה' למלכם, בלא לעורר עליהם את זעמו".</text:span><text:span text:style-name="Default_20_Paragraph_20_Font"><text:note text:id="ftn15" text:note-class="footnote"><text:note-citation>15</text:note-citation><text:note-body><text:p text:style-name="Footnote"><text:span text:style-name="Default_20_Paragraph_20_Font">הרב אלחנן סמט, "פרקי אליהו", חלק "אחזיה" ד, עמ</text:span><text:span text:style-name="Default_20_Paragraph_20_Font">' 426. </text:span></text:p></text:note-body></text:note></text:span></text:p>
        </text:list-item>
        <text:list-item>
          <text:p text:style-name="P61"><text:soft-page-break/><text:span text:style-name="Default_20_Paragraph_20_Font">הפתרון שמצא שר החמישים השלישי היה, להתחנן בפני אליהו שירחם עליו ויבוא אל המלך, כך שהשליחים לא יצטרכו לסכן את חייהם במאבק שבין המלך לנביא</text:span><text:span text:style-name="Default_20_Paragraph_20_Font">.</text:span></text:p>
        </text:list-item>
      </text:list>
      <text:p text:style-name="P27"/>
      <text:p text:style-name="P27"><text:span text:style-name="Default_20_Paragraph_20_Font">לפי זה, ניתן לפרש את הפסוק במשלי: </text:span><text:span text:style-name="Default_20_Paragraph_20_Font"><text:span text:style-name="T4">מלאך רשע</text:span></text:span><text:span text:style-name="Default_20_Paragraph_20_Font"> - המבצע את שליחותו של אדם רשע - </text:span><text:span text:style-name="Default_20_Paragraph_20_Font"><text:span text:style-name="T4">יפול ברע</text:span></text:span><text:span text:style-name="Default_20_Paragraph_20_Font"> - ייענש על כך שהוא משתף פעולה עם הרשע ומסייע לו; </text:span><text:span text:style-name="Default_20_Paragraph_20_Font"><text:span text:style-name="T4">וציר אמונים</text:span></text:span><text:span text:style-name="Default_20_Paragraph_20_Font"> - שליח שיש לו שתי נאמנויות - נאמנות לה' ונאמנות לדבר המלך - </text:span><text:span text:style-name="Default_20_Paragraph_20_Font"><text:span text:style-name="T4">מרפא</text:span></text:span><text:span text:style-name="Default_20_Paragraph_20_Font"> - ימצא דרך לרפא ולתקן את השליחות, כך שיוכל לקיים אותה מבלי לעבור על דבר ה</text:span><text:span text:style-name="Default_20_Paragraph_20_Font">'.</text:span></text:p>
      <text:p text:style-name="P27"/>
      <text:p text:style-name="P27"><text:span text:style-name="Default_20_Paragraph_20_Font">רעיון הנאמנות הכפולה, המובע בפסוקנו ברמז, נזכר בפירוש בהמשך ספר משלי</text:span><text:span text:style-name="Default_20_Paragraph_20_Font">:</text:span></text:p>
      <text:p text:style-name="P14"><text:span text:style-name="Default_20_Paragraph_20_Font">יְרָא אֶת ה' בְּנִי וָמֶלֶךְ, עִם שׁוֹנִים אַל תִּתְעָרָב <text:s text:c="10"/>(משלי כ"ד, כא</text:span><text:span text:style-name="Default_20_Paragraph_20_Font">).</text:span></text:p>
      <text:p text:style-name="P27"><text:span text:style-name="Default_20_Paragraph_20_Font">יש </text:span><text:span text:style-name="Default_20_Paragraph_20_Font"><text:span text:style-name="T4">לירא את ה'</text:span></text:span><text:span text:style-name="Default_20_Paragraph_20_Font"> ולא לקיים שליחויות של מלך רשע, אך יחד עם זה יש </text:span><text:span text:style-name="Default_20_Paragraph_20_Font"><text:span text:style-name="T4">לירא את המלך </text:span></text:span><text:span text:style-name="Default_20_Paragraph_20_Font">ולמצוא דרכים לרפא את שליחותו</text:span><text:span text:style-name="Default_20_Paragraph_20_Font">.</text:span></text:p>
      <text:p text:style-name="P27"/>
      <text:p text:style-name="P27"><text:span text:style-name="Default_20_Paragraph_20_Font"><text:span text:style-name="T3">פסוק כד</text:span></text:span></text:p>
      <text:p text:style-name="P14"><text:span text:style-name="Default_20_Paragraph_20_Font">חוֹשֵׂךְ שִׁבְטוֹ - שׂוֹנֵא בְנוֹ, וְאֹהֲבוֹ - שִׁחֲרוֹ מוּסָר <text:s text:c="7"/>(משלי י"ג, כד</text:span><text:span text:style-name="Default_20_Paragraph_20_Font">).</text:span></text:p>
      <text:p text:style-name="P26"><text:span text:style-name="Default_20_Paragraph_20_Font">על פי הפשט, </text:span><text:span text:style-name="Default_20_Paragraph_20_Font"><text:span text:style-name="T4">שבט</text:span></text:span><text:span text:style-name="Default_20_Paragraph_20_Font"> הוא מקל, והפסוק מעודד שימוש בעונשים גופניים בחינוך הילדים. גישה זו היתה מקובלת עד לפני מספר דורות, אולם בימינו היא לא מקובלת, ולכן יש מפרשים שהשבט הוא משל למנהיגות ומשמעת, כמו: "לֹא יָסוּר </text:span><text:span text:style-name="Default_20_Paragraph_20_Font"><text:span text:style-name="T4">שֵׁבֶט</text:span></text:span><text:span text:style-name="Default_20_Paragraph_20_Font"> מִיהוּדָה, וּמְחֹקֵק מִבֵּין רַגְלָיו" (בראשית מ"ט, י). אולם, פסוקים אחרים בספר משלי מדברים בפירוש על הכאה במקל:</text:span></text:p>
      <text:p text:style-name="P14"><text:span text:style-name="Default_20_Paragraph_20_Font">אַל תִּמְנַע מִנַּעַר מוּסָר; כִּי </text:span><text:span text:style-name="Default_20_Paragraph_20_Font"><text:span text:style-name="T4">תַכֶּנּוּ בַשֵּׁבֶט</text:span></text:span><text:span text:style-name="Default_20_Paragraph_20_Font"> - לֹא יָמוּת.</text:span><text:a xlink:type="simple" xlink:href="http://he.wikisource.org/wiki/קטגוריה:משלי_כג_יד"><text:span text:style-name="Default_20_Paragraph_20_Font"><text:span text:style-name="T8"> </text:span></text:span></text:a></text:p>
      <text:p text:style-name="P17"><text:span text:style-name="Default_20_Paragraph_20_Font">אַתָּה </text:span><text:span text:style-name="Default_20_Paragraph_20_Font"><text:span text:style-name="T4">בַּשֵּׁבֶט תַּכֶּנּוּ</text:span></text:span><text:span text:style-name="Default_20_Paragraph_20_Font">, וְנַפְשׁוֹ מִשְּׁאוֹל תַּצִּיל <text:s text:c="6"/>(משלי כ"ג, יג-יד).</text:span></text:p>
      <text:p text:style-name="P27"/>
      <text:p text:style-name="P27"><text:span text:style-name="Default_20_Paragraph_20_Font">נבין טוב יותר את הפסוקים הללו אם ניזכר באביו של המחבר - דוד המלך - ובבניו. שלושה מבניו הגדולים של דוד - אמנון, אבשלום ואדוניה - עשו מעשים רעים והיו ראויים למכות ואף יותר מכך. דוד ריחם עליהם, חשך מהם את השבט, וסופם שנהרגו</text:span><text:span text:style-name="Default_20_Paragraph_20_Font">:</text:span></text:p>
      <text:list xml:id="list1140137688" text:style-name="LS13">
        <text:list-item>
          <text:p text:style-name="P74"><text:span text:style-name="Default_20_Paragraph_20_Font">אמנון אנס את תמר, בתו החורגת של דוד,</text:span><text:a xlink:type="simple" xlink:href="http://tora.us.fm/tnk1/prqim/t08b13.htm#21"><text:span text:style-name="Default_20_Paragraph_20_Font"> </text:span></text:a><text:span text:style-name="Default_20_Paragraph_20_Font">"וְהַמֶּלֶךְ דָּוִד שָׁמַע אֵת כָּל הַדְּבָרִים הָאֵלֶּה וַיִּחַר לוֹֹֹֹ מְאֹד" (שמואל ב י"ג, כא). אבל חוץ מלהצטער - דוד לא עשה כלום. זמן קצר אחר-כך, אחיה של תמר נקם באמנון והרגו</text:span><text:span text:style-name="Default_20_Paragraph_20_Font">.</text:span></text:p>
        </text:list-item>
        <text:list-item>
          <text:p text:style-name="P74"><text:span text:style-name="Default_20_Paragraph_20_Font">אבשלום עשה לו מרכבה וסוסים וחמישים איש רצים לפניו, והתנהג כמלך מול עיניו של אביו, ודוד לא עשה כלום, וכשאבשלום ביקש רשות ללכת לחברון, עיר המלוכה הקודמת,</text:span><text:a xlink:type="simple" xlink:href="http://tora.us.fm/tnk1/prqim/t08b15.htm#9"><text:span text:style-name="Default_20_Paragraph_20_Font"> </text:span></text:a><text:span text:style-name="Default_20_Paragraph_20_Font">"וַיֹּאמֶר לוֹֹֹֹ הַמֶּלֶךְ 'לֵךְ בְּשָׁלוֹם', וַיָּקָם וַיֵּלֶךְ חֶבְרוֹנָה" (שמואל ב ט"ו, ט). אבשלום אכן הלך לחברון ופתח משם במרד. זמן קצר אחר-כך, יואב שר הצבא הרג אותו</text:span><text:span text:style-name="Default_20_Paragraph_20_Font">.</text:span></text:p>
        </text:list-item>
        <text:list-item>
          <text:p text:style-name="P74"><text:soft-page-break/><text:span text:style-name="Default_20_Paragraph_20_Font">גם אדוניה, בדיוק כמו אבשלום, עשה רכב ופרשים וחמישים איש רצים לפניו,</text:span><text:a xlink:type="simple" xlink:href="http://tora.us.fm/tnk1/prqim/t09a01.htm#6"><text:span text:style-name="Default_20_Paragraph_20_Font"> </text:span></text:a><text:span text:style-name="Default_20_Paragraph_20_Font">ולמרות זאת, "וְלֹא עֲצָבוֹ אָבִיו מִיָּמָיו לֵאמֹר 'מַדּוּעַ כָּכָה עָשִׂיתָ'" (מלכים א א', ו). זמן קצר אחר-כך, יורש העצר הוציא אותו להורג</text:span><text:span text:style-name="Default_20_Paragraph_20_Font">.</text:span></text:p>
        </text:list-item>
      </text:list>
      <text:p text:style-name="P27"><text:span text:style-name="Default_20_Paragraph_20_Font">שלושת המקרים הללו ממחישים בבירור את הפסוקים שקראנו בספר משלי: אילו דוד היה </text:span><text:span text:style-name="Default_20_Paragraph_20_Font"><text:span text:style-name="T4">מכה</text:span></text:span><text:span text:style-name="Default_20_Paragraph_20_Font"> את בניו </text:span><text:span text:style-name="Default_20_Paragraph_20_Font"><text:span text:style-name="T4">בשבט</text:span></text:span><text:span text:style-name="Default_20_Paragraph_20_Font"> - מייסר אותם במלקות או בעונשים חמורים אחרים בהתאם לחומרת העבירה - הם </text:span><text:span text:style-name="Default_20_Paragraph_20_Font"><text:span text:style-name="T4">לא</text:span></text:span><text:span text:style-name="Default_20_Paragraph_20_Font"> היו </text:span><text:span text:style-name="Default_20_Paragraph_20_Font"><text:span text:style-name="T4">מתים</text:span></text:span><text:span text:style-name="Default_20_Paragraph_20_Font">. אך דוד </text:span><text:span text:style-name="Default_20_Paragraph_20_Font"><text:span text:style-name="T4">חשך</text:span></text:span><text:span text:style-name="Default_20_Paragraph_20_Font"> את </text:span><text:span text:style-name="Default_20_Paragraph_20_Font"><text:span text:style-name="T4">שבטו</text:span></text:span><text:span text:style-name="Default_20_Paragraph_20_Font"> - מנע מהם את אותם ייסורים - וכך בעקיפין גרם למותם.</text:span></text:p>
      <text:p text:style-name="P1"/>
      <text:p text:style-name="P41"><text:span text:style-name="Default_20_Paragraph_20_Font"><text:span text:style-name="T1">פרק יד</text:span></text:span></text:p>
      <text:p text:style-name="P41"><text:span text:style-name="Default_20_Paragraph_20_Font"><text:span text:style-name="T3">פסוק ז</text:span></text:span></text:p>
      <text:p text:style-name="P21"><text:span text:style-name="Default_20_Paragraph_20_Font">לֵךְ מִנֶּגֶד לְאִישׁ כְּסִיל, וּבַל יָדַעְתָּ שִׂפְתֵי דָעַת <text:s text:c="10"/>(משלי י"ד, ז</text:span><text:span text:style-name="Default_20_Paragraph_20_Font">).</text:span></text:p>
      <text:p text:style-name="P41"><text:span text:style-name="Default_20_Paragraph_20_Font">המילה </text:span><text:span text:style-name="Default_20_Paragraph_20_Font"><text:span text:style-name="T4">מנגד</text:span></text:span><text:span text:style-name="Default_20_Paragraph_20_Font"> מציינת התרחקות, והפסוק מלמד שיש להתרחק מחברתם של כסילים: "בהיות המילה קשורה עם מ"ם הוא עניין ריחוק... לך מנגד והתרחק לאיש כסיל".</text:span><text:span text:style-name="Default_20_Paragraph_20_Font"><text:note text:id="ftn16" text:note-class="footnote"><text:note-citation>16</text:note-citation><text:note-body><text:p text:style-name="Footnote"><text:span text:style-name="Default_20_Paragraph_20_Font">אבן עזרא על הפסוק, וכן פירשו ר' יונה גירונדי, מצודות, דעת מקרא ועוד</text:span><text:span text:style-name="Default_20_Paragraph_20_Font">.</text:span></text:p></text:note-body></text:note></text:span><text:span text:style-name="Default_20_Paragraph_20_Font"> בפירוש החצי השני של הפסוק נחלקו הדעות:</text:span></text:p>
      <text:p text:style-name="Standard"><text:span text:style-name="Default_20_Paragraph_20_Font">1. יש שפירשו שזה תיאור של מי </text:span><text:span text:style-name="Default_20_Paragraph_20_Font"><text:span text:style-name="T4">שאינו</text:span></text:span><text:span text:style-name="Default_20_Paragraph_20_Font"> מקיים את החצי הראשון של הפסוק: "</text:span><text:span text:style-name="Default_20_Paragraph_20_Font"><text:span text:style-name="T4">התרחק מאיש כסיל</text:span></text:span><text:span text:style-name="Default_20_Paragraph_20_Font">, ואם לא תעשה כן... סימן </text:span><text:span text:style-name="Default_20_Paragraph_20_Font"><text:span text:style-name="T4">שלא ידעת שפתי דעת</text:span></text:span><text:span text:style-name="Default_20_Paragraph_20_Font"> [את דברי החכמים, שאמרו שיש להתרחק מכסילים]".</text:span><text:span text:style-name="Default_20_Paragraph_20_Font"><text:note text:id="ftn17" text:note-class="footnote"><text:note-citation>17</text:note-citation><text:note-body><text:p text:style-name="Footnote"><text:span text:style-name="Default_20_Paragraph_20_Font">פרופ' מרדכי זר כבוד, "דעת מקרא" על הפסוק, בשם ספר הרקמה סימן רע"ב</text:span><text:span text:style-name="Default_20_Paragraph_20_Font">.</text:span></text:p></text:note-body></text:note></text:span><text:span text:style-name="Default_20_Paragraph_20_Font"> אולם, קשה לפרש שהכותב השמיט מילת שלילה "ואם לא תעשה כן".</text:span></text:p>
      <text:p text:style-name="Standard"><text:span text:style-name="Default_20_Paragraph_20_Font">2. יש שפירשו שהחצי השני הוא </text:span><text:span text:style-name="Default_20_Paragraph_20_Font"><text:span text:style-name="T4">תוצאה</text:span></text:span><text:span text:style-name="Default_20_Paragraph_20_Font"> של קיום החצי הראשון: <text:s/>"</text:span><text:span text:style-name="Default_20_Paragraph_20_Font"><text:span text:style-name="T4">לך מנגד לאיש כסיל</text:span></text:span><text:span text:style-name="Default_20_Paragraph_20_Font"> - מהתחבר תמיד אצלו, </text:span><text:span text:style-name="Default_20_Paragraph_20_Font"><text:span text:style-name="T4">ובל ידעת</text:span></text:span><text:span text:style-name="Default_20_Paragraph_20_Font"> - סופך שלא ידעת חכמה".</text:span><text:span text:style-name="Default_20_Paragraph_20_Font"><text:note text:id="ftn18" text:note-class="footnote"><text:note-citation>18</text:note-citation><text:note-body><text:p text:style-name="Footnote"><text:span text:style-name="Default_20_Paragraph_20_Font">רש"י על הפסוק, ודומה לזה רלב"ג ומלבי"ם</text:span><text:span text:style-name="Default_20_Paragraph_20_Font">.</text:span></text:p></text:note-body></text:note></text:span><text:span text:style-name="Default_20_Paragraph_20_Font"> אולם, המילה "מנגד-" בדרך-כלל אינה מציינת התחברות, אלא דווקא התרחקות ויציאה מטווח הראיה (כדברי אבן עזרא שציטטנו למעלה).</text:span></text:p>
      <text:p text:style-name="Standard"><text:span text:style-name="Default_20_Paragraph_20_Font">3. יש שפירשו שהחצי השני הוא תוצאה של </text:span><text:span text:style-name="Default_20_Paragraph_20_Font"><text:span text:style-name="T4">אי-</text:span></text:span><text:span text:style-name="Default_20_Paragraph_20_Font"> קיום החצי הראשון: "כאומר: או הרחק ממנו, או סופך להיות כמוהו".</text:span><text:span text:style-name="Default_20_Paragraph_20_Font"><text:note text:id="ftn19" text:note-class="footnote"><text:note-citation>19</text:note-citation><text:note-body><text:p text:style-name="Footnote"><text:span text:style-name="Default_20_Paragraph_20_Font">מצודת דוד על הפסוק</text:span><text:span text:style-name="Default_20_Paragraph_20_Font">.</text:span></text:p></text:note-body></text:note></text:span><text:span text:style-name="Default_20_Paragraph_20_Font"> אולם, אות החיבור "ו-" אין משמעה "או", אלא - לכל היותר - "ו/או", ומשמעות זו אינה מתאימה לפסוק זה.</text:span></text:p>
      <text:p text:style-name="P1"><text:span text:style-name="Default_20_Paragraph_20_Font">ועוד, לפי שני הפירושים 2-3 קשה לפרש את הזמן שבו נאמר החצי השני של הפסוק - זמן עבר, שאינו מתאים לפסוק של תוצאה: לפי פירושים אלו היה ראוי לכתוב: "ובל </text:span><text:span text:style-name="Default_20_Paragraph_20_Font"><text:span text:style-name="T6">תדע</text:span></text:span><text:span text:style-name="Default_20_Paragraph_20_Font"> שפתי דעת". </text:span></text:p>
      <text:p text:style-name="Standard"><text:span text:style-name="Default_20_Paragraph_20_Font">4. ויש שפירשו, ש"בל ידעת שפתי דעת" הוא תיאור של אדם - מי שאינך יודע אם יש לו שפתי-דעת או לא: "הרחק ממי </text:span><text:span text:style-name="Default_20_Paragraph_20_Font"><text:span text:style-name="T4">שלא ידעת</text:span></text:span><text:span text:style-name="Default_20_Paragraph_20_Font"> אותו </text:span><text:span text:style-name="Default_20_Paragraph_20_Font"><text:span text:style-name="T4">בשפתי דעת</text:span></text:span><text:span text:style-name="Default_20_Paragraph_20_Font">, כי חברתו - סכנה, על כן אתה צריך לחוש בספקו, שלא תתחבר אליו, עד שתחקור עליו אם הוא נזהר בדבריו, </text:span><text:soft-page-break/><text:span text:style-name="Default_20_Paragraph_20_Font">שלא לגלות סוד ושלא לחרף ולבזות מכעס או מגאוה וגודל לבב. ציווה להרחיק מן הספק מחברת מי </text:span><text:span text:style-name="Default_20_Paragraph_20_Font"><text:span text:style-name="T6">שלא נודע</text:span></text:span><text:span text:style-name="Default_20_Paragraph_20_Font"> בשפתי דעת, וממי </text:span><text:span text:style-name="Default_20_Paragraph_20_Font"><text:span text:style-name="T6">שנודע</text:span></text:span><text:span text:style-name="Default_20_Paragraph_20_Font"> שהוא כסיל".</text:span><text:span text:style-name="Default_20_Paragraph_20_Font"><text:note text:id="ftn20" text:note-class="footnote"><text:note-citation>20</text:note-citation><text:note-body><text:p text:style-name="Footnote"><text:span text:style-name="Default_20_Paragraph_20_Font">ר' יונה גירונדי, וכן אבן עזרא על הפסוק</text:span><text:span text:style-name="Default_20_Paragraph_20_Font">.</text:span></text:p></text:note-body></text:note></text:span><text:span text:style-name="Default_20_Paragraph_20_Font"> אולם, קשה להניח שהמשפט הפעלי "בל ידעת" הוא תיאור של אדם מסויים.</text:span></text:p>
      <text:p text:style-name="Standard"><text:span text:style-name="Default_20_Paragraph_20_Font"/></text:p>
      <text:p text:style-name="Standard"><text:span text:style-name="Default_20_Paragraph_20_Font">5. לענ"ד המילים </text:span><text:span text:style-name="Default_20_Paragraph_20_Font"><text:span text:style-name="T4">בל</text:span></text:span><text:span text:style-name="Default_20_Paragraph_20_Font">, </text:span><text:span text:style-name="Default_20_Paragraph_20_Font"><text:span text:style-name="T4">שפתי</text:span></text:span><text:span text:style-name="Default_20_Paragraph_20_Font"> רומזות לפרשת מגדל בבל:</text:span></text:p>
      <text:p text:style-name="P21"><text:span text:style-name="Default_20_Paragraph_20_Font">הָבָה נֵרְדָה </text:span><text:span text:style-name="Default_20_Paragraph_20_Font"><text:span text:style-name="T4">וְנָבְלָה</text:span></text:span><text:span text:style-name="Default_20_Paragraph_20_Font"> שָׁם </text:span><text:span text:style-name="Default_20_Paragraph_20_Font"><text:span text:style-name="T4">שְׂפָתָם,</text:span></text:span><text:span text:style-name="Default_20_Paragraph_20_Font"> אֲשֶׁר לֹא יִשְׁמְעוּ אִישׁ </text:span><text:span text:style-name="Default_20_Paragraph_20_Font"><text:span text:style-name="T4">שְׂפַת</text:span></text:span><text:span text:style-name="Default_20_Paragraph_20_Font"> רֵעֵהוּ... עַל כֵּן קָרָא שְׁמָהּ </text:span><text:span text:style-name="Default_20_Paragraph_20_Font"><text:span text:style-name="T4">בָּבֶל</text:span></text:span><text:span text:style-name="Default_20_Paragraph_20_Font">, כִּי שָׁם </text:span><text:span text:style-name="Default_20_Paragraph_20_Font"><text:span text:style-name="T4">בָּלַל</text:span></text:span><text:span text:style-name="Default_20_Paragraph_20_Font"> ה' </text:span><text:span text:style-name="Default_20_Paragraph_20_Font"><text:span text:style-name="T4">שְׂפַת</text:span></text:span><text:span text:style-name="Default_20_Paragraph_20_Font"> כָּל הָאָרֶץ, וּמִשָּׁם הֱפִיצָם ה' עַל פְּנֵי כָּל הָאָרֶץ <text:s text:c="20"/>(בראשית י"א, ז-ט).</text:span></text:p>
      <text:p text:style-name="P41"><text:span text:style-name="Default_20_Paragraph_20_Font">החצי השני של הפסוק שלנו מנמק את החצי הראשון ומסביר מדוע יש להתרחק מאיש כסיל: </text:span><text:span text:style-name="Default_20_Paragraph_20_Font"><text:span text:style-name="T4">בל ידעת שפתי דעת</text:span></text:span><text:span text:style-name="Default_20_Paragraph_20_Font"> = השפה שלך שונה מהשפה של הכסיל, אתה אוהב ללמוד והוא שונא חכמה; אם תנסה לדבר איתו, התוצאה </text:span><text:span text:style-name="Default_20_Paragraph_20_Font">היחידה תהיה בלבול, הוא לא יבין אותך ואתה לא תבין אותו, ולכן שמור מרחק - </text:span><text:span text:style-name="Default_20_Paragraph_20_Font"><text:span text:style-name="T4">לך מנגד</text:span></text:span><text:span text:style-name="Default_20_Paragraph_20_Font">.</text:span></text:p>
      <text:p text:style-name="P1"/>
      <text:p text:style-name="P41"><text:span text:style-name="Default_20_Paragraph_20_Font"><text:span text:style-name="T3">פסוק לד</text:span></text:span></text:p>
      <text:p text:style-name="P21"><text:span text:style-name="Default_20_Paragraph_20_Font">צְדָקָה תְרוֹמֵם גּוֹי, וְחֶסֶד לְאֻמִּים חַטָּאת <text:s text:c="7"/>(משלי י"ד, לד</text:span><text:span text:style-name="Default_20_Paragraph_20_Font">).</text:span></text:p>
      <text:p text:style-name="P41"><text:span text:style-name="Default_20_Paragraph_20_Font">לפי ההבנה המקובלת, צדקה וחסד הם מילים נרדפות, ולכן אין זה ברור מה הפסוק בא ללמד - האם הצדקה היא חיובית (</text:span><text:span text:style-name="Default_20_Paragraph_20_Font"><text:span text:style-name="T4">תרומם גוי</text:span></text:span><text:span text:style-name="Default_20_Paragraph_20_Font">), או שלילית (</text:span><text:span text:style-name="Default_20_Paragraph_20_Font"><text:span text:style-name="T4">חטאת</text:span></text:span><text:span text:style-name="Default_20_Paragraph_20_Font">)?</text:span></text:p>
      <text:p text:style-name="P36"><text:span text:style-name="Default_20_Paragraph_20_Font"/></text:p>
      <text:p text:style-name="P36"><text:span text:style-name="Default_20_Paragraph_20_Font"><text:s/>הראשונים שעסקו בפירוש הפסוק היו רבן יוחנן בן זכאי ותלמידיו:</text:span><text:span text:style-name="Default_20_Paragraph_20_Font"><text:note text:id="ftn21" text:note-class="footnote"><text:note-citation>21</text:note-citation><text:note-body><text:p text:style-name="Footnote"><text:span text:style-name="Default_20_Paragraph_20_Font">בבא בתרא י ע"ב</text:span><text:span text:style-name="Default_20_Paragraph_20_Font">.</text:span></text:p></text:note-body></text:note></text:span></text:p>
      <text:p text:style-name="Standard"><text:span text:style-name="Default_20_Paragraph_20_Font">1. חמישה מתלמידיו של ריב"ז פירשו, שהחלק החיובי של הפסוק מתייחס לעם ישראל, והחלק השלילי מתייחס לגויים. כך למשל פירש רבי אליעזר: "</text:span><text:span text:style-name="Default_20_Paragraph_20_Font"><text:span text:style-name="T4">צדקה תרומם גוי</text:span></text:span><text:span text:style-name="Default_20_Paragraph_20_Font"> - אלו ישראל, דכתיב 'ומי כעמך ישראל גוי אחד בארץ'; </text:span><text:span text:style-name="Default_20_Paragraph_20_Font"><text:span text:style-name="T4">וחסד לאומים חטאת</text:span></text:span><text:span text:style-name="Default_20_Paragraph_20_Font"> - כל צדקה וחסד שאומות עובדי כוכבים עושין - חטא הוא להן, שאינם עושין אלא להתגדל בו". רבי נחוניא בן הקנה אף הקצין ופירש, שהגויים אינם עושים חסד כלל - אפילו לא כדי להתגדל בו: "</text:span><text:span text:style-name="Default_20_Paragraph_20_Font"><text:span text:style-name="T4">צדקה תרומם גוי וחסד</text:span></text:span><text:span text:style-name="Default_20_Paragraph_20_Font"> – לישראל; ו</text:span><text:span text:style-name="Default_20_Paragraph_20_Font"><text:span text:style-name="T4">לאומים</text:span></text:span><text:span text:style-name="Default_20_Paragraph_20_Font"> – </text:span><text:span text:style-name="Default_20_Paragraph_20_Font"><text:span text:style-name="T4">חטאת</text:span></text:span><text:span text:style-name="Default_20_Paragraph_20_Font">".</text:span></text:p>
      <text:p text:style-name="Standard"><text:span text:style-name="Default_20_Paragraph_20_Font">2. ריב"ז עצמו פירש, שהחטאת בפסוק זה היא מושג חיובי, ומציינת כפרה: "כשם </text:span><text:span text:style-name="Default_20_Paragraph_20_Font"><text:span text:style-name="T4">שהחטאת</text:span></text:span><text:span text:style-name="Default_20_Paragraph_20_Font"> מכפרת על ישראל - כך </text:span><text:span text:style-name="Default_20_Paragraph_20_Font"><text:span text:style-name="T4">צדקה</text:span></text:span><text:span text:style-name="Default_20_Paragraph_20_Font"> מכפרת על </text:span><text:span text:style-name="Default_20_Paragraph_20_Font"><text:span text:style-name="T4">אומות</text:span></text:span><text:span text:style-name="Default_20_Paragraph_20_Font"> העולם" (אגב, מהסוגיה שם נראה שריב"ז שינה את דעתו באופן קיצוני, וייתכן שהשינוי חל כתוצאה מחורבן בית המקדש. לפני החורבן חשב ריב"ז שאפשר לחיות בשלום עם הרומאים ולשתף עמם פעולה במעשי צדקה וחסד, אך לאחר שראה את הזוועות שעשו הרומאים בשם ערכי המוסר שלהם, שינה את דעתו ושלח את תלמידיו לחפש פירושים אחרים, ובסופו של דבר קיבל את דעתו הקיצונית של רבי נחוניא בן הקנה).</text:span></text:p>
      <text:p text:style-name="Standard"><text:soft-page-break/><text:span text:style-name="Default_20_Paragraph_20_Font">3. יש שפירשו, שהחסד בפסוק זה הוא מושג שלילי, ומציין חרפה: "כשהולכים בדרך </text:span><text:span text:style-name="Default_20_Paragraph_20_Font"><text:span text:style-name="T4">הצדקה יתרוממו</text:span></text:span><text:span text:style-name="Default_20_Paragraph_20_Font"> משפלותם... ו...</text:span><text:span text:style-name="Default_20_Paragraph_20_Font"><text:span text:style-name="T4">החטאת</text:span></text:span><text:span text:style-name="Default_20_Paragraph_20_Font"> היא להם </text:span><text:span text:style-name="Default_20_Paragraph_20_Font"><text:span text:style-name="T4">חסד</text:span></text:span><text:span text:style-name="Default_20_Paragraph_20_Font"> שהיא החרפה היותר גדולה" (מלבי"ם על הפסוק).</text:span></text:p>
      <text:p text:style-name="Standard"><text:span text:style-name="Default_20_Paragraph_20_Font">אולם, כל הפירושים הללו אינם מתאימים למשמעות המקובלת של המושגים חסד וחטאת.</text:span></text:p>
      <text:p text:style-name="Standard"><text:span text:style-name="Default_20_Paragraph_20_Font"/></text:p>
      <text:p text:style-name="Standard"><text:span text:style-name="Default_20_Paragraph_20_Font">4. </text:span><text:span text:style-name="Default_20_Paragraph_20_Font">לענ"ד אפשר להבין את הפסוק בעזרת הקבלה לסיפור אחר שבו חסד נחשב לחטא - סיפורו של אחאב מלך ישראל. לאחר מלחמת-מגן נגד ארם, שבה הצליח צבא ישראל להביס את הארמים, החליטו הארמים לבקש את חסדו של מלך ישראל:</text:span></text:p>
      <text:p text:style-name="P21"><text:span text:style-name="Default_20_Paragraph_20_Font">וַיֹּאמְרוּ אֵלָיו עֲבָדָיו 'הִנֵּה נָּא שָׁמַעְנוּ כִּי מַלְכֵי בֵּית יִשְׂרָאֵל כִּי מַלְכֵי </text:span><text:span text:style-name="Default_20_Paragraph_20_Font"><text:span text:style-name="T4">חֶסֶד</text:span></text:span><text:span text:style-name="Default_20_Paragraph_20_Font"> הֵם, נָשִׂימָה נָא שַׂקִּים בְּמָתְנֵינוּ וַחֲבָלִים בְּרֹאשֵׁנוּ וְנֵצֵא אֶל מֶלֶךְ יִשְׂרָאֵל - אוּלַי יְחַיֶּה אֶת נַפְשֶׁךָ' <text:s text:c="4"/>(מלכים א כ', לא</text:span><text:span text:style-name="Default_20_Paragraph_20_Font">).</text:span></text:p>
      <text:p text:style-name="P45"><text:span text:style-name="Default_20_Paragraph_20_Font">מלך ישראל אכן עשה עמו חסד והחיה אותו, אך החסד נחשב לחטא - הוא היה צריך לעשות עמו צדק ולהענישו:</text:span></text:p>
      <text:p text:style-name="P21"><text:span text:style-name="Default_20_Paragraph_20_Font">כֹּה אָמַר ה': 'יַעַן שִׁלַּחְתָּ אֶת אִישׁ חֶרְמִי מִיָּד - וְהָיְתָה נַפְשְׁךָ תַּחַת נַפְשׁוֹ וְעַמְּךָ תַּחַת עַמּו'ֹ <text:s text:c="6"/>(שם, פסוק מב</text:span><text:span text:style-name="Default_20_Paragraph_20_Font">).</text:span></text:p>
      <text:p text:style-name="P41"><text:span text:style-name="Default_20_Paragraph_20_Font">(ואכן, זמן קצר לאחר מכן, במלחמה נוספת בין ישראל לארם, הכה חייל ארמי את אחאב מלך ישראל והרגו</text:span><text:span text:style-name="Default_20_Paragraph_20_Font">).</text:span></text:p>
      <text:p text:style-name="P1"><text:span text:style-name="Default_20_Paragraph_20_Font">לפי זה, ייתכן שהפסוק שלנו מדבר על צדק וחסד בין עמים. המילה </text:span><text:span text:style-name="Default_20_Paragraph_20_Font"><text:span text:style-name="T4">צדקה </text:span></text:span><text:span text:style-name="Default_20_Paragraph_20_Font">משמעה צדק;</text:span><text:span text:style-name="Default_20_Paragraph_20_Font"><text:note text:id="ftn22" text:note-class="footnote"><text:note-citation>22</text:note-citation><text:note-body><text:p text:style-name="Footnote"><text:span text:style-name="Default_20_Paragraph_20_Font">כך גם ברוב התנ"ך. המשמעות התלמודית שלפיה </text:span><text:span text:style-name="Default_20_Paragraph_20_Font"><text:span text:style-name="T4">צדקה</text:span></text:span><text:span text:style-name="Default_20_Paragraph_20_Font"> היא נדבה לעניים אינה נמצאת בלשון התורה, והראיה - בכל מצוות התורה <text:s/>המדברות על נתינה לעניים, אין זכר למילה </text:span><text:span text:style-name="Default_20_Paragraph_20_Font"><text:span text:style-name="T4">צדקה</text:span></text:span><text:span text:style-name="Default_20_Paragraph_20_Font">.</text:span></text:p></text:note-body></text:note></text:span><text:span text:style-name="Default_20_Paragraph_20_Font"> </text:span><text:span text:style-name="Default_20_Paragraph_20_Font"><text:span text:style-name="T4">צדקה תרומם גוי</text:span></text:span><text:span text:style-name="Default_20_Paragraph_20_Font"> = כאשר עם נוהג בצדק כלפי עמים אחרים, הוא מתרומם ומתעלה. אולם </text:span><text:span text:style-name="Default_20_Paragraph_20_Font"><text:span text:style-name="T4">חסד לאומים חטאת</text:span></text:span><text:span text:style-name="Default_20_Paragraph_20_Font"> = כאשר עם נוהג בוותרנות יתרה כלפי עמים אחרים, הדבר נחשב לחטאת. יש מקום לחסד וותרנות ביחסים בין אדם לחברו, אך לא בין עמים.</text:span></text:p>
      <text:p text:style-name="P1"/>
      <text:p text:style-name="P41"><text:span text:style-name="Default_20_Paragraph_20_Font"><text:span text:style-name="T1">פרק טו</text:span></text:span></text:p>
      <text:p text:style-name="P21"><text:span text:style-name="Default_20_Paragraph_20_Font">אֹרַח חַיִּים לְמַעְלָה לְמַשְׂכִּיל, לְמַעַן סוּר מִשְּׁאוֹל מָטָּה (משלי ט"ו, כד</text:span><text:span text:style-name="Default_20_Paragraph_20_Font">).</text:span></text:p>
      <text:p text:style-name="P41"><text:span text:style-name="Default_20_Paragraph_20_Font">מקובל לפרש, שהפסוק משבח את המשכיל, המשתדל תמיד לעלות ולהתקדם בכל תחומי החיים: "האדם נקרא הולך, שצריך לילך תמיד מדרגה לדרגה, ואם לא יעלה למעלה - ירד מטה מטה, חס ושלום, כי אי אפשר שיעמוד בדרגה אחת..." (הגאון מווילנה על הפסוק).</text:span></text:p>
      <text:p text:style-name="P36"><text:span text:style-name="Default_20_Paragraph_20_Font"/></text:p>
      <text:p text:style-name="P1"><text:soft-page-break/><text:span text:style-name="Default_20_Paragraph_20_Font">אולם חכמי המדרש פירשו את הפסוק אחרת, תוך הקבלה לסיפור אחר שבו נזכרה ירידה מטה אל השאול, סיפורם של קורח ועדתו:</text:span></text:p>
      <text:p text:style-name="P21"><text:span text:style-name="Default_20_Paragraph_20_Font">וַיֵּרְדוּ הֵם וְכָל אֲשֶׁר לָהֶם </text:span><text:span text:style-name="Default_20_Paragraph_20_Font"><text:span text:style-name="T4">חַיִּים שְׁאֹלָה</text:span></text:span><text:span text:style-name="Default_20_Paragraph_20_Font">, וַתְּכַס עֲלֵיהֶם הָאָרֶץ וַיֹּאבְדוּ מִתּוֹךְ הַקָּהָל <text:s text:c="2"/>(במדבר ט"ו, לג</text:span><text:span text:style-name="Default_20_Paragraph_20_Font">).</text:span></text:p>
      <text:p text:style-name="P41"><text:span text:style-name="Default_20_Paragraph_20_Font">לפי הקבלה זו, ייתכן שהפסוק שלנו מזהיר את האדם שלא לנסות לעלות מהר מדי, אלא לעלות באופן </text:span><text:span text:style-name="Default_20_Paragraph_20_Font"><text:span text:style-name="T4">משכיל</text:span></text:span><text:span text:style-name="Default_20_Paragraph_20_Font"> וזהיר, </text:span><text:span text:style-name="Default_20_Paragraph_20_Font"><text:span text:style-name="T4">ולהסתכל</text:span></text:span><text:span text:style-name="Default_20_Paragraph_20_Font"> כל הזמן לאן אנחנו עולים:</text:span></text:p>
      <text:p text:style-name="P21"><text:span text:style-name="Default_20_Paragraph_20_Font"><text:span text:style-name="T4">אורח חיים למעלה למשכיל למען סור משאול מטה</text:span></text:span><text:span text:style-name="Default_20_Paragraph_20_Font">, על שבטו של לוי הכתוב מדבר. אמר הקב"ה 'די לכל אחד ואחד השררה שנתתי לו אם רוצה הוא בחיים. ומה שכרו - די לו שאתה נצול משאול. </text:span><text:span text:style-name="Default_20_Paragraph_20_Font"><text:span text:style-name="T4">למען סור משאול מטה</text:span></text:span><text:span text:style-name="Default_20_Paragraph_20_Font"> - זה קרח ועדתו, שנתתי להם שררה ובקשו לחמוד מה שלא היה שלהם. מה היה סופן - ירדו הם וכל אשר להם </text:span><text:span text:style-name="Default_20_Paragraph_20_Font"><text:span text:style-name="T4">חיים שאולה</text:span></text:span><text:span text:style-name="Default_20_Paragraph_20_Font">. משל למה הדבר דומה? למלך שהיה מהלך במדבר הוא </text:span><text:span text:style-name="Default_20_Paragraph_20_Font">ואסטרטליטין שלו, מצאו שניהם שני אוצרות של זהב, אמר לו המלך 'כל אחד ואחד יהא מכיר חלקו לא אני נוגע באוצרך ולא אתה תגע באוצרי'. וכן אמר הקב"ה לאהרן 'ואיש את קדשיו לו יהיו' - 'כל מי שהביא לי הקדש לא תגע בו', שנאמר 'וינזרו מקדשי בני ישראל'... אתה מוצא בבני קרח </text:span><text:span text:style-name="Default_20_Paragraph_20_Font"><text:span text:style-name="T4">שנסתכלו</text:span></text:span><text:span text:style-name="Default_20_Paragraph_20_Font"> למעלה ונמלטו, אביהם שלא </text:span><text:span text:style-name="Default_20_Paragraph_20_Font"><text:span text:style-name="T4">נסתכל</text:span></text:span><text:span text:style-name="Default_20_Paragraph_20_Font"> למעלה ירד למטה" <text:s/>(ילקוט שמעוני על משלי, רמז תתקנג</text:span><text:span text:style-name="Default_20_Paragraph_20_Font">).</text:span></text:p>
      <text:p text:style-name="P1"><text:span text:style-name="Default_20_Paragraph_20_Font"><text:span text:style-name="T3"/></text:span></text:p>
      <text:p text:style-name="P1"/>
      <text:p text:style-name="P41"><text:span text:style-name="Default_20_Paragraph_20_Font"><text:span text:style-name="T1">פרק טז</text:span></text:span></text:p>
      <text:p text:style-name="P41"><text:span text:style-name="Default_20_Paragraph_20_Font"><text:span text:style-name="T3">פסוקים ה-ו</text:span></text:span></text:p>
      <text:p text:style-name="P21"><text:span text:style-name="Default_20_Paragraph_20_Font">בְּחֶסֶד וֶאֱמֶת יְכֻפַּר עון, וּבְיִרְאַת ה' סוּר מֵרָע <text:s text:c="9"/>(משלי ט"ו, ו</text:span><text:span text:style-name="Default_20_Paragraph_20_Font">).</text:span></text:p>
      <text:p text:style-name="P41"><text:span text:style-name="Default_20_Paragraph_20_Font">הפסוק מלמד, שכאשר אדם עוסק במעשים של חסד ואמת, ה' סולח לו על עוונותיו. אולם בפסוק אחר נאמר, שה' אינו לוקח שוחד:</text:span></text:p>
      <text:p text:style-name="P21"><text:span text:style-name="Default_20_Paragraph_20_Font">כִּי ה' אֱלֹהֵיכֶם הוּא אֱלֹהֵי הָאֱלֹהִים וַאֲדֹנֵי הָאֲדֹנִים, הָאֵל הַגָּדֹל הַגִּבֹּר וְהַנּוֹרָא, אֲשֶׁר לֹא יִשָּׂא פָנִים וְלֹא יִקַּח שֹׁחַד (דברים י', יז</text:span><text:span text:style-name="Default_20_Paragraph_20_Font">)</text:span></text:p>
      <text:p text:style-name="P41"><text:span text:style-name="Default_20_Paragraph_20_Font">האם חסד ואמת אינם סוג של שוחד כלפי ה'?</text:span></text:p>
      <text:p text:style-name="P1"/>
      <text:p text:style-name="P41"><text:span text:style-name="Default_20_Paragraph_20_Font">1. בעל "אורחות צדיקים" הסביר, שהפסוק בספר משלי מתייחס לאדם שכבר הפסיק לחטוא, ורוצה רק לכפר על חטאי העבר; והפסוק בספר דברים מתייחס לאדם שעדיין חוטא, וחושב שאם יקיים מצוות יוכל להמשיך לחטוא בעתיד בלי להיענש</text:span><text:span text:style-name="Default_20_Paragraph_20_Font">:</text:span></text:p>
      <text:p text:style-name="P21"><text:span text:style-name="Default_20_Paragraph_20_Font">"עשרים עניינים שהם מעיקרי התשובה: ... השבעה עשר - לרדוף פעולת החסד והאמת, שנאמר 'בחסד ואמת יכופר עון'. ואם החוטא לא שב אל השם יתברך – לא יתכפר עונו בפעלו חסד, כמו שאמר הכתוב 'אשר לא ישא </text:span><text:span text:style-name="Default_20_Paragraph_20_Font">פנים, ולא יקח שחד'. ופרשו חכמים: 'לא יקח שוחד' – למחול על המצוות ולהעביר על העונות. </text:span><text:soft-page-break/><text:span text:style-name="Default_20_Paragraph_20_Font">וזה הפסוק 'בחסד ואמת יכופר עון' – על בעלי תשובה דיבר, כי יש עבירות שהתשובה ויום הכיפורים תולין, ויסורין ממרקין. והנה החסד מגן בעד החוטא וישמר עליו מן הייסורין, גם יצילנו מן המות, כמו שנאמר (משלי י', ב): 'וצדקה תציל ממות'" (ספר המידות השלם, שער התשובה</text:span><text:span text:style-name="Default_20_Paragraph_20_Font">).</text:span></text:p>
      <text:p text:style-name="P1"/>
      <text:p text:style-name="P41"><text:span text:style-name="Default_20_Paragraph_20_Font">2. אפשר להציע הסבר נוסף, ע"פ סיפור אחר שבו הוצע לאדם לכפר על עוונו בעזרת מעשי חסד ואמת</text:span><text:span text:style-name="Default_20_Paragraph_20_Font">:</text:span></text:p>
      <text:p text:style-name="P21"><text:span text:style-name="Default_20_Paragraph_20_Font">לָהֵן, מַלְכָּא, מִלְכִּי יִשְׁפַּר עֲליך [עֲלָךְ קרי] וַחטיך [וַחֲטָאָךְ קרי] בְּצִדְקָה פְרֻק וַעֲוָיָתָךְ בְּמִחַן עֲנָיִן הֵן תֶּהֱוֵא אַרְכָה לִשְׁלֵוְתָךְ <text:s text:c="7"/>(דניאל ד', כד</text:span><text:span text:style-name="Default_20_Paragraph_20_Font">).</text:span></text:p>
      <text:p text:style-name="P41"><text:span text:style-name="Default_20_Paragraph_20_Font">דניאל הציע למלך בבל לכפר על חטאיו במעשי צדקה (= עשיית צדק, מקביל אל </text:span><text:span text:style-name="Default_20_Paragraph_20_Font"><text:span text:style-name="T4">אמת</text:span></text:span><text:span text:style-name="Default_20_Paragraph_20_Font"> בפסוקנו)</text:span><text:note text:id="ftn23" text:note-class="footnote"><text:note-citation>23</text:note-citation><text:note-body><text:p text:style-name="Footnote"><text:span text:style-name="Default_20_Paragraph_20_Font">ספר דניאל הוא מאוחר, וייתכן שהמילה </text:span><text:span text:style-name="Default_20_Paragraph_20_Font"><text:span text:style-name="T4">צדקה</text:span></text:span><text:span text:style-name="Default_20_Paragraph_20_Font"> בפסוק זה משמעה, כמו בלשון חז"ל, נתינה לעניים</text:span><text:span text:style-name="Default_20_Paragraph_20_Font">. </text:span></text:p></text:note-body></text:note><text:span text:style-name="Default_20_Paragraph_20_Font"> ובמתן חנינה או מתנת חינם לעניים (מקביל אל </text:span><text:span text:style-name="Default_20_Paragraph_20_Font"><text:span text:style-name="T4">חסד</text:span></text:span><text:span text:style-name="Default_20_Paragraph_20_Font">). </text:span></text:p>
      <text:p text:style-name="P48"><text:span text:style-name="Default_20_Paragraph_20_Font">החטא שעליו נענש מלך בבל בפרק זה הוא חטא גבהות הלב - ה' דרש ממנו להכיר שהמלכות שייכת לה', והוא יתן אותה למי שירצה:</text:span></text:p>
      <text:p text:style-name="P21"><text:span text:style-name="Default_20_Paragraph_20_Font">...עַד דִּבְרַת דִּי יִנְדְּעוּן חַיַּיָּא דִּי שַׁלִּיט עִליא [עִלָּאָה קרי] בְּמַלְכוּת אֲנושא [אֲנָשָׁא קרי], וּלְמַן דִּי יִצְבֵּא יִתְּנִנַּהּ, וּשְׁפַל אֲנָשִׁים יְקִים עֲליה [עֲלַהּ קרי] (שם, יד</text:span><text:span text:style-name="Default_20_Paragraph_20_Font">).</text:span></text:p>
      <text:p text:style-name="P41"><text:span text:style-name="Default_20_Paragraph_20_Font"/></text:p>
      <text:p text:style-name="P36"><text:span text:style-name="Default_20_Paragraph_20_Font">אם כך, ייתכן שגם הפסוק שלנו בספר משלי עוסק בעוון גבהות הלב, שהרי כך נאמר בפסוק הקודם:</text:span></text:p>
      <text:p text:style-name="P21"><text:span text:style-name="Default_20_Paragraph_20_Font">תּוֹעֲבַת ה' כָּל גְּבַהּ לֵב, יָד לְיָד לֹא יִנָּקֶה <text:s text:c="8"/>(משלי ט"ז, ה</text:span><text:span text:style-name="Default_20_Paragraph_20_Font">).</text:span></text:p>
      <text:p text:style-name="P41"><text:span text:style-name="Default_20_Paragraph_20_Font">הדרך לכפר על גובה לב היא מעשים טובים - מעשים של </text:span><text:span text:style-name="Default_20_Paragraph_20_Font"><text:span text:style-name="T4">חסד ואמת</text:span></text:span><text:span text:style-name="Default_20_Paragraph_20_Font">; כשאדם משתמש בכל הכוחות שקיבל מה' כדי לעשות חסד, הוא למעשה מכיר בכך שהכוחות הללו אינם רכושו הפרטי, הם ניתנו לו כדי שיוכל למלא משימות מסוימות בעולם, וכך מכפר על מחשבות הגאוה.</text:span></text:p>
      <text:p text:style-name="P41"/>
      <text:p text:style-name="P41"/>
      <text:p text:style-name="P41"><text:span text:style-name="Default_20_Paragraph_20_Font"><text:span text:style-name="T3">פסוק ז</text:span></text:span></text:p>
      <text:p text:style-name="P10"><text:span text:style-name="Default_20_Paragraph_20_Font">בִּרְצוֹת ה' דַּרְכֵי אִישׁ, גַּם אוֹיְבָיו יַשְׁלִם אִתּוֹ <text:s text:c="7"/>(משלי ט"ז, ז</text:span><text:span text:style-name="Default_20_Paragraph_20_Font">).</text:span></text:p>
      <text:p text:style-name="P27"><text:span text:style-name="Default_20_Paragraph_20_Font">כשה' מרוצה ממעשיו של האדם, הוא משפיע על יריביו כך שישלימו איתו. <text:s/></text:span></text:p>
      <text:p text:style-name="Standard"><text:span text:style-name="Default_20_Paragraph_20_Font"/></text:p>
      <text:p text:style-name="Standard"><text:span text:style-name="Default_20_Paragraph_20_Font">המחשה לרעיון זה ניתן לראות במאורעותיו של יצחק אבינו בארץ פלשתים. <text:s/>בתחילת שהותו שם, ה' בירך אותו והוא התעשר, וכתוצאה מכך הפלשתים קינאו בו וגירשו אותו:</text:span></text:p>
      <text:p text:style-name="P10"><text:span text:style-name="Default_20_Paragraph_20_Font">וַיִּזְרַע יִצְחָק בָּאָרֶץ הַהִוא, וַיִּמְצָא בַּשָּׁנָה הַהִוא מֵאָה שְׁעָרִים, וַיְבָרֲכֵהוּ ה'. <text:s/>וַיִּגְדַּל הָאִישׁ, וַיֵּלֶךְ הָלוֹךְ וְגָדֵל עַד כִּי גָדַל מְאֹד. וַיְהִי לוֹ מִקְנֵה צֹאן וּמִקְנֵה בָקָר וַעֲבֻדָּה רַבָּה וַיְקַנְאוּ אֹתוֹ פְּלִשְׁתִּים. וְכָל הַבְּאֵרֹת אֲשֶׁר חָפְרוּ עַבְדֵי </text:span><text:soft-page-break/><text:span text:style-name="Default_20_Paragraph_20_Font">אָבִיו בִּימֵי אַבְרָהָם אָבִיו סִתְּמוּם פְּלִשְׁתִּים וַיְמַלְאוּם עָפָר. וַיֹּאמֶר אֲבִימֶלֶךְ אֶל יִצְחָק לֵךְ מֵעִמָּנוּ כִּי עָצַמְתָּ מִמֶּנּוּ מְאֹד <text:s text:c="5"/>(בראשית כ"ו, יא-טז</text:span><text:span text:style-name="Default_20_Paragraph_20_Font">).</text:span></text:p>
      <text:p text:style-name="P50"><text:span text:style-name="Default_20_Paragraph_20_Font">אבל יצחק לא נתן להם לגרור אותו למלחמה, הוא פשוט קם והלך למקום אחר, וכך עשה בכל פעם שהפלשתים ניסו לריב איתו על מקורות המים:</text:span></text:p>
      <text:p text:style-name="P9"><text:span text:style-name="Default_20_Paragraph_20_Font">וַיֵּלֶךְ מִשָּׁם יִצְחָק וַיִּחַן בְּנַחַל גְּרָר וַיֵּשֶׁב שָׁם.</text:span><text:a xlink:type="simple" xlink:href="http://he.wikisource.org/wiki/קטגוריה:בראשית_כו_יח"><text:span text:style-name="Default_20_Paragraph_20_Font"> </text:span></text:a><text:span text:style-name="Default_20_Paragraph_20_Font">וַיָּשָׁב יִצְחָק וַיַּחְפֹּר אֶת בְּאֵרֹת הַמַּיִם אֲשֶׁר חָפְרוּ בִּימֵי אַבְרָהָם אָבִיו וַיְסַתְּמוּם פְּלִשְׁתִּים </text:span><text:span text:style-name="Default_20_Paragraph_20_Font">אַחֲרֵי מוֹת אַבְרָהָם וַיִּקְרָא לָהֶן שֵׁמוֹת כַּשֵּׁמֹת אֲשֶׁר קָרָא לָהֶן אָבִיו.</text:span><text:a xlink:type="simple" xlink:href="http://he.wikisource.org/wiki/קטגוריה:בראשית_כו_יט"><text:span text:style-name="Default_20_Paragraph_20_Font"> </text:span></text:a><text:span text:style-name="Default_20_Paragraph_20_Font">וַיַּחְפְּרוּ עַבְדֵי יִצְחָק בַּנָּחַל וַיִּמְצְאוּ שָׁם בְּאֵר מַיִם חַיִּים.</text:span><text:a xlink:type="simple" xlink:href="http://he.wikisource.org/wiki/קטגוריה:בראשית_כו_כ"><text:span text:style-name="Default_20_Paragraph_20_Font"> </text:span></text:a><text:span text:style-name="Default_20_Paragraph_20_Font">וַיָּרִיבוּ רֹעֵי גְרָר עִם רֹעֵי יִצְחָק לֵאמֹר לָנוּ הַמָּיִם וַיִּקְרָא שֵׁם הַבְּאֵר עֵשֶׂק כִּי הִתְעַשְּׂקוּ עִמּוֹ.</text:span><text:a xlink:type="simple" xlink:href="http://he.wikisource.org/wiki/קטגוריה:בראשית_כו_כא"><text:span text:style-name="Default_20_Paragraph_20_Font"> </text:span></text:a><text:span text:style-name="Default_20_Paragraph_20_Font">וַיַּחְפְּרוּ בְּאֵר אַחֶרֶת וַיָּרִיבוּ גַּם עָלֶיהָ וַיִּקְרָא שְׁמָהּ שִׂטְנָה (שם יז-כא</text:span><text:span text:style-name="Default_20_Paragraph_20_Font">).</text:span></text:p>
      <text:p text:style-name="P50"><text:span text:style-name="Default_20_Paragraph_20_Font">לאחר זמן מה, הפלשתים הפסיקו לריב עמו, ויצחק ייחס עובדה זו לברכת ה':</text:span></text:p>
      <text:p text:style-name="P10"><text:span text:style-name="Default_20_Paragraph_20_Font">וַיַּעְתֵּק מִשָּׁם, וַיַּחְפֹּר בְּאֵר אַחֶרֶת וְלֹא רָבוּ עָלֶיהָ, וַיִּקְרָא שְׁמָהּ רְחֹבוֹת, וַיֹּאמֶר כִּי עַתָּה הִרְחִיב ה' לָנוּ וּפָרִינוּ בָאָרֶץ. וַיַּעַל מִשָּׁם בְּאֵר שָׁבַע. וַיֵּרָא אֵלָיו ה' בַּלַּיְלָה הַהוּא וַיֹּאמֶר 'אָנֹכִי אֱלֹהֵי אַבְרָהָם אָבִיךָ אַל תִּירָא כִּי אִתְּךָ אָנֹכִי וּבֵרַכְתִּיךָ וְהִרְבֵּיתִי אֶת זַרְעֲךָ בַּעֲבוּר אַבְרָהָם עַבְדִּי'.</text:span><text:a xlink:type="simple" xlink:href="http://he.wikisource.org/wiki/קטגוריה:בראשית_כו_כה"><text:span text:style-name="Default_20_Paragraph_20_Font"> </text:span></text:a><text:span text:style-name="Default_20_Paragraph_20_Font">וַיִּבֶן שָׁם מִזְבֵּחַ, וַיִּקְרָא בְּשֵׁם ה', וַיֶּט שָׁם אָהֳלוֹ, וַיִּכְרוּ שָׁם עַבְדֵי יִצְחָק בְּאֵר <text:s/>(שם כב-כה</text:span><text:span text:style-name="Default_20_Paragraph_20_Font">).</text:span></text:p>
      <text:p text:style-name="P50"><text:span text:style-name="Default_20_Paragraph_20_Font">לאחר זמן נוסף, הפלשתים אף באו אליו וכרתו עמו ברית שלום:</text:span></text:p>
      <text:p text:style-name="P9"><text:span text:style-name="Default_20_Paragraph_20_Font">וַאֲבִימֶלֶךְ הָלַךְ אֵלָיו מִגְּרָר וַאֲחֻזַּת מֵרֵעֵהוּ וּפִיכֹל שַׂר צְבָאוֹ.</text:span><text:a xlink:type="simple" xlink:href="http://he.wikisource.org/wiki/קטגוריה:בראשית_כו_כז"><text:span text:style-name="Default_20_Paragraph_20_Font"> </text:span></text:a><text:span text:style-name="Default_20_Paragraph_20_Font">וַיֹּאמֶר אֲלֵהֶם יִצְחָק 'מַדּוּעַ בָּאתֶם אֵלָי וְאַתֶּם שְׂנֵאתֶם אֹתִי וַתְּשַׁלְּחוּנִי מֵאִתְּכֶם?'.</text:span><text:a xlink:type="simple" xlink:href="http://he.wikisource.org/wiki/קטגוריה:בראשית_כו_כח"><text:span text:style-name="Default_20_Paragraph_20_Font"> </text:span></text:a><text:span text:style-name="Default_20_Paragraph_20_Font">וַיֹּאמְרוּ 'רָאוֹ רָאִינוּ כִּי הָיָה ה' עִמָּךְ, וַנֹּאמֶר תְּהִי נָא אָלָה בֵּינוֹתֵינוּ בֵּינֵינוּ </text:span><text:span text:style-name="Default_20_Paragraph_20_Font">וּבֵינֶךָ וְנִכְרְתָה בְרִית עִמָּךְ.</text:span><text:a xlink:type="simple" xlink:href="http://he.wikisource.org/wiki/קטגוריה:בראשית_כו_כט"><text:span text:style-name="Default_20_Paragraph_20_Font"> </text:span></text:a><text:span text:style-name="Default_20_Paragraph_20_Font">אִם תַּעֲשֵׂה עִמָּנוּ רָעָה כַּאֲשֶׁר לֹא נְגַעֲנוּךָ וְכַאֲשֶׁר עָשִׂינוּ עִמְּךָ רַק טוֹב וַנְּשַׁלֵּחֲךָ בְּשָׁלוֹם, אַתָּה עַתָּה בְּרוּךְ ה'.</text:span><text:a xlink:type="simple" xlink:href="http://he.wikisource.org/wiki/קטגוריה:בראשית_כו_ל"><text:span text:style-name="Default_20_Paragraph_20_Font"> </text:span></text:a><text:span text:style-name="Default_20_Paragraph_20_Font">וַיַּעַשׂ לָהֶם מִשְׁתֶּה וַיֹּאכְלוּ וַיִּשְׁתּוּ.</text:span><text:a xlink:type="simple" xlink:href="http://he.wikisource.org/wiki/קטגוריה:בראשית_כו_לא"><text:span text:style-name="Default_20_Paragraph_20_Font"> </text:span></text:a><text:span text:style-name="Default_20_Paragraph_20_Font">וַיַּשְׁכִּימוּ בַבֹּקֶר וַיִּשָּׁבְעוּ אִישׁ לְאָחִיו וַיְשַׁלְּחֵם יִצְחָק וַיֵּלְכוּ מֵאִתּוֹ בְּשָׁלוֹם. <text:s/>(שם כו-לא</text:span><text:span text:style-name="Default_20_Paragraph_20_Font">).</text:span></text:p>
      <text:p text:style-name="P49"/>
      <text:p text:style-name="P41"><text:span text:style-name="Default_20_Paragraph_20_Font">מכאן, שההבטחה "</text:span><text:span text:style-name="Default_20_Paragraph_20_Font"><text:span text:style-name="T4">ברצות ה' דרכי איש גם אויביו ישלים איתו"</text:span></text:span><text:span text:style-name="Default_20_Paragraph_20_Font"> <text:s/>דורשת סבלנות רבה. בהתחלה האויבים אינם מבינים שהאדם מצליח כתוצאה מברכת ה', מקנאים בו ושונאים אותו. רק לאחר שהם רואים שהוא מצליח שוב ושוב, באופן לא טבעי, ולמרות כל הניסיונות להכשיל אותו - הם משתכנעים שאכן ה' עמו, ובאים להשלים איתו.</text:span><text:span text:style-name="Default_20_Paragraph_20_Font"><text:span text:style-name="T4"> </text:span></text:span></text:p>
      <text:p text:style-name="P1"/>
      <text:p text:style-name="P41"><text:span text:style-name="Default_20_Paragraph_20_Font"><text:span text:style-name="T3">פסוק כח</text:span></text:span></text:p>
      <text:p text:style-name="P21"><text:span text:style-name="Default_20_Paragraph_20_Font">אִישׁ תַּהְפֻּכוֹת יְשַׁלַּח מָדוֹן, וְנִרְגָּן מַפְרִיד אַלּוּף <text:s text:c="5"/>(משלי ט"ז, כח</text:span><text:span text:style-name="Default_20_Paragraph_20_Font">).</text:span></text:p>
      <text:p text:style-name="P21"><text:span text:style-name="Default_20_Paragraph_20_Font"><text:span text:style-name="T8">בְּאֶפֶס עֵצִים תִּכְבֶּה אֵשׁ, וּבְאֵין נִרְגָּן יִשְׁתֹּק מָדוֹן <text:s text:c="5"/>(</text:span></text:span><text:span text:style-name="Default_20_Paragraph_20_Font">משלי כ"ו, כ).</text:span></text:p>
      <text:p text:style-name="P27"><text:soft-page-break/><text:span text:style-name="Default_20_Paragraph_20_Font">הפסוקים מתאר שני טיפוסים שונים התורמים, כל אחד בדרכו, להבערת אש המריבה: </text:span><text:span text:style-name="Default_20_Paragraph_20_Font"><text:span text:style-name="T4">איש תהפוכות</text:span></text:span><text:span text:style-name="Default_20_Paragraph_20_Font"> - הפכפך בדבריו - </text:span><text:span text:style-name="Default_20_Paragraph_20_Font"><text:span text:style-name="T4">ישלח מדון</text:span></text:span><text:span text:style-name="Default_20_Paragraph_20_Font"> - יצית את אש המריבה,</text:span><text:span text:style-name="Default_20_Paragraph_20_Font"><text:note text:id="ftn24" text:note-class="footnote"><text:note-citation>24</text:note-citation><text:note-body><text:p text:style-name="Footnote"><text:span text:style-name="Default_20_Paragraph_20_Font">הפועל </text:span><text:span text:style-name="Default_20_Paragraph_20_Font"><text:span text:style-name="T4">שִלַּח</text:span></text:span><text:span text:style-name="Default_20_Paragraph_20_Font"> מציין גם הצתת אש (עמוס א</text:span><text:span text:style-name="Default_20_Paragraph_20_Font">'). </text:span></text:p></text:note-body></text:note></text:span><text:span text:style-name="Default_20_Paragraph_20_Font"> </text:span><text:span text:style-name="Default_20_Paragraph_20_Font"><text:span text:style-name="T4">ונרגן</text:span></text:span><text:span text:style-name="Default_20_Paragraph_20_Font"> - המייחס כוונות רעות לזולת - </text:span><text:span text:style-name="Default_20_Paragraph_20_Font"><text:span text:style-name="T4">מפריד אלוף </text:span></text:span><text:span text:style-name="Default_20_Paragraph_20_Font">- יגרום להעצמת המריבה עד שתפריד גם בין חברים קרובים ואהובים. מצד שני, </text:span><text:span text:style-name="Default_20_Paragraph_20_Font"><text:span text:style-name="T4">באין נרגן</text:span></text:span><text:span text:style-name="Default_20_Paragraph_20_Font"> - </text:span><text:span text:style-name="Default_20_Paragraph_20_Font">כשאף אחד מהצדדים אינו מייחס לזולת כוונות רעות - </text:span><text:span text:style-name="Default_20_Paragraph_20_Font"><text:span text:style-name="T4">ישתוק מדון </text:span></text:span><text:span text:style-name="Default_20_Paragraph_20_Font">- <text:s/>גם אם יהיה ריב, הוא יסתיים מהר ולא יגרום לפרידה ממושכת.</text:span></text:p>
      <text:p text:style-name="P27"/>
      <text:p text:style-name="Standard"><text:span text:style-name="Default_20_Paragraph_20_Font">המחשה לרעיון זה ניתן לראות בפרשת המרגלים. כשבני ישראל היוצאים ממצרים עמדו על גבול ארץ ישראל, הם שלחו 12 אנשים שיתורו את הארץ וימפו אותה, כדי שיוכלו להתחיל לחלק אותה ל-12 שבטי ישראל. כשהם חזרו, הם פתחו את דבריהם בדברי שבח על הארץ</text:span><text:span text:style-name="Default_20_Paragraph_20_Font">:</text:span></text:p>
      <text:p text:style-name="P21"><text:span text:style-name="Default_20_Paragraph_20_Font">וַיְסַפְּרוּ לֹו וַיֹּאמְרוּ 'בָּאנוּ אֶל הָאָרֶץ אֲשֶׁר שְׁלַחְתָּנוּ וְגַם זָבַת חָלָב וּדְבַשׁ הִוא, וְזֶה פִּרְיָהּ' <text:s text:c="9"/>(במדבר י"ג, כז</text:span><text:span text:style-name="Default_20_Paragraph_20_Font">).</text:span></text:p>
      <text:p text:style-name="P41"><text:span text:style-name="Default_20_Paragraph_20_Font">אך לאחר מכן, 10 מהשליחים הפכו את מגמתם, וניסו לשכנע את בני ישראל שהמצב הביטחוני בארץ קשה ואי אפשר לכבוש אותה:</text:span></text:p>
      <text:p text:style-name="P21"><text:span text:style-name="Default_20_Paragraph_20_Font">"אֶפֶס, כִּי עַז הָעָם הַיֹּשֵׁב בָּאָרֶץ, וְהֶעָרִים בְּצֻרוֹת גְּדֹלֹת מְאֹד, וְגַם יְלִדֵי הָעֲנָק רָאִינוּ שָׁם" <text:s text:c="8"/>(שם, כח</text:span><text:span text:style-name="Default_20_Paragraph_20_Font">).</text:span></text:p>
      <text:p text:style-name="P41"><text:span text:style-name="Default_20_Paragraph_20_Font">ולאחר מכן הפכו את דבריהם לגמרי, וטענו שגם הארץ היא רעה, ושבכלל אין טעם להיכנס אליה:</text:span></text:p>
      <text:p text:style-name="P21"><text:span text:style-name="Default_20_Paragraph_20_Font">ויציאו דִּבַּת הָאָרֶץ אֲשֶׁר תָּרוּ אֹתָהּ אֶל בְּנֵי יִשְׂרָאֵל לֵאמֹר 'הָאָרֶץ אֲשֶׁר עָבַרְנוּ בָהּ לָתוּר אֹתָהּ אֶרֶץ אֹכֶלֶת יוֹשְׁבֶיהָ הִוא, וְכָל הָעָם אֲשֶׁר רָאִינוּ בְתוֹכָהּ אַנְשֵׁי מִדּוֹת' <text:s text:c="5"/>(שם, לב).</text:span></text:p>
      <text:p text:style-name="P41"><text:span text:style-name="Default_20_Paragraph_20_Font">לא ארץ </text:span><text:span text:style-name="Default_20_Paragraph_20_Font"><text:span text:style-name="T4">זבת חלב ודבש</text:span></text:span><text:span text:style-name="Default_20_Paragraph_20_Font"> שאפשר לאכול </text:span><text:span text:style-name="Default_20_Paragraph_20_Font"><text:span text:style-name="T4">מפריה</text:span></text:span><text:span text:style-name="Default_20_Paragraph_20_Font">, אלא </text:span><text:span text:style-name="Default_20_Paragraph_20_Font"><text:span text:style-name="T4">ארץ אוכלת יושביה</text:span></text:span><text:span text:style-name="Default_20_Paragraph_20_Font"> - בדיוק הפוך ממה שאמרו בהתחלה</text:span><text:span text:style-name="Default_20_Paragraph_20_Font">!</text:span></text:p>
      <text:p text:style-name="P1"/>
      <text:p text:style-name="P41"><text:span text:style-name="Default_20_Paragraph_20_Font">התגובה של בני ישראל הייתה</text:span><text:span text:style-name="Default_20_Paragraph_20_Font">:</text:span></text:p>
      <text:p text:style-name="P21"><text:span text:style-name="Default_20_Paragraph_20_Font"><text:span text:style-name="T4">וַתֵּרָגְנוּ</text:span></text:span><text:span text:style-name="Default_20_Paragraph_20_Font"> בְאָהֳלֵיכֶם וַתֹּאמְרוּ 'בְּשִׂנְאַת ה' אֹתָנוּ הוֹצִיאָנוּ מֵאֶרֶץ מִצְרָיִם, לָתֵת אֹתָנוּ בְּיַד הָאֱמֹרִי לְהַשְׁמִידֵנוּ' <text:s text:c="4"/>(דברים א', כז).</text:span></text:p>
      <text:p text:style-name="P21"><text:span text:style-name="Default_20_Paragraph_20_Font"><text:span text:style-name="T4">וַיֵּרָגְנוּ</text:span></text:span><text:span text:style-name="Default_20_Paragraph_20_Font"> בְאָהֳלֵיהֶם, לֹא שָׁמְעוּ בְּקוֹל ה'" <text:s text:c="4"/>(תהלים ק"ו, כה</text:span><text:span text:style-name="Default_20_Paragraph_20_Font">).</text:span></text:p>
      <text:p text:style-name="P41"><text:span text:style-name="Default_20_Paragraph_20_Font">בני ישראל </text:span><text:span text:style-name="Default_20_Paragraph_20_Font"><text:span text:style-name="T4">נרגנו</text:span></text:span><text:span text:style-name="Default_20_Paragraph_20_Font">, כלומר, האשימו את ה' שהוא הוציא אותם ממצרים מתוך שנאה</text:span><text:span text:style-name="Default_20_Paragraph_20_Font">.</text:span></text:p>
      <text:p text:style-name="P1"><text:span text:style-name="Default_20_Paragraph_20_Font">כתוצאה מכך, ה' עזב את בני ישראל ונפרד מהם למשך כמעט 40 שנה</text:span><text:note text:id="ftn25" text:note-class="footnote"><text:note-citation>25</text:note-citation><text:note-body><text:p text:style-name="Footnote"><text:span text:style-name="Default_20_Paragraph_20_Font">ראו במדבר י"ד, מב; דברים א', מב; רש"י על דברים ב', טז</text:span><text:span text:style-name="Default_20_Paragraph_20_Font">.</text:span></text:p></text:note-body></text:note><text:span text:style-name="Default_20_Paragraph_20_Font"> שבהן בני ישראל נדדו במדבר, עד שכל דור ה"נרגנים" מת במדבר, ורק הדור הבא נכנס לארץ. הפסוק שלנו מתאר את האירוע בתמציתיות:</text:span></text:p>
      <text:list xml:id="list1594469106" text:continue-list="list1358166310" text:style-name="LS8">
        <text:list-item>
          <text:p text:style-name="P87"><text:span text:style-name="Default_20_Paragraph_20_Font">איש תהפוכות</text:span><text:span text:style-name="Default_20_Paragraph_20_Font"><text:span text:style-name="T7"> - אלו עשרת המרגלים, שהפכו את דבריהם מדברי שבח לדברי גנאי.</text:span></text:span></text:p>
        </text:list-item>
        <text:list-item>
          <text:p text:style-name="P87"><text:soft-page-break/><text:span text:style-name="Default_20_Paragraph_20_Font">ישלח מדון</text:span><text:span text:style-name="Default_20_Paragraph_20_Font"><text:span text:style-name="T7"> - המרגלים הציתו אש של מריבה בין ה' לבין בני ישראל.</text:span></text:span></text:p>
        </text:list-item>
        <text:list-item>
          <text:p text:style-name="P87"><text:span text:style-name="Default_20_Paragraph_20_Font">ונרגן</text:span><text:span text:style-name="Default_20_Paragraph_20_Font"><text:span text:style-name="T7"> - אלו בני ישראל, שקיבלו את דברי המרגלים וחשבו שה' שונא אותם.</text:span></text:span></text:p>
        </text:list-item>
        <text:list-item>
          <text:p text:style-name="P87"><text:span text:style-name="Default_20_Paragraph_20_Font">מפריד אלוף</text:span><text:span text:style-name="Default_20_Paragraph_20_Font"><text:span text:style-name="T7"> - התגובה של בני ישראל היא שגרמה לפרידה הממושכת בין ה' לבין עמו האהוב.</text:span></text:span></text:p>
        </text:list-item>
      </text:list>
      <text:p text:style-name="P41"><text:span text:style-name="Default_20_Paragraph_20_Font">אילולא היינו </text:span><text:span text:style-name="Default_20_Paragraph_20_Font"><text:span text:style-name="T4">נרגנים</text:span></text:span><text:span text:style-name="Default_20_Paragraph_20_Font"> וחושבים שה' שונא אותנו, המריבה בינינו לבין ה' הייתה מסתיימת מהר כמו שהתחילה, ולא הייתה </text:span><text:span text:style-name="Default_20_Paragraph_20_Font"><text:span text:style-name="T4">מפרידה</text:span></text:span><text:span text:style-name="Default_20_Paragraph_20_Font"> בינינו לבין ה</text:span><text:span text:style-name="Default_20_Paragraph_20_Font">'.</text:span></text:p>
      <text:p text:style-name="P1"><text:span text:style-name="Default_20_Paragraph_20_Font"/></text:p>
      <text:p text:style-name="P48"><text:span text:style-name="Default_20_Paragraph_20_Font">כך מלמד הפסוק בספר משלי גם לגבי מריבות בין אדם לחברו: גם אם אנחנו מאד רוצים למנוע מריבות - לא הכל בשליטתנו: תמיד יהיו רמאים ואנשי תהפוכות שיציתו את אש המריבה. מה שכן בשליטתנו הוא, לדאוג שהמריבה לא תבער לאורך זמן, וכדי לעשות זאת צריך לא להיות </text:span><text:span text:style-name="Default_20_Paragraph_20_Font"><text:span text:style-name="T4">נרגן</text:span></text:span><text:span text:style-name="Default_20_Paragraph_20_Font"> - לא לייחס לזולת כוונה רעה; לחשוב, שגם אם מישהו פגע בנו - הוא בוודאי פעל מתוך כוונה טובה ולא מתוך שנאה. כך, גם אם יהיו מריבות, הן יסתיימו מהר ולא יפרידו בינינו, </text:span><text:span text:style-name="Default_20_Paragraph_20_Font"><text:span text:style-name="T4">ובאין נרגן - ישתוק מדון</text:span></text:span><text:span text:style-name="Default_20_Paragraph_20_Font">.</text:span></text:p>
      <text:p text:style-name="P42"/>
      <text:p text:style-name="P41"><text:span text:style-name="Default_20_Paragraph_20_Font"><text:span text:style-name="T3">פסוק לב</text:span></text:span></text:p>
      <text:p text:style-name="P21"><text:span text:style-name="Default_20_Paragraph_20_Font">טוֹב אֶרֶךְ אַפַּיִם מִגִּבּוֹר, וּמֹשֵׁל בְּרוּחוֹ מִלֹּכֵד עִיר <text:s text:c="3"/>(משלי ט"ז, לב</text:span><text:span text:style-name="Default_20_Paragraph_20_Font">).</text:span></text:p>
      <text:p text:style-name="P27"><text:span text:style-name="Default_20_Paragraph_20_Font">אדם סבלני, </text:span><text:span text:style-name="Default_20_Paragraph_20_Font"><text:span text:style-name="T4">המאריך אפו</text:span></text:span><text:span text:style-name="Default_20_Paragraph_20_Font"> ואינו כועס במהירות, <text:s/></text:span><text:span text:style-name="Default_20_Paragraph_20_Font"><text:span text:style-name="T4">טוב</text:span></text:span><text:span text:style-name="Default_20_Paragraph_20_Font"> יותר מגיבור צבאי המסוגל ללכוד עיר. </text:span></text:p>
      <text:p text:style-name="P27"/>
      <text:p text:style-name="Standard"><text:span text:style-name="Default_20_Paragraph_20_Font">המחשה לרעיון זה ניתן לראות בספר שופטים. <text:s/>גדעון ויפתח היו שני מנהיגים שהנהיגו את ישראל בתקופת השופטים: סיפורו של גדעון מופיע בפרקים ו-ח, וסיפורו של יפתח מופיע בפרקים יא-יב. שניהם היו משבט מנשה (שופטים ו', טו; י"א, א). גדעון היה מהחלק המערבי של מנשה - הוא גר בעפרה; יפתח היה מהחלק המזרחי של מנשה - הוא גר בגלעד. גדעון נלחם נגד המדיינים, ויפתח נלחם נגד בני עמון. האישיות שלהם הייתה שונה משמעותית</text:span><text:span text:style-name="Default_20_Paragraph_20_Font">:</text:span></text:p>
      <text:list xml:id="list887947691" text:style-name="LS9">
        <text:list-item>
          <text:p text:style-name="P62"><text:span text:style-name="Default_20_Paragraph_20_Font">גדעון לא היה גיבור גדול, אלא פחדן והססן - הוא היה "חֹבֵט חִטִּים בַּגַּת </text:span><text:span text:style-name="Default_20_Paragraph_20_Font"><text:span text:style-name="T4">לְהָנִיס</text:span></text:span><text:span text:style-name="Default_20_Paragraph_20_Font"> מִפְּנֵי מִדְיָן" (שופטים ו', יא). גם לאחר שמלאך ה' התגלה אליו וציווה עליו לנתץ את מזבח הבעל בעירו, הוא פחד ודחה את העניין ללילה,</text:span><text:a xlink:type="simple" xlink:href="http://tora.us.fm/tnk1/prqim/t0706.htm#27"><text:span text:style-name="Default_20_Paragraph_20_Font"> </text:span></text:a><text:span text:style-name="Default_20_Paragraph_20_Font">"וַיְהִי כַּאֲשֶׁר </text:span><text:span text:style-name="Default_20_Paragraph_20_Font"><text:span text:style-name="T4">יָרֵא</text:span></text:span><text:span text:style-name="Default_20_Paragraph_20_Font"> אֶת בֵּית אָבִיו וְאֶת אַנְשֵׁי הָעִיר מֵעֲשׂוֹת יוֹמָם, וַיַּעַשׂ לָיְלָה" (שם, כז). למרות שמלאך ה' שלח אותו להילחם במדיינים, הוא חשש והיסס, וביקש כמה אותות ומופתים עד שהשתכנע</text:span><text:span text:style-name="Default_20_Paragraph_20_Font">.</text:span></text:p>
        </text:list-item>
        <text:list-item>
          <text:p text:style-name="P62"><text:span text:style-name="Default_20_Paragraph_20_Font">יפתח, לעומתו, נקרא גיבור כבר בתחילת דרכו: "וְיִפְתָּח הַגִּלְעָדִי הָיָה </text:span><text:span text:style-name="Default_20_Paragraph_20_Font"><text:span text:style-name="T4">גִּבּוֹר חַיִל</text:span></text:span><text:span text:style-name="Default_20_Paragraph_20_Font">...". (שופטים י"א, א). הוא לא פחד להתעמת עם זקני שבטו ולדרוש מהם: "אָנֹכִי אֶהְיֶה לָכֶם לְרֹאשׁ" (שם, ט); הוא לא פחד להתעמת עם מלך בני עמון בדברים וגם במעשים, ולא ביקש שום אות, אלא יצא למלחמה וניצח</text:span><text:span text:style-name="Default_20_Paragraph_20_Font">.</text:span></text:p>
        </text:list-item>
      </text:list>
      <text:p text:style-name="P27"/>
      <text:p text:style-name="P27"><text:soft-page-break/><text:span text:style-name="Default_20_Paragraph_20_Font">לאחר המלחמה נתקלו שני השופטים הללו בבעיה דומה - בני שבט אפרים, השבט השכן, האשימו אותם על כך שלא שיתפו אותם במלחמה</text:span><text:span text:style-name="Default_20_Paragraph_20_Font">:</text:span></text:p>
      <text:list xml:id="list1265077793" text:style-name="LS10">
        <text:list-item>
          <text:p text:style-name="P56"><text:span text:style-name="Default_20_Paragraph_20_Font">גדעון "וַיֹּאמְרוּ אֵלָיו </text:span><text:span text:style-name="Default_20_Paragraph_20_Font"><text:span text:style-name="T4">אִישׁ אֶפְרַיִם:</text:span></text:span><text:span text:style-name="Default_20_Paragraph_20_Font"> 'מָה הַדָּבָר הַזֶּה עָשִׂיתָ לָּנוּ לְבִלְתִּי קְרֹאות לָנוּ כִּי הָלַכְתָּ לְהִלָּחֵם בְּמִדְיָן?' וַיְרִיבוּן אִתּוֹ בְּחָזְקָה" (שופטים ח', א</text:span><text:span text:style-name="Default_20_Paragraph_20_Font">).</text:span></text:p>
        </text:list-item>
        <text:list-item>
          <text:p text:style-name="P56"><text:span text:style-name="Default_20_Paragraph_20_Font">יפתח "וַיִּצָּעֵק </text:span><text:span text:style-name="Default_20_Paragraph_20_Font"><text:span text:style-name="T4">אִישׁ אֶפְרַיִם</text:span></text:span><text:span text:style-name="Default_20_Paragraph_20_Font">, וַיַּעֲבֹר צָפוֹנָה, וַיֹּאמְרוּ לְיִפְתָּח: 'מַדּוּעַ עָבַרְתָּ לְהִלָּחֵם בִּבְנֵי עַמּוֹן וְלָנוּ לֹא קָרָאתָ לָלֶכֶת עִמָּךְ? בֵּיתְךָ נִשְׂרֹף עָלֶיךָ בָּאֵשׁ!'" (שופטים י"ב, א</text:span><text:span text:style-name="Default_20_Paragraph_20_Font">).</text:span></text:p>
        </text:list-item>
      </text:list>
      <text:p text:style-name="P41"><text:span text:style-name="Default_20_Paragraph_20_Font">זוהי האשמה מוזרה מאד, במיוחד לאור העובדה שמדובר בתקופת השופטים, שבה שבטים נהגו להשתמט ממלחמות של שבטים אחרים. שאול, המלך הראשון לאחר תקופת השופטים, היה צריך להשתמש באיומים כדי להכריח את השבטים להצטרף אליו למלחמה (שמ"א י"א); וכאן, שבט אפרים, שלא נקף אצבע כדי להילחם באויבים בעצמו, מתלונן על כך ש"לא קראת לנו"! בכל אופן, תגובתם של שני המנהיגים על האשמה זו היתה שונה לגמרי:</text:span></text:p>
      <text:list xml:id="list2067402222" text:continue-list="list1315426293" text:style-name="LS11">
        <text:list-item>
          <text:p text:style-name="P57"><text:span text:style-name="Default_20_Paragraph_20_Font">גדעון: "וַיֹּאמֶר אֲלֵיהֶם 'מֶה עָשִׂיתִי עַתָּה כָּכֶם? הֲלוֹא טוֹב עֹלְלוֹת אֶפְרַיִם מִבְצִיר אֲבִיעֶזֶר! בְּיֶדְכֶם נָתַן אֱלֹהִים אֶת שָׂרֵי מִדְיָן, אֶת עֹרֵב וְאֶת זְאֵב, וּמַה יָּכֹלְתִּי עֲשׂוֹת כָּכֶם?' אָז רָפְתָה רוּחָם מֵעָלָיו, בְּדַבְּרוֹ הַדָּבָר הַזֶּה" (שופטים ח', ב-ג</text:span><text:span text:style-name="Default_20_Paragraph_20_Font">).</text:span></text:p>
        </text:list-item>
        <text:list-item>
          <text:p text:style-name="P57"><text:span text:style-name="Default_20_Paragraph_20_Font">יפתח: "'וָאֶרְאֶה כִּי אֵינְךָ מוֹשִׁיעַ, וָאָשִׂימָה נַפְשִׁי בְכַפִּי, וָאֶעְבְּרָה אֶל בְּנֵי עַמּוֹן, וַיִּתְּנֵם ה' בְּיָדִי וְלָמָה עֲלִיתֶם אֵלַי הַיּוֹם הַזֶּה לְהִלָּחֶם בִּי?' וַיִּקְבֹּץ יִפְתָּח אֶת כָּל אַנְשֵׁי גִּלְעָד, וַיִּלָּחֶם אֶת אֶפְרָיִם, וַיַּכּוּ אַנְשֵׁי גִלְעָד אֶת אֶפְרַיִם, כִּי אָמְרוּ 'פְּלִיטֵי אֶפְרַיִם אַתֶּם גִלְעָד בְּתוֹךְ אֶפְרַיִם בְּתוֹךְ מְנַשֶּׁה'". (שופטים י"ב, ג-ד</text:span><text:span text:style-name="Default_20_Paragraph_20_Font">).</text:span></text:p>
        </text:list-item>
      </text:list>
      <text:p text:style-name="P41"><text:span text:style-name="Default_20_Paragraph_20_Font">גדעון הפחדן, הירא, ההססן, הצליח להרגיע את בני אפרים ולמנוע מלחמה</text:span><text:span text:style-name="Default_20_Paragraph_20_Font">;</text:span></text:p>
      <text:p text:style-name="P27"><text:span text:style-name="Default_20_Paragraph_20_Font">יפתח, הגיבור הגדול, לא הצליח להתגבר על כעסו, ופתח במלחמת אחים שבה נהרגו 42000 איש (שופטים י"ב, ו</text:span><text:span text:style-name="Default_20_Paragraph_20_Font">).</text:span></text:p>
      <text:p text:style-name="P27"/>
      <text:p text:style-name="Standard"><text:span text:style-name="Default_20_Paragraph_20_Font">לפי זה, ייתכן שהפסוק בספר משלי עוסק בבחירת מנהיג. לא תמיד הגיבור הוא המתאים ביותר להנהיג את העם; להנהגה דרוש מנהיג מתון, שיודע לשלוט בכעסו: </text:span><text:span text:style-name="Default_20_Paragraph_20_Font"><text:span text:style-name="T4">טוב ארך אפיים מגיבור</text:span></text:span><text:span text:style-name="Default_20_Paragraph_20_Font">.</text:span></text:p>
      <text:p text:style-name="Standard"><text:span text:style-name="Default_20_Paragraph_20_Font">אחת התכונות הנדרשות למנהיג, על-פי עצת יתרו למשה, היא: "וְאַתָּה תֶחֱזֶה מִכָּל הָעָם </text:span><text:span text:style-name="Default_20_Paragraph_20_Font"><text:span text:style-name="T10">אַנְשֵׁי חַיִל</text:span></text:span><text:span text:style-name="Default_20_Paragraph_20_Font">, יִרְאֵי אֱלֹהִים, אַנְשֵׁי אֱמֶת, שֹׂנְאֵי בָצַע ..." (שמות י"ח, כא), ופירשו חז"ל: "</text:span><text:span text:style-name="Default_20_Paragraph_20_Font"><text:span text:style-name="T4">אנשי חיל</text:span></text:span><text:span text:style-name="Default_20_Paragraph_20_Font"> - אלו שהן גיבורים במצוות, ומדקדקים על עצמן, וכובשין את יצרן" (רמב"ם, הלכות סנהדרין פ"ב ה"ח); פירוש זה כנראה נובע מהפסוק שלנו, המסביר שהגבורה האמיתית של "אנשי חיל" היא הגבורה לכבוש את היצר: "איזהו גבור? הכובש את יצרו; שנאמר </text:span><text:span text:style-name="Default_20_Paragraph_20_Font"><text:span text:style-name="T4">טוב ארך אפים מגבור ומשל ברוחו מלכד עיר</text:span></text:span><text:span text:style-name="Default_20_Paragraph_20_Font">" <text:s/>(משנה אבות פ"ד מ"א).</text:span></text:p>
      <text:p text:style-name="P27"/>
      <text:p text:style-name="P27"/>
      <text:p text:style-name="P27"><text:soft-page-break/><text:span text:style-name="Default_20_Paragraph_20_Font"><text:span text:style-name="T1">פרק יז</text:span></text:span></text:p>
      <text:p text:style-name="P41"><text:span text:style-name="Default_20_Paragraph_20_Font"><text:span text:style-name="T3">פסוק ב</text:span></text:span></text:p>
      <text:p text:style-name="P21"><text:span text:style-name="Default_20_Paragraph_20_Font">עֶבֶד מַשְׂכִּיל יִמְשֹׁל בְּבֵן מֵבִישׁ, וּבְתוֹךְ אַחִים יַחֲלֹק נַחֲלָה <text:s text:c="2"/>(משלי י"ז, ב</text:span><text:span text:style-name="Default_20_Paragraph_20_Font">).</text:span></text:p>
      <text:p text:style-name="P41"><text:span text:style-name="Default_20_Paragraph_20_Font">הפסוק מביע רעיון מהפכני העומד בניגוד לחוקי התורה. לפי התורה, עבד יכול להשתחרר רק אם האדון פצע אותו, וגם במקרה זה אין לו זכות לקבל נחלה בארץ.</text:span><text:span text:style-name="Default_20_Paragraph_20_Font"><text:note text:id="ftn26" text:note-class="footnote"><text:note-citation>26</text:note-citation><text:note-body><text:p text:style-name="Footnote"><text:span text:style-name="Default_20_Paragraph_20_Font">כמובן אין הכוונה כאן לעבד עברי, שהרי לעבד עברי יש נחלה כמו לכל אדם אחר מישראל, והוא חוזר לנחלתו לאחר שש שנים או לכל היותר ביובל.</text:span></text:p></text:note-body></text:note></text:span><text:span text:style-name="Default_20_Paragraph_20_Font"> לפי הפסוק שלנו, עבד יכול להפוך למושל ולקבל נחלה!</text:span></text:p>
      <text:p text:style-name="P41"/>
      <text:p text:style-name="P41"><text:span text:style-name="Default_20_Paragraph_20_Font">הראשון שנהג לפי הנחיה זו היה דוד המלך, בפרשת מפיבושת וציבא</text:span><text:span text:style-name="Default_20_Paragraph_20_Font">:</text:span></text:p>
      <text:list xml:id="list411979318" text:style-name="LS15">
        <text:list-item>
          <text:p text:style-name="P75"><text:span text:style-name="Default_20_Paragraph_20_Font">מפיבושת היה בנו של יהונתן בן שאול. הוא היה </text:span><text:span text:style-name="Default_20_Paragraph_20_Font"><text:span text:style-name="T4">בן מביש</text:span></text:span><text:span text:style-name="Default_20_Paragraph_20_Font">, כפי ששמו מעיד עליו. דוד עשה עמו חסד ונתן לו להיות מאוכלי שולחנו, אבל כשדוד ברח מפני אבשלום, מפיבושת לא הצטרף אליו. הוא אמנם היה נכה, אך למרות זאת היה יכול להתאמץ יותר ולהצטרף אל מיטיבו בשעותיו הקשות</text:span><text:span text:style-name="Default_20_Paragraph_20_Font">.</text:span></text:p>
        </text:list-item>
        <text:list-item>
          <text:p text:style-name="P75"><text:span text:style-name="Default_20_Paragraph_20_Font">בניגוד אליו, ציבא עבדו היה </text:span><text:span text:style-name="Default_20_Paragraph_20_Font"><text:span text:style-name="T4">עבד משכיל</text:span></text:span><text:span text:style-name="Default_20_Paragraph_20_Font">, מוכשר ומצליח: "וּלְבֵית שָׁאוּל </text:span><text:span text:style-name="Default_20_Paragraph_20_Font"><text:span text:style-name="T4">עֶבֶד</text:span></text:span><text:span text:style-name="Default_20_Paragraph_20_Font"> וּשְׁמוֹ צִיבָא... ולצִיבָא חֲמִשָּׁה עָשָׂר בָּנִים וְעֶשְׂרִים עֲבָדִים" (שמ"ב ט', ב-י); היה לו רכוש, והוא עזר לדוד והביא לו אוכל בעת בריחתו מאבשלום</text:span><text:span text:style-name="Default_20_Paragraph_20_Font">.</text:span></text:p>
        </text:list-item>
        <text:list-item>
          <text:p text:style-name="P75"><text:span text:style-name="Default_20_Paragraph_20_Font">דוד גמל לו על כך ואמר למפיבושת: "לָמָּה תְּדַבֵּר עוֹד דְּבָרֶיךָ? אָמַרְתִּי: אַתָּה וְצִיבָא </text:span><text:span text:style-name="Default_20_Paragraph_20_Font"><text:span text:style-name="T4">תַּחְלְקוּ</text:span></text:span><text:span text:style-name="Default_20_Paragraph_20_Font"> אֶת הַשָּׂדֶה" (שמ"ב י"ט, ל), כמו שנאמר בפסוקנו: </text:span><text:span text:style-name="Default_20_Paragraph_20_Font"><text:span text:style-name="T4">ובתוך אחים יחלוק נחלה</text:span></text:span><text:span text:style-name="Default_20_Paragraph_20_Font">.</text:span></text:p>
        </text:list-item>
      </text:list>
      <text:p text:style-name="P40"><text:span text:style-name="Default_20_Paragraph_20_Font">ייתכן שבעקבות המקרה הזה תיקן שלמה תקנה, שלפיה כל עבד משכיל יכול לצאת לחירות ולקבל נחלה. אם כך, הרי שהפסוק שלנו מבטא את אחת התקנות הראשונות בהסטוריה לשיפור מעמדם של העבדים</text:span><text:span text:style-name="Default_20_Paragraph_20_Font">.</text:span></text:p>
      <text:p text:style-name="P1"><text:span text:style-name="Default_20_Paragraph_20_Font"/></text:p>
      <text:p text:style-name="P48"><text:span text:style-name="Default_20_Paragraph_20_Font">מצד שני, יש מחז"ל שגינו את המעשה של דוד: "בשעה שאמר דוד למפיבשת 'אתה וציבא תחלקו את השדה', יצתה בת קול ואמרה לו 'רחבעם וירבעם יחלקו את המלוכה'".</text:span><text:span text:style-name="Default_20_Paragraph_20_Font"><text:note text:id="ftn27" text:note-class="footnote"><text:note-citation>27</text:note-citation><text:note-body><text:p text:style-name="Footnote"><text:span text:style-name="Default_20_Paragraph_20_Font">רב יהודה בשם רב, שבת נו ע”ב.</text:span></text:p></text:note-body></text:note></text:span><text:span text:style-name="Default_20_Paragraph_20_Font"> ואכן, הפסוק שלנו מתאים גם לפרשת ירבעם ורחבעם:</text:span><text:span text:style-name="Default_20_Paragraph_20_Font"><text:note text:id="ftn28" text:note-class="footnote"><text:note-citation>28</text:note-citation><text:note-body><text:p text:style-name="Footnote"><text:span text:style-name="Default_20_Paragraph_20_Font">ע"פ ס. שרייבר, "משלי שלמה על מלכות בית דוד", עמ</text:span><text:span text:style-name="Default_20_Paragraph_20_Font">' 293.</text:span></text:p></text:note-body></text:note></text:span></text:p>
      <text:list xml:id="list2079307678" text:style-name="LS16">
        <text:list-item>
          <text:p text:style-name="P76"><text:span text:style-name="Default_20_Paragraph_20_Font">ירבעם היה </text:span><text:span text:style-name="Default_20_Paragraph_20_Font"><text:span text:style-name="T4">עבד משכיל</text:span></text:span><text:span text:style-name="Default_20_Paragraph_20_Font"> של שלמה: "וְיָרָבְעָם בֶּן נְבָט אֶפְרָתִי מִן הַצְּרֵדָה וְשֵׁם אִמּוֹ צְרוּעָה אִשָּׁה אַלְמָנָה </text:span><text:span text:style-name="Default_20_Paragraph_20_Font"><text:span text:style-name="T4">עֶבֶד לִשְׁלֹמֹה</text:span></text:span><text:span text:style-name="Default_20_Paragraph_20_Font">, וַיָּרֶם יָד בַּמֶּלֶךְ... וְהָאִישׁ יָרָבְעָם גִּבּוֹר חָיִל, וַיַּרְא שְׁלֹמֹה אֶת הַנַּעַר כִּי עֹשֵׂה מְלָאכָה הוּא, וַיַּפְקֵד אֹתוֹ לְכָל סֵבֶל בֵּית יוֹסֵף" (מל"א י"א, כו-כח</text:span><text:span text:style-name="Default_20_Paragraph_20_Font">).</text:span></text:p>
        </text:list-item>
        <text:list-item>
          <text:p text:style-name="P76"><text:span text:style-name="Default_20_Paragraph_20_Font">רחבעם היה </text:span><text:span text:style-name="Default_20_Paragraph_20_Font"><text:span text:style-name="T4">בן מביש</text:span></text:span><text:span text:style-name="Default_20_Paragraph_20_Font"> של שלמה, לא הלך בדרכיו ולא שמע בקול יועציו הזקנים</text:span><text:span text:style-name="Default_20_Paragraph_20_Font">.</text:span></text:p>
        </text:list-item>
        <text:list-item>
          <text:p text:style-name="P76"><text:soft-page-break/><text:span text:style-name="Default_20_Paragraph_20_Font">כתוצאה מכך: "וַיַּרְא כָּל יִשְׂרָאֵל כִּי לֹא שָׁמַע הַמֶּלֶךְ אֲלֵיהֶם, וַיָּשִׁבוּ הָעָם אֶת הַמֶּלֶךְ דָּבָר לֵאמֹר 'מַה לָּנוּ </text:span><text:span text:style-name="Default_20_Paragraph_20_Font"><text:span text:style-name="T4">חֵלֶק</text:span></text:span><text:span text:style-name="Default_20_Paragraph_20_Font"> בְּדָוִד וְלֹא </text:span><text:span text:style-name="Default_20_Paragraph_20_Font"><text:span text:style-name="T4">נַחֲלָה</text:span></text:span><text:span text:style-name="Default_20_Paragraph_20_Font"> בְּבֶן יִשַׁי, לְאֹהָלֶיךָ יִשְׂרָאֵל, עַתָּה רְאֵה בֵיתְךָ דָּוִד!' וַיֵּלֶךְ יִשְׂרָאֵל לְאֹהָלָיו" (מל"א י"ב, טז); רוב שבטי ישראל נטשו את רחבעם, וירבעם זכה בממשלה, וקיבל </text:span><text:span text:style-name="Default_20_Paragraph_20_Font"><text:span text:style-name="T4">חלק ונחלה בתוך האחים</text:span></text:span><text:span text:style-name="Default_20_Paragraph_20_Font"> - שבטי ישראל</text:span><text:span text:style-name="Default_20_Paragraph_20_Font">.</text:span></text:p>
        </text:list-item>
      </text:list>
      <text:p text:style-name="P27"/>
      <text:p text:style-name="P27"><text:span text:style-name="Default_20_Paragraph_20_Font"><text:span text:style-name="T3">פסוק י</text:span></text:span></text:p>
      <text:p text:style-name="P14"><text:span text:style-name="Default_20_Paragraph_20_Font">תֵּחַת גְּעָרָה בְמֵבִין, מֵהַכּוֹת כְּסִיל מֵאָה <text:s text:c="9"/>(משלי י"ז, י</text:span><text:span text:style-name="Default_20_Paragraph_20_Font">).</text:span></text:p>
      <text:p text:style-name="P27"><text:span text:style-name="Default_20_Paragraph_20_Font"/></text:p>
      <text:p text:style-name="P33"><text:span text:style-name="Default_20_Paragraph_20_Font">1. מקובל לפרש: גערה שגוערים באדם נבון, מועילה יותר (להחזירו למוטב) יותר ממאה מכות שמכים אדם כסיל (מלבי"ם והגר"א על הפסוק), או: גערה שאדם נבון גוער בעצמו מועילה יותר ממאה מכות שמכים כסיל: "טובה מרדות אחת בלבו של אדם... יותר ממאה מלקיות".</text:span><text:span text:style-name="Default_20_Paragraph_20_Font"><text:note text:id="ftn29" text:note-class="footnote"><text:note-citation>29</text:note-citation><text:note-body><text:p text:style-name="Footnote"><text:span text:style-name="Default_20_Paragraph_20_Font">ריש לקיש בשם רבי יוסי</text:span><text:span text:style-name="Default_20_Paragraph_20_Font"><text:span text:style-name="T8">, </text:span></text:span><text:span text:style-name="Default_20_Paragraph_20_Font">ברכות ז ע"ב.</text:span></text:p></text:note-body></text:note></text:span><text:span text:style-name="Default_20_Paragraph_20_Font"> ישנן מספר בעיות בפירוש זה:</text:span></text:p>
      <text:list xml:id="list469161658" text:style-name="LS17">
        <text:list-item>
          <text:p text:style-name="P77"><text:span text:style-name="Default_20_Paragraph_20_Font">הפועל "תֵּחַת" אין עניינו תועלת, אלא הכנעה והשפלה (רש"י על הפסוק; כנראה מהשורש נחת), או שבירה והפחדה (מצודת-דוד על הפסוק; מהשורש חתת</text:span><text:span text:style-name="Default_20_Paragraph_20_Font">).</text:span></text:p>
        </text:list-item>
        <text:list-item>
          <text:p text:style-name="P68"><text:span text:style-name="Default_20_Paragraph_20_Font">ועוד: לפי פירוש זה, אין זה ברור מה משמעותו המעשית של הפסוק - הרי בפסוקים אחרים נאמר, <text:s/>שעונשים גופניים דווקא כן מועילים להשפיע על התנהגותו של הכסיל, למשל: ׁ"שוֹט - לַסּוּס, מֶתֶג - לַחֲמוֹר, וְשֵׁבֶט - לְגֵו כְּסִילִים" (משלי כ"ו, ג</text:span><text:span text:style-name="Default_20_Paragraph_20_Font">).</text:span></text:p>
        </text:list-item>
      </text:list>
      <text:p text:style-name="P26"/>
      <text:p text:style-name="P45"><text:span text:style-name="Default_20_Paragraph_20_Font">2. לפי זה, ייתכן שהמטרה העיקרית של הפסוק היא ללמד אותנו להיזהר כשאנחנו גוערים, ולהיות מודעים לנזק שהגערה עלולה לגרום: </text:span><text:span text:style-name="Default_20_Paragraph_20_Font"><text:span text:style-name="T4">כשגוערים</text:span></text:span><text:span text:style-name="Default_20_Paragraph_20_Font"> באדם </text:span><text:span text:style-name="Default_20_Paragraph_20_Font"><text:span text:style-name="T4">נבון</text:span></text:span><text:span text:style-name="Default_20_Paragraph_20_Font">, היודע להסיק מסקנות, הדבר עלול לגרום לו נזק נפשי. הוא רגיש מאד לדברים שנאמרים לו, גערה לא זהירה עלולה להביא אותו למסקנה שהוא חסר-ערך, להשפיל אותו ולשבור אותו מבחינה נפשית. לעומת זאת, </text:span><text:span text:style-name="Default_20_Paragraph_20_Font"><text:span text:style-name="T4">כשמכים כסיל </text:span></text:span><text:span text:style-name="Default_20_Paragraph_20_Font">אפילו </text:span><text:span text:style-name="Default_20_Paragraph_20_Font"><text:span text:style-name="T4">מאה</text:span></text:span><text:span text:style-name="Default_20_Paragraph_20_Font"> מכות, הוא לא לומד ולא מסיק מסקנות; הוא אמנם נפגע בגופו אבל נפשו נפגעת פחות מזו של המבין. הדרך הטובה ביותר להעביר ביקורת על אדם נבון היא ברמז דק, שהרי הנבון יודע להבין, מתוך רמזים דקים, מה כוונתו של הדובר: "מַיִם עֲמֻקִּים עֵצָה בְלֶב אִישׁ, וְאִישׁ תְּבוּנָה יִדְלֶנָּה" <text:s/>(משלי כ', ה).</text:span></text:p>
      <text:p text:style-name="P45"><text:span text:style-name="Default_20_Paragraph_20_Font"/></text:p>
      <text:p text:style-name="Standard"><text:span text:style-name="Default_20_Paragraph_20_Font">ייתכן שהרעיון החינוכי הזה הוא שעומד מאחרי פרשת מי מריבה. פעמיים בתורה מסופר שה' אמר למשה להוציא מים מהסלע:</text:span></text:p>
      <text:list xml:id="list707546377" text:style-name="LS18">
        <text:list-item>
          <text:p text:style-name="P78"><text:span text:style-name="Default_20_Paragraph_20_Font">בפעם הראשונה, מייד לאחר היציאה ממצרים: "... </text:span><text:span text:style-name="Default_20_Paragraph_20_Font"><text:span text:style-name="T4">וְהִכִּיתָ</text:span></text:span><text:span text:style-name="Default_20_Paragraph_20_Font"> בַצּוּר, וְיָצְאוּ מִמֶּנּוּ מַיִם, וְשָׁתָה הָעָם..." (שמות י"ז, ו</text:span><text:span text:style-name="Default_20_Paragraph_20_Font">);</text:span></text:p>
        </text:list-item>
        <text:list-item>
          <text:p text:style-name="P78"><text:soft-page-break/><text:span text:style-name="Default_20_Paragraph_20_Font">ובפעם השניה, לאחר כארבעים שנה, לפני הכניסה לארץ ישראל,</text:span><text:a xlink:type="simple" xlink:href="http://tora.us.fm/tnk1/prqim/t0420.htm#8"><text:span text:style-name="Default_20_Paragraph_20_Font"> </text:span></text:a><text:span text:style-name="Default_20_Paragraph_20_Font">"... </text:span><text:span text:style-name="Default_20_Paragraph_20_Font"><text:span text:style-name="T4">וְדִבַּרְתֶּם</text:span></text:span><text:span text:style-name="Default_20_Paragraph_20_Font"> אֶל הַסֶּלַע לְעֵינֵיהֶם, וְנָתַן מֵימָיו, וְהוֹצֵאֶתָ לָהֶם מַיִם מִן הַסֶּלַע, וְהִשְׁקִיתָ אֶת הָעֵדָה וְאֶת בְּעִירָם" (במדבר כ', ח</text:span><text:span text:style-name="Default_20_Paragraph_20_Font">).</text:span></text:p>
        </text:list-item>
      </text:list>
      <text:p text:style-name="P40"><text:span text:style-name="Default_20_Paragraph_20_Font">ייתכן שההבדל בין שני הסיפורים נובע מהשינוי שחל באופיים של בני ישראל <text:s text:c="2"/>בין התקופות, כאשר הסלע הוא משל לבני ישראל</text:span><text:span text:style-name="Default_20_Paragraph_20_Font">:</text:span></text:p>
      <text:list xml:id="list230035402" text:style-name="LS19">
        <text:list-item>
          <text:p text:style-name="P79"><text:span text:style-name="Default_20_Paragraph_20_Font">הדור הראשון, הדור שיצא ממצרים, היה בדרגה של </text:span><text:span text:style-name="Default_20_Paragraph_20_Font"><text:span text:style-name="T4">כסיל</text:span></text:span><text:span text:style-name="Default_20_Paragraph_20_Font">, ולכן היה צריך </text:span><text:span text:style-name="Default_20_Paragraph_20_Font"><text:span text:style-name="T4">להכות</text:span></text:span><text:span text:style-name="Default_20_Paragraph_20_Font"> בהם כדי לחנכם</text:span><text:span text:style-name="Default_20_Paragraph_20_Font">;</text:span></text:p>
        </text:list-item>
        <text:list-item>
          <text:p text:style-name="P79"><text:span text:style-name="Default_20_Paragraph_20_Font">אך הדור השני, הדור שעבר את המדבר, היה בדרגה של </text:span><text:span text:style-name="Default_20_Paragraph_20_Font"><text:span text:style-name="T4">מבין</text:span></text:span><text:span text:style-name="Default_20_Paragraph_20_Font">, ולכן היה צריך לדבר אליהם בעדינות ולא להכותם ואף לא </text:span><text:span text:style-name="Default_20_Paragraph_20_Font"><text:span text:style-name="T4">לגעור</text:span></text:span><text:span text:style-name="Default_20_Paragraph_20_Font"> בהם. משה גער בהם והכה בסלע, ועל כך נענש</text:span><text:span text:style-name="Default_20_Paragraph_20_Font">.</text:span></text:p>
        </text:list-item>
      </text:list>
      <text:p text:style-name="P27"><text:span text:style-name="Default_20_Paragraph_20_Font">מאוחר יותר, כשמשה אמר את ספר דברים, הוא למד את הלקח, והתחיל את תוכחתו ברמזים: "אֵלֶּה הַדְּבָרִים אֲשֶׁר דִּבֶּר מֹשֶׁה אֶל כָּל יִשְׂרָאֵל: בְּעֵבֶר הַיַּרְדֵּן, בַּמִּדְבָּר, בָּעֲרָבָה, מוֹל סוּף, בֵּין פָּארָן, וּבֵין תֹּפֶל, וְלָבָן, וַחֲצֵרֹת, וְדִי זָהָב" (דברים א', א): משה הזכיר שמות של מקומות שבהם בני ישראל הכעיסו את ה', אך לא הזכיר את המעשים הרעים עצמם, "סתם את הדברים והזכירם ברמז מפני כבודן של ישראל" (רש"י שם</text:span><text:span text:style-name="Default_20_Paragraph_20_Font">). </text:span></text:p>
      <text:p text:style-name="P1"/>
      <text:p text:style-name="P41"><text:span text:style-name="Default_20_Paragraph_20_Font"><text:span text:style-name="T1">פרק יח</text:span></text:span></text:p>
      <text:p text:style-name="P41"><text:span text:style-name="Default_20_Paragraph_20_Font"><text:span text:style-name="T3">פסוק א</text:span></text:span></text:p>
      <text:p text:style-name="P21"><text:span text:style-name="Default_20_Paragraph_20_Font">לְתַאֲוָה יְבַקֵּשׁ נִפְרָד, בְּכָל תּוּשִׁיָּה יִתְגַּלָּע <text:s text:c="6"/>(משלי י"ח, א</text:span><text:span text:style-name="Default_20_Paragraph_20_Font">).</text:span></text:p>
      <text:p text:style-name="P41"><text:span text:style-name="Default_20_Paragraph_20_Font">הפסוק קשה, והמפרשים הציעו פירושים שונים כמעט לכל מילה בפסוק.</text:span></text:p>
      <text:p text:style-name="P36"><text:span text:style-name="Default_20_Paragraph_20_Font"/></text:p>
      <text:p text:style-name="P36"><text:span text:style-name="Default_20_Paragraph_20_Font">חכמי התלמוד פירשו את הפסוק בעזרת הקבלה לסיפור אחר שבו אדם נפרד מרעהו מתוך תאווה:</text:span></text:p>
      <text:p text:style-name="P21"><text:span text:style-name="Default_20_Paragraph_20_Font">וַיִּשָּׂא לוֹט אֶת עֵינָיו, וַיַּרְא אֶת כָּל כִּכַּר הַיַּרְדֵּן כִּי כֻלָּהּ מַשְׁקֶה לִפְנֵי שַׁחֵת ה' אֶת סְדֹם וְאֶת עֲמֹרָה, כְּגַן ה' כְּאֶרֶץ מִצְרַיִם בֹּאֲכָה צֹעַר. וַיִּבְחַר לוֹ לוֹט אֵת כָּל כִּכַּר הַיַּרְדֵּן, וַיִּסַּע לוֹט מִקֶּדֶם </text:span><text:span text:style-name="Default_20_Paragraph_20_Font"><text:span text:style-name="T4">וַיִּפָּרְדוּ</text:span></text:span><text:span text:style-name="Default_20_Paragraph_20_Font"> אִישׁ מֵעַל אָחִיו <text:s text:c="15"/>(בראשית י"ג, י-יא).</text:span></text:p>
      <text:p text:style-name="P27"><text:span text:style-name="Default_20_Paragraph_20_Font">פסוק י, המתאר את הסיבות לבחירתו של לוט, כולל ביטויים רבים הרומזים לתאווה: נשיאת עיניים, ראיה, משקה, וגם ארץ מצרים שהיא ערש תרבות הזנות (ראו ויקרא י”ח, ג). לוט ביקש לממש את תאוותיו, ולכן נפרד מאברהם: </text:span></text:p>
      <text:p text:style-name="P14"><text:span text:style-name="Default_20_Paragraph_20_Font">אמר רבי יוחנן: כל הפסוק הזה - לשם עבירה נאמר: 'וישא לוט' - 'ותשא אשת אדניו את עיניה'. 'את עיניו' - 'ויאמר שמשון אותה קח לי כי היא ישרה בעיני'. 'וירא - 'וירא אותה שכם בן חמור'. 'את כל ככר הירדן' - 'כי בעד אשה זונה עד ככר לחם'. כי כלה משקה - 'אלכה אחרי מאהבי </text:span><text:span text:style-name="Default_20_Paragraph_20_Font">נותני לחמי ומימי צמרי ופשתי שמני ושקויי</text:span><text:span text:style-name="Default_20_Paragraph_20_Font">'.<text:line-break/>…</text:span></text:p>
      <text:p text:style-name="P14"><text:soft-page-break/><text:span text:style-name="Default_20_Paragraph_20_Font">דרש רבא, ואיתימא רבי יצחק: מאי דכתיב 'לתאוה יבקש נפרד בכל תושיה יתגלע'? 'לתאוה יבקש נפרד' -</text:span><text:a xlink:type="simple" xlink:href="http://he.wikisource.org/wiki/ביאור:בבלי_הוריות_דף_י#cite_note-53"><text:span text:style-name="Default_20_Paragraph_20_Font"> </text:span></text:a><text:span text:style-name="Default_20_Paragraph_20_Font">זה לוט, שנפרד מאברהם. 'בכל תושיה יתגלע' -</text:span><text:a xlink:type="simple" xlink:href="http://he.wikisource.org/wiki/ביאור:בבלי_הוריות_דף_י#cite_note-55"><text:span text:style-name="Default_20_Paragraph_20_Font"> </text:span></text:a><text:span text:style-name="Default_20_Paragraph_20_Font">שנתגלה קלונו בבתי כנסיות ובבתי מדרשות, דתנן: עמוני ומואבי אסורין איסור עולם <text:s text:c="9"/>(הוריות י ע"ב, נזיר כג ע"ב</text:span><text:span text:style-name="Default_20_Paragraph_20_Font">).</text:span></text:p>
      <text:p text:style-name="P41"><text:span text:style-name="Default_20_Paragraph_20_Font">כך, קובע הפסוק במשלי, כל אדם אשר </text:span><text:span text:style-name="Default_20_Paragraph_20_Font"><text:span text:style-name="T4">לתאווה יבקש</text:span></text:span><text:span text:style-name="Default_20_Paragraph_20_Font"> - רוצה לחיות רק לפי תאוות ליבו - סופו שיהיה </text:span><text:span text:style-name="Default_20_Paragraph_20_Font"><text:span text:style-name="T4">נפרד</text:span></text:span><text:span text:style-name="Default_20_Paragraph_20_Font"> - ייפרד מקרוביו ומשפחתו ויביא על עצמו קלון.</text:span></text:p>
      <text:p text:style-name="P1"/>
      <text:p text:style-name="P41"><text:span text:style-name="Default_20_Paragraph_20_Font"><text:span text:style-name="T3">פסוק ה</text:span></text:span></text:p>
      <text:p text:style-name="P21"><text:span text:style-name="Default_20_Paragraph_20_Font">שְׂאֵת פְּנֵי רָשָׁע לֹא טוֹב, לְהַטּוֹת צַדִּיק בַּמִּשְׁפָּט <text:s/>(משלי י"ח, ה</text:span><text:span text:style-name="Default_20_Paragraph_20_Font">).</text:span></text:p>
      <text:p text:style-name="P41"/>
      <text:p text:style-name="P41"><text:span text:style-name="Default_20_Paragraph_20_Font">האיסור </text:span><text:span text:style-name="Default_20_Paragraph_20_Font"><text:span text:style-name="T4">לשאת פנים</text:span></text:span><text:span text:style-name="Default_20_Paragraph_20_Font"> במשפט - לחלוק כבוד עודף לאחד משני הצדדים - נזכר כבר בתורה, לא רק ביחס לרשע אלא ביחס לכל אדם</text:span><text:span text:style-name="Default_20_Paragraph_20_Font">:</text:span></text:p>
      <text:p text:style-name="P21"><text:span text:style-name="Default_20_Paragraph_20_Font">לֹא תַעֲשׂוּ עָוֶל בַּמִּשְׁפָּט, </text:span><text:span text:style-name="Default_20_Paragraph_20_Font"><text:span text:style-name="T4">לֹא תִשָּׂא פְנֵי דָל</text:span></text:span><text:span text:style-name="Default_20_Paragraph_20_Font"> וְלֹא תֶהְדַּר פְּנֵי גָדוֹל, בְּצֶדֶק תִּשְׁפֹּט עֲמִיתֶךָ <text:s text:c="8"/>(ויקרא י"ט, טו</text:span><text:span text:style-name="Default_20_Paragraph_20_Font">).</text:span></text:p>
      <text:p text:style-name="P41"><text:span text:style-name="Default_20_Paragraph_20_Font">אם כך, מה מחדש הפסוק במשלי? ומדוע הפסוק משתמש בביטוי כה עדין "</text:span><text:span text:style-name="Default_20_Paragraph_20_Font"><text:span text:style-name="T4">לא טוב</text:span></text:span><text:span text:style-name="Default_20_Paragraph_20_Font">" - הרי לשאת פנים זה רע מאד - זה איסור חמור מן התורה, קל וחומר כאשר נושאים פנים של רשע?!</text:span></text:p>
      <text:p text:style-name="P1"/>
      <text:p text:style-name="P1"><text:span text:style-name="Default_20_Paragraph_20_Font">חכמי התלמוד קישרו את הפסוק לדבריו של אלישע הנביא, שהיה חייל בצבא מלך ישראל כשיצא למלחמה במואב</text:span><text:span text:style-name="Default_20_Paragraph_20_Font">:</text:span></text:p>
      <text:p text:style-name="P21"><text:span text:style-name="Default_20_Paragraph_20_Font">וַיֹּאמֶר אֱלִישָׁע אֶל מֶלֶךְ יִשְׂרָאֵל 'מַה לִּי וָלָךְ?! לֵךְ אֶל נְבִיאֵי אָבִיךָ וְאֶל נְבִיאֵי אִמֶּךָ!'. וַיֹּאמֶר לוֹ מֶלֶךְ יִשְׂרָאֵל 'אַל, כִּי קָרָא ה' לִשְׁלֹשֶׁת הַמְּלָכִים הָאֵלֶּה לָתֵת אוֹתָם בְּיַד מוֹאָב!'. וַיֹּאמֶר אֱלִישָׁע 'חַי ה' צְבָאוֹת אֲשֶׁר עָמַדְתִּי לְפָנָיו, כִּי לוּלֵי </text:span><text:span text:style-name="Default_20_Paragraph_20_Font"><text:span text:style-name="T4">פְּנֵי יְהוֹשָׁפָט מֶלֶךְ יְהוּדָה אֲנִי נֹשֵׂא</text:span></text:span><text:span text:style-name="Default_20_Paragraph_20_Font">, אִם אַבִּיט אֵלֶיךָ וְאִם אֶרְאֶךָּ!' <text:s text:c="7"/>(מלכים ב ג', יג-יד</text:span><text:span text:style-name="Default_20_Paragraph_20_Font">).</text:span></text:p>
      <text:p text:style-name="P41"><text:span text:style-name="Default_20_Paragraph_20_Font">אלישע נושא את פניו של יהושפט, מלך יהודה הצדיק, כלומר חולק לו כבוד. לעומת זאת, הוא לא נושא את פניו של מלך ישראל הרשע, וטוען שלולא היה מכבד את יהושפט, אף לא היה מביט אליו. מכאן:</text:span></text:p>
      <text:p text:style-name="P21"><text:span text:style-name="Default_20_Paragraph_20_Font">שאל רבי את רבי יהושע בן קרחה: 'במה הארכת ימים?'... אמר ליה: 'מימי לא נסתכלתי בדמות אדם רשע', דאמר רבי יוחנן: אסור לאדם להסתכל בצלם דמות אדם רשע, שנאמר לוּלֵי פְּנֵי יְהוֹשָׁפָט מֶלֶךְ יְהוּדָה אֲנִי נֹשֵׂא אִם אַבִּיט אֵלֶיךָ וְאִם אֶרְאֶךָּ... רבא אמר מהכא: שְׂאֵת פְּנֵי רָשָׁע לֹא טוֹב" <text:s text:c="3"/>(מגילה כח ע"א).</text:span></text:p>
      <text:p text:style-name="P41"><text:span text:style-name="Default_20_Paragraph_20_Font">גם בלשון העממית בימינו משתמשים בביטויים הקשורים לראיה במשמעות של כבוד או חוסר-כבוד: "לא רואה אותו ממטר", "לא מסתכל לכיוון שלו". </text:span></text:p>
      <text:p text:style-name="Standard"><text:span text:style-name="Default_20_Paragraph_20_Font">הפסוק שלנו בספר משלי מטיל את האחריות למנוע הטיית משפט, לא רק על השופט אלא על כל אדם: כל אדם הנזהר שלא להסתכל לכיוון של הרשע ולא לחלוק לו כבוד, תורם ליצירת אוירה ציבורית של דחיה ונידוי, וכך תורם לכך שהרשע יקבל את עונשו.</text:span></text:p>
      <text:p text:style-name="P5"><text:soft-page-break/></text:p>
      <text:p text:style-name="P41"><text:span text:style-name="Default_20_Paragraph_20_Font"><text:span text:style-name="T3">פסוק ט</text:span></text:span></text:p>
      <text:p text:style-name="P14"><text:span text:style-name="Default_20_Paragraph_20_Font">גַּם מִתְרַפֶּה בִמְלַאכְתּוֹ - אָח הוּא לְבַעַל מַשְׁחִית <text:s text:c="8"/>(משלי י"ח, ט</text:span><text:span text:style-name="Default_20_Paragraph_20_Font">).</text:span></text:p>
      <text:p text:style-name="P27"><text:span text:style-name="Default_20_Paragraph_20_Font">הפסוק מגנה את האדם העובד ברפיון, באיטיות וללא ריכוז מלא, וטוען שהוא "אח לבעל משחית". מיהו אותו בעל משחית?</text:span></text:p>
      <text:p text:style-name="P27"/>
      <text:p text:style-name="P27"><text:span text:style-name="Default_20_Paragraph_20_Font">1. רוב המפרשים הבינו, כנראה, שהביטוי "בעל משחית" משמעו כמו "איש משחית", כמו בפסוק: "</text:span><text:span text:style-name="Default_20_Paragraph_20_Font"><text:span text:style-name="T4">אִישׁ</text:span></text:span><text:span text:style-name="Default_20_Paragraph_20_Font"> אַף יְגָרֶה מָדוֹן, </text:span><text:span text:style-name="Default_20_Paragraph_20_Font"><text:span text:style-name="T4">וּבַעַל</text:span></text:span><text:span text:style-name="Default_20_Paragraph_20_Font"> חֵמָה רַב פָּשַׁע" (משלי כ"ט, כב). יש שפירשו שהמשחית הוא העצל, שאינו עושה מלאכה כלל</text:span><text:span text:style-name="Default_20_Paragraph_20_Font">:</text:span></text:p>
      <text:p text:style-name="P14"><text:span text:style-name="Default_20_Paragraph_20_Font">העצל אינו רוצה לעבוד לגמרי, והוא הבעל משחית; והמתרפה עושה הוא בשעה שבאה דבר עשיה לפניו, אבל הוא בעצמו אינו איש עובד, נרדם הוא בעבודתו, מאריך בה ללא צורך ורוצה רק בשטחיות, לא יתאמץ ולא יתעמק. </text:span><text:span text:style-name="Default_20_Paragraph_20_Font"><text:note text:id="ftn30" text:note-class="footnote"><text:note-citation>30</text:note-citation><text:note-body><text:p text:style-name="Footnote"><text:span text:style-name="Default_20_Paragraph_20_Font">האדמו”ר מפיאסצ'נה, <text:s/>"חובת התלמידים", פרק רביעי, "מחלת העצלות וההתרפות ותרופתן".</text:span></text:p></text:note-body></text:note></text:span></text:p>
      <text:p text:style-name="P27"><text:span text:style-name="Default_20_Paragraph_20_Font">ויש שפירשו שהמשחית הוא המתרפה במלאכת הזולת</text:span><text:span text:style-name="Default_20_Paragraph_20_Font">:</text:span></text:p>
      <text:p text:style-name="P14"><text:span text:style-name="Default_20_Paragraph_20_Font">בא להוכיח העצל המתרפה במלאכתו, שלא יאמר כי אין עונש רק במתרפה במלאכת אחרים... כי יחשב כמשחית ממון עצמו... והמשחית ממון עצמו חוטא <text:s text:c="14"/>(ר' יונה גירונדי על הפסוק).</text:span></text:p>
      <text:p text:style-name="P27"><text:span text:style-name="Default_20_Paragraph_20_Font">ויש שפירשו שהמשחית הוא ההורס את המלאכה שעשה</text:span><text:span text:style-name="Default_20_Paragraph_20_Font">:</text:span></text:p>
      <text:p text:style-name="P14"><text:span text:style-name="Default_20_Paragraph_20_Font">מי שהוטל עליו לעשות מלאכה למלכות, ואחד בנה את הבנין והשחיתו, ואחד ישב ולא בנה כלל, עונש שניהם שוה, כי בין כך וכך לא בנו הבנין המוטל עליהם <text:s text:c="17"/>(מלבי"ם על הפסוק).</text:span></text:p>
      <text:p text:style-name="P1"/>
      <text:p text:style-name="P41"><text:span text:style-name="Default_20_Paragraph_20_Font">2. יש שפירשו, שהביטוי "בעל משחית" משמעו "בעל כלי משחית</text:span><text:span text:style-name="Default_20_Paragraph_20_Font">":</text:span></text:p>
      <text:p text:style-name="P21"><text:span text:style-name="Default_20_Paragraph_20_Font">גם מי שהוא מתעצל במלאכתו, באי זו מלאכה שיתעסק בה, הנה הוא חבר לבעל הפח, שיציב משחית ללכוד האנשים <text:s/>(רלב"ג על הפסוק</text:span><text:span text:style-name="Default_20_Paragraph_20_Font">).</text:span></text:p>
      <text:p text:style-name="P41"/>
      <text:p text:style-name="P27"><text:span text:style-name="Default_20_Paragraph_20_Font">3. וייתכן שהכוונה לבעל של אישה, כמו בנו השני של יהודה</text:span><text:span text:style-name="Default_20_Paragraph_20_Font">:</text:span></text:p>
      <text:p text:style-name="P14"><text:span text:style-name="Default_20_Paragraph_20_Font">וַיֵּדַע אוֹנָן כִּי לֹּא לוֹֹ יִהְיֶה הַזָּרַע, וְהָיָה אִם בָּא אֶל אֵשֶׁת אָחִיו - </text:span><text:span text:style-name="Default_20_Paragraph_20_Font"><text:span text:style-name="T4">וְשִׁחֵת</text:span></text:span><text:span text:style-name="Default_20_Paragraph_20_Font"> אַרְצָה לְבִלְתִּי נְתָן זֶרַע לְאָחִיו <text:s text:c="8"/>(בראשית ל"ח, ט</text:span><text:span text:style-name="Default_20_Paragraph_20_Font">).</text:span></text:p>
      <text:p text:style-name="P27"><text:span text:style-name="Default_20_Paragraph_20_Font">אדם המתרפה במלאכתו גורם נזק למשפחתו כמו בעל המשחית את זרעו</text:span><text:span text:style-name="Default_20_Paragraph_20_Font">.</text:span></text:p>
      <text:p text:style-name="Standard"><text:span text:style-name="Default_20_Paragraph_20_Font">שני פסוקים קודם לכן, מספרת התורה שה' המית את ער, בנו הבכור של יהודה, כי היה רע בעיניו, אבל לא מסבירה מה בדיוק היה רע אצלו:</text:span></text:p>
      <text:p text:style-name="P14"><text:span text:style-name="Default_20_Paragraph_20_Font">וַיְהִי עֵר בְּכוֹר יְהוּדָה רַע בְּעֵינֵי ה', וַיְמִיתֵהוּ ה' (בראשית ל"ח, ז</text:span><text:span text:style-name="Default_20_Paragraph_20_Font">).</text:span></text:p>
      <text:p text:style-name="P27"><text:span text:style-name="Default_20_Paragraph_20_Font">ייתכן שאפשר לפתור את החידה בעזרת הפסוק שלנו. אם אונן היה "בעל משחית", אז ער היה "אח לבעל משחית". אם כך, ייתכן שהיה רע בעיני ה' כי היה "מתרפה </text:span><text:soft-page-break/><text:span text:style-name="Default_20_Paragraph_20_Font">במלאכתו"...</text:span></text:p>
      <text:p text:style-name="P27"/>
      <text:p text:style-name="P27"><text:span text:style-name="Default_20_Paragraph_20_Font"><text:span text:style-name="T3">פסוק י</text:span></text:span></text:p>
      <text:p text:style-name="P14"><text:span text:style-name="Default_20_Paragraph_20_Font">מִגְדַּל עֹז שֵׁם ה', בּוֹ יָרוּץ צַדִּיק וְנִשְׂגָּב <text:s text:c="2"/>(משלי י"ח, י</text:span><text:span text:style-name="Default_20_Paragraph_20_Font">).</text:span></text:p>
      <text:p text:style-name="P27"><text:span text:style-name="Default_20_Paragraph_20_Font">מה המשמעות של </text:span><text:span text:style-name="Default_20_Paragraph_20_Font"><text:span text:style-name="T4">שם ה'</text:span></text:span><text:span text:style-name="Default_20_Paragraph_20_Font"> בפסוק זה, ואיך אפשר </text:span><text:span text:style-name="Default_20_Paragraph_20_Font"><text:span text:style-name="T4">לרוץ</text:span></text:span><text:span text:style-name="Default_20_Paragraph_20_Font"> בו? </text:span></text:p>
      <text:p text:style-name="P27"/>
      <text:p text:style-name="P27"><text:span text:style-name="Default_20_Paragraph_20_Font">אפשר לפרש את הפסוק בעזרת הקבלה לסיפור אחר על אדם שרץ בשם ה':</text:span><text:span text:style-name="Default_20_Paragraph_20_Font"><text:note text:id="ftn31" text:note-class="footnote"><text:note-citation>31</text:note-citation><text:note-body><text:p text:style-name="Footnote"><text:span text:style-name="Default_20_Paragraph_20_Font">המקור להקבלה - בפירושו של יהודה קיל, "דעת מקרא" על הפסוק</text:span><text:span text:style-name="Default_20_Paragraph_20_Font">.</text:span></text:p></text:note-body></text:note></text:span></text:p>
      <text:p text:style-name="P15"><text:span text:style-name="Default_20_Paragraph_20_Font">וַיִּטֹּשׁ דָּוִד אֶת הַכֵּלִים מֵעָלָיו עַל יַד שׁוֹמֵר הַכֵּלִים, </text:span><text:span text:style-name="Default_20_Paragraph_20_Font"><text:span text:style-name="T4">וַיָּרָץ</text:span></text:span><text:span text:style-name="Default_20_Paragraph_20_Font"> הַמַּעֲרָכָה וַיָּבֹא וַיִּשְׁאַל לְאֶחָיו לְשָׁלוֹם... וַיֹּאמֶר דָּוִד אֶל הַפְּלִשְׁתִּי 'אַתָּה בָּא אֵלַי בְּחֶרֶב וּבַחֲנִית וּבְכִידוֹן, וְאָנֹכִי בָא אֵלֶיךָ </text:span><text:span text:style-name="Default_20_Paragraph_20_Font"><text:span text:style-name="T4">בְּשֵׁם ה'</text:span></text:span><text:span text:style-name="Default_20_Paragraph_20_Font"> צְבָאוֹת, אֱלֹהֵי מַעַרְכוֹת יִשְׂרָאֵל אֲשֶׁר חֵרַפְתָּ'...וְהָיָה כִּי קָם הַפְּלִשְׁתִּי וַיֵּלֶךְ וַיִּקְרַב לִקְרַאת דָּוִד, וַיְמַהֵר דָּוִד </text:span><text:span text:style-name="Default_20_Paragraph_20_Font"><text:span text:style-name="T4">וַיָּרָץ</text:span></text:span><text:span text:style-name="Default_20_Paragraph_20_Font"> הַמַּעֲרָכָה לִקְרַאת הַפְּלִשְׁתִּי...</text:span><text:span text:style-name="Default_20_Paragraph_20_Font"><text:span text:style-name="T4">וַיָּרָץ</text:span></text:span><text:span text:style-name="Default_20_Paragraph_20_Font"> דָּוִד וַיַּעֲמֹד אֶל הַפְּלִשְׁתִּי וַיִּקַּח אֶת חַרְבּוֹ וַיִּשְׁלְפָהּ מִתַּעְרָהּ וַיְמֹתְתֵהוּ וַיִּכְרָת בָּהּ אֶת רֹאשׁוֹ (שמואל א י"ז, כב-נא</text:span><text:span text:style-name="Default_20_Paragraph_20_Font">).</text:span></text:p>
      <text:p text:style-name="P27"><text:span text:style-name="Default_20_Paragraph_20_Font">דוד מדגיש שהוא נלחם בשם ה': זו אינה מלחמה פרטית או לאומית, אלא מלחמה לכבוד ה', נגד גוליית שחירף את ה'. אותה רוח לחימה </text:span><text:span text:style-name="Default_20_Paragraph_20_Font"><text:span text:style-name="T4">בשם ה'</text:span></text:span><text:span text:style-name="Default_20_Paragraph_20_Font"> הייתה עבורו כמו </text:span><text:span text:style-name="Default_20_Paragraph_20_Font"><text:span text:style-name="T4">מגדל עוז</text:span></text:span><text:span text:style-name="Default_20_Paragraph_20_Font">: היא נתנה לו כוח להתמודד עם גוליית הגבוה כמו מגדל. אותה רוח לחימה נתנה לו את הכוח </text:span><text:span text:style-name="Default_20_Paragraph_20_Font"><text:span text:style-name="T4">לרוץ</text:span></text:span><text:span text:style-name="Default_20_Paragraph_20_Font"> שלוש פעמים, מתחילת הסיפור ועד סופו; ובסופו של דבר הוא גם </text:span><text:span text:style-name="Default_20_Paragraph_20_Font"><text:span text:style-name="T4">נשגב</text:span></text:span><text:span text:style-name="Default_20_Paragraph_20_Font"> - התחזק והתגבר על אויבו.</text:span></text:p>
      <text:p text:style-name="P8"><text:span text:style-name="Default_20_Paragraph_20_Font">לפי זה, משמעות הפסוק במשלי היא: כאשר אדם פועל בשם ה' ולכבוד ה', הוא מקבל כוח וגבורה כמו מגדל חזק ומבוצר, ובעזרתו הוא יכול לפעול במהירות ולהתגבר על אויביו.</text:span></text:p>
      <text:p text:style-name="P31"><text:span text:style-name="Default_20_Paragraph_20_Font"><text:span text:style-name="T3"/></text:span></text:p>
      <text:p text:style-name="P41"><text:span text:style-name="Default_20_Paragraph_20_Font"><text:span text:style-name="T1">פרק יט</text:span></text:span></text:p>
      <text:p text:style-name="P41"><text:span text:style-name="Default_20_Paragraph_20_Font"><text:span text:style-name="T3">פסוק ג</text:span></text:span></text:p>
      <text:p text:style-name="P21"><text:span text:style-name="Default_20_Paragraph_20_Font">אִוֶּלֶת אָדָם תְּסַלֵּף דַּרְכּוֹ, וְעַל ה' יִזְעַף לִבּוֹ <text:s text:c="6"/>(משלי י"ט, ג</text:span><text:span text:style-name="Default_20_Paragraph_20_Font">).</text:span></text:p>
      <text:p text:style-name="P27"><text:span text:style-name="Default_20_Paragraph_20_Font"/></text:p>
      <text:p text:style-name="P33"><text:span text:style-name="Default_20_Paragraph_20_Font">שתי השקפות עולם שונות מתבטאות בפירושים שונים על פסוק זה:</text:span></text:p>
      <text:p text:style-name="P8"><text:span text:style-name="Default_20_Paragraph_20_Font">1. לפי ההשקפה האחת, כשבאה צרה על האדם, הוא צריך קודם-כל לחפש את הסיבה לכך במעשה-שטות שעשה, שגרם לצרה בדרך הטבע: "המין </text:span><text:span text:style-name="Default_20_Paragraph_20_Font">השלישי של הרעות הוא מה שפוגע באדם מבינינו בשל מעשׂה של עצמו. זה הרוב... בשל הרעות ממין זה משוועים בני-האדם כולם. זהו מה שאין אתה מוצא מי שאינו פושע בו כלפי עצמו, להוציא מעטים. זהו מה שבאמת יש לגנות בגללו את הנפגע... מין זה של רעות אמר שלמה: </text:span><text:soft-page-break/><text:span text:style-name="Default_20_Paragraph_20_Font">'</text:span><text:span text:style-name="Default_20_Paragraph_20_Font"><text:span text:style-name="T4">אִוֶּלת אדם תסלף דרכו'</text:span></text:span><text:span text:style-name="Default_20_Paragraph_20_Font">. הוא גם הסביר באשר למין זה של רעות, שהוא מעשׂה האדם עצמו...".</text:span><text:span text:style-name="Default_20_Paragraph_20_Font"><text:note text:id="ftn32" text:note-class="footnote"><text:note-citation>32</text:note-citation><text:note-body><text:p text:style-name="Footnote"><text:span text:style-name="Default_20_Paragraph_20_Font">הרמב"ם, מורה נבוכים ח"ג פ"יב, גם הרמב"ן הביא את דברי הרמב"ם בספרו שער הגמול, ושיבח אותם. וכן כתבו רלב"ג ומצודת דוד בפירושם על הפסוק. פירוש דומה נמצא בשיחות החפץ חיים, מכתבי הרב מנחם מענדיל וואלקניקער (ראיתי בספר "משלי עם ביאורי החפץ חיים", בהוצאת ישראל יוסף ברונשטיין, ירושלים ה'תשס"ה).</text:span></text:p></text:note-body></text:note></text:span></text:p>
      <text:p text:style-name="P8"><text:span text:style-name="Default_20_Paragraph_20_Font">2. לפי ההשקפה השניה, כשבאה צרה על האדם, הוא צריך לחפש את הסיבה לכך בחטאים שעשה, שבגללם ה' הביא עליו את הצרה: " </text:span><text:span text:style-name="Default_20_Paragraph_20_Font"><text:span text:style-name="T4">אולת אדם תסלף דרכו</text:span></text:span><text:span text:style-name="Default_20_Paragraph_20_Font"> - בעונו בא לו הרע, כי באולתו תסלף דרכו ועבר עבירות, ונפרעין ממנו; ובבוא לו הצרה, זועף לבו על הקב"ה, ומהרהר אחר מדת הדין, כגון אחי יוסף שאמרו </text:span><text:span text:style-name="Default_20_Paragraph_20_Font"><text:span text:style-name="T4">מה זאת עשה אלהים לנו</text:span></text:span><text:span text:style-name="Default_20_Paragraph_20_Font">" (רש"י על הפסוק).</text:span></text:p>
      <text:p text:style-name="P8"><text:span text:style-name="Default_20_Paragraph_20_Font">רש"י מסתמך על הקבלה לספר בראשית <text:s/>(הקבלה שנזכרה כבר בתלמוד, בדבריו של בנו הקטן של ריש לקיש - תענית ט ע"א). אולם, הפסוק שהוא מביא רק ממחיש את החצי השני של פסוקנו "ועל ה' יזעף ליבו"; הוא אינו מסביר מהי האיוולת שסילפה את דרכם של אחי יוסף - האם מדובר במעשה שטות הגורם לצרות בדרך הטבע (כהשקפה הראשונה), או בחטא הגורם לעונש (כהשקפה השניה)?</text:span></text:p>
      <text:p text:style-name="P27"/>
      <text:p text:style-name="P27"><text:span text:style-name="Default_20_Paragraph_20_Font">כדי להבין את משמעות ההקבלה יש לקרוא את הפסוקים בהקשרם</text:span><text:span text:style-name="Default_20_Paragraph_20_Font">:</text:span></text:p>
      <text:p text:style-name="P14"><text:span text:style-name="Default_20_Paragraph_20_Font">וַיֹּאמֶר אֲלֵהֶם יוֹסֵף בַּיּוֹם הַשְּׁלִישִׁי 'זֹאת עֲשׂוּ וִחְיוּ אֶת הָאֱלֹהִים אֲנִי יָרֵא.</text:span><text:a xlink:type="simple" xlink:href="http://he.wikisource.org/wiki/קטגוריה:בראשית_מב_יט"><text:span text:style-name="Default_20_Paragraph_20_Font"> </text:span></text:a><text:span text:style-name="Default_20_Paragraph_20_Font">אִם כֵּנִים אַתֶּם אֲחִיכֶם אֶחָד יֵאָסֵר בְּבֵית מִשְׁמַרְכֶם וְאַתֶּם לְכוּ הָבִיאוּ שֶׁבֶר רַעֲבוֹן בָּתֵּיכֶם.</text:span><text:a xlink:type="simple" xlink:href="http://he.wikisource.org/wiki/קטגוריה:בראשית_מב_כ"><text:span text:style-name="Default_20_Paragraph_20_Font"> </text:span></text:a><text:span text:style-name="Default_20_Paragraph_20_Font">וְאֶת אֲחִיכֶם הַקָּטֹן תָּבִיאוּ אֵלַי וְיֵאָמְנוּ דִבְרֵיכֶם וְלֹא תָמוּתוּ' וַיַּעֲשׂוּ כֵן.</text:span><text:a xlink:type="simple" xlink:href="http://he.wikisource.org/wiki/קטגוריה:בראשית_מב_כא"><text:span text:style-name="Default_20_Paragraph_20_Font"> </text:span></text:a><text:span text:style-name="Default_20_Paragraph_20_Font"><text:span text:style-name="T4">וַיֹּאמְרוּ אִישׁ אֶל אָחִיו 'אֲבָל אֲשֵׁמִים אֲנַחְנוּ עַל אָחִינוּ אֲשֶׁר רָאִינוּ צָרַת נַפְשׁוֹ בְּהִתְחַנְנוֹ אֵלֵינוּ וְלֹא שָׁמָעְנוּ עַל כֵּן בָּאָה אֵלֵינוּ הַצָּרָה הַזֹּאת'. </text:span></text:span><text:span text:style-name="Default_20_Paragraph_20_Font">וַיַּעַן רְאוּבֵן אֹתָם לֵאמֹר 'הֲלוֹא אָמַרְתִּי אֲלֵיכֶם לֵאמֹר אַל תֶּחֶטְאוּ בַיֶּלֶד וְלֹא שְׁמַעְתֶּם וְגַם דָּמוֹ הִנֵּה נִדְרָשׁ'. <text:s/>וְהֵם לֹא יָדְעוּ כִּי שֹׁמֵעַ יוֹסֵף כִּי הַמֵּלִיץ בֵּינֹתָם.</text:span><text:a xlink:type="simple" xlink:href="http://he.wikisource.org/wiki/קטגוריה:בראשית_מב_כד"><text:span text:style-name="Default_20_Paragraph_20_Font"> </text:span></text:a><text:span text:style-name="Default_20_Paragraph_20_Font">וַיִּסֹּב מֵעֲלֵיהֶם וַיֵּבְךְּ וַיָּשָׁב אֲלֵהֶם וַיְדַבֵּר אֲלֵהֶם וַיִּקַּח מֵאִתָּם אֶת שִׁמְעוֹן וַיֶּאֱסֹר אֹתוֹ לְעֵינֵיהֶם.</text:span><text:a xlink:type="simple" xlink:href="http://he.wikisource.org/wiki/קטגוריה:בראשית_מב_כה"><text:span text:style-name="Default_20_Paragraph_20_Font"> </text:span></text:a><text:span text:style-name="Default_20_Paragraph_20_Font">וַיְצַו יוֹסֵף וַיְמַלְאוּ אֶת כְּלֵיהֶם בָּר וּלְהָשִׁיב כַּסְפֵּיהֶם אִישׁ אֶל שַׂקּוֹ וְלָתֵת לָהֶם צֵדָה לַדָּרֶךְ וַיַּעַשׂ לָהֶם כֵּן. וַיִּשְׂאוּ אֶת שִׁבְרָם עַל חֲמֹרֵיהֶם וַיֵּלְכוּ מִשָּׁם</text:span><text:span text:style-name="Default_20_Paragraph_20_Font"><text:span text:style-name="T11">.</text:span></text:span><text:span text:style-name="Default_20_Paragraph_20_Font"> וַיִּפְתַּח הָאֶחָד אֶת שַׂקּוֹ לָתֵת מִסְפּוֹא לַחֲמֹרוֹ בַּמָּלוֹן וַיַּרְא אֶת כַּסְפּוֹ וְהִנֵּה הוּא בְּפִי אַמְתַּחְתּוֹ.</text:span><text:a xlink:type="simple" xlink:href="http://he.wikisource.org/wiki/קטגוריה:בראשית_מב_כח"><text:span text:style-name="Default_20_Paragraph_20_Font"> </text:span></text:a><text:span text:style-name="Default_20_Paragraph_20_Font"><text:span text:style-name="T4">וַיֹּאמֶר אֶל אֶחָיו 'הוּשַׁב כַּסְפִּי וְגַם הִנֵּה בְאַמְתַּחְתִּי!' וַיֵּצֵא לִבָּם וַיֶּחֶרְדוּ אִישׁ אֶל אָחִיו לֵאמֹר 'מַה זֹּאת עָשָׂה אֱלֹהִים לָנוּ?'. </text:span></text:span><text:span text:style-name="Default_20_Paragraph_20_Font">(בראשית מב יח-כח</text:span><text:span text:style-name="Default_20_Paragraph_20_Font">).</text:span></text:p>
      <text:p text:style-name="P27"><text:span text:style-name="Default_20_Paragraph_20_Font">מתחילת הפרק נראה שהאחים נהגו לפי ההשקפה השנייה: כשבאה עליהם צרה, הם קודם-כל חיפשו את הסיבה הרוחנית לכך בחטא שחטאו לאחיהם. ולמרות זאת, כשבאה עליהם צרה נוספת, הם זעפו על ה'. אם כך, ייתכן שההקבלה מחזקת דווקא את ההשקפה הראשונה. וכך נראה מפירוש הפסיקתא זוטרתא:</text:span></text:p>
      <text:p text:style-name="P14"><text:soft-page-break/><text:span text:style-name="Default_20_Paragraph_20_Font"><text:span text:style-name="T4">מה זאת עשה אלהים לנו</text:span></text:span><text:span text:style-name="Default_20_Paragraph_20_Font"> - זהו שאמר הכתוב: </text:span><text:span text:style-name="Default_20_Paragraph_20_Font"><text:span text:style-name="T4">איוולת אדם תסלף דרכו ועל ה' יזעף ליבו</text:span></text:span><text:span text:style-name="Default_20_Paragraph_20_Font"> . היה להם לראות שקיהם קודם שיצאו משם, אם חטים נתנו להם אם שעורים! (פסיקתא זוטרתא על בראשית מ"ב כז, ד"ה 'ויפתח האחד</text:span><text:span text:style-name="Default_20_Paragraph_20_Font">'). </text:span></text:p>
      <text:p text:style-name="P27"><text:span text:style-name="Default_20_Paragraph_20_Font">בלי קשר לרגשי האשם שלהם ביחס לאחיהם, האחים היו צריכים לנהוג בהגיון ולבדוק את השקים שלהם לפני שהם יוצאים. אבל הם נהגו באיוולת ולא בדקו, ואחר-כך חיפשו סיבות רוחניות ו'האשימו' את ה'.</text:span></text:p>
      <text:p text:style-name="P28"/>
      <text:p text:style-name="P27"><text:span text:style-name="Default_20_Paragraph_20_Font"><text:span text:style-name="T3">פסוק ד</text:span></text:span></text:p>
      <text:p text:style-name="P14"><text:span text:style-name="Default_20_Paragraph_20_Font">הוֹן יֹסִיף רֵעִים רַבִּים, וְדָל מֵרֵעהוּ יִפָּרֵד <text:s text:c="9"/>(משלי י"ט, ד</text:span><text:span text:style-name="Default_20_Paragraph_20_Font">).</text:span></text:p>
      <text:p text:style-name="P27"><text:span text:style-name="Default_20_Paragraph_20_Font">העושר </text:span><text:span text:style-name="Default_20_Paragraph_20_Font"><text:span text:style-name="T4">מוסיף</text:span></text:span><text:span text:style-name="Default_20_Paragraph_20_Font"> לאדם חברים רבים, אך הם אינם חברים שלו אלא של </text:span><text:span text:style-name="Default_20_Paragraph_20_Font"><text:span text:style-name="T4">ההון</text:span></text:span><text:span text:style-name="Default_20_Paragraph_20_Font">, וכאשר הוא </text:span><text:span text:style-name="Default_20_Paragraph_20_Font"><text:span text:style-name="T4">דל</text:span></text:span><text:span text:style-name="Default_20_Paragraph_20_Font"> - מתדלדל ויורד מהונו - הוא יצטרך </text:span><text:span text:style-name="Default_20_Paragraph_20_Font"><text:span text:style-name="T4">להיפרד</text:span></text:span><text:span text:style-name="Default_20_Paragraph_20_Font"> מחבריו שהצטרפו אליו בגלל עושרו.</text:span></text:p>
      <text:p text:style-name="P27"/>
      <text:p text:style-name="P27"><text:span text:style-name="Default_20_Paragraph_20_Font">דוגמה לאדם שחווה על בשרו את נכונות הפסוק ניתן למצוא במגילת אסתר.</text:span><text:span text:style-name="Default_20_Paragraph_20_Font"><text:note text:id="ftn33" text:note-class="footnote"><text:note-citation>33</text:note-citation><text:note-body><text:p text:style-name="Footnote"><text:span text:style-name="Default_20_Paragraph_20_Font">ע"פ רות וולפיש, "תפקידן של דמויות המשנה במגילת אסתר", בתוך הספר "הדסה היא אסתר</text:span><text:span text:style-name="Default_20_Paragraph_20_Font">".</text:span></text:p></text:note-body></text:note></text:span><text:span text:style-name="Default_20_Paragraph_20_Font"> אחרי שהמן קיבל את הזמנתה של אסתר למשתה, כשמעמדו היה גבוה ביותר, הוא פנה אל אוהביו וסיפר להם על עושרו, והם אכן ענו לו כאוהביו:</text:span></text:p>
      <text:p text:style-name="P20"><text:span text:style-name="Default_20_Paragraph_20_Font">וַיִּתְאַפַּק הָמָן וַיָּבוֹא אֶל בֵּיתוֹ וַיִּשְׁלַח וַיָּבֵא אֶת </text:span><text:span text:style-name="Default_20_Paragraph_20_Font"><text:span text:style-name="T4">אֹהֲבָיו</text:span></text:span><text:span text:style-name="Default_20_Paragraph_20_Font"> וְאֶת זֶרֶשׁ אִשְׁתּוֹ. וַיְסַפֵּר לָהֶם הָמָן אֶת כְּבוֹד עָשְׁרוֹ וְרֹב בָּנָיו... וַתֹּאמֶר לוֹ זֶרֶשׁ אִשְׁתּוֹ וְכָל </text:span><text:span text:style-name="Default_20_Paragraph_20_Font"><text:span text:style-name="T4">אֹהֲבָיו</text:span></text:span><text:span text:style-name="Default_20_Paragraph_20_Font"> 'יַעֲשׂוּ עֵץ גָּבֹהַּ חֲמִשִּׁים אַמָּה...' <text:s text:c="9"/>(אסתר ה', י-יד</text:span><text:span text:style-name="Default_20_Paragraph_20_Font">).</text:span></text:p>
      <text:p text:style-name="P2"/>
      <text:p text:style-name="P40"><text:span text:style-name="Default_20_Paragraph_20_Font">בפרק הבא, לאחר שהמן התבזה בפני מרדכי, הוא שוב פנה אל אוהביו כדי לקבל מהם תמיכה, אבל הפעם הוא סיפר להם על כך שהושפל ונתדלדל מכבודו, ולכן הפעם הם לא ענו לו כ'אוהבים' אלא כ'חכמים':</text:span><text:a xlink:type="simple" xlink:href="http://tora.us.fm/tnk1/prqim/t3306.htm#13"><text:span text:style-name="Default_20_Paragraph_20_Font"> </text:span></text:a></text:p>
      <text:p text:style-name="P20"><text:span text:style-name="Default_20_Paragraph_20_Font">וַיְסַפֵּר הָמָן לְזֶרֶשׁ אִשְׁתּוֹ וּלְכָל </text:span><text:span text:style-name="Default_20_Paragraph_20_Font"><text:span text:style-name="T4">אֹהֲבָיו</text:span></text:span><text:span text:style-name="Default_20_Paragraph_20_Font"> אֵת כָּל אֲשֶׁר קָרָהוּ. וַיֹּאמְרוּ לוֹ </text:span><text:span text:style-name="Default_20_Paragraph_20_Font"><text:span text:style-name="T4">חֲכָמָיו</text:span></text:span><text:span text:style-name="Default_20_Paragraph_20_Font"> וְזֶרֶשׁ אִשְׁתּוֹ 'אִם מִזֶּרַע הַיְּהוּדִים מָרְדֳּכַי אֲשֶׁר הַחִלּוֹתָ לִנְפֹּל לְפָנָיו לֹא תוּכַל לוֹ כִּי נָפוֹל תִּפּוֹל לְפָנָיו' <text:s text:c="9"/>(אסתר ו', יג).</text:span></text:p>
      <text:p text:style-name="P27"><text:span text:style-name="Default_20_Paragraph_20_Font">כל אותם אוהבים, שנוספו אל המן בזכות עושרו, הריחו שהוא עומד להתדלדל ולכן הפסיקו להיות אוהבים והפכו ל"חכמים" - "</text:span><text:span text:style-name="Default_20_Paragraph_20_Font"><text:span text:style-name="T4">ודל מרעהו ייפרד</text:span></text:span><text:span text:style-name="Default_20_Paragraph_20_Font">"</text:span></text:p>
      <text:p text:style-name="P27"><text:span text:style-name="Default_20_Paragraph_20_Font"><text:span text:style-name="T3"/></text:span></text:p>
      <text:p text:style-name="P27"><text:span text:style-name="Default_20_Paragraph_20_Font"><text:span text:style-name="T3">פסוק כג</text:span></text:span></text:p>
      <text:p text:style-name="P14"><text:span text:style-name="Default_20_Paragraph_20_Font">יִרְאַת ה' לְחַיִּים, וְשָׂבֵעַ יָלִין בַּל יִפָּקֵד רַע <text:s text:c="8"/>(משלי י"ט, כג</text:span><text:span text:style-name="Default_20_Paragraph_20_Font">).</text:span></text:p>
      <text:p text:style-name="P27"/>
      <text:p text:style-name="P27"><text:span text:style-name="Default_20_Paragraph_20_Font">1. פשוטו של מקרא הוא כדברי מלבי"ם על הפסוק</text:span><text:span text:style-name="Default_20_Paragraph_20_Font">:</text:span></text:p>
      <text:p text:style-name="P14"><text:soft-page-break/><text:span text:style-name="Default_20_Paragraph_20_Font">יש הבדל בין יראת ה' ובין יראה אחרת, שהירא ממקרי העולם היראה מקצרת את החיים, היראה תמנע המאכל והשינה, אבל </text:span><text:span text:style-name="Default_20_Paragraph_20_Font"><text:span text:style-name="T4">יראת ה' היא לחיים ושבע ילין</text:span></text:span><text:span text:style-name="Default_20_Paragraph_20_Font">, שיאכל לשביעה וגם ישן, כי היראה הזו תסיר ממנו כל יראה אחרת, שהירא ה' בטוח </text:span><text:span text:style-name="Default_20_Paragraph_20_Font"><text:span text:style-name="T4">שבל יפקד רע</text:span></text:span><text:span text:style-name="Default_20_Paragraph_20_Font">, ולא תיגע בו שום רע, ועל-כן הוא בוטח ואין לו פחד משום דבר, ולכן יראת ה' תוסיף ימים, כנ"ל</text:span><text:span text:style-name="Default_20_Paragraph_20_Font">.</text:span></text:p>
      <text:p text:style-name="P27"/>
      <text:p text:style-name="P27"><text:span text:style-name="Default_20_Paragraph_20_Font">2. ואפשר להוסיף עוד פירוש, על-פי הקבלה לסיפורו של ירא ה' הראשון - אברהם אבינו. ה' אמר לאברהם לשחוט את יצחק בנו, ואברהם הסכים, אך ה' מנע ממנו לעשות זאת:</text:span></text:p>
      <text:p text:style-name="P14"><text:span text:style-name="Default_20_Paragraph_20_Font">וַיֹּאמֶר 'אַל תִּשְׁלַח יָדְךָ אֶל הַנַּעַר, וְאַל תַּעַשׂ לֹו מְאוּמָּה, כִּי עַתָּה יָדַעְתִּי כִּי </text:span><text:span text:style-name="Default_20_Paragraph_20_Font"><text:span text:style-name="T4">יְרֵא אֱלֹהִים </text:span></text:span><text:span text:style-name="Default_20_Paragraph_20_Font">אַתָּה, וְלֹא חָשַׂכְתָּ אֶת בִּנְךָ אֶת יְחִידְךָ מִמֶּנִּי' (בראשית כ"ב, יב</text:span><text:span text:style-name="Default_20_Paragraph_20_Font">).</text:span></text:p>
      <text:p text:style-name="P27"><text:span text:style-name="Default_20_Paragraph_20_Font"><text:span text:style-name="T4">יראת ה' </text:span></text:span><text:span text:style-name="Default_20_Paragraph_20_Font">של אברהם, למרות שלכאורה דרשה ממנו להרוג, למעשה הסתיימה </text:span><text:span text:style-name="Default_20_Paragraph_20_Font"><text:span text:style-name="T4">בחיים</text:span></text:span><text:span text:style-name="Default_20_Paragraph_20_Font">; אברהם ויצחק המשיכו לחיות חיים ארוכים. בנוסף לכך, על שניהם נאמר שהם מתו שבעים:</text:span></text:p>
      <text:list xml:id="list359758003" text:continue-list="list1746155505" text:style-name="LS3">
        <text:list-item>
          <text:p text:style-name="P63"><text:span text:style-name="Default_20_Paragraph_20_Font">וַיִּגְוַע וַיָּמָת אַבְרָהָם בְּשֵׂיבָה טוֹבָה זָקֵן </text:span><text:span text:style-name="Default_20_Paragraph_20_Font"><text:span text:style-name="T4">וְשָׂבֵעַ</text:span></text:span><text:span text:style-name="Default_20_Paragraph_20_Font"> וַיֵּאָסֶף אֶל עַמָּיו (בראשית כ"ה, ח</text:span><text:span text:style-name="Default_20_Paragraph_20_Font">).</text:span></text:p>
        </text:list-item>
        <text:list-item>
          <text:p text:style-name="P63"><text:span text:style-name="Default_20_Paragraph_20_Font">וַיִּגְוַע יִצְחָק וַיָּמָת וַיֵּאָסֶף אֶל עַמָּיו זָקֵן </text:span><text:span text:style-name="Default_20_Paragraph_20_Font"><text:span text:style-name="T4">וּשְׂבַע יָמִים</text:span></text:span><text:span text:style-name="Default_20_Paragraph_20_Font"> וַיִּקְבְּרוּ אֹתוֹ עֵשָׂו וְיַעֲקֹב בָּנָיו (בראשית ל"ה, כט</text:span><text:span text:style-name="Default_20_Paragraph_20_Font">).</text:span></text:p>
        </text:list-item>
      </text:list>
      <text:p text:style-name="P27"><text:span text:style-name="Default_20_Paragraph_20_Font">ובנוסף לכך: הפקודה עצמה שה' פקד את אברהם, "והעלהו שם לעולה", שבשמיעה ראשונה נראית כפקודה רעה ואכזרית, לבסוף התבררה כפקודה בעלת משמעות אחרת לגמרי - להעלות את יצחק אל ההר על-מנת שיקריבו ביחד קרבן איל לעולה</text:span><text:span text:style-name="Default_20_Paragraph_20_Font">.</text:span></text:p>
      <text:p text:style-name="P27"/>
      <text:p text:style-name="Standard"><text:span text:style-name="Default_20_Paragraph_20_Font">לפי זה, ייתכן שגם הפסוק שלנו בספר משלי מתייחס לאדם הנדרש לקיים את מצוות ה' במצב של סכנת חיים: </text:span><text:span text:style-name="Default_20_Paragraph_20_Font"><text:span text:style-name="T4">יראת ה'</text:span></text:span><text:span text:style-name="Default_20_Paragraph_20_Font"> - הנכונות לקיים את דבר ה' בכל מצב, גם כאשר זה נראה מסוכן - לא תסתיים במוות אלא תביא </text:span><text:span text:style-name="Default_20_Paragraph_20_Font"><text:span text:style-name="T4">לחיים</text:span></text:span><text:span text:style-name="Default_20_Paragraph_20_Font"> עד לפטירה מן העולם </text:span><text:span text:style-name="Default_20_Paragraph_20_Font"><text:span text:style-name="T4">בשבע</text:span></text:span><text:span text:style-name="Default_20_Paragraph_20_Font"> ובשיבה טובה. וגם אם המצוות שה' מצווה על האדם לעשות - </text:span><text:span text:style-name="Default_20_Paragraph_20_Font"><text:span text:style-name="T4">פיקודי ה'</text:span></text:span><text:span text:style-name="Default_20_Paragraph_20_Font"> - נראות כמעשה רע, בסופו של דבר ירא ה' </text:span><text:span text:style-name="Default_20_Paragraph_20_Font"><text:span text:style-name="T4">בל ייפקד רע</text:span></text:span><text:span text:style-name="Default_20_Paragraph_20_Font"> - לא יקבל פקודה לעשות מעשה רע, אלא ה' יבהיר לו את כוונתה האמתית של הפקודה.</text:span></text:p>
      <text:p text:style-name="P27"><text:span text:style-name="Default_20_Paragraph_20_Font"><text:span text:style-name="T3"/></text:span></text:p>
      <text:p text:style-name="P27"/>
      <text:p text:style-name="P27"><text:span text:style-name="Default_20_Paragraph_20_Font"><text:span text:style-name="T1">פרק כ</text:span></text:span></text:p>
      <text:p text:style-name="P27"><text:span text:style-name="Default_20_Paragraph_20_Font"><text:span text:style-name="T3">פסוק ז</text:span></text:span></text:p>
      <text:p text:style-name="P14"><text:span text:style-name="Default_20_Paragraph_20_Font">מִתְהַלֵּךְ בְּתֻמּוֹ צַדִּיק - אַשְׁרֵי בָנָיו אַחֲרָיו <text:s text:c="10"/>(משלי כ', ז</text:span><text:span text:style-name="Default_20_Paragraph_20_Font">).</text:span></text:p>
      <text:p text:style-name="P27"/>
      <text:p text:style-name="P27"><text:span text:style-name="Default_20_Paragraph_20_Font">ישנם כמה צדיקים שנאמר עליהם שהתהלכו לפני ה' בתמימות. הראשון שבהם הוא נוח</text:span><text:span text:style-name="Default_20_Paragraph_20_Font">:</text:span></text:p>
      <text:p text:style-name="P14"><text:soft-page-break/><text:span text:style-name="Default_20_Paragraph_20_Font">אֵלֶּה תּוֹלְדֹת נֹחַ: נֹחַ אִישׁ </text:span><text:span text:style-name="Default_20_Paragraph_20_Font"><text:span text:style-name="T4">צַדִּיק</text:span></text:span><text:span text:style-name="Default_20_Paragraph_20_Font"> </text:span><text:span text:style-name="Default_20_Paragraph_20_Font"><text:span text:style-name="T4">תָּמִים</text:span></text:span><text:span text:style-name="Default_20_Paragraph_20_Font"> הָיָה בְּדֹרֹתָיו, אֶת הָאֱלֹהִים </text:span><text:span text:style-name="Default_20_Paragraph_20_Font"><text:span text:style-name="T4">הִתְהַלֶּךְ</text:span></text:span><text:span text:style-name="Default_20_Paragraph_20_Font"> נֹחַ. וַיּוֹלֶד נֹחַ שְׁלֹשָׁה </text:span><text:span text:style-name="Default_20_Paragraph_20_Font"><text:span text:style-name="T4">בָנִים</text:span></text:span><text:span text:style-name="Default_20_Paragraph_20_Font">: אֶת שֵׁם אֶת חָם וְאֶת יָפֶת <text:s text:c="6"/>(בראשית ו', ט-י</text:span><text:span text:style-name="Default_20_Paragraph_20_Font">).</text:span></text:p>
      <text:p text:style-name="P27"><text:span text:style-name="Default_20_Paragraph_20_Font">הזכרנו למעלה, בפירושנו על משלי י', ז, את תמיהתו של רש"י, מדוע אחרי המילה </text:span><text:span text:style-name="Default_20_Paragraph_20_Font"><text:span text:style-name="T4">תולדות</text:span></text:span><text:span text:style-name="Default_20_Paragraph_20_Font"> מספר הפסוק על צדקתו של נוח, ולא עובר מיד לתאר את הבנים שנוח </text:span><text:span text:style-name="Default_20_Paragraph_20_Font"><text:span text:style-name="T4">הוליד</text:span></text:span><text:span text:style-name="Default_20_Paragraph_20_Font">?</text:span></text:p>
      <text:p text:style-name="Standard"><text:span text:style-name="Default_20_Paragraph_20_Font">מתוך הפסוק שלנו בספר משלי, ניתן להציע תשובה נוספת לתמיהה זו: כאשר </text:span><text:span text:style-name="Default_20_Paragraph_20_Font"><text:span text:style-name="T4">הצדיק מתהלך</text:span></text:span><text:span text:style-name="Default_20_Paragraph_20_Font"> לפני ה' </text:span><text:span text:style-name="Default_20_Paragraph_20_Font"><text:span text:style-name="T4">בתמימות</text:span></text:span><text:span text:style-name="Default_20_Paragraph_20_Font">, הוא מביא </text:span><text:span text:style-name="Default_20_Paragraph_20_Font"><text:span text:style-name="T4">אושר</text:span></text:span><text:span text:style-name="Default_20_Paragraph_20_Font"> וברכה </text:span><text:span text:style-name="Default_20_Paragraph_20_Font"><text:span text:style-name="T4">לבניו אחריו</text:span></text:span><text:span text:style-name="Default_20_Paragraph_20_Font">. לכן, העובדה שנוח היה צדיק תמים והתהלך לפני ה' היא חשובה וקשורה לסיפור קורותיהם של בניו. ואולי זו כוונתו של רש"י בפירושו השני שם: "למדך, שעיקר תולדותיהם של צדיקים - מעשים טובים".</text:span></text:p>
      <text:p text:style-name="P27"/>
      <text:p text:style-name="P27"><text:span text:style-name="Default_20_Paragraph_20_Font">ישנם שני צדיקים נוספים שהפסוק שלנו מתאר אותם</text:span><text:span text:style-name="Default_20_Paragraph_20_Font">:</text:span></text:p>
      <text:list xml:id="list2099937836" text:continue-list="list324010318" text:style-name="LS4">
        <text:list-item>
          <text:p text:style-name="P64"><text:span text:style-name="Default_20_Paragraph_20_Font">אברהם: "וַיֵּרָא ה' אֶל אַבְרָם וַיֹּאמֶר אֵלָיו: 'אֲנִי אֵל שַׁדַּי, </text:span><text:span text:style-name="Default_20_Paragraph_20_Font"><text:span text:style-name="T4">הִתְהַלֵּךְ</text:span></text:span><text:span text:style-name="Default_20_Paragraph_20_Font"> לְפָנַי וֶהְיֵה </text:span><text:span text:style-name="Default_20_Paragraph_20_Font"><text:span text:style-name="T4">תָמִים</text:span></text:span><text:span text:style-name="Default_20_Paragraph_20_Font"> '" (בראשית י"ז, א</text:span><text:span text:style-name="Default_20_Paragraph_20_Font">).</text:span></text:p>
        </text:list-item>
        <text:list-item>
          <text:p text:style-name="P64"><text:span text:style-name="Default_20_Paragraph_20_Font">דוד: "אַשְׂכִּילָה בְּדֶרֶךְ תָּמִים מָתַי תָּבוֹא אֵלָי אֶתְהַלֵּךְ בְּתָם לְבָבִי בְּקֶרֶב בֵּיתִי" (תהלים ק"א, ב</text:span><text:span text:style-name="Default_20_Paragraph_20_Font">).</text:span></text:p>
        </text:list-item>
      </text:list>
      <text:p text:style-name="P27"><text:span text:style-name="Default_20_Paragraph_20_Font">ואכן, גם הם זכו לשושלת ארוכה של צאצאים - </text:span><text:span text:style-name="Default_20_Paragraph_20_Font"><text:span text:style-name="T4">אשרי בניו אחריו.</text:span></text:span></text:p>
      <text:p text:style-name="P27"><text:span text:style-name="Default_20_Paragraph_20_Font"><text:span text:style-name="T3"/></text:span></text:p>
      <text:p text:style-name="P33"><text:span text:style-name="Default_20_Paragraph_20_Font"><text:span text:style-name="T3"/></text:span></text:p>
      <text:p text:style-name="P27"><text:span text:style-name="Default_20_Paragraph_20_Font"><text:span text:style-name="T1">פרק כא</text:span></text:span></text:p>
      <text:p text:style-name="P27"><text:span text:style-name="Default_20_Paragraph_20_Font"><text:span text:style-name="T3">פסוק א</text:span></text:span></text:p>
      <text:p text:style-name="P14"><text:span text:style-name="Default_20_Paragraph_20_Font">פַּלְגֵי מַיִם לֶב מֶלֶךְ בְּיַד ה', עַל כָּל אֲשֶׁר יַחְפֹּץ יַטֶּנּוּ <text:s text:c="2"/>(משלי כ"א, א</text:span><text:span text:style-name="Default_20_Paragraph_20_Font">).</text:span></text:p>
      <text:p text:style-name="P27"/>
      <text:p text:style-name="P27"><text:span text:style-name="Default_20_Paragraph_20_Font">הפסוק מלמד, שיש הבדל בין מלך לבין אדם פשוט. על כל אדם פשוט נאמר</text:span><text:span text:style-name="Default_20_Paragraph_20_Font">:</text:span></text:p>
      <text:list xml:id="list1900087579" text:continue-list="list214093650" text:style-name="LS5">
        <text:list-item>
          <text:p text:style-name="P65"><text:span text:style-name="Default_20_Paragraph_20_Font">"מַיִם עֲמֻקִּים עֵצָה בְלֶב אִישׁ" (משלי כ', ה</text:span><text:span text:style-name="Default_20_Paragraph_20_Font">),</text:span></text:p>
        </text:list-item>
        <text:list-item>
          <text:p text:style-name="P65"><text:span text:style-name="Default_20_Paragraph_20_Font">"לֵב אָדָם יְחַשֵּׁב דַּרְכּוֹ" (משלי ט"ז, ט</text:span><text:span text:style-name="Default_20_Paragraph_20_Font">).</text:span></text:p>
        </text:list-item>
      </text:list>
      <text:p text:style-name="P27"><text:span text:style-name="Default_20_Paragraph_20_Font">כלומר - האדם יכול לתכנן את מעשיו ודרכיו בעמקי ליבו, וה' מתערב רק בביצוע. אך אצל המלך המצב הפוך: </text:span><text:span text:style-name="Default_20_Paragraph_20_Font"><text:span text:style-name="T4">הלב</text:span></text:span><text:span text:style-name="Default_20_Paragraph_20_Font"> של המלך דומה </text:span><text:span text:style-name="Default_20_Paragraph_20_Font"><text:span text:style-name="T4">לפלגי מים</text:span></text:span><text:span text:style-name="Default_20_Paragraph_20_Font"> רדודים, וה' מטה את מחשבות </text:span><text:span text:style-name="Default_20_Paragraph_20_Font"><text:span text:style-name="T4">לבו</text:span></text:span><text:span text:style-name="Default_20_Paragraph_20_Font"> לכל כיוון שהוא רוצה</text:span><text:span text:style-name="Default_20_Paragraph_20_Font">.</text:span></text:p>
      <text:p text:style-name="P27"/>
      <text:p text:style-name="P27"><text:span text:style-name="Default_20_Paragraph_20_Font">מצאנו בתנ"ך כמה דוגמאות לכך:</text:span></text:p>
      <text:list xml:id="list907979532" text:continue-list="list203842787" text:style-name="LS6">
        <text:list-item>
          <text:p text:style-name="P80"><text:span text:style-name="Default_20_Paragraph_20_Font">"וַאֲנִי אַקְשֶׁה אֶת </text:span><text:span text:style-name="Default_20_Paragraph_20_Font"><text:span text:style-name="T4">לֵב פַּרְעֹה</text:span></text:span><text:span text:style-name="Default_20_Paragraph_20_Font">, וְהִרְבֵּיתִי אֶת אֹתֹתַי וְאֶת מוֹפְתַי בְּאֶרֶץ מִצְרָיִם" (שמות ז', ג), וכן פסוקים נוספים בפרשת מכות מצרים אומרים שה' הכביד את לב פרעה מלך מצרים</text:span><text:span text:style-name="Default_20_Paragraph_20_Font">.</text:span></text:p>
        </text:list-item>
        <text:list-item>
          <text:p text:style-name="P69"><text:soft-page-break/><text:span text:style-name="Default_20_Paragraph_20_Font">"וְהָיָה כְּהַפְנֹתוֹ שִׁכְמוֹ לָלֶכֶת מֵעִם שְׁמוּאֵל, </text:span><text:span text:style-name="Default_20_Paragraph_20_Font"><text:span text:style-name="T4">וַיַּהֲפָךְ לֹו אֱלֹהִים לֵב אַחֵר</text:span></text:span><text:span text:style-name="Default_20_Paragraph_20_Font">, וַיָּבֹאוּ כָּל הָאֹתוֹת הָאֵלֶּה בַּיּוֹם הַהוּא" (שמואל א י', ט) - לאחר ששאול נעשה מלך, ה' הטה את לבו ונתן לו מחשבות אחרות</text:span><text:span text:style-name="Default_20_Paragraph_20_Font">.</text:span></text:p>
        </text:list-item>
        <text:list-item>
          <text:p text:style-name="P80"><text:span text:style-name="Default_20_Paragraph_20_Font">"וַיֹּאמֶר אַבְשָׁלוֹם וְכָל אִישׁ יִשְׂרָאֵל: 'טוֹבָה עֲצַת חוּשַׁי הָאַרְכִּי מֵעֲצַת אֲחִיתֹפֶל'. וה' צִוָּה לְהָפֵר אֶת עֲצַת אֲחִיתֹפֶל הַטּוֹבָה לְבַעֲבוּר הָבִיא ה' אֶל אַבְשָׁלוֹם אֶת הָרָעָה" (שמואל ב י"ז, יד) - ה' נתן לאבשלום, שעלה למלוכה לאחר שמרד בדוד אביו, את המחשבה שעצת חושי טובה יותר מעצת אחיתופל</text:span><text:span text:style-name="Default_20_Paragraph_20_Font">.</text:span></text:p>
        </text:list-item>
        <text:list-item>
          <text:p text:style-name="P80"><text:span text:style-name="Default_20_Paragraph_20_Font">"כִּי עָמַד מֶלֶךְ בָּבֶל אֶל אֵם הַדֶּרֶךְ, בְּרֹאשׁ שְׁנֵי הַדְּרָכִים, לִקְסָם קָסֶם; קִלְקַל בַּחִצִּים, שָׁאַל בַּתְּרָפִים, רָאָה בַּכָּבֵד. בִּימִינוֹ הָיָה הַקֶּסֶם יְרוּשָׁלִַם - לָשׂוּם כָּרִים, לִפְתֹּחַ פֶּה בְּרֶצַח, לְהָרִים קוֹל בִּתְרוּעָה, לָשׂוּם כָּרִים עַל שְׁעָרִים, לִשְׁפֹּךְ סֹלְלָה לִבְנוֹת דָּיֵק" (יחזקאל כ"א, כו-כז) - מלך בבל הפיל גורלות, וה' "סידר" שכל הגורלות יורו לו לעלות על ירושלים (ע"פ המפרשים שם).</text:span></text:p>
        </text:list-item>
      </text:list>
      <text:p text:style-name="P35"><text:span text:style-name="Default_20_Paragraph_20_Font">הפסוק שלנו מהווה סיכום <text:s/>ותמצות של סיפורים אלה במשפט אחד.</text:span></text:p>
      <text:p text:style-name="P40"/>
      <text:p text:style-name="P40"><text:span text:style-name="Default_20_Paragraph_20_Font">מדוע היחס למלך שונה מהיחס לכל אדם אחר? מסבירים המפרשים</text:span><text:span text:style-name="Default_20_Paragraph_20_Font">:</text:span></text:p>
      <text:list xml:id="list911765788" text:continue-list="list150534413" text:style-name="LS7">
        <text:list-item>
          <text:p text:style-name="P70"><text:span text:style-name="Default_20_Paragraph_20_Font">"כי אילו היה פעולת המלך באלו הדברים מסור לבחירתו בשלמות... היה זה העניין </text:span><text:span text:style-name="Default_20_Paragraph_20_Font"><text:span text:style-name="T4">סכנה אל העם אשר תחת המלך ההוא</text:span></text:span><text:span text:style-name="Default_20_Paragraph_20_Font">. ולזה לא עזב ה' כל זאת ההנהגה למלך, כי גבוה מעל גבוה שומר..." (רלב"ג על הפסוק</text:span><text:span text:style-name="Default_20_Paragraph_20_Font">);</text:span></text:p>
        </text:list-item>
        <text:list-item>
          <text:p text:style-name="P70"><text:span text:style-name="Default_20_Paragraph_20_Font">"הגם שלב האדם הפרטי נתון ברשותו והבחירה בידו, לא כן לב המלך, אחר שבבחירותו תלוי אושר הכלל, </text:span><text:span text:style-name="Default_20_Paragraph_20_Font"><text:span text:style-name="T4">ואם יבחר בדרך רע ישחית רבים ועצומים</text:span></text:span><text:span text:style-name="Default_20_Paragraph_20_Font">, לכן ליבו זה הכללי הוא ביד ה', והוא בענייני הכלל משולל הבחירה..." (מלבי"ם על הפסוק</text:span><text:span text:style-name="Default_20_Paragraph_20_Font">).</text:span></text:p>
        </text:list-item>
      </text:list>
      <text:p text:style-name="P26"/>
      <text:p text:style-name="P26"><text:span text:style-name="Default_20_Paragraph_20_Font"><text:span text:style-name="T3">פסוק יח</text:span></text:span></text:p>
      <text:p text:style-name="P15"><text:span text:style-name="Default_20_Paragraph_20_Font">כֹּפֶר לַצַּדִּיק רָשָׁע, וְתַחַת יְשָׁרִים בּוֹגֵד <text:s text:c="7"/>(משלי כ"א, יח</text:span><text:span text:style-name="Default_20_Paragraph_20_Font">).</text:span></text:p>
      <text:p text:style-name="P26"/>
      <text:p text:style-name="P26"><text:span text:style-name="Default_20_Paragraph_20_Font">לפי רוב המפרשים, הפסוק מתאר עיקרון שלפיו פועלת מידת הדין</text:span><text:span text:style-name="Default_20_Paragraph_20_Font">:</text:span></text:p>
      <text:p text:style-name="P15"><text:span text:style-name="Default_20_Paragraph_20_Font">אם נגזר מיתה על הצדיק ובטלה הגזירה, אין מדת הדין מתפייס עד כי יותן רשע לפדיון נפשו <text:s text:c="3"/>(מצודת דוד על הפסוק</text:span><text:span text:style-name="Default_20_Paragraph_20_Font">). </text:span></text:p>
      <text:p text:style-name="P26"/>
      <text:p text:style-name="P26"><text:span text:style-name="Default_20_Paragraph_20_Font">לכאורה יש כאן "חוק שימור האנרגיה השלילית" - כשתופעה שלילית מגיעה לעולם, היא חייבת לפגוע במישהו, וכדי שלא תפגע בצדיק, היא 'חייבת' לפגוע ברשע. האמנם קיים חוק כזה</text:span><text:span text:style-name="Default_20_Paragraph_20_Font">?</text:span></text:p>
      <text:p text:style-name="P26"/>
      <text:p text:style-name="P26"><text:span text:style-name="Default_20_Paragraph_20_Font">אפשר אולי להסביר את העניין בעזרת סיפור הנזכר בנבואת ישעיהו:</text:span></text:p>
      <text:p text:style-name="P15"><text:soft-page-break/><text:span text:style-name="Default_20_Paragraph_20_Font">כִּי אֲנִי ה' אֱלֹהֶיךָ, קְדוֹשׁ יִשְׂרָאֵל, מוֹשִׁיעֶךָ; נָתַתִּי </text:span><text:span text:style-name="Default_20_Paragraph_20_Font"><text:span text:style-name="T4">כָפְרְךָ</text:span></text:span><text:span text:style-name="Default_20_Paragraph_20_Font"> מִצְרַיִם, כּוּשׁ וּסְבָא </text:span><text:span text:style-name="Default_20_Paragraph_20_Font"><text:span text:style-name="T4">תַּחְתֶּיךָ</text:span></text:span><text:span text:style-name="Default_20_Paragraph_20_Font">. מֵאֲשֶׁר יָקַרְתָּ בְעֵינַי, נִכְבַּדְתָּ, וַאֲנִי אֲהַבְתִּיךָ; וְאֶתֵּן אָדָם </text:span><text:span text:style-name="Default_20_Paragraph_20_Font"><text:span text:style-name="T4">תַּחְתֶּיךָ</text:span></text:span><text:span text:style-name="Default_20_Paragraph_20_Font">, וּלְאֻמִּים </text:span><text:span text:style-name="Default_20_Paragraph_20_Font"><text:span text:style-name="T4">תַּחַת נַפְשֶׁךָ</text:span></text:span><text:span text:style-name="Default_20_Paragraph_20_Font"> <text:s text:c="2"/>(ישעיהו מ"ג, ג-ד</text:span><text:span text:style-name="Default_20_Paragraph_20_Font">).</text:span></text:p>
      <text:p text:style-name="P26"/>
      <text:p text:style-name="P26"><text:span text:style-name="Default_20_Paragraph_20_Font">מסתבר שהנביא מתייחס לאירועים בינלאומיים, כמו</text:span><text:span text:style-name="Default_20_Paragraph_20_Font">:</text:span></text:p>
      <text:list xml:id="list994968161" text:continue-list="list1594469106" text:style-name="LS8">
        <text:list-item>
          <text:p text:style-name="P67"><text:span text:style-name="Default_20_Paragraph_20_Font">"כֵּן יִנְהַג מֶלֶךְ אַשּׁוּר אֶת שְׁבִי מִצְרַיִם וְאֶת גָּלוּת </text:span><text:span text:style-name="Default_20_Paragraph_20_Font"><text:span text:style-name="T4">כּוּשׁ</text:span></text:span><text:span text:style-name="Default_20_Paragraph_20_Font">, נְעָרִים וּזְקֵנִים, עָרוֹם וְיָחֵף וַחֲשׂוּפַי שֵׁת עֶרְוַת מִצְרָיִם" (ישעיהו כ', ד</text:span><text:span text:style-name="Default_20_Paragraph_20_Font">).</text:span></text:p>
        </text:list-item>
        <text:list-item>
          <text:p text:style-name="P67"><text:span text:style-name="Default_20_Paragraph_20_Font">"וַיִּשְׁמַע אֶל תִּרְהָקָה מֶלֶך </text:span><text:span text:style-name="Default_20_Paragraph_20_Font"><text:span text:style-name="T4">כּוּשׁ</text:span></text:span><text:span text:style-name="Default_20_Paragraph_20_Font"> לֵאמֹר 'הִנֵּה יָצָא לְהִלָּחֵם אִתָּךְ'..." (מלכים ב י"ט, ט</text:span><text:span text:style-name="Default_20_Paragraph_20_Font">).</text:span></text:p>
        </text:list-item>
      </text:list>
      <text:p text:style-name="P26"><text:span text:style-name="Default_20_Paragraph_20_Font">וכפי שהסביר מלבי"ם: </text:span></text:p>
      <text:p text:style-name="P18"><text:span text:style-name="Default_20_Paragraph_20_Font">שבלכת מלך אשור על ישראל, חזר מארץ יהודה בדבר ה' להלחם עם כוש, ואז שבה את מצרים והגלה את כוש, ועל ידי כך נצולו ישראל... (מלבי"ם על ישעיהו מ"ג, ג).</text:span></text:p>
      <text:p text:style-name="P26"><text:span text:style-name="Default_20_Paragraph_20_Font"><text:s/></text:span></text:p>
      <text:p text:style-name="P26"><text:span text:style-name="Default_20_Paragraph_20_Font">כשהעם האשורי יצא מארצו למסע הכיבוש, הוא היה מלא באנרגיה שלילית - מלא בתשוקה להרוס ולהגלות. אצל בני אדם אכן מתקיים מעין "חוק שימור האנרגיה" - כשאנשים מלאים באנרגיה שלילית, הם חייבים להפנות אותה לכיוון כלשהו. ולכן, כדי להסיט את העם האשורי מירושלים ולמנוע מהם להגלות את עם יהודה, ה' הפנה אותם אל מצרים ואל כוש</text:span><text:span text:style-name="Default_20_Paragraph_20_Font">.</text:span></text:p>
      <text:p text:style-name="P26"/>
      <text:p text:style-name="P26"><text:span text:style-name="Default_20_Paragraph_20_Font"><text:span text:style-name="T3">פסוקים כה-כו</text:span></text:span></text:p>
      <text:p text:style-name="P15"><text:span text:style-name="Default_20_Paragraph_20_Font">תַּאֲוַת עָצֵל תְּמִיתֶנּוּ, כִּי מֵאֲנוּ יָדָיו לַעֲשׂוֹת.</text:span></text:p>
      <text:p text:style-name="P18"><text:span text:style-name="Default_20_Paragraph_20_Font"><text:s/>כָּל הַיּוֹם הִתְאַוָּה תַאֲוָה, וְצַדִּיק יִתֵּן וְלֹא יַחְשֹׂךְ <text:s text:c="3"/>(משלי כ"א, כה-כו).</text:span></text:p>
      <text:p text:style-name="P26"/>
      <text:p text:style-name="P26"><text:span text:style-name="Default_20_Paragraph_20_Font">מפרשים רבים פירשו, שהפסוקים מציגים ניגוד בין העצל לבין הצדיק: העצל, גם כאשר הוא מאד </text:span><text:span text:style-name="Default_20_Paragraph_20_Font"><text:span text:style-name="T4">מתאווה</text:span></text:span><text:span text:style-name="Default_20_Paragraph_20_Font"> לדבר מה, אינו מוכן לעשות את הפעולות הדרושות כדי להשיג את הדבר. אולם, "הצדיק יתן הראוי מהפועל וההשתדלות בדבר דבר, ולא ימנע ידיו מה שראוי בהשגת המלאכות והחכמות" (רלב"ג), "כי אין הצדיק עצל" (ר' יונה גירונדי), ולכן "ו[ל]צדיק יתן כל צרכי ביתו שהקב"ה מזמן לו" (רש"י</text:span><text:span text:style-name="Default_20_Paragraph_20_Font">).</text:span></text:p>
      <text:p text:style-name="P26"/>
      <text:p text:style-name="P26"><text:span text:style-name="Default_20_Paragraph_20_Font">ניתן להציע פירוש אחר, בעזרת הקבלה לספר במדבר. הביטוי </text:span><text:span text:style-name="Default_20_Paragraph_20_Font"><text:span text:style-name="T4">התאוה תאוה</text:span></text:span><text:span text:style-name="Default_20_Paragraph_20_Font"> מופיע בעוד מקום אחד בתנ"ך</text:span><text:span text:style-name="Default_20_Paragraph_20_Font">:</text:span></text:p>
      <text:p text:style-name="P20"><text:span text:style-name="Default_20_Paragraph_20_Font">וְהָאסַפְסֻף אֲשֶׁר בְּקִרְבּוֹ </text:span><text:span text:style-name="Default_20_Paragraph_20_Font"><text:span text:style-name="T4">הִתְאַוּוּ תַּאֲוָה</text:span></text:span><text:span text:style-name="Default_20_Paragraph_20_Font">, וַיָּשֻׁבוּ וַיִּבְכּוּ גַּם בְּנֵי יִשְׂרָאֵל וַיֹּאמְרוּ 'מִי יַאֲכִלֵנוּ בָּשָׂר?'. זָכַרְנוּ אֶת הַדָּגָה אֲשֶׁר נֹאכַל בְּמִצְרַיִם חִנָּם... וְעַתָּה נַפְשֵׁנוּ יְבֵשָׁה אֵין כֹּל בִּלְתִּי אֶל הַמָּן עֵינֵינוּ. וְהַמָּן כִּזְרַע גַּד הוּא... שָׁטוּ הָעָם וְלָקְטוּ וְטָחֲנוּ בָרֵחַיִם </text:span><text:soft-page-break/><text:span text:style-name="Default_20_Paragraph_20_Font">אוֹ דָכוּ בַּמְּדֹכָה וּבִשְּׁלוּ בַּפָּרוּר וְעָשׂוּ אֹתוֹ עֻגוֹת וְהָיָה טַעְמוֹ כְּטַעַם לְשַׁד הַשָּׁמֶן <text:s text:c="8"/>(במדבר י"א, ד-ח</text:span><text:span text:style-name="Default_20_Paragraph_20_Font">).</text:span></text:p>
      <text:p text:style-name="P40"><text:span text:style-name="Default_20_Paragraph_20_Font">בנוסף לתאווה, האספסוף גילו גם </text:span><text:span text:style-name="Default_20_Paragraph_20_Font"><text:span text:style-name="T4">עצלות</text:span></text:span><text:span text:style-name="Default_20_Paragraph_20_Font">: הם התגעגעו לתקופה שבה חיו במצרים וקיבלו דגים בחינם; הם התמרמרו על התפריט שלהם במדבר, שדרש מהם לטחון ולדוך גרעיני מן</text:span><text:span text:style-name="Default_20_Paragraph_20_Font">.</text:span></text:p>
      <text:p text:style-name="P26"><text:span text:style-name="Default_20_Paragraph_20_Font">ה' שמע את תלונתם והבטיח שייתן להם בשר בחינם, כמו שביקשו</text:span><text:span text:style-name="Default_20_Paragraph_20_Font">:</text:span></text:p>
      <text:p text:style-name="P20"><text:span text:style-name="Default_20_Paragraph_20_Font">וְאֶל הָעָם תֹּאמַר 'הִתְקַדְּשׁוּ לְמָחָר וַאֲכַלְתֶּם בָּשָׂר, כִּי בְּכִיתֶם בְּאָזְנֵי ה' לֵאמֹר 'מִי יַאֲכִלֵנוּ בָּשָׂר כִּי טוֹב לָנוּ בְּמִצְרָיִם', </text:span><text:span text:style-name="Default_20_Paragraph_20_Font"><text:span text:style-name="T4">וְנָתַן</text:span></text:span><text:span text:style-name="Default_20_Paragraph_20_Font"> ה' לָכֶם בָּשָׂר וַאֲכַלְתֶּם (שם, יח</text:span><text:span text:style-name="Default_20_Paragraph_20_Font">).</text:span></text:p>
      <text:p text:style-name="P40"><text:span text:style-name="Default_20_Paragraph_20_Font">אולם התאווה המוגזמת שלהם לבשר גרמה בסופו של דבר למותם</text:span><text:span text:style-name="Default_20_Paragraph_20_Font">:</text:span></text:p>
      <text:p text:style-name="P20"><text:span text:style-name="Default_20_Paragraph_20_Font">וַיִּקְרָא אֶת שֵׁם הַמָּקוֹם הַהוּא 'קִבְרוֹת הַתַּאֲוָה', כִּי שָׁם קָבְרוּ אֶת הָעָם הַמִּתְאַוִּים <text:s/>(שם, לד</text:span><text:span text:style-name="Default_20_Paragraph_20_Font">).</text:span></text:p>
      <text:p text:style-name="P26"><text:span text:style-name="Default_20_Paragraph_20_Font"/></text:p>
      <text:p text:style-name="P34"><text:span text:style-name="Default_20_Paragraph_20_Font">מכאן אפשר לפרש את הפסוק שלנו: העצל מתאווה להשיג הרבה בלי לעבוד. תאווה זו של העצל עלולה להביא למותו, כמו שקרה לאספסוף בקברות התאוה. מצב זה, שבו יש אנשים עצלים היושבים כל היום ומתאווים ואינם עושים כלום, עלול לגרום לאנשים אחרים שלא לעזור לנזקקים ולא לתת צדקה שום דבר לאף אחד, מחשש שמא הוא עצלן. אולם דרכו של הצדיק היא שונה: כמו שה' נתן בשר לבני ישראל ולא חשך, כך גם הצדיק ייתן לנזקקים ולא יחשוך. אלה שבאמת נזקקים - יקבלו את מה שמגיע להם, ואלה שאינם באמת נזקקים אלא רק מתעצלים לעבוד - ימותו בתאוותם. הצדיק הולך בדרכו של ה' ונותן לכולם: "</text:span><text:span text:style-name="Default_20_Paragraph_20_Font"><text:span text:style-name="T4">העצל</text:span></text:span><text:span text:style-name="Default_20_Paragraph_20_Font"> הזה </text:span><text:span text:style-name="Default_20_Paragraph_20_Font"><text:span text:style-name="T4">יתאוה</text:span></text:span><text:span text:style-name="Default_20_Paragraph_20_Font"> בכל עת למלאות נפשו הריקה, </text:span><text:span text:style-name="Default_20_Paragraph_20_Font"><text:span text:style-name="T4">והצדיק יתן</text:span></text:span><text:span text:style-name="Default_20_Paragraph_20_Font"> לו מהונו ויחזור ויתן, ולא ימנע הנתינה ממנו עם כי פשע בנפשו" (מצודת דוד על הפסוק</text:span><text:span text:style-name="Default_20_Paragraph_20_Font">).</text:span></text:p>
      <text:p text:style-name="P26"/>
      <text:p text:style-name="P26"><text:span text:style-name="Default_20_Paragraph_20_Font"><text:span text:style-name="T3">פסוק לא</text:span></text:span></text:p>
      <text:p text:style-name="P15"><text:span text:style-name="Default_20_Paragraph_20_Font">סוּס מוּכָן לְיוֹם מִלְחָמָה, ולה' הַתְּשׁוּעָה <text:s text:c="7"/>(משלי כ"א, לא</text:span><text:span text:style-name="Default_20_Paragraph_20_Font">).</text:span></text:p>
      <text:p text:style-name="P26"><text:span text:style-name="Default_20_Paragraph_20_Font">המפרשים נחלקו, אם הכתוב מעודד או מגנה את השימוש בסוסים:</text:span></text:p>
      <text:p text:style-name="P26"/>
      <text:p text:style-name="P26"><text:span text:style-name="Default_20_Paragraph_20_Font">1. לפי חלק מהמפרשים, הכתוב מעודד שימוש בסוסים וכלי נשק אחרים</text:span><text:span text:style-name="Default_20_Paragraph_20_Font">:</text:span></text:p>
      <text:p text:style-name="P15"><text:span text:style-name="Default_20_Paragraph_20_Font">כי חייבים בני אדם להישמר לנפשותיהם </text:span><text:span text:style-name="Default_20_Paragraph_20_Font"><text:span text:style-name="T4">ולהכין סוס</text:span></text:span><text:span text:style-name="Default_20_Paragraph_20_Font"> וכלי זין </text:span><text:span text:style-name="Default_20_Paragraph_20_Font"><text:span text:style-name="T4">ליום מלחמה</text:span></text:span><text:span text:style-name="Default_20_Paragraph_20_Font">, </text:span><text:span text:style-name="Default_20_Paragraph_20_Font"><text:span text:style-name="T4">והשם</text:span></text:span><text:span text:style-name="Default_20_Paragraph_20_Font"> יתברך </text:span><text:span text:style-name="Default_20_Paragraph_20_Font"><text:span text:style-name="T4">יושיע</text:span></text:span><text:span text:style-name="Default_20_Paragraph_20_Font"> ויחון את אשר יחון" (רבנו יונה גירונדי על הפסוק</text:span><text:span text:style-name="Default_20_Paragraph_20_Font">).</text:span></text:p>
      <text:p text:style-name="P26"><text:span text:style-name="Default_20_Paragraph_20_Font">רק אחרי שהכננו סוסים למלחמה, אנחנו יכולים לצפות שה' יושיע אותנו</text:span><text:span text:style-name="Default_20_Paragraph_20_Font">.</text:span></text:p>
      <text:p text:style-name="P26"/>
      <text:p text:style-name="P26"><text:span text:style-name="Default_20_Paragraph_20_Font">2. ולפי מפרשים אחרים, הכתוב דווקא מסביר שאין טעם להשקיע בסוסים וכלי נשק אחרים</text:span><text:span text:style-name="Default_20_Paragraph_20_Font">:</text:span></text:p>
      <text:p text:style-name="P15"><text:span text:style-name="Default_20_Paragraph_20_Font">הנה, </text:span><text:span text:style-name="Default_20_Paragraph_20_Font"><text:span text:style-name="T4">הסוס מוכן ליום מלחמה</text:span></text:span><text:span text:style-name="Default_20_Paragraph_20_Font"> להיות כלי לרוץ על האויב ולנצחו, אך שקר הסוס לתשועה, כי </text:span><text:span text:style-name="Default_20_Paragraph_20_Font"><text:span text:style-name="T4">התשועה מהשם</text:span></text:span><text:span text:style-name="Default_20_Paragraph_20_Font"> היא לבד; ולזה תמצא פעמים רבות, שינצח החיל </text:span><text:soft-page-break/><text:span text:style-name="Default_20_Paragraph_20_Font">המעט והחלוש את הרב והתקיף; וזה ממה שיורה, שלא יועיל כל כלי המלחמה לבטל גזרת ה' יתברך, ולא יצטרכו לאשר ה' יתברך בעזרו <text:s/>(רלב"ג על הפסוק</text:span><text:span text:style-name="Default_20_Paragraph_20_Font">),</text:span></text:p>
      <text:p text:style-name="P26"/>
      <text:p text:style-name="P26"><text:span text:style-name="Default_20_Paragraph_20_Font">נבין טוב יותר את הפסוק אם נשווה אותו לפסוקים בספר תהלים</text:span><text:span text:style-name="Default_20_Paragraph_20_Font">:</text:span></text:p>
      <text:p text:style-name="P20"><text:span text:style-name="Default_20_Paragraph_20_Font">אֵין הַמֶּלֶךְ נוֹשָׁע בְּרָב חָיִל, גִּבּוֹר לֹא יִנָּצֵל בְּרָב כֹּחַ. שֶׁקֶר </text:span><text:span text:style-name="Default_20_Paragraph_20_Font"><text:span text:style-name="T4">הַסּוּס לִתְשׁוּעָה</text:span></text:span><text:span text:style-name="Default_20_Paragraph_20_Font">, וּבְרֹב חֵילוֹ לֹא יְמַלֵּט (תהלים ל"ג, טז-יז</text:span><text:span text:style-name="Default_20_Paragraph_20_Font">).</text:span></text:p>
      <text:p text:style-name="P20"><text:span text:style-name="Default_20_Paragraph_20_Font">לֹא בִגְבוּרַת </text:span><text:span text:style-name="Default_20_Paragraph_20_Font"><text:span text:style-name="T4">הַסּוּס</text:span></text:span><text:span text:style-name="Default_20_Paragraph_20_Font"> יֶחְפָּץ, לֹא בְשׁוֹקֵי הָאִישׁ יִרְצֶה. רוֹצֶה ה' אֶת </text:span><text:span text:style-name="Default_20_Paragraph_20_Font"><text:span text:style-name="T4">יְרֵאָיו</text:span></text:span><text:span text:style-name="Default_20_Paragraph_20_Font">, אֶת הַמְיַחֲלִים לְחַסְדּוֹ (תהלים קמ"ז, י-יא</text:span><text:span text:style-name="Default_20_Paragraph_20_Font">).</text:span></text:p>
      <text:p text:style-name="P26"><text:span text:style-name="Default_20_Paragraph_20_Font">בספר תהלים, ספרו של דוד המלך, הסוס הוא שקר, ואינו לרצון ה'. בהתאם לכך, דוד המלך עצמו לא השקיע כלל בסוסים וכלי מלחמה, וגם כשנפלו לידו כלי רכב רבים, הוא העדיף לעקר את רובם ולהוציא אותם מכלל שימוש, ורק מיעוט קטן השאיר לעצמו::</text:span></text:p>
      <text:p text:style-name="P15"><text:span text:style-name="Default_20_Paragraph_20_Font">וַיִּלְכֹּד דָּוִד מִמֶּנּוּ אֶלֶף וּשְׁבַע מֵאוֹת פָּרָשִׁים וְעֶשְׂרִים אֶלֶף אִישׁ רַגְלִי, וַיְעַקֵּר דָּוִד אֶת כָּל הָרֶכֶב וַיּוֹתֵר מִמֶּנּוּ מֵאָה רָכֶב (שמואל ב ח', ד</text:span><text:span text:style-name="Default_20_Paragraph_20_Font">).</text:span></text:p>
      <text:p text:style-name="P26"/>
      <text:p text:style-name="P26"><text:span text:style-name="Default_20_Paragraph_20_Font">לעומת זאת, שלמה דווקא כן השקיע הרבה ברכישת סוסים</text:span><text:span text:style-name="Default_20_Paragraph_20_Font">:</text:span></text:p>
      <text:p text:style-name="P20"><text:span text:style-name="Default_20_Paragraph_20_Font">וַיְהִי לִשְׁלֹמֹה אַרְבָּעִים אֶלֶף אֻרְו‍ֹת סוּסִים לְמֶרְכָּבוֹ וּשְׁנֵים עָשָׂר אֶלֶף פָּרָשִׁים (מלכים א ה', ו</text:span><text:span text:style-name="Default_20_Paragraph_20_Font">);</text:span></text:p>
      <text:p text:style-name="P20"><text:span text:style-name="Default_20_Paragraph_20_Font">וְהֵמָּה מְבִאִים אִישׁ מִנְחָתוֹ כְּלֵי כֶסֶף וּכְלֵי זָהָב וּשְׂלָמוֹת וְנֵשֶׁק וּבְשָׂמִים סוּסִים וּפְרָדִים דְּבַר שָׁנָה בְּשָׁנָה... <text:s/>וּמוֹצָא הַסּוּסִים אֲשֶׁר לִשְׁלֹמֹה מִמִּצְרָיִם וּמִקְוֵה סֹחֲרֵי הַמֶּלֶךְ יִקְחוּ מִקְוֵה בִּמְחִיר (מלכים א י', כה-כח).</text:span></text:p>
      <text:p text:style-name="P40"><text:span text:style-name="Default_20_Paragraph_20_Font">ייתכן שהשקפתו זו של שלמה מתבטאת גם בפסוק שלנו בספר משלי: "</text:span><text:span text:style-name="Default_20_Paragraph_20_Font"><text:span text:style-name="T4">סוס מוכן ליום מלחמה</text:span></text:span><text:span text:style-name="Default_20_Paragraph_20_Font">", וכפירושו של ר' יונה גירונדי שהבאנו למעלה.</text:span></text:p>
      <text:p text:style-name="P3"/>
      <text:p text:style-name="P43"><text:span text:style-name="Default_20_Paragraph_20_Font"><text:span text:style-name="T1">פרק כב</text:span></text:span></text:p>
      <text:p text:style-name="P22"><text:span text:style-name="Default_20_Paragraph_20_Font">נִבְחָר שֵׁם מֵעֹשֶׁר רָב, מִכֶּסֶף וּמִזָּהָב חֵן טוֹב <text:s text:c="4"/>(משלי כ"ב, א</text:span><text:span text:style-name="Default_20_Paragraph_20_Font">).</text:span></text:p>
      <text:p text:style-name="P43"><text:span text:style-name="Default_20_Paragraph_20_Font">הפסוק מתאר את יתרונם של ה"שם" וה"חן" על-פני הקניינים החומריים. מה הם "שם" ו"חן" - אפשר ללמוד מתוך מספר הקבלות.</text:span><text:span text:style-name="Default_20_Paragraph_20_Font"><text:note text:id="ftn34" text:note-class="footnote"><text:note-citation>34</text:note-citation><text:note-body><text:p text:style-name="Footnote"><text:span text:style-name="Default_20_Paragraph_20_Font"><text:span text:style-name="T5"><text:s/>ההקבלות נזכרו כבר במדרש שמות רבה פרשה לג ה.</text:span></text:span></text:p></text:note-body></text:note></text:span></text:p>
      <text:p text:style-name="P3"/>
      <text:p text:style-name="P2"><text:span text:style-name="Default_20_Paragraph_20_Font">1. המושגים נבחר, שם, חן נזכרו בקשר למשה: "וַיֹּאמֶר לְהַשְׁמִידָם לוּלֵי מֹשֶׁה </text:span><text:span text:style-name="Default_20_Paragraph_20_Font"><text:span text:style-name="T4">בְחִירוֹ</text:span></text:span><text:span text:style-name="Default_20_Paragraph_20_Font"> עָמַד בַּפֶּרֶץ לְפָנָיו לְהָשִׁיב חֲמָתוֹ מֵהַשְׁחִית" (תהלים ק"ו, כג), "כִּי מָצָאתָ </text:span><text:span text:style-name="Default_20_Paragraph_20_Font"><text:span text:style-name="T4">חֵן</text:span></text:span><text:span text:style-name="Default_20_Paragraph_20_Font"> בְּעֵינַי וָאֵדָעֲךָ </text:span><text:span text:style-name="Default_20_Paragraph_20_Font"><text:span text:style-name="T4">בְּשֵׁם</text:span></text:span><text:span text:style-name="Default_20_Paragraph_20_Font">" (שמות ל"ג, יז). במחלוקת בין משה לבין קורח, שהיה (לפי </text:span><text:span text:style-name="Default_20_Paragraph_20_Font">מסורת חז"ל) עשיר גדול, בחר ה' במשה: "בֹּקֶר וְיֹדַע ה' אֶת אֲשֶׁר לו,ֹ וְאֶת הַקָּדוֹשׁ וְהִקְרִיב אֵלָיו וְאֵת אֲשֶׁר </text:span><text:span text:style-name="Default_20_Paragraph_20_Font"><text:span text:style-name="T4">יִבְחַר</text:span></text:span><text:span text:style-name="Default_20_Paragraph_20_Font"> בּוֹ יַקְרִיב אֵלָיו" (במדבר ט"ז, ה</text:span><text:span text:style-name="Default_20_Paragraph_20_Font">).</text:span></text:p>
      <text:p text:style-name="P2"><text:span text:style-name="Default_20_Paragraph_20_Font">לפי הקבלה זו, הפסוק שלנו מדבר על בחירה אלהית: ה' מעדיף </text:span><text:span text:style-name="Default_20_Paragraph_20_Font"><text:span text:style-name="T4">לבחור</text:span></text:span><text:span text:style-name="Default_20_Paragraph_20_Font"> כנביא אדם בעל </text:span><text:span text:style-name="Default_20_Paragraph_20_Font"><text:span text:style-name="T4">שם</text:span></text:span><text:span text:style-name="Default_20_Paragraph_20_Font"> טוב, המוצא </text:span><text:span text:style-name="Default_20_Paragraph_20_Font"><text:span text:style-name="T4">חן</text:span></text:span><text:span text:style-name="Default_20_Paragraph_20_Font"> בעיניו כמו משה, על-פני אדם </text:span><text:span text:style-name="Default_20_Paragraph_20_Font"><text:span text:style-name="T4">עשיר</text:span></text:span><text:span text:style-name="Default_20_Paragraph_20_Font"> כקורח.</text:span></text:p>
      <text:p text:style-name="P2"><text:soft-page-break/></text:p>
      <text:p text:style-name="P2"><text:span text:style-name="Default_20_Paragraph_20_Font">2. המושגים כסף, חן נזכרו במגילת אסתר: המן אמר "אִם עַל הַמֶּלֶךְ טוֹב יִכָּתֵב לְאַבְּדָם, וַעֲשֶׂרֶת אֲלָפִים כִּכַּר </text:span><text:span text:style-name="Default_20_Paragraph_20_Font"><text:span text:style-name="T4">כֶּסֶף</text:span></text:span><text:span text:style-name="Default_20_Paragraph_20_Font"> אֶשְׁקוֹל עַל יְדֵי עֹשֵׂי הַמְּלָאכָה לְהָבִיא אֶל גִּנְזֵי הַמֶּלֶךְ" (אסתר ג', ט), ועל אסתר נאמר "וַתְּהִי אֶסְתֵּר נֹשֵׂאת </text:span><text:span text:style-name="Default_20_Paragraph_20_Font"><text:span text:style-name="T4">חֵן</text:span></text:span><text:span text:style-name="Default_20_Paragraph_20_Font"> בְּעֵינֵי כָּל רֹאֶיהָ" (אסתר ב', טו). במחלוקת בין אסתר לבין המן, בחר אחשורוש באסתר, בעלת החן, על-פני המן, שהציע לו כסף רב</text:span><text:span text:style-name="Default_20_Paragraph_20_Font">.</text:span></text:p>
      <text:p text:style-name="P2"><text:span text:style-name="Default_20_Paragraph_20_Font">לפי הקבלה זו, הפסוק שלנו מדבר על בחירה אנושית: בסופו של דבר, האדם המוצא </text:span><text:span text:style-name="Default_20_Paragraph_20_Font"><text:span text:style-name="T4">חן</text:span></text:span><text:span text:style-name="Default_20_Paragraph_20_Font"> בעיני כל רואיו יצליח יותר מהעשיר המוכן לתת </text:span><text:span text:style-name="Default_20_Paragraph_20_Font"><text:span text:style-name="T4">כסף</text:span></text:span><text:span text:style-name="Default_20_Paragraph_20_Font"> רב.</text:span></text:p>
      <text:p text:style-name="P3"><text:span text:style-name="Default_20_Paragraph_20_Font"><text:span text:style-name="T3"/></text:span></text:p>
      <text:p text:style-name="P2"/>
      <text:p text:style-name="P43"><text:span text:style-name="Default_20_Paragraph_20_Font"><text:span text:style-name="T1">פרק כה</text:span></text:span></text:p>
      <text:p text:style-name="P40"><text:span text:style-name="Default_20_Paragraph_20_Font"><text:span text:style-name="T3">פסוקים ד-ה</text:span></text:span></text:p>
      <text:p text:style-name="P20"><text:span text:style-name="Default_20_Paragraph_20_Font">הָגוֹ סִיגִים מִכָּסֶף, וַיֵּצֵא לַצֹּרֵף כֶּלִי. </text:span></text:p>
      <text:p text:style-name="P24"><text:span text:style-name="Default_20_Paragraph_20_Font">הָגוֹ רָשָׁע לִפְנֵי מֶלֶךְ, וְיִכּוֹן בַּצֶּדֶק כִּסְאוֹ (משלי כ"ה, ד-ה).</text:span></text:p>
      <text:p text:style-name="P40"><text:span text:style-name="Default_20_Paragraph_20_Font"/></text:p>
      <text:p text:style-name="P37"><text:span text:style-name="Default_20_Paragraph_20_Font">הצורף צריך להסיר את הסיגים מהכסף כדי שיוכל ליצור ממנו כלי יפה. כך גם המלך צריך להסיר את המשרתים הרשעים מעל פניו כדי שיוכל לבנות מינהל ציבורי תקין וצודק. עצה דומה נתן דוד המלך לשלמה בנו לפני מותו:</text:span></text:p>
      <text:p text:style-name="P15"><text:span text:style-name="Default_20_Paragraph_20_Font">… לְמַעַן יָקִים ה' אֶת דְּבָרוֹ אֲשֶׁר דִּבֶּר עָלַי לֵאמֹר אִם יִשְׁמְרוּ בָנֶיךָ אֶת דַּרְכָּם לָלֶכֶת לְפָנַי בֶּאֱמֶת בְּכָל לְבָבָם וּבְכָל נַפְשָׁם לֵאמֹר לֹא יִכָּרֵת לְךָ אִישׁ מֵעַל </text:span><text:span text:style-name="Default_20_Paragraph_20_Font"><text:span text:style-name="T4">כִּסֵּא</text:span></text:span><text:span text:style-name="Default_20_Paragraph_20_Font"> יִשְׂרָאֵל. וְגַם אַתָּה יָדַעְתָּ אֵת אֲשֶׁר עָשָׂה לִי יוֹאָב בֶּן צְרוּיָה אֲשֶׁר עָשָׂה לִשְׁנֵי שָׂרֵי צִבְאוֹת יִשְׂרָאֵל לְאַבְנֵר בֶּן נֵר וְלַעֲמָשָׂא בֶן יֶתֶר </text:span><text:span text:style-name="Default_20_Paragraph_20_Font"><text:span text:style-name="T4">וַיַּהַרְגֵם</text:span></text:span><text:span text:style-name="Default_20_Paragraph_20_Font"> וַיָּשֶׂם דְּמֵי מִלְחָמָה בְּשָׁלֹם וַיִּתֵּן דְּמֵי מִלְחָמָה בַּחֲגֹרָתוֹ אֲשֶׁר בְּמָתְנָיו וּבְנַעֲלוֹ אֲשֶׁר בְּרַגְלָיו.</text:span><text:a xlink:type="simple" xlink:href="http://he.wikisource.org/wiki/קטגוריה:מלכים_א_ב_ו"><text:span text:style-name="Default_20_Paragraph_20_Font"> </text:span></text:a><text:span text:style-name="Default_20_Paragraph_20_Font">וְעָשִׂיתָ כְּחָכְמָתֶךָ </text:span><text:span text:style-name="Default_20_Paragraph_20_Font"><text:span text:style-name="T4">וְלֹא תוֹרֵד שֵׂיבָתוֹ בְּשָׁלֹם שְׁאֹל</text:span></text:span><text:span text:style-name="Default_20_Paragraph_20_Font"> <text:s/>(מל"א ב, ד-ו).</text:span></text:p>
      <text:p text:style-name="P40"><text:span text:style-name="Default_20_Paragraph_20_Font">דוד נותן לשלמה עצות שמטרתן לעזור לו לשמור על כיסאו. בין השאר, הוא מייעץ לשלמה לחסל את יואב, וזאת משתי סיבות: "אשר עשה לי" = כי פגע בסמכותי, אבל גם "אשר עשה לשני שרי צבאות ישראל... ויהרגם" = כי נהג ברשעות. הסיבה השניה מתאימה לפסוק שלנו - </text:span><text:span text:style-name="Default_20_Paragraph_20_Font"><text:span text:style-name="T4">הגו רשע לפני מלך, וייכון בצדק כיסאו</text:span></text:span><text:span text:style-name="Default_20_Paragraph_20_Font">.</text:span></text:p>
      <text:p text:style-name="P2"/>
      <text:p text:style-name="Standard"><text:span text:style-name="Default_20_Paragraph_20_Font">הפסוקים מופיעים בקטע שכותרתו: " גַּם אֵלֶּה מִשְׁלֵי שְׁלֹמֹה, אֲשֶׁר הֶעְתִּיקוּ אַנְשֵׁי חִזְקִיָּה מֶלֶךְ יְהוּדָה " (משלי כ"ה, א), ונראה שהם קשורים לפרשה פוליטית שהסעירה את הציבור באותו זמן. כך ניתן ללמוד מנבואת ישעיהו, שחי בתקופתו חזקיהו</text:span><text:span text:style-name="Default_20_Paragraph_20_Font">:</text:span></text:p>
      <text:p text:style-name="P20"><text:span text:style-name="Default_20_Paragraph_20_Font">כֹּה אָמַר ד' ה' צְבָאוֹת: לֶךְ בֹּא אֶל הַסֹּכֵן הַזֶּה, עַל </text:span><text:span text:style-name="Default_20_Paragraph_20_Font"><text:span text:style-name="T4">שֶׁבְנָא אֲשֶׁר עַל הַבָּיִת</text:span></text:span><text:span text:style-name="Default_20_Paragraph_20_Font"> . מַה לְּךָ פֹה וּמִי לְךָ פֹה כִּי חָצַבְתָּ לְּךָ פֹּה קָבֶר? חֹצְבִי מָרוֹם קִבְרוֹ, חֹקְקִי בַסֶּלַע מִשְׁכָּן לוֹ! וַהֲדַפְתִּיךָ מִמַּצָּבֶךָ, וּמִמַּעֲמָדְךָ יֶהֶרְסֶךָ! וְהָיָה בַּיּוֹם הַהוּא, וְקָרָאתִי לְעַבְדִּי, לְאֶלְיָקִים </text:span><text:soft-page-break/><text:span text:style-name="Default_20_Paragraph_20_Font">בֶּן חִלְקִיָּהוּ. וְהִלְבַּשְׁתִּיו כֻּתָּנְתֶּךָ, וְאַבְנֵטְךָ אֲחַזְּקֶנּוּ, וּמֶמְשֶׁלְתְּךָ אֶתֵּן בְּיָדוֹ; וְהָיָה לְאָב לְיוֹשֵׁב יְרוּשָׁלַ‍ִם וּלְבֵית יְהוּדָה. וְנָתַתִּי מַפְתֵּחַ בֵּית דָּוִד עַל שִׁכְמוֹ, וּפָתַח וְאֵין סֹגֵר וְסָגַר וְאֵין פֹּתֵחַ... (ישעיהו כ"ב, טו-כב</text:span><text:span text:style-name="Default_20_Paragraph_20_Font">).</text:span></text:p>
      <text:p text:style-name="P40"><text:span text:style-name="Default_20_Paragraph_20_Font">ישעיהו תקף את שבנא אשר על הבית, וניבא שהוא יוחלף באליקים בן חלקיהו. ואכן, בהמשך מצאנו</text:span><text:span text:style-name="Default_20_Paragraph_20_Font">:</text:span></text:p>
      <text:p text:style-name="P20"><text:span text:style-name="Default_20_Paragraph_20_Font">וַיֵּצֵא אֵלָיו </text:span><text:span text:style-name="Default_20_Paragraph_20_Font"><text:span text:style-name="T4">אֶלְיָקִים בֶּן חִלְקִיָּהוּ אֲשֶׁר עַל הַבָּיִת</text:span></text:span><text:span text:style-name="Default_20_Paragraph_20_Font">, וְשֶׁבְנָא הַסֹּפֵר, וְיוֹאָח בֶּן אָסָף הַמַּזְכִּיר (ישעיהו ל"ו, ג</text:span><text:span text:style-name="Default_20_Paragraph_20_Font">).</text:span></text:p>
      <text:p text:style-name="P26"><text:span text:style-name="Default_20_Paragraph_20_Font">אין זה ברור, האם "שבנא הסופר" הוא אותו "שבנא אשר על הבית", או שהוא שבנא אחר. לפי האפשרות הראשונה, חזקיהו רק העביר את שבנא מתפקיד "אשר על הבית" לתפקיד הסופר; אך לפי האפשרות השנייה, חזקיהו הסיר את שבנא לגמרי מעל פניו, כמו שממליץ הפסוק שלנו: </text:span><text:span text:style-name="Default_20_Paragraph_20_Font"><text:span text:style-name="T4">הגו רשע לפני מלך, וייכון בצדק כיסאו</text:span></text:span><text:span text:style-name="Default_20_Paragraph_20_Font">.</text:span></text:p>
      <text:p text:style-name="P2"/>
      <text:p text:style-name="P40"><text:span text:style-name="Default_20_Paragraph_20_Font"><text:span text:style-name="T3">פסוקים כא-כב</text:span></text:span></text:p>
      <text:p text:style-name="P20"><text:span text:style-name="Default_20_Paragraph_20_Font">אִם רָעֵב שֹׂנַאֲךָ - הַאֲכִלֵהוּ לָחֶם, וְאִם צָמֵא - הַשְׁקֵהוּ מָיִם. </text:span></text:p>
      <text:p text:style-name="P24"><text:span text:style-name="Default_20_Paragraph_20_Font">כִּי גֶחָלִים אַתָּה חֹתֶה עַל רֹאשׁוֹ, וה' יְשַׁלֶּם לָךְ <text:s text:c="4"/>(משלי כ"ה, כא-כב).</text:span></text:p>
      <text:p text:style-name="P2"/>
      <text:p text:style-name="P43"><text:span text:style-name="Default_20_Paragraph_20_Font">בתורה ישנן כמה מצוות המחייבות אותנו לעזור לבהמות ולרכוש של אנשים ששונאים אותנו</text:span><text:span text:style-name="Default_20_Paragraph_20_Font">:</text:span></text:p>
      <text:p text:style-name="P22"><text:span text:style-name="Default_20_Paragraph_20_Font">כִּי תִפְגַּע שׁוֹר </text:span><text:span text:style-name="Default_20_Paragraph_20_Font"><text:span text:style-name="T4">אֹיִבְךָ</text:span></text:span><text:span text:style-name="Default_20_Paragraph_20_Font"> אֹו חֲמֹרוֹ תֹּעֶה - הָשֵׁב תְּשִׁיבֶנּוּ לו. </text:span></text:p>
      <text:p text:style-name="P25"><text:span text:style-name="Default_20_Paragraph_20_Font">כִּי תִרְאֶה חֲמוֹר </text:span><text:span text:style-name="Default_20_Paragraph_20_Font"><text:span text:style-name="T4">שֹׂנַאֲךָ</text:span></text:span><text:span text:style-name="Default_20_Paragraph_20_Font"> רֹבֵץ תַּחַת מַשָּׂאוֹ - וְחָדַלְתָּ מֵעֲזֹב לו, עָזֹב תַּעֲזֹב עִמּוֹ (שמות כ"ג, ד-ה).</text:span></text:p>
      <text:p text:style-name="P43"/>
      <text:p text:style-name="P43"><text:span text:style-name="Default_20_Paragraph_20_Font">הפסוק שלנו מוסיף שיש לעזור גם לשונאים עצמם כאשר הם סובלים בגופם. מכיוון שהוא "מחמיר" יותר מהתורה, הוא מוסיף שני נימוקים</text:span><text:span text:style-name="Default_20_Paragraph_20_Font">:</text:span></text:p>
      <text:list xml:id="list1814206182" text:continue-list="list1629931512" text:style-name="LS2">
        <text:list-item>
          <text:p text:style-name="P88"><text:span text:style-name="Default_20_Paragraph_20_Font">כי גחלים אתה חותה על ראשו</text:span><text:span text:style-name="Default_20_Paragraph_20_Font"><text:span text:style-name="T7"> - הראש הוא משל לגאווה. כשאתה דואג לחייו, הוא מרגיש תלוי בך, הוא חייב "להוריד את הראש" לעומתך ולא יוכל להתגאות עליך: "שנכווה ראשו, ולא יוכל להקים ראשו נגדך מחמת זה" (הגר"א על הפסוק).</text:span></text:span></text:p>
        </text:list-item>
        <text:list-item>
          <text:p text:style-name="P88"><text:span text:style-name="Default_20_Paragraph_20_Font">וה' ישלם לך</text:span><text:span text:style-name="Default_20_Paragraph_20_Font"><text:span text:style-name="T7"> - מכיוון שאתה מהדר במצוות ה', ה' ישלם לך שכר על כך, וגם ידאג שהאויב ישלים איתך.</text:span></text:span></text:p>
        </text:list-item>
      </text:list>
      <text:p text:style-name="P2"/>
      <text:p text:style-name="P40"><text:span text:style-name="Default_20_Paragraph_20_Font">פסוק זה יכול לעזור לנו להבין פרשה בספר מלכים. חיילי ארם נהגו לפשוט על ישראל ולשבות שבויים. פעם אחת הם רצו לשבות את אלישע הנביא, אך ה' היכה אותם בסנוורים, ואלישע הוביל אותם והביאם אל מלך ישראל. מלך ישראל רצה להכותם, אך אלישע אמר לו</text:span><text:span text:style-name="Default_20_Paragraph_20_Font">:</text:span></text:p>
      <text:p text:style-name="P20"><text:span text:style-name="Default_20_Paragraph_20_Font">וַיֹּאמֶר 'לֹא תַכֶּה! הַאֲשֶׁר שָׁבִיתָ בְּחַרְבְּךָ וּבְקַשְׁתְּךָ אַתָּה מַכֶּה?! שִׂים </text:span><text:span text:style-name="Default_20_Paragraph_20_Font"><text:span text:style-name="T4">לֶחֶם וָמַיִם </text:span></text:span><text:span text:style-name="Default_20_Paragraph_20_Font">לִפְנֵיהֶם, וְיֹאכְלוּ וְיִשְׁתּוּ וְיֵלְכוּ אֶל אֲדֹנֵיהֶם!' <text:s text:c="4"/>(מל"ב ו', כב</text:span><text:span text:style-name="Default_20_Paragraph_20_Font">).</text:span></text:p>
      <text:p text:style-name="P40"><text:soft-page-break/><text:span text:style-name="Default_20_Paragraph_20_Font">אלישע ציווה על מלך ישראל לקיים את ההנחיה המופיעה בספר משלי. לאחר מכן, כמו שכתוב בספר משלי, הארמים הורידו את ראשם והשלימו עם בני ישראל, לפחות לטווח קצר:</text:span></text:p>
      <text:p text:style-name="P20"><text:span text:style-name="Default_20_Paragraph_20_Font">וַיִּכְרֶה לָהֶם כֵּרָה גְדוֹלָה, וַיֹּאכְלוּ וַיִּשְׁתּוּ, וַיְשַׁלְּחֵם, וַיֵּלְכוּ אֶל אֲדֹנֵיהֶם; וְלֹא יָסְפוּ עוֹד גְּדוּדֵי אֲרָם לָבוֹא בְּאֶרֶץ יִשְׂרָאֵל (מל"ב ו', כג).</text:span></text:p>
      <text:p text:style-name="P40"/>
      <text:p text:style-name="P47"/>
      <text:p text:style-name="P43"><text:span text:style-name="Default_20_Paragraph_20_Font"><text:span text:style-name="T1">פרק כו</text:span></text:span></text:p>
      <text:p text:style-name="P43"><text:span text:style-name="Default_20_Paragraph_20_Font"><text:span text:style-name="T3">פסוק א</text:span></text:span></text:p>
      <text:p text:style-name="P20"><text:span text:style-name="Default_20_Paragraph_20_Font">כַּשֶּׁלֶג בַּקַּיִץ וְכַמָּטָר בַּקָּצִיר - כֵּן לֹא נָאוֶה לִכְסִיל כָּבוֹד <text:s/>(משלי כ"ו, א</text:span><text:span text:style-name="Default_20_Paragraph_20_Font">).</text:span></text:p>
      <text:p text:style-name="P40"><text:span text:style-name="Default_20_Paragraph_20_Font"><text:span text:style-name="T4"/></text:span></text:p>
      <text:p text:style-name="P37"><text:span text:style-name="Default_20_Paragraph_20_Font"><text:span text:style-name="T4">השלג והגשם</text:span></text:span><text:span text:style-name="Default_20_Paragraph_20_Font"> מועילים מאד בחורף, כשהזרעים נמצאים בתוך האדמה. אולם בעונת </text:span><text:span text:style-name="Default_20_Paragraph_20_Font"><text:span text:style-name="T4">הקציר</text:span></text:span><text:span text:style-name="Default_20_Paragraph_20_Font">, כשהתבואה שנקצרה מונחת בשדה, ובעונת </text:span><text:span text:style-name="Default_20_Paragraph_20_Font"><text:span text:style-name="T4">הקיץ</text:span></text:span><text:span text:style-name="Default_20_Paragraph_20_Font">, כשהפרות שנקטפו מונחים במטעים, הם מזיקים - הם עלולים לגרום לתבואה להירקב. כך גם הכבוד:</text:span></text:p>
      <text:list xml:id="list1364472664" text:continue-list="list359758003" text:style-name="LS3">
        <text:list-item>
          <text:p text:style-name="P90"><text:span text:style-name="Default_20_Paragraph_20_Font">הוא מועיל מאד לאדם חכם, שאצלו העיקר הוא הצד הפנימי של האישיות - החכמה והרוח; הכבוד עוזר לו להשפיע על אנשים שיקשיבו לדבריו</text:span><text:span text:style-name="Default_20_Paragraph_20_Font">.</text:span></text:p>
        </text:list-item>
        <text:list-item>
          <text:p text:style-name="P90"><text:span text:style-name="Default_20_Paragraph_20_Font">אולם כשנותנים אותו </text:span><text:span text:style-name="Default_20_Paragraph_20_Font"><text:span text:style-name="T4">לכסיל</text:span></text:span><text:span text:style-name="Default_20_Paragraph_20_Font">, השונא חכמה, שאצלו העיקר הוא החיצוניות והחומריות - זה רק מזיק; הכבוד עלול לגרום לכסיל להתחזק בדרכו ובמעשיו הרעים. הכבוד משחית אותו</text:span><text:span text:style-name="Default_20_Paragraph_20_Font">.</text:span></text:p>
        </text:list-item>
      </text:list>
      <text:p text:style-name="P40"><text:span text:style-name="Default_20_Paragraph_20_Font">וכך נאמר גם בתחילת הספר:</text:span></text:p>
      <text:p text:style-name="P20"><text:span text:style-name="Default_20_Paragraph_20_Font">כָּבוֹד חֲכָמִים יִנְחָלוּ, וּכְסִילִים מֵרִים קָלוֹן <text:s text:c="2"/>(משלי ג', לה</text:span><text:span text:style-name="Default_20_Paragraph_20_Font">).</text:span></text:p>
      <text:p text:style-name="P2"/>
      <text:p text:style-name="P40"><text:span text:style-name="Default_20_Paragraph_20_Font">פסוק זה יכול לעזור לנו להבין פרשה בספר שמואל. בני ישראל ביקשו משמואל שימנה להם מלך. הוא קיבל את בקשתם, אך מתח עליהם ביקורת:</text:span></text:p>
      <text:p text:style-name="P20"><text:span text:style-name="Default_20_Paragraph_20_Font">הֲלוֹא </text:span><text:span text:style-name="Default_20_Paragraph_20_Font"><text:span text:style-name="T4">קְצִיר</text:span></text:span><text:span text:style-name="Default_20_Paragraph_20_Font"> חִטִּים הַיּוֹם; אֶקְרָא אֶל ה' וְיִתֵּן קֹלוֹת </text:span><text:span text:style-name="Default_20_Paragraph_20_Font"><text:span text:style-name="T4">וּמָטָר</text:span></text:span><text:span text:style-name="Default_20_Paragraph_20_Font">, וּדְעוּ וּרְאוּ כִּי רָעַתְכֶם רַבָּה אֲשֶׁר עֲשִׂיתֶם בְּעֵינֵי ה', לִשְׁאוֹל לָכֶם מֶלֶךְ <text:s/>(שמ"א י"ב, יז</text:span><text:span text:style-name="Default_20_Paragraph_20_Font">).</text:span></text:p>
      <text:p text:style-name="P43"><text:span text:style-name="Default_20_Paragraph_20_Font">שמואל אומר לבני ישראל, שהבקשה שלהם להמליך מלך היא כמו "מטר בקציר". מתוך הפסוק שלנו ניתן להסיק, ש"מטר בקציר" הוא משל לנתינת </text:span><text:span text:style-name="Default_20_Paragraph_20_Font">כבוד לאדם כסיל. אם כך, ייתכן ששמואל מתכוון לומר, שבקשת המלך של בני ישראל מהווה מתן כבוד לאדם כסיל.</text:span></text:p>
      <text:p text:style-name="P2"><text:span text:style-name="Default_20_Paragraph_20_Font">בני ישראל באותה תקופה רצו מלך בכל מחיר. הם לא רצו לחכות שיהיה אדם חכם הראוי למלוכה (כמו למשל דוד). שמואל רמז להם, שנתינת כבוד המלכות לאדם שאינו ראוי לכך עלולה לגרום נזק, כמו שלג בקיץ ומטר בקציר.</text:span></text:p>
      <text:p text:style-name="P2"><text:span text:style-name="Default_20_Paragraph_20_Font">שאול אמנם לא נקרא כסיל, אולם רדיפת הכבוד שלו גרמה נזק רב לעם ישראל: מתוך קנאות לכבודו הוא הרג את כל כוהני נוב (שמואל א כ"ב), "כשלג בקיץ וכמטר בקציר".</text:span></text:p>
      <text:p text:style-name="P40"/>
      <text:p text:style-name="P40"><text:soft-page-break/><text:span text:style-name="Default_20_Paragraph_20_Font"><text:span text:style-name="T3">פסוק ט</text:span></text:span></text:p>
      <text:p text:style-name="P20"><text:span text:style-name="Default_20_Paragraph_20_Font">חוֹחַ עָלָה בְיַד שִׁכּוֹר, וּמָשָׁל בְּפִי כְסִילִים <text:s text:c="9"/>(משלי כ"ו, ט</text:span><text:span text:style-name="Default_20_Paragraph_20_Font">).</text:span></text:p>
      <text:p text:style-name="P2"/>
      <text:p text:style-name="P40"><text:span text:style-name="Default_20_Paragraph_20_Font">הפסוק מקביל בין שיכור לבין כסיל. הקבלה זו יכולה להסביר שני פסוקים קשים</text:span><text:span text:style-name="Default_20_Paragraph_20_Font">:</text:span></text:p>
      <text:list xml:id="list1006184919" text:continue-list="list2099937836" text:style-name="LS4">
        <text:list-item>
          <text:p text:style-name="P72"><text:span text:style-name="Default_20_Paragraph_20_Font">"וַיֹּאמֶר 'אִם לְשָׁלוֹם יָצָאוּ - תִּפְשׂוּם חַיִּים, וְאִם לְמִלְחָמָה יָצָאוּ - חַיִּים תִּפְשׂוּם'" (מל"א כ', יח) - בן הדד מלך ארם מזכיר שתי אפשרויות, אבל שתיהן זהות</text:span><text:span text:style-name="Default_20_Paragraph_20_Font">!</text:span></text:p>
        </text:list-item>
        <text:list-item>
          <text:p text:style-name="P72"><text:span text:style-name="Default_20_Paragraph_20_Font">"עִבְדוּ אֶת אַנְשֵׁי חֲמוֹר אֲבִי שְׁכֶם, וּמַדּוּעַ נַעַבְדֶנּוּ אֲנָחְנוּ?" (שופטים ט', כח) - געל בן עבד מזכיר את חמור אבי שכם, שחי מאות שנים לפניו, ולכאורה אין לו כל קשר לפרשה</text:span><text:span text:style-name="Default_20_Paragraph_20_Font">!</text:span></text:p>
        </text:list-item>
      </text:list>
      <text:p text:style-name="P40"><text:span text:style-name="Default_20_Paragraph_20_Font">אם נקרא את הפסוקים הקודמים לפסוקים אלה, נגלה שהדוברים - בן הדד מלך ארם וגעל בן עבד - היו שיכורים, ולכן אין להתפלא שהם דיברו כמו כסילים</text:span><text:span text:style-name="Default_20_Paragraph_20_Font">.</text:span></text:p>
      <text:p text:style-name="P40"/>
      <text:p text:style-name="P40"><text:span text:style-name="Default_20_Paragraph_20_Font"><text:span text:style-name="T4">חוח</text:span></text:span><text:span text:style-name="Default_20_Paragraph_20_Font"> נזכר גם בשיר השירים</text:span><text:span text:style-name="Default_20_Paragraph_20_Font">:</text:span></text:p>
      <text:p text:style-name="P20"><text:span text:style-name="Default_20_Paragraph_20_Font">כְּשׁוֹשַׁנָּה בֵּין הַחוֹחִים, כֵּן רַעְיָתִי בֵּין הַבָּנוֹת (שיר השירים ב', ב</text:span><text:span text:style-name="Default_20_Paragraph_20_Font">).</text:span></text:p>
      <text:p text:style-name="P40"><text:span text:style-name="Default_20_Paragraph_20_Font">שושנה בין החוחים היא משל לבת הזוג המושלמת. אם כך, הפסוק "חוח עלה ביד שיכור" מלמד, שכאשר האדם </text:span><text:span text:style-name="Default_20_Paragraph_20_Font"><text:span text:style-name="T4">שיכור</text:span></text:span><text:span text:style-name="Default_20_Paragraph_20_Font"> (למשל מרוב תאווה), הוא עלול להפסיד את השושנה, את בת-הזוג המושלמת עבורו, ולהתחתן עם </text:span><text:span text:style-name="Default_20_Paragraph_20_Font"><text:span text:style-name="T4">חוח</text:span></text:span><text:span text:style-name="Default_20_Paragraph_20_Font">.</text:span></text:p>
      <text:p text:style-name="P2"/>
      <text:p text:style-name="P40"><text:span text:style-name="Default_20_Paragraph_20_Font"><text:span text:style-name="T3">פסוק כד</text:span></text:span></text:p>
      <text:p text:style-name="P20"><text:span text:style-name="Default_20_Paragraph_20_Font">בּשפתו [בִּשְׂפָתָיו קרי] יִנָּכֵר שׂוֹנֵא, וּבְקִרְבּוֹ יָשִׁית מִרְמָה <text:s text:c="2"/>(משלי כ"ו, כד</text:span><text:span text:style-name="Default_20_Paragraph_20_Font">).</text:span></text:p>
      <text:p text:style-name="P40"><text:span text:style-name="Default_20_Paragraph_20_Font"><text:span text:style-name="T4">יִנָּכֵר</text:span></text:span><text:span text:style-name="Default_20_Paragraph_20_Font"> = יהיה </text:span><text:span text:style-name="Default_20_Paragraph_20_Font"><text:span text:style-name="T4">נכרי</text:span></text:span><text:span text:style-name="Default_20_Paragraph_20_Font">, זר ומוזר; </text:span><text:span text:style-name="Default_20_Paragraph_20_Font"><text:span text:style-name="T4">בשפתיו יינכר שונא</text:span></text:span><text:span text:style-name="Default_20_Paragraph_20_Font"> = לפעמים, אדם ששונא אותנו מתחיל לומר לנו דברי שלום וידידות שהם זרים </text:span><text:span text:style-name="Default_20_Paragraph_20_Font"><text:span text:style-name="T4">ונכריים</text:span></text:span><text:span text:style-name="Default_20_Paragraph_20_Font">, כלומר שונים באופן בולט מהדברים הרגילים שאותם הוא אומר לבני עמו. במקרה זה יש לחשוד בו שהוא - </text:span><text:span text:style-name="Default_20_Paragraph_20_Font"><text:span text:style-name="T4">בקרבו ישית מרמה</text:span></text:span><text:span text:style-name="Default_20_Paragraph_20_Font"> = בליבו הוא שם דברי מרמה, הוא לא באמת מתכוון להשלים, <text:s/>אלא לרמות אותנו ולפגוע בנו.</text:span></text:p>
      <text:p text:style-name="P2"/>
      <text:p text:style-name="P2"><text:span text:style-name="Default_20_Paragraph_20_Font">דוגמה לשימוש בעצה שבפסוקים אלה ניתן למצוא אצל נחמיה, אחד ממנהיגי ישראל בימי בית שני. לנחמיה היו כמה שונאים שניסו להפריע לו במפעליו, <text:s/>ובפרט בבניית חומת ירושלים. כשראו השונאים שהם לא מצליחים לעצור אותו, והחומה כבר בנויה, הם החליטו לשנות גישה, והציעו לו לבוא ל'פגישת פיסגה' ידידותית, שבה יתנו לו עצות איך להתמודד מול מלך פרס. נחמיה סירב והאשים אותם ברמאות, ובין השאר טען</text:span><text:span text:style-name="Default_20_Paragraph_20_Font">:</text:span></text:p>
      <text:p text:style-name="P20"><text:span text:style-name="Default_20_Paragraph_20_Font">כִּי כֻלָּם מְיָרְאִים אוֹתָנוּ לֵאמֹר 'יִרְפּוּ יְדֵיהֶם מִן הַמְּלָאכָה וְלֹא תֵעָשֶׂה', וְעַתָּה חַזֵּק אֶת יָדָי?! <text:s text:c="3"/>(נחמיה ו', ט</text:span><text:span text:style-name="Default_20_Paragraph_20_Font">).</text:span></text:p>
      <text:p text:style-name="P40"><text:soft-page-break/><text:span text:style-name="Default_20_Paragraph_20_Font">כלומר:</text:span><text:span text:style-name="Default_20_Paragraph_20_Font"><text:note text:id="ftn35" text:note-class="footnote"><text:note-citation>35</text:note-citation><text:note-body><text:p text:style-name="Footnote"><text:span text:style-name="Default_20_Paragraph_20_Font">ע"פ מצודת דוד על הפסוק, פירוש </text:span><text:span text:style-name="Default_20_Paragraph_20_Font">ראשון</text:span></text:p></text:note-body></text:note></text:span><text:span text:style-name="Default_20_Paragraph_20_Font"> עד עכשיו, כולכם ניסיתם להפחיד אותנו כדי שלא נצליח לבנות את החומה, ועכשיו פתאום אתה בא ומחזק את ידיי?!</text:span></text:p>
      <text:p text:style-name="P2"><text:span text:style-name="Default_20_Paragraph_20_Font">נחמיה ראה </text:span><text:span text:style-name="Default_20_Paragraph_20_Font"><text:span text:style-name="T4">שהשונאים</text:span></text:span><text:span text:style-name="Default_20_Paragraph_20_Font"> שלו </text:span><text:span text:style-name="Default_20_Paragraph_20_Font"><text:span text:style-name="T4">מנכרים בשפתיהם</text:span></text:span><text:span text:style-name="Default_20_Paragraph_20_Font">, מדברים דברים זרים ושונים מהדיבורים הרגילים שלהם, והבין שהם </text:span><text:span text:style-name="Default_20_Paragraph_20_Font"><text:span text:style-name="T4">בקרבם ישיתו מרמה</text:span></text:span><text:span text:style-name="Default_20_Paragraph_20_Font">.</text:span></text:p>
      <text:p text:style-name="P2"/>
      <text:p text:style-name="P40"><text:span text:style-name="Default_20_Paragraph_20_Font"><text:span text:style-name="T3">פסוק כז</text:span></text:span></text:p>
      <text:p text:style-name="P20"><text:span text:style-name="Default_20_Paragraph_20_Font">כֹּרֶה שַּׁחַת - בָּהּ יִפֹּל, וְגֹלֵל אֶבֶן - אֵלָיו תָּשׁוּב <text:s text:c="2"/>(משלי כ"ו, כז</text:span><text:span text:style-name="Default_20_Paragraph_20_Font">).</text:span></text:p>
      <text:p text:style-name="P40"/>
      <text:p text:style-name="P40"><text:span text:style-name="Default_20_Paragraph_20_Font">1. על-פי הפשט, הפסוק מלמד, שהדרך הטובה ביותר להעניש רשעים היא לתת להם להעניש את עצמם; כך הצדיקים לא צריכים "ללכלך את ידיהם", ובנוסף לכך אף אחד לא יוכל להאשים אותם ב"תגובה לא פרופורציונלית". רעיון זה נזכר בפסוקים רבים נוספים, למשל</text:span><text:span text:style-name="Default_20_Paragraph_20_Font">:</text:span></text:p>
      <text:list xml:id="list2025034552" text:continue-list="list1900087579" text:style-name="LS5">
        <text:list-item>
          <text:p text:style-name="P73"><text:span text:style-name="Default_20_Paragraph_20_Font">"בּוֹר כָּרָה וַיַּחְפְּרֵהוּ, וַיִּפֹּל בְּשַׁחַת יִפְעָל. <text:s/>יָשׁוּב עֲמָלוֹ בְרֹאשׁוֹ, וְעַל קָדְקֳדוֹ חֲמָסוֹ יֵרֵד" (תהלים ז', טז-יז</text:span><text:span text:style-name="Default_20_Paragraph_20_Font">).</text:span></text:p>
        </text:list-item>
        <text:list-item>
          <text:p text:style-name="P73"><text:span text:style-name="Default_20_Paragraph_20_Font">"טָבְעוּ גוֹיִם בְּשַׁחַת עָשׂוּ, בְּרֶשֶׁת זּוּ טָמָנוּ נִלְכְּדָה רַגְלָם. <text:s text:c="2"/>נוֹדַע ה' מִשְׁפָּט עָשָׂה, בְּפֹעַל כַּפָּיו נוֹקֵשׁ רָשָׁע, הִגָּיוֹן סֶלָה" (תהלים ט', טז-יז</text:span><text:span text:style-name="Default_20_Paragraph_20_Font">).</text:span></text:p>
        </text:list-item>
        <text:list-item>
          <text:p text:style-name="P73"><text:span text:style-name="Default_20_Paragraph_20_Font">"חַרְבָּם תָּבוֹא בְלִבָּם, וְקַשְּׁתוֹתָם תִּשָּׁבַרְנָה" (תהלים ל"ז, טו</text:span><text:span text:style-name="Default_20_Paragraph_20_Font">).</text:span></text:p>
        </text:list-item>
        <text:list-item>
          <text:p text:style-name="P73"><text:span text:style-name="Default_20_Paragraph_20_Font">"תְּבוֹאֵהוּ שׁוֹאָה לֹא יֵדָע, וְרִשְׁתּוֹ אֲשֶׁר טָמַן תִּלְכְּדוֹ בְּשׁוֹאָה יִפָּל בָּהּ" (תהלים ל"ה, ח</text:span><text:span text:style-name="Default_20_Paragraph_20_Font">).</text:span></text:p>
        </text:list-item>
        <text:list-item>
          <text:p text:style-name="P73"><text:span text:style-name="Default_20_Paragraph_20_Font">"חֹפֵר גּוּמָּץ בֹּו יִפּוֹל, וּפֹרֵץ גָּדֵר יִשְּׁכֶנּוּ נָחָשׁ" (קהלת י', ח</text:span><text:span text:style-name="Default_20_Paragraph_20_Font">).</text:span></text:p>
        </text:list-item>
      </text:list>
      <text:p text:style-name="P40"><text:span text:style-name="Default_20_Paragraph_20_Font">לפי רעיון זה, ה</text:span><text:span text:style-name="Default_20_Paragraph_20_Font"><text:span text:style-name="T4">אבן</text:span></text:span><text:span text:style-name="Default_20_Paragraph_20_Font"> בפסוק היא רק משל למעשה רע כלשהו: "</text:span><text:span text:style-name="Default_20_Paragraph_20_Font"><text:span text:style-name="T4">הגולל אבן</text:span></text:span><text:span text:style-name="Default_20_Paragraph_20_Font"> על חבירו - סופו </text:span><text:span text:style-name="Default_20_Paragraph_20_Font"><text:span text:style-name="T4">תשוב אליו</text:span></text:span><text:span text:style-name="Default_20_Paragraph_20_Font">... ורוצה לומר: החורש רעה על חבירו - הוא עצמו יוכשל ברעתו" (מצודת דוד על הפסוק</text:span><text:span text:style-name="Default_20_Paragraph_20_Font">).</text:span></text:p>
      <text:p text:style-name="P2"/>
      <text:p text:style-name="P26"><text:span text:style-name="Default_20_Paragraph_20_Font">2. אולם, חכמי האגדה דרשו שהכוונה לאבן ממש: "ואגדה פותרו באבימלך, שהרג שבעים אחיו על אבן אחת, וסוף מת באבן" (רש"י על הפסוק). פשעו של אבימלך היה: "וַיַּהֲרֹג אֶת אֶחָיו בְּנֵי יְרֻבַּעַל שִׁבְעִים אִישׁ עַל </text:span><text:span text:style-name="Default_20_Paragraph_20_Font"><text:span text:style-name="T4">אֶבֶן</text:span></text:span><text:span text:style-name="Default_20_Paragraph_20_Font"> אֶחָת" (שופטים ט', ה), ועונשו היה,</text:span><text:a xlink:type="simple" xlink:href="http://tora.us.fm/tnk1/prqim/t0709.htm#53"><text:span text:style-name="Default_20_Paragraph_20_Font"> </text:span></text:a><text:span text:style-name="Default_20_Paragraph_20_Font">"וַתַּשְׁלֵךְ אִשָּׁה אַחַת </text:span><text:span text:style-name="Default_20_Paragraph_20_Font"><text:span text:style-name="T4">פֶּלַח רֶכֶב </text:span></text:span><text:span text:style-name="Default_20_Paragraph_20_Font">עַל רֹאשׁ אֲבִימֶלֶךְ, וַתָּרִץ אֶת </text:span><text:span text:style-name="Default_20_Paragraph_20_Font">גֻּלְגָּלְתּוֹ" (שם, נג). אמנם, סיפורו של אבימלך אינו מתאים לפסוקנו שכן אבימלך לא העניש את עצמו. עונשו של אבימלך מתאים יותר לפסוק אחר,</text:span><text:a xlink:type="simple" xlink:href="http://tora.us.fm/tnk1/prqim/t2810.htm#24"><text:span text:style-name="Default_20_Paragraph_20_Font"> </text:span></text:a><text:span text:style-name="Default_20_Paragraph_20_Font">"מְגוֹרַת רָשָׁע הִיא תְבוֹאֶנּוּ" (משלי י', כד; וראו פירושנו שם).</text:span></text:p>
      <text:p text:style-name="P40"/>
      <text:p text:style-name="P43"><text:span text:style-name="Default_20_Paragraph_20_Font"><text:span text:style-name="T1">פרק כט</text:span></text:span></text:p>
      <text:p text:style-name="P43"><text:span text:style-name="Default_20_Paragraph_20_Font"><text:span text:style-name="T3">פסוק יח</text:span></text:span></text:p>
      <text:p text:style-name="P22"><text:soft-page-break/><text:span text:style-name="Default_20_Paragraph_20_Font">בְּאֵין חָזוֹן יִפָּרַע עָם, וְשֹׁמֵר תּוֹרָה אַשְׁרֵהוּ <text:s text:c="3"/>(משלי כ"ט, יח</text:span><text:span text:style-name="Default_20_Paragraph_20_Font">).</text:span></text:p>
      <text:p text:style-name="P43"><text:span text:style-name="Default_20_Paragraph_20_Font">מהו חזון?</text:span></text:p>
      <text:p text:style-name="P2"><text:span text:style-name="Default_20_Paragraph_20_Font">1. יש שפירשו </text:span><text:span text:style-name="Default_20_Paragraph_20_Font"><text:span text:style-name="T4">חזון</text:span></text:span><text:span text:style-name="Default_20_Paragraph_20_Font"> = נבואה, כמשמעות המקובלת של המילה בלשון המקרא, למשל: "כשגורמין ישראל </text:span><text:span text:style-name="Default_20_Paragraph_20_Font"><text:span text:style-name="T4">שהנבואה מסתלקת</text:span></text:span><text:span text:style-name="Default_20_Paragraph_20_Font"> מהם ע"י שהם מלעיבים בנביאים, </text:span><text:span text:style-name="Default_20_Paragraph_20_Font"><text:span text:style-name="T4">יפרצו</text:span></text:span><text:span text:style-name="Default_20_Paragraph_20_Font"> בם פרצות ויוצאין לתרבות רעה" (רש"י על הפסוק), "</text:span><text:span text:style-name="Default_20_Paragraph_20_Font"><text:span text:style-name="T4">באין נבואה יבוטל העם</text:span></text:span><text:span text:style-name="Default_20_Paragraph_20_Font"> מקנין המוסר, אבל </text:span><text:span text:style-name="Default_20_Paragraph_20_Font"><text:span text:style-name="T4">השומר</text:span></text:span><text:span text:style-name="Default_20_Paragraph_20_Font"> עסק </text:span><text:span text:style-name="Default_20_Paragraph_20_Font"><text:span text:style-name="T4">התורה</text:span></text:span><text:span text:style-name="Default_20_Paragraph_20_Font"> </text:span><text:span text:style-name="Default_20_Paragraph_20_Font"><text:span text:style-name="T4">אשרי לו</text:span></text:span><text:span text:style-name="Default_20_Paragraph_20_Font">, כי המאור שבה מחזירו למוטב" (מצודת דוד על הפסוק).</text:span></text:p>
      <text:p text:style-name="P3"><text:span text:style-name="Default_20_Paragraph_20_Font">2. ויש שפירשו </text:span><text:span text:style-name="Default_20_Paragraph_20_Font"><text:span text:style-name="T4">חזון</text:span></text:span><text:span text:style-name="Default_20_Paragraph_20_Font"> = ראיה ותיכנון לטווח ארוך, כמשמעות המילה בלשון ימינו: "</text:span><text:span text:style-name="Default_20_Paragraph_20_Font"><text:span text:style-name="T4">בהעדר ראיית</text:span></text:span><text:span text:style-name="Default_20_Paragraph_20_Font"> מה שיתכן שיקרה מדבר דבר בדרך שיודע אם ראוי להשתדל בהגעתו ואם ראוי איך יתכן שיגיעו אליו, </text:span><text:span text:style-name="Default_20_Paragraph_20_Font"><text:span text:style-name="T4">ייפרע עם</text:span></text:span><text:span text:style-name="Default_20_Paragraph_20_Font"> ויבוטל מהם מה שכוונו להגיע אליו, או </text:span><text:span text:style-name="Default_20_Paragraph_20_Font"><text:span text:style-name="T4">יפרעו</text:span></text:span><text:span text:style-name="Default_20_Paragraph_20_Font"> מוסר בהשתדלם בהגעות מה שאין ראוי שישתדלו בהגעתו; אמנם, </text:span><text:span text:style-name="Default_20_Paragraph_20_Font"><text:span text:style-name="T4">שומר תורה אשרהו</text:span></text:span><text:span text:style-name="Default_20_Paragraph_20_Font">, כי התורה תמנעהו מהשתדלו במה שאינו ראוי, ושמירתו התורה תישרהו למצוא חפציו" (רלב"ג על הפסוק, פירוש שני).</text:span></text:p>
      <text:p text:style-name="P3"/>
      <text:p text:style-name="P43"><text:span text:style-name="Default_20_Paragraph_20_Font">אפשר אולי להביא ראיה לפירוש הראשון מהקבלה לפרשת העגל.</text:span><text:span text:style-name="Default_20_Paragraph_20_Font"><text:note text:id="ftn36" text:note-class="footnote"><text:note-citation>36</text:note-citation><text:note-body><text:p text:style-name="Footnote"><text:span text:style-name="Default_20_Paragraph_20_Font"><text:span text:style-name="T5"><text:s/>ההקבלה נזכרה כבר במבוא דעת מקרא.</text:span></text:span></text:p></text:note-body></text:note></text:span><text:span text:style-name="Default_20_Paragraph_20_Font"> משה, איש </text:span><text:span text:style-name="Default_20_Paragraph_20_Font"><text:span text:style-name="T4">החזון</text:span></text:span><text:span text:style-name="Default_20_Paragraph_20_Font">, נעדר, וכתוצאה מכך: </text:span></text:p>
      <text:p text:style-name="P22"><text:span text:style-name="Default_20_Paragraph_20_Font">וַיַּרְא מֹשֶׁה אֶת </text:span><text:span text:style-name="Default_20_Paragraph_20_Font"><text:span text:style-name="T4">הָעָם</text:span></text:span><text:span text:style-name="Default_20_Paragraph_20_Font"> כִּי </text:span><text:span text:style-name="Default_20_Paragraph_20_Font"><text:span text:style-name="T4">פָרֻעַ </text:span></text:span><text:span text:style-name="Default_20_Paragraph_20_Font">הוּא, כִּי </text:span><text:span text:style-name="Default_20_Paragraph_20_Font"><text:span text:style-name="T4">פְרָעֹה</text:span></text:span><text:span text:style-name="Default_20_Paragraph_20_Font"> אַהֲרֹן לְשִׁמְצָה בְּקָמֵיהֶם (שמות ל"ב, כה</text:span><text:span text:style-name="Default_20_Paragraph_20_Font">).</text:span></text:p>
      <text:p text:style-name="P43"><text:span text:style-name="Default_20_Paragraph_20_Font">רק הלוויים </text:span><text:span text:style-name="Default_20_Paragraph_20_Font"><text:span text:style-name="T4">שמרו את התורה </text:span></text:span><text:span text:style-name="Default_20_Paragraph_20_Font">ולא עבדו את העגל, וכתוצאה מכך זכו להיות מורי התורה </text:span><text:span text:style-name="Default_20_Paragraph_20_Font"><text:span text:style-name="T4">המאושרים </text:span></text:span><text:span text:style-name="Default_20_Paragraph_20_Font">של עם ישראל</text:span><text:span text:style-name="Default_20_Paragraph_20_Font">:</text:span></text:p>
      <text:p text:style-name="P22"><text:span text:style-name="Default_20_Paragraph_20_Font">יוֹרוּ מִשְׁפָּטֶיךָ לְיַעֲקֹב, </text:span><text:span text:style-name="Default_20_Paragraph_20_Font"><text:span text:style-name="T4">וְתוֹרָתְךָ </text:span></text:span><text:span text:style-name="Default_20_Paragraph_20_Font">לְיִשְׂרָאֵל... <text:s text:c="5"/>(דברים ל"ג, י</text:span><text:span text:style-name="Default_20_Paragraph_20_Font">).</text:span></text:p>
      <text:p text:style-name="P40"><text:span text:style-name="Default_20_Paragraph_20_Font">המנהיגות של אהרן - למרות שהוא עצמו כמובן היה שומר תורה - לא הספיקה כדי לשמור על עם ישראל. </text:span><text:span text:style-name="Default_20_Paragraph_20_Font"><text:span text:style-name="T4">באין</text:span></text:span><text:span text:style-name="Default_20_Paragraph_20_Font"> איש </text:span><text:span text:style-name="Default_20_Paragraph_20_Font"><text:span text:style-name="T4">חזון</text:span></text:span><text:span text:style-name="Default_20_Paragraph_20_Font">, המביא לעם את דבר ה' באופן חי וישיר, </text:span><text:span text:style-name="Default_20_Paragraph_20_Font"><text:span text:style-name="T4">העם נפרע</text:span></text:span><text:span text:style-name="Default_20_Paragraph_20_Font">, התפרק והתפזר, ורק </text:span><text:span text:style-name="Default_20_Paragraph_20_Font"><text:span text:style-name="T4">שומרי תורה </text:span></text:span><text:span text:style-name="Default_20_Paragraph_20_Font">מעטים נשארו נאמנים לדבר ה'. יש כאן רמז, שהנהגת העם צריכה להיות בידי נביאים, בעלי חזון</text:span><text:span text:style-name="Default_20_Paragraph_20_Font">.</text:span></text:p>
      <text:p text:style-name="P40"/>
      <text:p text:style-name="P40"><text:span text:style-name="Default_20_Paragraph_20_Font">הפסוק שלנו מזכיר גם את תקופתו של עלי הכהן</text:span><text:span text:style-name="Default_20_Paragraph_20_Font">:</text:span></text:p>
      <text:p text:style-name="P20"><text:span text:style-name="Default_20_Paragraph_20_Font">וְהַנַּעַר שְׁמוּאֵל מְשָׁרֵת אֶת ה' לִפְנֵי עֵלִי; וּדְבַר ה' הָיָה יָקָר בַּיָּמִים הָהֵם, </text:span><text:span text:style-name="Default_20_Paragraph_20_Font"><text:span text:style-name="T4">אֵין חָזוֹן נִפְרָץ</text:span></text:span><text:span text:style-name="Default_20_Paragraph_20_Font"> (שמ"א ג', א</text:span><text:span text:style-name="Default_20_Paragraph_20_Font">).</text:span></text:p>
      <text:p text:style-name="P40"><text:span text:style-name="Default_20_Paragraph_20_Font">מקובל לפרש, שבאותו זמן דבר ה' היה נדיר ולא היו נבואות רבות (נפרץ = רב, נפוץ). אך לפי הפסוק שלנו, אפשר לפרש </text:span><text:span text:style-name="Default_20_Paragraph_20_Font"><text:span text:style-name="T4">נפרץ</text:span></text:span><text:span text:style-name="Default_20_Paragraph_20_Font"> = נפרע.</text:span><text:span text:style-name="Default_20_Paragraph_20_Font"><text:note text:id="ftn37" text:note-class="footnote"><text:note-citation>37</text:note-citation><text:note-body><text:p text:style-name="Footnote"><text:span text:style-name="Default_20_Paragraph_20_Font"><text:span text:style-name="T5"><text:s/></text:span></text:span><text:span text:style-name="Default_20_Paragraph_20_Font">השורשים פרץ, פרע דומים במשמעותם, ויש אומרים ששניהם נובעים מהשורש בן שתי האותיות "פר", כמו גם פרא, פרד, פרז, פזר, פרח, פרט, פרך, פרם, פרס, פרק, פרר, פרש</text:span><text:span text:style-name="Default_20_Paragraph_20_Font">.</text:span></text:p></text:note-body></text:note></text:span><text:span text:style-name="Default_20_Paragraph_20_Font"> כלומר: בימים ההם לא היה חזון, הנהגת העם הייתה בידי הכהן ולא בידי הנביא, וכתוצאה מכך העם נפרע ונפרץ.</text:span></text:p>
      <text:p text:style-name="P2"/>
      <text:p text:style-name="P43"><text:span text:style-name="Default_20_Paragraph_20_Font"><text:span text:style-name="T1">פרק ל</text:span></text:span></text:p>
      <text:p text:style-name="P43"><text:soft-page-break/><text:span text:style-name="Default_20_Paragraph_20_Font"><text:span text:style-name="T3">פסוק ז</text:span></text:span></text:p>
      <text:p text:style-name="P16"><text:span text:style-name="Default_20_Paragraph_20_Font">שְׁתַּיִם שָׁאַלְתִּי מֵאִתָּךְ: אַל תִּמְנַע מִמֶּנִּי </text:span><text:span text:style-name="Default_20_Paragraph_20_Font"><text:span text:style-name="T4">בְּטֶרֶם אָמוּת</text:span></text:span><text:span text:style-name="Default_20_Paragraph_20_Font">.</text:span></text:p>
      <text:p text:style-name="P19"><text:span text:style-name="Default_20_Paragraph_20_Font">שָׁוְא וּדְבַר כָּזָב הַרְחֵק מִמֶּנִּי: רֵאש ועֹשֶר אַל תִּתֶּן לִי, הַטְרִיפֵנִי לֶחֶם חֻקִּי. </text:span></text:p>
      <text:p text:style-name="P19"><text:span text:style-name="Default_20_Paragraph_20_Font">פֶּן אֶשְׂבַּע וְכִחַשְׁתִּי, וְאָמַרְתִּי 'מִי ה'?' וּפֶן אִוָּרֵשׁ וְגָנַבְתִּי, וְתָפַשְׂתִּי שֵׁם אֱלֹהָי <text:s text:c="3"/>(משלי ל', ז-ט).</text:span></text:p>
      <text:p text:style-name="P6"/>
      <text:p text:style-name="P43"><text:span text:style-name="Default_20_Paragraph_20_Font">לפי המפרשים, הבקשה מופנית אל ה', למשל: "עתה ידבר מול המקום ברוך הוא" (מצודת דוד על הפסוק). </text:span><text:span text:style-name="Default_20_Paragraph_20_Font"><text:span text:style-name="T4">שתים שאלתי מאיתך</text:span></text:span><text:span text:style-name="Default_20_Paragraph_20_Font"> = שתי בקשות המפורטות בפסוק הבא - שתיים שהן חמש - להינצל משווא ודבר-כזב, לא לקבל עוני ועושר אלא להתפרנס בכבוד</text:span></text:p>
      <text:p text:style-name="Standard"><text:span text:style-name="Default_20_Paragraph_20_Font">אולם לפני שהוא מפרט את הבקשות, הוא מוסיף עוד משפט: </text:span><text:span text:style-name="Default_20_Paragraph_20_Font"><text:span text:style-name="T4">אל תמנע ממני בטרם אמות</text:span></text:span><text:span text:style-name="Default_20_Paragraph_20_Font">. מה משמעות התיאור "בטרם אמות"?</text:span></text:p>
      <text:p text:style-name="P29"/>
      <text:p text:style-name="P29"><text:span text:style-name="Default_20_Paragraph_20_Font">1. יש שפירשו שמדובר בתיאור זמן: "כל ימי חיי לא יהיו מנועים ממני" (מצודת דוד). אולם, לפי זה היה ראוי להשתמש במילת יחס אחרת - "אל תמנע ממני </text:span><text:span text:style-name="Default_20_Paragraph_20_Font"><text:span text:style-name="T4">עד</text:span></text:span><text:span text:style-name="Default_20_Paragraph_20_Font"> יום מותי". המילה </text:span><text:span text:style-name="Default_20_Paragraph_20_Font"><text:span text:style-name="T4">בטרם</text:span></text:span><text:span text:style-name="Default_20_Paragraph_20_Font"> לא מתאימה לפירוש זה</text:span><text:span text:style-name="Default_20_Paragraph_20_Font">.</text:span></text:p>
      <text:p text:style-name="P26"><text:span text:style-name="Default_20_Paragraph_20_Font"/></text:p>
      <text:p text:style-name="P34"><text:span text:style-name="Default_20_Paragraph_20_Font">2. יש שפירשו שמדובר בתיאור תכלית: "בטרם אמות מיתת הנפש, על-ידי שאטעה מדרך האמונה" (מלבי"ם על הפסוק). אולם, לפי זה היה ראוי לכתוב "אל תמנע ממני </text:span><text:span text:style-name="Default_20_Paragraph_20_Font"><text:span text:style-name="T4">פן</text:span></text:span><text:span text:style-name="Default_20_Paragraph_20_Font"> אמות</text:span><text:span text:style-name="Default_20_Paragraph_20_Font">".</text:span></text:p>
      <text:p text:style-name="P2"/>
      <text:p text:style-name="P26"><text:span text:style-name="Default_20_Paragraph_20_Font">3. לענ"ד אפשר לפרש את הפסוק על-פי שני סיפורים נוספים שבהם מופיע ביטוי זה</text:span><text:span text:style-name="Default_20_Paragraph_20_Font">:</text:span></text:p>
      <text:list xml:id="list859001587" text:continue-list="list907979532" text:style-name="LS6">
        <text:list-item>
          <text:p text:style-name="P69"><text:span text:style-name="Default_20_Paragraph_20_Font">"וַעֲשֵׂה לִּי מַטְעַמִּים כַּאֲשֶׁר אָהַבְתִּי, וְהָבִיאָה לִי וְאֹכֵלָה, בַּעֲבוּר תְּבָרֶכְךָ נַפְשִׁי </text:span><text:span text:style-name="Default_20_Paragraph_20_Font"><text:span text:style-name="T4">בְּטֶרֶם אָמוּת</text:span></text:span><text:span text:style-name="Default_20_Paragraph_20_Font">" (בראשית כ"ז, ד</text:span><text:span text:style-name="Default_20_Paragraph_20_Font">).</text:span></text:p>
        </text:list-item>
      </text:list>
      <text:list xml:id="list1168768029" text:continue-list="list911765788" text:style-name="LS7">
        <text:list-item>
          <text:p text:style-name="P81"><text:span text:style-name="Default_20_Paragraph_20_Font">"וַיֹּאמֶר יִשְׂרָאֵל 'רַב! עוֹד יוֹסֵף בְּנִי חָי! אֵלְכָה וְאֶרְאֶנּוּ </text:span><text:span text:style-name="Default_20_Paragraph_20_Font"><text:span text:style-name="T4">בְּטֶרֶם אָמוּת!'</text:span></text:span><text:span text:style-name="Default_20_Paragraph_20_Font">" (בראשית מ"ה, כח</text:span><text:span text:style-name="Default_20_Paragraph_20_Font">).</text:span></text:p>
        </text:list-item>
      </text:list>
      <text:p text:style-name="P26"><text:span text:style-name="Default_20_Paragraph_20_Font">בשניהם הדובר הוא אב זקן, הפונה אל בנו ומבקש ממנו שיאפשר לו לעשות עוד דבר אחד חשוב לפני שימות. אם כך, ייתכן שגם בפסוק שלנו, הדובר, אגור בן יקה, הוא אב זקן הפונה </text:span><text:span text:style-name="Default_20_Paragraph_20_Font"><text:span text:style-name="T4">אל בניו</text:span></text:span><text:span text:style-name="Default_20_Paragraph_20_Font"> - ולא אל ה</text:span><text:span text:style-name="Default_20_Paragraph_20_Font">'.</text:span></text:p>
      <text:p text:style-name="P43"><text:span text:style-name="Default_20_Paragraph_20_Font"/></text:p>
      <text:p text:style-name="P38"><text:span text:style-name="Default_20_Paragraph_20_Font">הפרק מתחיל במילים</text:span><text:span text:style-name="Default_20_Paragraph_20_Font">:</text:span></text:p>
      <text:list xml:id="list443911714" text:continue-list="list994968161" text:style-name="LS8">
        <text:list-item>
          <text:p text:style-name="P82"><text:span text:style-name="Default_20_Paragraph_20_Font">"דִּבְרֵי אָגוּר בִּן יָקֶה הַמַּשָּׂא נְאֻם הַגֶּבֶר לְאִיתִיאֵל לְאִיתִיאֵל וְאֻכָל" (משלי ל', א</text:span><text:span text:style-name="Default_20_Paragraph_20_Font">).</text:span></text:p>
        </text:list-item>
      </text:list>
      <text:p text:style-name="P40"><text:span text:style-name="Default_20_Paragraph_20_Font">בשום מקום בהמשך הקטע אין פניה אל ה'. לפי זה, מסתבר שגם בפסוק שלנו אגור פונה אל איתיאל ואוכל</text:span><text:span text:style-name="Default_20_Paragraph_20_Font">.</text:span></text:p>
      <text:p text:style-name="Standard"><text:span text:style-name="Default_20_Paragraph_20_Font">אם איתיאל ואוכל הם אכן בניו של אגור בן יקה, הרי שיש הקבלה בין פרק ל לבין פרק לא - בתחילת פרק ל יש נאום של אב אל בניו, כמו שבתחילת פרק לא יש נאום של אם אל בנה:</text:span></text:p>
      <text:list xml:id="list989455093" text:continue-list="list887947691" text:style-name="LS9">
        <text:list-item>
          <text:p text:style-name="P83"><text:span text:style-name="Default_20_Paragraph_20_Font">"דִּבְרֵי לְמוּאֵל מֶלֶךְ מַשָּׂא אשר יִסְּרַתּוּ אִמּוֹ" (משלי ל"א, א</text:span><text:span text:style-name="Default_20_Paragraph_20_Font">).</text:span></text:p>
        </text:list-item>
      </text:list>
      <text:p text:style-name="P40"><text:soft-page-break/><text:span text:style-name="Default_20_Paragraph_20_Font">גם בפרק שלנו ישנם כמה פסוקים העוסקים ביחסי הורים וילדים</text:span><text:span text:style-name="Default_20_Paragraph_20_Font">:</text:span></text:p>
      <text:list xml:id="list923503411" text:continue-list="list1265077793" text:style-name="LS10">
        <text:list-item>
          <text:p text:style-name="P84"><text:span text:style-name="Default_20_Paragraph_20_Font">"דּוֹר אָבִיו יְקַלֵּל וְאֶת אִמּוֹ לֹא יְבָרֵךְ" (פסוק יא</text:span><text:span text:style-name="Default_20_Paragraph_20_Font">).</text:span></text:p>
        </text:list-item>
        <text:list-item>
          <text:p text:style-name="P84"><text:span text:style-name="Default_20_Paragraph_20_Font">"לַעֲלוּקָה שְׁתֵּי בָנוֹת הַב הַב, שָׁלוֹשׁ הֵנָּה לֹא תִשְׂבַּעְנָה אַרְבַּע לֹא אָמְרוּ הוֹן" (פסוק טו</text:span><text:span text:style-name="Default_20_Paragraph_20_Font">).</text:span></text:p>
        </text:list-item>
        <text:list-item>
          <text:p text:style-name="P84"><text:span text:style-name="Default_20_Paragraph_20_Font">"עַיִן תִּלְעַג לְאָב וְתָבוּז לִיקֲּהַת אֵם יִקְּרוּהָ עֹרְבֵי נַחַל וְיֹאכְלוּהָ בְנֵי נָשֶׁר" (פסוק יז</text:span><text:span text:style-name="Default_20_Paragraph_20_Font">).</text:span></text:p>
        </text:list-item>
      </text:list>
      <text:p text:style-name="P40"><text:span text:style-name="Default_20_Paragraph_20_Font">נחזור לפסוק שלנו. ניתן לשער כי אגור בן יקה הוא זקן וכבר לא מסוגל לעבוד, הוא תלוי בבנו. הוא מבקש מבנו שלא ייתן לו להיות עני, אך גם לא ירעיף עליו עושר, אלא רק ידאג שיהיה לו מה לאכול -"</text:span><text:span text:style-name="Default_20_Paragraph_20_Font"><text:span text:style-name="T4">הטריפני לחם חוקי</text:span></text:span><text:span text:style-name="Default_20_Paragraph_20_Font"><text:span text:style-name="T7">”.</text:span></text:span></text:p>
      <text:p text:style-name="P3"><text:span text:style-name="Default_20_Paragraph_20_Font">אם כך, הבקשה בפסוק שלנו משקפת את רצונו הטבעי של כל אב זקן - כבר אין לו צורך בעושר ובמותרות, וכל שאיפתו היא שיהיה לו מה לאכול.</text:span></text:p>
      <text:p text:style-name="P6"/>
      <text:p text:style-name="P43"><text:span text:style-name="Default_20_Paragraph_20_Font"><text:span text:style-name="T3">פסוק ט</text:span></text:span></text:p>
      <text:p text:style-name="P43"><text:span text:style-name="Default_20_Paragraph_20_Font">(פירוש חלופי על הקטע מהסעיף הקודם</text:span><text:span text:style-name="Default_20_Paragraph_20_Font">).</text:span></text:p>
      <text:p text:style-name="P3"/>
      <text:p text:style-name="P3"><text:span text:style-name="Default_20_Paragraph_20_Font">הכותב, אגור בן יקה, מבקש שלא להיות עשיר. אולם במקומות אחרים בספר משלי, עושר נחשב לברכה, למשל "וְיַד חָרוּצִים תַּעֲשִׁיר" (משלי י', ד). אם כך מדוע הכותב אינו רוצה להיות עשיר</text:span><text:span text:style-name="Default_20_Paragraph_20_Font">?</text:span></text:p>
      <text:p text:style-name="Standard"><text:span text:style-name="Default_20_Paragraph_20_Font">הנימוק של הכותב הוא "פן אשבע וכיחשתי, ואמרתי </text:span><text:span text:style-name="Default_20_Paragraph_20_Font"><text:span text:style-name="T4">מי ה'</text:span></text:span><text:span text:style-name="Default_20_Paragraph_20_Font">". הביטוי </text:span><text:span text:style-name="Default_20_Paragraph_20_Font"><text:span text:style-name="T4">מי ה'?</text:span></text:span><text:span text:style-name="Default_20_Paragraph_20_Font"> מופיע בתנ"ך רק פעם אחת נוספת - בדברי פרעה מלך מצרים. אחרי שמשה ואהרן ביקשו ממנו בשם ה' "שלח את עמי ויחוגו לי במדבר", הוא אמר:</text:span></text:p>
      <text:p text:style-name="P20"><text:span text:style-name="Default_20_Paragraph_20_Font"><text:span text:style-name="T4">מִי ה'</text:span></text:span><text:span text:style-name="Default_20_Paragraph_20_Font"> אֲשֶׁר אֶשְׁמַע בְּקֹלוֹ לְשַׁלַּח אֶת יִשְׂרָאֵל? </text:span></text:p>
      <text:p text:style-name="P24"><text:span text:style-name="Default_20_Paragraph_20_Font">לֹא יָדַעְתִּי אֶת ה', וְגַם אֶת יִשְׂרָאֵל לֹא אֲשַׁלֵּחַ! <text:s text:c="2"/>(שמות ה', ב).</text:span></text:p>
      <text:p text:style-name="P40"><text:span text:style-name="Default_20_Paragraph_20_Font">פרעה - המשעבד הגדול - טען שאיננו יודע מי ה', ולכן לא ישחרר את עבדיו</text:span><text:span text:style-name="Default_20_Paragraph_20_Font">.</text:span></text:p>
      <text:p text:style-name="Standard"><text:span text:style-name="Default_20_Paragraph_20_Font">לפי זה, ייתכן שהפסוק שלנו מתכוון לרמוז, שיש קשר בין שאיפה להתעשרות לבין שיעבוד. ישנם אנשים שרוצים להתעשר, לא על-ידי עבודה וחריצות, אלא על-ידי ניצול עבודתם של אחרים, כגון ע"י הלוואות בריבית. מי שרוצה להתעשר בלי להתאמץ, בכך שיגרום לאחרים לעבוד בשבילו, למעשה </text:span><text:span text:style-name="Default_20_Paragraph_20_Font">חוטא בשיעבוד כמו פרעה, ועלול להגיד </text:span><text:span text:style-name="Default_20_Paragraph_20_Font"><text:span text:style-name="T4">"מי ה'?</text:span></text:span><text:span text:style-name="Default_20_Paragraph_20_Font"> " במטרה להצדיק את השיעבוד. זו השאיפה שהכותב רוצה להתרחק ממנה</text:span><text:span text:style-name="Default_20_Paragraph_20_Font">.</text:span></text:p>
      <text:p text:style-name="P4"/>
      <text:p text:style-name="P43"><text:span text:style-name="Default_20_Paragraph_20_Font"><text:span text:style-name="T3">פסוקים כד-כח</text:span></text:span></text:p>
      <text:p text:style-name="P22"><text:span text:style-name="Default_20_Paragraph_20_Font">אַרְבָּעָה הֵם קְטַנֵּי אָרֶץ, וְהֵמָּה חֲכָמִים מְחֻכָּמִים</text:span><text:span text:style-name="Default_20_Paragraph_20_Font">:</text:span></text:p>
      <text:p text:style-name="P22"><text:span text:style-name="Default_20_Paragraph_20_Font"><text:span text:style-name="T4">הַנְּמָלִים</text:span></text:span><text:span text:style-name="Default_20_Paragraph_20_Font"> - עַם לֹא עָז, וַיָּכִינוּ בַקַּיִץ לַחְמָם.</text:span><text:a xlink:type="simple" xlink:href="http://he.wikisource.org/wiki/קטגוריה:משלי_ל_כו"><text:span text:style-name="Default_20_Paragraph_20_Font"> </text:span></text:a></text:p>
      <text:p text:style-name="P22"><text:span text:style-name="Default_20_Paragraph_20_Font"><text:span text:style-name="T4">שְׁפַנִּים</text:span></text:span><text:span text:style-name="Default_20_Paragraph_20_Font"> - עַם לֹא עָצוּם, וַיָּשִׂימוּ בַסֶּלַע בֵּיתָם.</text:span><text:a xlink:type="simple" xlink:href="http://he.wikisource.org/wiki/קטגוריה:משלי_ל_כז"><text:span text:style-name="Default_20_Paragraph_20_Font"> </text:span></text:a></text:p>
      <text:p text:style-name="P22"><text:span text:style-name="Default_20_Paragraph_20_Font">מֶלֶךְ אֵין </text:span><text:span text:style-name="Default_20_Paragraph_20_Font"><text:span text:style-name="T4">לָאַרְבֶּה</text:span></text:span><text:span text:style-name="Default_20_Paragraph_20_Font">, וַיֵּצֵא חֹצֵץ כֻּלּוֹ.</text:span><text:a xlink:type="simple" xlink:href="http://he.wikisource.org/wiki/קטגוריה:משלי_ל_כח"><text:span text:style-name="Default_20_Paragraph_20_Font"> </text:span></text:a></text:p>
      <text:p text:style-name="P22"><text:span text:style-name="Default_20_Paragraph_20_Font"><text:span text:style-name="T4">שְׂמָמִית</text:span></text:span><text:span text:style-name="Default_20_Paragraph_20_Font"> בְּיָדַיִם תְּתַפֵּשׂ, וְהִיא בְּהֵיכְלֵי מֶלֶךְ <text:s/>(משלי ל', כד-כח</text:span><text:span text:style-name="Default_20_Paragraph_20_Font">).</text:span></text:p>
      <text:p text:style-name="P40"><text:soft-page-break/><text:span text:style-name="Default_20_Paragraph_20_Font">בקריאה ראשונה, המסר של הפסוק הוא יתרונה של החכמה על הגודל: ארבעה יצורים קטנים מצליחים, בזכות חכמתם, לשרוד בעולם של יצורים גדולים מהם.</text:span><text:span text:style-name="Default_20_Paragraph_20_Font"><text:note text:id="ftn38" text:note-class="footnote"><text:note-citation>38</text:note-citation><text:note-body><text:p text:style-name="Footnote"><text:span text:style-name="Default_20_Paragraph_20_Font"><text:span text:style-name="T5"><text:s/>ע"פ פרופ' יהודה אליצור, כל אחד בעלי-החיים האלה מייצג כישרון אחד הדרוש לניהול המדינה. ראו </text:span></text:span><text:span text:style-name="Default_20_Paragraph_20_Font">"חכמת הממשל במשל חכמה", בתוך "עז לדוד" - ספר בן גוריון, כתבי החברה לחקר המקרא בישראל ט"ו, ירושלים ה'תשכ"ד. נמצא גם באינטרנט באתר דעת: http://www.daat.ac.il/daat/tanach/emet/mish30eli-1.</text:span><text:span text:style-name="Default_20_Paragraph_20_Font">htm</text:span></text:p></text:note-body></text:note></text:span></text:p>
      <text:p text:style-name="P2"/>
      <text:p text:style-name="P2"><text:span text:style-name="Default_20_Paragraph_20_Font">קטעים אחרים בפרקנו מדברים על "שלושה וארבעה", ובדרך כלל הפרט הרביעי שונה משלושת הפרטים הקודמים. גם בקטע שלנו, השממית (היא העכבישה - נקבת העכביש)</text:span><text:span text:style-name="Default_20_Paragraph_20_Font"><text:note text:id="ftn39" text:note-class="footnote"><text:note-citation>39</text:note-citation><text:note-body><text:p text:style-name="Footnote"><text:span text:style-name="Default_20_Paragraph_20_Font"><text:span text:style-name="T5"><text:s/>כך התרגום הארמי על הפסוק, וכן פירשו רלב"ג, מצודת ציון, מלבי"ם ועוד.</text:span></text:span></text:p></text:note-body></text:note></text:span><text:span text:style-name="Default_20_Paragraph_20_Font"> שונה משלושת ה"קטנים" הראשונים:</text:span></text:p>
      <text:list xml:id="list265403440" text:continue-list="list2067402222" text:style-name="LS11">
        <text:list-item>
          <text:p text:style-name="P85"><text:span text:style-name="Default_20_Paragraph_20_Font">לגבי שלושת הראשונים, הכתוב מפרט את חולשתם - </text:span><text:span text:style-name="Default_20_Paragraph_20_Font"><text:span text:style-name="T4">הנמלים עם לא עז</text:span></text:span><text:span text:style-name="Default_20_Paragraph_20_Font">, </text:span><text:span text:style-name="Default_20_Paragraph_20_Font"><text:span text:style-name="T4">השפנים עם לא עצום</text:span></text:span><text:span text:style-name="Default_20_Paragraph_20_Font">, </text:span><text:span text:style-name="Default_20_Paragraph_20_Font"><text:span text:style-name="T4">מלך אין לארבה</text:span></text:span><text:span text:style-name="Default_20_Paragraph_20_Font">; אך לגבי השממית אין פירוט של חולשתה</text:span><text:span text:style-name="Default_20_Paragraph_20_Font">.</text:span></text:p>
        </text:list-item>
        <text:list-item>
          <text:p text:style-name="P85"><text:span text:style-name="Default_20_Paragraph_20_Font">שלושת הראשונים הם </text:span><text:span text:style-name="Default_20_Paragraph_20_Font"><text:span text:style-name="T4">עם</text:span></text:span><text:span text:style-name="Default_20_Paragraph_20_Font"> גדול, והשממית היא יחידה</text:span><text:span text:style-name="Default_20_Paragraph_20_Font">.</text:span></text:p>
        </text:list-item>
      </text:list>
      <text:p text:style-name="P40"><text:span text:style-name="Default_20_Paragraph_20_Font">חולשתה של השממית היא בדיוק בזה, שהיא יחידה - לא רק שהיא קטנה בפני עצמה, אין לה אפילו את היתרון המספרי שיש ל"עמים" האחרים</text:span><text:span text:style-name="Default_20_Paragraph_20_Font">.</text:span></text:p>
      <text:p text:style-name="P2"><text:span text:style-name="Default_20_Paragraph_20_Font">עם זאת, ההצלחה של השממית גדולה יותר משל שלושת הקטנים האחרים: שלושת האחרים מצליחים להסתדר בתחומים מסויימים - הנמלים בכלכלה </text:span><text:span text:style-name="Default_20_Paragraph_20_Font"><text:span text:style-name="T4">ויכינו בקיץ לחמם</text:span></text:span><text:span text:style-name="Default_20_Paragraph_20_Font">, השפנים בהגנה </text:span><text:span text:style-name="Default_20_Paragraph_20_Font"><text:span text:style-name="T4">וישימו בסלע ביתם</text:span></text:span><text:span text:style-name="Default_20_Paragraph_20_Font">, הארבה בהתקפה </text:span><text:span text:style-name="Default_20_Paragraph_20_Font"><text:span text:style-name="T4">ויצא חוצץ כולו</text:span></text:span><text:span text:style-name="Default_20_Paragraph_20_Font">. אבל השממית מצליחה להסתדר יותר מכולם - היא מגיעה ל</text:span><text:span text:style-name="Default_20_Paragraph_20_Font"><text:span text:style-name="T4">היכלי מלך</text:span></text:span><text:span text:style-name="Default_20_Paragraph_20_Font">, היא תופשת את השלטון על כולם. מהי המשמעות של מבנה זה של הקטע?</text:span></text:p>
      <text:p text:style-name="P2"><text:span text:style-name="Default_20_Paragraph_20_Font">1. ייתכן שהמבנה בא להדגיש עוד יותר את מעלת החכמה - גם היצור הקטן והחלש ביותר, שנמצא לבדו ללא עם שיעזור לו, יכול להגיע למעמד הגבוה ביותר, להיכלי מלך, אם הוא פועל בחכמה.</text:span></text:p>
      <text:p text:style-name="Standard"><text:span text:style-name="Default_20_Paragraph_20_Font">2. אך ייתכן שיש כאן גם אזהרה לעם: אזהרה מפני "עכבישים", יצורים קטנים ומאוסים, שעלולים לתפוש את השלטון בידיים ולהגיע להיכלי מלך. ראיה </text:span><text:span text:style-name="Default_20_Paragraph_20_Font">לפירוש זה ניתן להביא מהקבלה למשל אחר, שנאמר שנים רבות לפני משל זה - משל יותם</text:span><text:span text:style-name="Default_20_Paragraph_20_Font"><text:span text:style-name="T4">:</text:span></text:span><text:span text:style-name="Default_20_Paragraph_20_Font"><text:span text:style-name="T4"><text:note text:id="ftn40" text:note-class="footnote"><text:note-citation>40</text:note-citation><text:note-body><text:p text:style-name="Footnote"><text:span text:style-name="Default_20_Paragraph_20_Font"><text:span text:style-name="T5"><text:s/>הקבלה זו כבר נזכרה בספרו של אברהם אהוביה, "ככל הכתוב", עמ' 262.</text:span></text:span></text:p></text:note-body></text:note></text:span></text:span></text:p>
      <text:p text:style-name="P20"><text:span text:style-name="Default_20_Paragraph_20_Font">הָלוֹךְ הָלְכוּ הָעֵצִים לִמְשֹׁחַ עֲלֵיהֶם מֶלֶך</text:span><text:span text:style-name="Default_20_Paragraph_20_Font">.</text:span></text:p>
      <text:p text:style-name="P20"><text:span text:style-name="Default_20_Paragraph_20_Font"><text:span text:style-name="T4">וַיֹּאמְרוּ לַזַּיִת</text:span></text:span><text:span text:style-name="Default_20_Paragraph_20_Font"> 'מלוכה [מָלְכָה קרי] עָלֵינוּ'; וַיֹּאמֶר לָהֶם הַזַּיִת 'הֶחֳדַלְתִּי אֶת דִּשְׁנִי אֲשֶׁר בִּי יְכַבְּדוּ אֱלֹהִים וַאֲנָשִׁים וְהָלַכְתִּי לָנוּעַ עַל הָעֵצִים</text:span><text:span text:style-name="Default_20_Paragraph_20_Font">?'.</text:span></text:p>
      <text:p text:style-name="P20"><text:span text:style-name="Default_20_Paragraph_20_Font"><text:span text:style-name="T4">וַיֹּאמְרוּ הָעֵצִים לַתְּאֵנָה</text:span></text:span><text:span text:style-name="Default_20_Paragraph_20_Font"> 'לְכִי אַתְּ מָלְכִי עָלֵינוּ'. וַתֹּאמֶר לָהֶם הַתְּאֵנָה 'הֶחֳדַלְתִּי אֶת מָתְקִי וְאֶת תְּנוּבָתִי הַטּוֹבָה וְהָלַכְתִּי לָנוּעַ עַל הָעֵצִים</text:span><text:span text:style-name="Default_20_Paragraph_20_Font">?'.</text:span></text:p>
      <text:p text:style-name="P20"><text:span text:style-name="Default_20_Paragraph_20_Font"><text:span text:style-name="T4">וַיֹּאמְרוּ הָעֵצִים לַגָּפֶן</text:span></text:span><text:span text:style-name="Default_20_Paragraph_20_Font"> 'לְכִי אַתְּ מלוכי [מָלְכִי קרי] עָלֵינוּ'.</text:span><text:a xlink:type="simple" xlink:href="http://he.wikisource.org/wiki/קטגוריה:שופטים_ט_יג"><text:span text:style-name="Default_20_Paragraph_20_Font"> </text:span></text:a><text:span text:style-name="Default_20_Paragraph_20_Font">וַתֹּאמֶר לָהֶם הַגֶּפֶן 'הֶחֳדַלְתִּי אֶת תִּירוֹשִׁי הַמְשַׂמֵּחַ אֱלֹהִים וַאֲנָשִׁים וְהָלַכְתִּי לָנוּעַ עַל הָעֵצִים</text:span><text:span text:style-name="Default_20_Paragraph_20_Font">?'.</text:span></text:p>
      <text:p text:style-name="P20"><text:soft-page-break/><text:span text:style-name="Default_20_Paragraph_20_Font"><text:span text:style-name="T4">וַיֹּאמְרוּ כָל הָעֵצִים אֶל הָאָטָד</text:span></text:span><text:span text:style-name="Default_20_Paragraph_20_Font"> 'לֵךְ אַתָּה מְלָךְ עָלֵינוּ'.</text:span><text:a xlink:type="simple" xlink:href="http://he.wikisource.org/wiki/קטגוריה:שופטים_ט_טו"><text:span text:style-name="Default_20_Paragraph_20_Font"> </text:span></text:a><text:span text:style-name="Default_20_Paragraph_20_Font">וַיֹּאמֶר הָאָטָד אֶל הָעֵצִים 'אִם בֶּאֱמֶת אַתֶּם מֹשְׁחִים אֹתִי לְמֶלֶךְ עֲלֵיכֶם - בֹּאוּ חֲסוּ בְצִלִּי, וְאִם אַיִן - תֵּצֵא אֵשׁ מִן הָאָטָד וְתֹאכַל אֶת אַרְזֵי הַלְּבָנוֹן' <text:s/>(שופטים ט', ח-טו</text:span><text:span text:style-name="Default_20_Paragraph_20_Font">).</text:span></text:p>
      <text:p text:style-name="P40"><text:span text:style-name="Default_20_Paragraph_20_Font">גם במשל יותם נזכרו שלושה וארבעה: שלושת הראשונים - הזית, הגפן והתאנה - נותנים פירות, אין להם צורך בשלטון ואין להם צורך במלך; הרביעי - האטד - אינו נותן פירות, וכל מטרתו להפוך למלך. משל יותם בא להזהיר את העם מפני הסכנות שבמינוי מלך, וייתכן שגם במשל שלנו - בספר משלי - ישנו מסר אנטי-מלוכני סמוי.</text:span></text:p>
      <text:p text:style-name="P2"/>
      <text:p text:style-name="P2"><text:span text:style-name="Default_20_Paragraph_20_Font"><text:span text:style-name="T3">פסוק לב</text:span></text:span></text:p>
      <text:p text:style-name="P20"><text:span text:style-name="Default_20_Paragraph_20_Font">אִם נָבַלְתָּ בְהִתְנַשֵּׂא, וְאִם זַמּוֹתָ יָד לְפֶה <text:s/>(משלי ל', לב</text:span><text:span text:style-name="Default_20_Paragraph_20_Font">).</text:span></text:p>
      <text:p text:style-name="P40"><text:span text:style-name="Default_20_Paragraph_20_Font">לפי רוב המפרשים, הפועל </text:span><text:span text:style-name="Default_20_Paragraph_20_Font"><text:span text:style-name="T4">נבל</text:span></text:span><text:span text:style-name="Default_20_Paragraph_20_Font"> מציין עלבון והשפלה, והמסר של הפסוק הוא לא להגיב על השפלות, למשל: "אם נתנבלת ע"י חבירך שחירפך - סופך להנשא בדבר" (רש"י על הפסוק).</text:span></text:p>
      <text:p text:style-name="P2"><text:span text:style-name="Default_20_Paragraph_20_Font">אולם אפשר לפרש את הפסוק על-פי דברי התוכחה של יתרו למשה, כאשר ראה את התור הארוך המשתרך מחוץ ללשכה שלו</text:span><text:span text:style-name="Default_20_Paragraph_20_Font">:</text:span></text:p>
      <text:p text:style-name="P20"><text:span text:style-name="Default_20_Paragraph_20_Font">וַיַּרְא חֹתֵן מֹשֶׁה אֵת כָּל אֲשֶׁר הוּא עֹשֶׂה לָעָם, וַיֹּאמֶר 'מָה הַדָּבָר הַזֶּה אֲשֶׁר אַתָּה עֹשֶׂה לָעָם? מַדּוּעַ אַתָּה יוֹשֵׁב לְבַדֶּךָ וְכָל הָעָם נִצָּב עָלֶיךָ מִן בֹּקֶר עַד עָרֶב?' וַיֹּאמֶר מֹשֶׁה לְחֹתְנוֹ 'כִּי יָבֹא אֵלַי הָעָם לִדְרֹשׁ אֱלֹהִים.</text:span><text:a xlink:type="simple" xlink:href="http://he.wikisource.org/wiki/קטגוריה:שמות_יח_טז"><text:span text:style-name="Default_20_Paragraph_20_Font"> </text:span></text:a><text:span text:style-name="Default_20_Paragraph_20_Font">כִּי יִהְיֶה לָהֶם דָּבָר בָּא אֵלַי וְשָׁפַטְתִּי בֵּין אִישׁ וּבֵין רֵעֵהוּ וְהוֹדַעְתִּי אֶת חֻקֵּי הָאֱלֹהִים וְאֶת תּוֹרֹתָיו'. וַיֹּאמֶר חֹתֵן מֹשֶׁה אֵלָיו 'לֹא טוֹב הַדָּבָר אֲשֶׁר אַתָּה עֹשֶׂה! </text:span><text:span text:style-name="Default_20_Paragraph_20_Font"><text:span text:style-name="T4">נָבֹל תִּבֹּל</text:span></text:span><text:span text:style-name="Default_20_Paragraph_20_Font"> גַּם אַתָּה גַּם הָעָם הַזֶּה אֲשֶׁר עִמָּך,ְ כִּי כָבֵד מִמְּךָ הַדָּבָר, לֹא תוּכַל עֲשֹׂהוּ לְבַדֶּךָ!' <text:s text:c="5"/>(שמות י"ח, יד-יח</text:span><text:span text:style-name="Default_20_Paragraph_20_Font">).</text:span></text:p>
      <text:p text:style-name="P40"><text:span text:style-name="Default_20_Paragraph_20_Font">הפועל </text:span><text:span text:style-name="Default_20_Paragraph_20_Font"><text:span text:style-name="T4">נבל</text:span></text:span><text:span text:style-name="Default_20_Paragraph_20_Font"> מציין שחיקה נפשית; </text:span><text:span text:style-name="Default_20_Paragraph_20_Font"><text:span text:style-name="T4">נבלת בהתנשא</text:span></text:span><text:span text:style-name="Default_20_Paragraph_20_Font"> = נשחקת והתעייפת מתפקידך כמנהיג רם ונישא. </text:span></text:p>
      <text:p text:style-name="Standard"><text:span text:style-name="Default_20_Paragraph_20_Font"><text:span text:style-name="T4">זַמּוֹתָ</text:span></text:span><text:span text:style-name="Default_20_Paragraph_20_Font"> = מהשורש זמם, המציין מחשבות עמוקות; </text:span><text:span text:style-name="Default_20_Paragraph_20_Font"><text:span text:style-name="T4">אם זמות</text:span></text:span><text:span text:style-name="Default_20_Paragraph_20_Font"> = שקעת במחשבות עמוקות מרוב עייפות וחוסר-ריכוז.</text:span></text:p>
      <text:p text:style-name="Standard"><text:span text:style-name="Default_20_Paragraph_20_Font"><text:span text:style-name="T4">יד לפה</text:span></text:span><text:span text:style-name="Default_20_Paragraph_20_Font"> = משל לשתיקה, כמו</text:span><text:a xlink:type="simple" xlink:href="http://tora.us.fm/tnk1/prqim/t0718.htm#19"><text:span text:style-name="Default_20_Paragraph_20_Font"> </text:span></text:a><text:span text:style-name="Default_20_Paragraph_20_Font">"וַיֹּאמְרוּ לו 'הַחֲרֵשׁ! שִׂים </text:span><text:span text:style-name="Default_20_Paragraph_20_Font"><text:span text:style-name="T4">יָדְךָ עַל פִּיךָ</text:span></text:span><text:span text:style-name="Default_20_Paragraph_20_Font"> וְלֵךְ עִמָּנוּ...!'" (שופטים י"ח, יט); או משל לאכילה, כמו</text:span><text:a xlink:type="simple" xlink:href="http://tora.us.fm/tnk1/prqim/t2819.htm#24"><text:span text:style-name="Default_20_Paragraph_20_Font"> </text:span></text:a><text:span text:style-name="Default_20_Paragraph_20_Font">"טָמַן עָצֵל </text:span><text:span text:style-name="Default_20_Paragraph_20_Font"><text:span text:style-name="T4">יָדוֹ</text:span></text:span><text:span text:style-name="Default_20_Paragraph_20_Font"> בַּצַּלָּחַת, גַּם אֶל </text:span><text:span text:style-name="Default_20_Paragraph_20_Font"><text:span text:style-name="T4">פִּיהוּ</text:span></text:span><text:span text:style-name="Default_20_Paragraph_20_Font"> לֹא יְשִׁיבֶנָּה" (משלי י"ט, כד).</text:span></text:p>
      <text:p text:style-name="Standard"><text:span text:style-name="Default_20_Paragraph_20_Font">הפסוק פונה אל המנהיג: אם אתה, המנהיג, מרגיש שאתה נובל, שחוק ועייף מהנהגת הציבור, ואתה נוטה 'לרחף' ולשקוע במחשבות, זה הזמן לעצור, לשתוק ולהפסיק לרגע מתפקידך כמנהיג, לאכול ולהתרענן, ורק אז לחזור לעבודה.</text:span></text:p>
      <text:p text:style-name="P26"/>
      <text:p text:style-name="P26"><text:span text:style-name="Default_20_Paragraph_20_Font"><text:span text:style-name="T1">סיכום ומחקר עתידי</text:span></text:span></text:p>
      <text:p text:style-name="P26"><text:soft-page-break/><text:span text:style-name="Default_20_Paragraph_20_Font">ישנן עוד הקבלות רבות בין פסוקים בספר משלי לבין פסוקים אחרים. במאמר זה התייחסתי רק להקבלות שהצלחתי למצוא את ההשלכה שלהן על פרשנות הפסוקים ואת המשמעות המעשית שלהן.</text:span></text:p>
      <text:p text:style-name="Standard"><text:span text:style-name="Default_20_Paragraph_20_Font">כמו כן, התייחסתי רק להקבלות ל</text:span><text:span text:style-name="Default_20_Paragraph_20_Font"><text:span text:style-name="T4">סיפורים</text:span></text:span><text:span text:style-name="Default_20_Paragraph_20_Font">. ישנן עוד הקבלות רבות ל</text:span><text:span text:style-name="Default_20_Paragraph_20_Font"><text:span text:style-name="T4">מצוות</text:span></text:span><text:span text:style-name="Default_20_Paragraph_20_Font"> ול</text:span><text:span text:style-name="Default_20_Paragraph_20_Font"><text:span text:style-name="T4">נבואות</text:span></text:span><text:span text:style-name="Default_20_Paragraph_20_Font">, <text:s/>והן יתפרסמו אי”ה במאמר נפרד.</text:span></text:p>
      <text:p text:style-name="Standard"><text:span text:style-name="Default_20_Paragraph_20_Font">המספר הרב של ההקבלות שמצאנו מחזק את ההשערה, ש</text:span><text:span text:style-name="Default_20_Paragraph_20_Font"><text:span text:style-name="T4">לכל</text:span></text:span><text:span text:style-name="Default_20_Paragraph_20_Font"> פסוק מספר משלי ישנו סיפור מקביל. כל פסוק מספר משלי הוא למעשה מוסר השכל של סיפור כלשהו. ספר משלי מציג רק את התמצית - רק את מוסר ההשכל - ומשאיר לנו אתגר, לגלות את הסיפורים שמאחרי הפסוקים (י.קיל, <text:s/>"דעת מקרא על ספר משלי", מבוא, עמ' 14-19).</text:span></text:p>
      <text:p text:style-name="Standard"><text:span text:style-name="Default_20_Paragraph_20_Font">כמו שמשון, שאמר לרעיו הפלשתים “מֵהָאֹכֵל יָצָא מַאֲכָל וּמֵעַז יָצָא מָתוֹק” (שופטים י”ד, יד) ושלח אותם לחפש את הסיפור העומד מאחרי המשפט, כך גם "שלמה המלך התבונן על פרשה עיונית בתורה, או על פרשה בדברי ימי מלכות ישראל, הפקיע אותה מהצמצום הפרטי אל ההכללה הרחבה, ותיכן אותה במשפט של משל. על-כן המשלים במשלי-שלמה הם בבחינת משל-חידה, שכדי להכיר את נסיבות היווצרותם צריך להתחקות לאחור על שורשם" (ס. שרייבר, "משלי שלמה על מלכות בית דוד", פתח תקוה ה'תשס"ח, עמ' טו).</text:span></text:p>
      <text:p text:style-name="Standard"><text:span text:style-name="Default_20_Paragraph_20_Font">מעבר לכך, ייתכן שכל ספר משלי הוא פירוש רצוף על התורה או על סיפורי הנביאים: "חז"ל אמרו ששלמה המלך עשה אזניים לתורה על-ידי משלים, כדי שיוכלו להבין תורה אלוקית בשכל אנושי. כלומר ספר משלי הוא פירוש קדמון בכתב על התורה... על-פי הפשט, החלק השני משלים ודברי מוסר בדברים בודדים (רס"ג), אבל על-פי הדרש והאגדה - החלק השני איננו דברים בודדים אלא רציף, כלול בהדר מבנהו, משוכלל בצורתו..." (ס. שרייבר, "משלי שלמה על אישי התורה", פתח תקוה ה'תשס"ח, עמ' ח).</text:span></text:p>
      <text:p text:style-name="P30"><text:span text:style-name="Default_20_Paragraph_20_Fo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in" fo:margin-right="0in" fo:margin-top="0in" fo:margin-bottom="0in" fo:line-height="115%" fo:text-align="end" style:justify-single-word="false" fo:orphans="2" fo:widows="2" fo:text-indent="0.1965in" style:auto-text-indent="false" style:page-number="auto" fo:break-before="auto" fo:break-after="auto" fo:background-color="transparent" style:shadow="none" style:writing-mode="rl-tb">
        <style:tab-stops/>
        <style:background-image/>
      </style:paragraph-properties>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DejaVu Sans" fo:font-size="14pt" style:font-name-asian="DejaVu Sans1" style:font-size-asian="14pt" style:font-name-complex="DejaVu San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class="text">
      <style:paragraph-properties fo:margin-top="0.3335in" fo:margin-bottom="0.0835in" fo:line-height="100%"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line-height="100%"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line-height="100%"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line-height="100%"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line-height="100%" fo:break-before="auto" fo:break-after="auto"/>
      <style:text-properties fo:font-weight="bold" style:font-weight-asian="bold" style:font-weight-complex="bold"/>
    </style:style>
    <style:style style:name="Heading_20_6" style:display-name="Heading 6" style:family="paragraph" style:parent-style-name="Standard" style:class="text">
      <style:paragraph-properties fo:margin-top="0.139in" fo:margin-bottom="0.028in" fo:line-height="100%"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2.5201in" style:type="center"/>
          <style:tab-stop style:position="5.0409in" style:type="right"/>
        </style:tab-stops>
      </style:paragraph-properties>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0" style:display-name="LLS_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1" style:display-name="LLS_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2" style:display-name="LLS_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3" style:display-name="LLS_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4" style:display-name="LLS_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5" style:display-name="LLS_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6" style:display-name="LLS_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7" style:display-name="LLS_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8" style:display-name="LLS_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0" style:display-name="LLS_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1" style:display-name="LLS_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2" style:display-name="LLS_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3" style:display-name="LLS_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4" style:display-name="LLS_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5" style:display-name="LLS_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6" style:display-name="LLS_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7" style:display-name="LLS_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8" style:display-name="LLS_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0" style:display-name="LLS_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1" style:display-name="LLS_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2" style:display-name="LLS_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3" style:display-name="LLS_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4" style:display-name="LLS_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5" style:display-name="LLS_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6" style:display-name="LLS_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7" style:display-name="LLS_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8" style:display-name="LLS_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1" style:display-name="LLS_1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2" style:display-name="LLS_1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3" style:display-name="LLS_1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4" style:display-name="LLS_1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5" style:display-name="LLS_1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6" style:display-name="LLS_1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7" style:display-name="LLS_1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8" style:display-name="LLS_1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0" style:display-name="LLS_1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1" style:display-name="LLS_1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2" style:display-name="LLS_1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3" style:display-name="LLS_1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4" style:display-name="LLS_1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5" style:display-name="LLS_1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6" style:display-name="LLS_1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7" style:display-name="LLS_1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8" style:display-name="LLS_1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0" style:display-name="LLS_1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1" style:display-name="LLS_1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2" style:display-name="LLS_1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3" style:display-name="LLS_1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4" style:display-name="LLS_1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5" style:display-name="LLS_1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6" style:display-name="LLS_1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7" style:display-name="LLS_1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8" style:display-name="LLS_1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0" style:display-name="LLS_1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1" style:display-name="LLS_1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2" style:display-name="LLS_1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3" style:display-name="LLS_1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4" style:display-name="LLS_1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5" style:display-name="LLS_1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6" style:display-name="LLS_1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7" style:display-name="LLS_1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8" style:display-name="LLS_1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0" style:display-name="LLS_1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1" style:display-name="LLS_1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2" style:display-name="LLS_1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3" style:display-name="LLS_1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4" style:display-name="LLS_1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5" style:display-name="LLS_1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6" style:display-name="LLS_1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7" style:display-name="LLS_1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8" style:display-name="LLS_1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0" style:display-name="LLS_1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1" style:display-name="LLS_1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2" style:display-name="LLS_1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3" style:display-name="LLS_1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4" style:display-name="LLS_1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5" style:display-name="LLS_1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6" style:display-name="LLS_1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7" style:display-name="LLS_1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8" style:display-name="LLS_1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0" style:display-name="LLS 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1" style:display-name="LLS 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2" style:display-name="LLS 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3" style:display-name="LLS 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4" style:display-name="LLS 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5" style:display-name="LLS 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6" style:display-name="LLS 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7" style:display-name="LLS 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8" style:display-name="LLS 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0" style:display-name="LLS_2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1" style:display-name="LLS_2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2" style:display-name="LLS_2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3" style:display-name="LLS_2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4" style:display-name="LLS_2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5" style:display-name="LLS_2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6" style:display-name="LLS_2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7" style:display-name="LLS_2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8" style:display-name="LLS_2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Q"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75in" text:min-label-width="0.25in"/>
        <style:text-properties style:font-name="Arial"/>
      </text:list-level-style-bullet>
      <text:list-level-style-bullet text:level="3" text:style-name="LLS_5f_11_5f_2" text:bullet-char="■">
        <style:list-level-properties text:min-label-width="1.5in" text:min-label-distance="0.1252in" fo:text-align="end"/>
        <style:text-properties style:font-name="Arial"/>
      </text:list-level-style-bullet>
      <text:list-level-style-bullet text:level="4" text:style-name="LLS_5f_11_5f_3" text:bullet-char="●">
        <style:list-level-properties text:space-before="1.75in" text:min-label-width="0.25in"/>
        <style:text-properties style:font-name="Arial"/>
      </text:list-level-style-bullet>
      <text:list-level-style-bullet text:level="5" text:style-name="LLS_5f_11_5f_4" text:bullet-char="○">
        <style:list-level-properties text:space-before="2.25in" text:min-label-width="0.25in"/>
        <style:text-properties style:font-name="Arial"/>
      </text:list-level-style-bullet>
      <text:list-level-style-bullet text:level="6" text:style-name="LLS_5f_11_5f_5" text:bullet-char="■">
        <style:list-level-properties text:min-label-width="3in" text:min-label-distance="0.1252in" fo:text-align="end"/>
        <style:text-properties style:font-name="Arial"/>
      </text:list-level-style-bullet>
      <text:list-level-style-bullet text:level="7" text:style-name="LLS_5f_11_5f_6" text:bullet-char="●">
        <style:list-level-properties text:space-before="3.25in" text:min-label-width="0.25in"/>
        <style:text-properties style:font-name="Arial"/>
      </text:list-level-style-bullet>
      <text:list-level-style-bullet text:level="8" text:style-name="LLS_5f_11_5f_7" text:bullet-char="○">
        <style:list-level-properties text:space-before="3.75in" text:min-label-width="0.25in"/>
        <style:text-properties style:font-name="Arial"/>
      </text:list-level-style-bullet>
      <text:list-level-style-bullet text:level="9" text:style-name="LLS_5f_1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75in" text:min-label-width="0.25in"/>
        <style:text-properties style:font-name="Arial"/>
      </text:list-level-style-bullet>
      <text:list-level-style-bullet text:level="3" text:style-name="LLS_5f_13_5f_2" text:bullet-char="■">
        <style:list-level-properties text:min-label-width="1.5in" text:min-label-distance="0.1252in" fo:text-align="end"/>
        <style:text-properties style:font-name="Arial"/>
      </text:list-level-style-bullet>
      <text:list-level-style-bullet text:level="4" text:style-name="LLS_5f_13_5f_3" text:bullet-char="●">
        <style:list-level-properties text:space-before="1.75in" text:min-label-width="0.25in"/>
        <style:text-properties style:font-name="Arial"/>
      </text:list-level-style-bullet>
      <text:list-level-style-bullet text:level="5" text:style-name="LLS_5f_13_5f_4" text:bullet-char="○">
        <style:list-level-properties text:space-before="2.25in" text:min-label-width="0.25in"/>
        <style:text-properties style:font-name="Arial"/>
      </text:list-level-style-bullet>
      <text:list-level-style-bullet text:level="6" text:style-name="LLS_5f_13_5f_5" text:bullet-char="■">
        <style:list-level-properties text:min-label-width="3in" text:min-label-distance="0.1252in" fo:text-align="end"/>
        <style:text-properties style:font-name="Arial"/>
      </text:list-level-style-bullet>
      <text:list-level-style-bullet text:level="7" text:style-name="LLS_5f_13_5f_6" text:bullet-char="●">
        <style:list-level-properties text:space-before="3.25in" text:min-label-width="0.25in"/>
        <style:text-properties style:font-name="Arial"/>
      </text:list-level-style-bullet>
      <text:list-level-style-bullet text:level="8" text:style-name="LLS_5f_13_5f_7" text:bullet-char="○">
        <style:list-level-properties text:space-before="3.75in" text:min-label-width="0.25in"/>
        <style:text-properties style:font-name="Arial"/>
      </text:list-level-style-bullet>
      <text:list-level-style-bullet text:level="9" text:style-name="LLS_5f_1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LS_5f_14_5f_0" text:bullet-char="●">
        <style:list-level-properties text:space-before="0.25in" text:min-label-width="0.25in"/>
        <style:text-properties style:font-name="Arial"/>
      </text:list-level-style-bullet>
      <text:list-level-style-bullet text:level="2" text:style-name="LLS_5f_14_5f_1" text:bullet-char="○">
        <style:list-level-properties text:space-before="0.75in" text:min-label-width="0.25in"/>
        <style:text-properties style:font-name="Arial"/>
      </text:list-level-style-bullet>
      <text:list-level-style-bullet text:level="3" text:style-name="LLS_5f_14_5f_2" text:bullet-char="■">
        <style:list-level-properties text:min-label-width="1.5in" text:min-label-distance="0.1252in" fo:text-align="end"/>
        <style:text-properties style:font-name="Arial"/>
      </text:list-level-style-bullet>
      <text:list-level-style-bullet text:level="4" text:style-name="LLS_5f_14_5f_3" text:bullet-char="●">
        <style:list-level-properties text:space-before="1.75in" text:min-label-width="0.25in"/>
        <style:text-properties style:font-name="Arial"/>
      </text:list-level-style-bullet>
      <text:list-level-style-bullet text:level="5" text:style-name="LLS_5f_14_5f_4" text:bullet-char="○">
        <style:list-level-properties text:space-before="2.25in" text:min-label-width="0.25in"/>
        <style:text-properties style:font-name="Arial"/>
      </text:list-level-style-bullet>
      <text:list-level-style-bullet text:level="6" text:style-name="LLS_5f_14_5f_5" text:bullet-char="■">
        <style:list-level-properties text:min-label-width="3in" text:min-label-distance="0.1252in" fo:text-align="end"/>
        <style:text-properties style:font-name="Arial"/>
      </text:list-level-style-bullet>
      <text:list-level-style-bullet text:level="7" text:style-name="LLS_5f_14_5f_6" text:bullet-char="●">
        <style:list-level-properties text:space-before="3.25in" text:min-label-width="0.25in"/>
        <style:text-properties style:font-name="Arial"/>
      </text:list-level-style-bullet>
      <text:list-level-style-bullet text:level="8" text:style-name="LLS_5f_14_5f_7" text:bullet-char="○">
        <style:list-level-properties text:space-before="3.75in" text:min-label-width="0.25in"/>
        <style:text-properties style:font-name="Arial"/>
      </text:list-level-style-bullet>
      <text:list-level-style-bullet text:level="9" text:style-name="LLS_5f_1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bullet text:level="1" text:style-name="LLS_5f_15_5f_0" text:bullet-char="●">
        <style:list-level-properties text:space-before="0.25in" text:min-label-width="0.25in"/>
        <style:text-properties style:font-name="Arial"/>
      </text:list-level-style-bullet>
      <text:list-level-style-bullet text:level="2" text:style-name="LLS_5f_15_5f_1" text:bullet-char="○">
        <style:list-level-properties text:space-before="0.75in" text:min-label-width="0.25in"/>
        <style:text-properties style:font-name="Arial"/>
      </text:list-level-style-bullet>
      <text:list-level-style-bullet text:level="3" text:style-name="LLS_5f_15_5f_2" text:bullet-char="■">
        <style:list-level-properties text:min-label-width="1.5in" text:min-label-distance="0.1252in" fo:text-align="end"/>
        <style:text-properties style:font-name="Arial"/>
      </text:list-level-style-bullet>
      <text:list-level-style-bullet text:level="4" text:style-name="LLS_5f_15_5f_3" text:bullet-char="●">
        <style:list-level-properties text:space-before="1.75in" text:min-label-width="0.25in"/>
        <style:text-properties style:font-name="Arial"/>
      </text:list-level-style-bullet>
      <text:list-level-style-bullet text:level="5" text:style-name="LLS_5f_15_5f_4" text:bullet-char="○">
        <style:list-level-properties text:space-before="2.25in" text:min-label-width="0.25in"/>
        <style:text-properties style:font-name="Arial"/>
      </text:list-level-style-bullet>
      <text:list-level-style-bullet text:level="6" text:style-name="LLS_5f_15_5f_5" text:bullet-char="■">
        <style:list-level-properties text:min-label-width="3in" text:min-label-distance="0.1252in" fo:text-align="end"/>
        <style:text-properties style:font-name="Arial"/>
      </text:list-level-style-bullet>
      <text:list-level-style-bullet text:level="7" text:style-name="LLS_5f_15_5f_6" text:bullet-char="●">
        <style:list-level-properties text:space-before="3.25in" text:min-label-width="0.25in"/>
        <style:text-properties style:font-name="Arial"/>
      </text:list-level-style-bullet>
      <text:list-level-style-bullet text:level="8" text:style-name="LLS_5f_15_5f_7" text:bullet-char="○">
        <style:list-level-properties text:space-before="3.75in" text:min-label-width="0.25in"/>
        <style:text-properties style:font-name="Arial"/>
      </text:list-level-style-bullet>
      <text:list-level-style-bullet text:level="9" text:style-name="LLS_5f_1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bullet text:level="1" text:style-name="LLS_5f_16_5f_0" text:bullet-char="●">
        <style:list-level-properties text:space-before="0.25in" text:min-label-width="0.25in"/>
        <style:text-properties style:font-name="Arial"/>
      </text:list-level-style-bullet>
      <text:list-level-style-bullet text:level="2" text:style-name="LLS_5f_16_5f_1" text:bullet-char="○">
        <style:list-level-properties text:space-before="0.75in" text:min-label-width="0.25in"/>
        <style:text-properties style:font-name="Arial"/>
      </text:list-level-style-bullet>
      <text:list-level-style-bullet text:level="3" text:style-name="LLS_5f_16_5f_2" text:bullet-char="■">
        <style:list-level-properties text:min-label-width="1.5in" text:min-label-distance="0.1252in" fo:text-align="end"/>
        <style:text-properties style:font-name="Arial"/>
      </text:list-level-style-bullet>
      <text:list-level-style-bullet text:level="4" text:style-name="LLS_5f_16_5f_3" text:bullet-char="●">
        <style:list-level-properties text:space-before="1.75in" text:min-label-width="0.25in"/>
        <style:text-properties style:font-name="Arial"/>
      </text:list-level-style-bullet>
      <text:list-level-style-bullet text:level="5" text:style-name="LLS_5f_16_5f_4" text:bullet-char="○">
        <style:list-level-properties text:space-before="2.25in" text:min-label-width="0.25in"/>
        <style:text-properties style:font-name="Arial"/>
      </text:list-level-style-bullet>
      <text:list-level-style-bullet text:level="6" text:style-name="LLS_5f_16_5f_5" text:bullet-char="■">
        <style:list-level-properties text:min-label-width="3in" text:min-label-distance="0.1252in" fo:text-align="end"/>
        <style:text-properties style:font-name="Arial"/>
      </text:list-level-style-bullet>
      <text:list-level-style-bullet text:level="7" text:style-name="LLS_5f_16_5f_6" text:bullet-char="●">
        <style:list-level-properties text:space-before="3.25in" text:min-label-width="0.25in"/>
        <style:text-properties style:font-name="Arial"/>
      </text:list-level-style-bullet>
      <text:list-level-style-bullet text:level="8" text:style-name="LLS_5f_16_5f_7" text:bullet-char="○">
        <style:list-level-properties text:space-before="3.75in" text:min-label-width="0.25in"/>
        <style:text-properties style:font-name="Arial"/>
      </text:list-level-style-bullet>
      <text:list-level-style-bullet text:level="9" text:style-name="LLS_5f_1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LS_5f_17_5f_0" text:bullet-char="●">
        <style:list-level-properties text:space-before="0.25in" text:min-label-width="0.25in"/>
        <style:text-properties style:font-name="Arial"/>
      </text:list-level-style-bullet>
      <text:list-level-style-bullet text:level="2" text:style-name="LLS_5f_17_5f_1" text:bullet-char="○">
        <style:list-level-properties text:space-before="0.75in" text:min-label-width="0.25in"/>
        <style:text-properties style:font-name="Arial"/>
      </text:list-level-style-bullet>
      <text:list-level-style-bullet text:level="3" text:style-name="LLS_5f_17_5f_2" text:bullet-char="■">
        <style:list-level-properties text:min-label-width="1.5in" text:min-label-distance="0.1252in" fo:text-align="end"/>
        <style:text-properties style:font-name="Arial"/>
      </text:list-level-style-bullet>
      <text:list-level-style-bullet text:level="4" text:style-name="LLS_5f_17_5f_3" text:bullet-char="●">
        <style:list-level-properties text:space-before="1.75in" text:min-label-width="0.25in"/>
        <style:text-properties style:font-name="Arial"/>
      </text:list-level-style-bullet>
      <text:list-level-style-bullet text:level="5" text:style-name="LLS_5f_17_5f_4" text:bullet-char="○">
        <style:list-level-properties text:space-before="2.25in" text:min-label-width="0.25in"/>
        <style:text-properties style:font-name="Arial"/>
      </text:list-level-style-bullet>
      <text:list-level-style-bullet text:level="6" text:style-name="LLS_5f_17_5f_5" text:bullet-char="■">
        <style:list-level-properties text:min-label-width="3in" text:min-label-distance="0.1252in" fo:text-align="end"/>
        <style:text-properties style:font-name="Arial"/>
      </text:list-level-style-bullet>
      <text:list-level-style-bullet text:level="7" text:style-name="LLS_5f_17_5f_6" text:bullet-char="●">
        <style:list-level-properties text:space-before="3.25in" text:min-label-width="0.25in"/>
        <style:text-properties style:font-name="Arial"/>
      </text:list-level-style-bullet>
      <text:list-level-style-bullet text:level="8" text:style-name="LLS_5f_17_5f_7" text:bullet-char="○">
        <style:list-level-properties text:space-before="3.75in" text:min-label-width="0.25in"/>
        <style:text-properties style:font-name="Arial"/>
      </text:list-level-style-bullet>
      <text:list-level-style-bullet text:level="9" text:style-name="LLS_5f_1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LLS_5f_18_5f_0" text:bullet-char="●">
        <style:list-level-properties text:space-before="0.25in" text:min-label-width="0.25in"/>
        <style:text-properties style:font-name="Arial"/>
      </text:list-level-style-bullet>
      <text:list-level-style-bullet text:level="2" text:style-name="LLS_5f_18_5f_1" text:bullet-char="○">
        <style:list-level-properties text:space-before="0.75in" text:min-label-width="0.25in"/>
        <style:text-properties style:font-name="Arial"/>
      </text:list-level-style-bullet>
      <text:list-level-style-bullet text:level="3" text:style-name="LLS_5f_18_5f_2" text:bullet-char="■">
        <style:list-level-properties text:min-label-width="1.5in" text:min-label-distance="0.1252in" fo:text-align="end"/>
        <style:text-properties style:font-name="Arial"/>
      </text:list-level-style-bullet>
      <text:list-level-style-bullet text:level="4" text:style-name="LLS_5f_18_5f_3" text:bullet-char="●">
        <style:list-level-properties text:space-before="1.75in" text:min-label-width="0.25in"/>
        <style:text-properties style:font-name="Arial"/>
      </text:list-level-style-bullet>
      <text:list-level-style-bullet text:level="5" text:style-name="LLS_5f_18_5f_4" text:bullet-char="○">
        <style:list-level-properties text:space-before="2.25in" text:min-label-width="0.25in"/>
        <style:text-properties style:font-name="Arial"/>
      </text:list-level-style-bullet>
      <text:list-level-style-bullet text:level="6" text:style-name="LLS_5f_18_5f_5" text:bullet-char="■">
        <style:list-level-properties text:min-label-width="3in" text:min-label-distance="0.1252in" fo:text-align="end"/>
        <style:text-properties style:font-name="Arial"/>
      </text:list-level-style-bullet>
      <text:list-level-style-bullet text:level="7" text:style-name="LLS_5f_18_5f_6" text:bullet-char="●">
        <style:list-level-properties text:space-before="3.25in" text:min-label-width="0.25in"/>
        <style:text-properties style:font-name="Arial"/>
      </text:list-level-style-bullet>
      <text:list-level-style-bullet text:level="8" text:style-name="LLS_5f_18_5f_7" text:bullet-char="○">
        <style:list-level-properties text:space-before="3.75in" text:min-label-width="0.25in"/>
        <style:text-properties style:font-name="Arial"/>
      </text:list-level-style-bullet>
      <text:list-level-style-bullet text:level="9" text:style-name="LLS_5f_1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bullet text:level="1" text:style-name="LLS_5f_19_5f_0" text:bullet-char="●">
        <style:list-level-properties text:space-before="0.25in" text:min-label-width="0.25in"/>
        <style:text-properties style:font-name="Arial"/>
      </text:list-level-style-bullet>
      <text:list-level-style-bullet text:level="2" text:style-name="LLS_5f_19_5f_1" text:bullet-char="○">
        <style:list-level-properties text:space-before="0.75in" text:min-label-width="0.25in"/>
        <style:text-properties style:font-name="Arial"/>
      </text:list-level-style-bullet>
      <text:list-level-style-bullet text:level="3" text:style-name="LLS_5f_19_5f_2" text:bullet-char="■">
        <style:list-level-properties text:min-label-width="1.5in" text:min-label-distance="0.1252in" fo:text-align="end"/>
        <style:text-properties style:font-name="Arial"/>
      </text:list-level-style-bullet>
      <text:list-level-style-bullet text:level="4" text:style-name="LLS_5f_19_5f_3" text:bullet-char="●">
        <style:list-level-properties text:space-before="1.75in" text:min-label-width="0.25in"/>
        <style:text-properties style:font-name="Arial"/>
      </text:list-level-style-bullet>
      <text:list-level-style-bullet text:level="5" text:style-name="LLS_5f_19_5f_4" text:bullet-char="○">
        <style:list-level-properties text:space-before="2.25in" text:min-label-width="0.25in"/>
        <style:text-properties style:font-name="Arial"/>
      </text:list-level-style-bullet>
      <text:list-level-style-bullet text:level="6" text:style-name="LLS_5f_19_5f_5" text:bullet-char="■">
        <style:list-level-properties text:min-label-width="3in" text:min-label-distance="0.1252in" fo:text-align="end"/>
        <style:text-properties style:font-name="Arial"/>
      </text:list-level-style-bullet>
      <text:list-level-style-bullet text:level="7" text:style-name="LLS_5f_19_5f_6" text:bullet-char="●">
        <style:list-level-properties text:space-before="3.25in" text:min-label-width="0.25in"/>
        <style:text-properties style:font-name="Arial"/>
      </text:list-level-style-bullet>
      <text:list-level-style-bullet text:level="8" text:style-name="LLS_5f_19_5f_7" text:bullet-char="○">
        <style:list-level-properties text:space-before="3.75in" text:min-label-width="0.25in"/>
        <style:text-properties style:font-name="Arial"/>
      </text:list-level-style-bullet>
      <text:list-level-style-bullet text:level="9" text:style-name="LLS_5f_1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bullet text:level="1" text:style-name="LLS_20_0" text:bullet-char="●">
        <style:list-level-properties text:space-before="0.25in" text:min-label-width="0.25in"/>
        <style:text-properties style:font-name="Arial"/>
      </text:list-level-style-bullet>
      <text:list-level-style-bullet text:level="2" text:style-name="LLS_20_1" text:bullet-char="○">
        <style:list-level-properties text:space-before="0.75in" text:min-label-width="0.25in"/>
        <style:text-properties style:font-name="Arial"/>
      </text:list-level-style-bullet>
      <text:list-level-style-bullet text:level="3" text:style-name="LLS_20_2" text:bullet-char="■">
        <style:list-level-properties text:min-label-width="1.5in" text:min-label-distance="0.1252in" fo:text-align="end"/>
        <style:text-properties style:font-name="Arial"/>
      </text:list-level-style-bullet>
      <text:list-level-style-bullet text:level="4" text:style-name="LLS_20_3" text:bullet-char="●">
        <style:list-level-properties text:space-before="1.75in" text:min-label-width="0.25in"/>
        <style:text-properties style:font-name="Arial"/>
      </text:list-level-style-bullet>
      <text:list-level-style-bullet text:level="5" text:style-name="LLS_20_4" text:bullet-char="○">
        <style:list-level-properties text:space-before="2.25in" text:min-label-width="0.25in"/>
        <style:text-properties style:font-name="Arial"/>
      </text:list-level-style-bullet>
      <text:list-level-style-bullet text:level="6" text:style-name="LLS_20_5" text:bullet-char="■">
        <style:list-level-properties text:min-label-width="3in" text:min-label-distance="0.1252in" fo:text-align="end"/>
        <style:text-properties style:font-name="Arial"/>
      </text:list-level-style-bullet>
      <text:list-level-style-bullet text:level="7" text:style-name="LLS_20_6" text:bullet-char="●">
        <style:list-level-properties text:space-before="3.25in" text:min-label-width="0.25in"/>
        <style:text-properties style:font-name="Arial"/>
      </text:list-level-style-bullet>
      <text:list-level-style-bullet text:level="8" text:style-name="LLS_20_7" text:bullet-char="○">
        <style:list-level-properties text:space-before="3.75in" text:min-label-width="0.25in"/>
        <style:text-properties style:font-name="Arial"/>
      </text:list-level-style-bullet>
      <text:list-level-style-bullet text:level="9" text:style-name="LLS_20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bullet text:level="1" text:style-name="LLS_5f_21_5f_0" text:bullet-char="●">
        <style:list-level-properties text:space-before="0.25in" text:min-label-width="0.25in"/>
        <style:text-properties style:font-name="Arial"/>
      </text:list-level-style-bullet>
      <text:list-level-style-bullet text:level="2" text:style-name="LLS_5f_21_5f_1" text:bullet-char="○">
        <style:list-level-properties text:space-before="0.75in" text:min-label-width="0.25in"/>
        <style:text-properties style:font-name="Arial"/>
      </text:list-level-style-bullet>
      <text:list-level-style-bullet text:level="3" text:style-name="LLS_5f_21_5f_2" text:bullet-char="■">
        <style:list-level-properties text:min-label-width="1.5in" text:min-label-distance="0.1252in" fo:text-align="end"/>
        <style:text-properties style:font-name="Arial"/>
      </text:list-level-style-bullet>
      <text:list-level-style-bullet text:level="4" text:style-name="LLS_5f_21_5f_3" text:bullet-char="●">
        <style:list-level-properties text:space-before="1.75in" text:min-label-width="0.25in"/>
        <style:text-properties style:font-name="Arial"/>
      </text:list-level-style-bullet>
      <text:list-level-style-bullet text:level="5" text:style-name="LLS_5f_21_5f_4" text:bullet-char="○">
        <style:list-level-properties text:space-before="2.25in" text:min-label-width="0.25in"/>
        <style:text-properties style:font-name="Arial"/>
      </text:list-level-style-bullet>
      <text:list-level-style-bullet text:level="6" text:style-name="LLS_5f_21_5f_5" text:bullet-char="■">
        <style:list-level-properties text:min-label-width="3in" text:min-label-distance="0.1252in" fo:text-align="end"/>
        <style:text-properties style:font-name="Arial"/>
      </text:list-level-style-bullet>
      <text:list-level-style-bullet text:level="7" text:style-name="LLS_5f_21_5f_6" text:bullet-char="●">
        <style:list-level-properties text:space-before="3.25in" text:min-label-width="0.25in"/>
        <style:text-properties style:font-name="Arial"/>
      </text:list-level-style-bullet>
      <text:list-level-style-bullet text:level="8" text:style-name="LLS_5f_21_5f_7" text:bullet-char="○">
        <style:list-level-properties text:space-before="3.75in" text:min-label-width="0.25in"/>
        <style:text-properties style:font-name="Arial"/>
      </text:list-level-style-bullet>
      <text:list-level-style-bullet text:level="9" text:style-name="LLS_5f_2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reference"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0.3929in" fo:margin-top="0.3929in" fo:margin-bottom="0.3929in" fo:margin-left="0.3929in" fo:margin-right="0.3929in" style:writing-mode="lr-tb" style:footnote-max-height="0in">
        <style:footnote-sep style:width="0.0071in" style:distance-before-sep="0.0398in" style:distance-after-sep="0.0398in" style:line-style="none" style:adjustment="right" style:rel-width="25%" style:color="#000000"/>
      </style:page-layout-properties>
      <style:header-style/>
      <style:footer-style>
        <style:header-footer-properties fo:min-height="0in" fo:margin-top="0.1965in"/>
      </style:footer-style>
    </style:page-layout>
    <style:page-layout style:name="Mpm2">
      <style:page-layout-properties fo:page-width="5.8272in" fo:page-height="8.2681in" style:num-format="1" style:print-orientation="portrait" fo:margin="0.7874in" fo:margin-top="0.7874in" fo:margin-bottom="0.7874in" fo:margin-left="0.7874in" fo:margin-right="0.7874in" style:writing-mode="rl-tb" style:footnote-max-height="0in">
        <style:footnote-sep style:line-style="none" style:adjustment="righ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Erel Levite</dc:creator>
    <meta:editing-cycles>174</meta:editing-cycles>
    <dc:date>2012-07-30T02:32:54</dc:date>
    <meta:editing-duration>PT6H16M2S</meta:editing-duration>
    <meta:document-statistic meta:table-count="0" meta:image-count="0" meta:object-count="0" meta:page-count="55" meta:paragraph-count="722" meta:word-count="18481" meta:character-count="96424" meta:non-whitespace-character-count="77911"/>
  </office:meta>
</office:document-meta>
</file>